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505cm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Ev. Erlöserkirche, Dr. Creutz-Platz 5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Saalbau, Krüppelwalmdach, Einflüsse der Heimatschutzbewegung, 1913/14, Architekt Franz von Schwechten, Berlin</text:p>
          </table:table-cell>
          <table:table-cell/>
        </table:table-row>
        <table:table-row table:style-name="ro3">
          <table:table-cell office:value-type="string" calcext:value-type="string">
            <text:p>Kath. Kirche St. Johannes d. Täufer, Kirchstraße 1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mittelalterlicher Ostchorturm, neugotischer Hallenchor, Langhaus 1969, Architekt Otto Vogel; Grabkreuze, 18. Jh.; Kreuz, 19. Jh.; am Chor 3 Kreuze, bez. 1786, 1787, 1788</text:p>
          </table:table-cell>
          <table:table-cell/>
        </table:table-row>
        <table:table-row table:style-name="ro3">
          <table:table-cell office:value-type="string" calcext:value-type="string">
            <text:p>Hauptstraße 20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Marienkapelle, neugotischer Zentralbau, 1893/95, Architekt Clemens Pickel, Düsseldorf</text:p>
          </table:table-cell>
          <table:table-cell/>
        </table:table-row>
        <table:table-row table:style-name="ro3">
          <table:table-cell office:value-type="string" calcext:value-type="string">
            <text:p>Hauptstraße 86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Wohn- und Geschäftshaus; dreigeschossiges Fachwerkhaus,16./17. Jh., im 18./19. Jh. aufgestockt und verändert</text:p>
          </table:table-cell>
          <table:table-cell/>
        </table:table-row>
        <table:table-row table:style-name="ro3">
          <table:table-cell office:value-type="string" calcext:value-type="string">
            <text:p>Hauptstraße 108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bez. 1637, wohl eher 18. Jh., im 19. Jh. erweitert</text:p>
          </table:table-cell>
          <table:table-cell/>
        </table:table-row>
        <table:table-row table:style-name="ro3">
          <table:table-cell office:value-type="string" calcext:value-type="string">
            <text:p>Hauptstraße 116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Krüppelwalmdach, bez. 1734</text:p>
          </table:table-cell>
          <table:table-cell/>
        </table:table-row>
        <table:table-row table:style-name="ro3">
          <table:table-cell office:value-type="string" calcext:value-type="string">
            <text:p>Hauptstraße 128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tlw. massiv, um 1900/10</text:p>
          </table:table-cell>
          <table:table-cell/>
        </table:table-row>
        <table:table-row table:style-name="ro3">
          <table:table-cell office:value-type="string" calcext:value-type="string">
            <text:p>(an) Hauptstraße 175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in Wand eingelassen Wegekreuz, 18. Jh.</text:p>
          </table:table-cell>
          <table:table-cell/>
        </table:table-row>
        <table:table-row table:style-name="ro3">
          <table:table-cell office:value-type="string" calcext:value-type="string">
            <text:p>Hauptstraße 250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tlw. massiv, bez. 1775</text:p>
          </table:table-cell>
          <table:table-cell/>
        </table:table-row>
        <table:table-row table:style-name="ro3">
          <table:table-cell office:value-type="string" calcext:value-type="string">
            <text:p>Hauptstraße 251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tlw. massiv, Firstständer, 16. Jh.</text:p>
          </table:table-cell>
          <table:table-cell/>
        </table:table-row>
        <table:table-row table:style-name="ro3">
          <table:table-cell office:value-type="string" calcext:value-type="string">
            <text:p>Hauptstraße 253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evtl. 16. Jh.</text:p>
          </table:table-cell>
          <table:table-cell/>
        </table:table-row>
        <table:table-row table:style-name="ro3">
          <table:table-cell office:value-type="string" calcext:value-type="string">
            <text:p>Hauptstraße 280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tlw. massiv, bez. 1712; Backofen bez. 1705</text:p>
          </table:table-cell>
          <table:table-cell/>
        </table:table-row>
        <table:table-row table:style-name="ro3">
          <table:table-cell office:value-type="string" calcext:value-type="string">
            <text:p>Hauptstraße 286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sog. Burghaus, Bruchsteinbau, Pyramidaldach, im Kern 14./15. Jh., Umbau 17. Jh.</text:p>
          </table:table-cell>
          <table:table-cell/>
        </table:table-row>
        <table:table-row table:style-name="ro3">
          <table:table-cell office:value-type="string" calcext:value-type="string">
            <text:p>Hauptstraße / Ecke Mittelbachstraße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sog. Buttermarktkapelle St. Michael, kleiner Saalbau, Fachwerkgiebel, um 1800</text:p>
          </table:table-cell>
          <table:table-cell/>
        </table:table-row>
        <table:table-row table:style-name="ro3">
          <table:table-cell office:value-type="string" calcext:value-type="string">
            <text:p>Kirchstraße 4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Kath. Pfarramt, späthistoristischer Backsteinbau, Walmdach</text:p>
          </table:table-cell>
          <table:table-cell/>
        </table:table-row>
        <table:table-row table:style-name="ro3">
          <table:table-cell office:value-type="string" calcext:value-type="string">
            <text:p>(an) Kirchstraße 5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Türblatt</text:p>
          </table:table-cell>
          <table:table-cell/>
        </table:table-row>
        <table:table-row table:style-name="ro3">
          <table:table-cell office:value-type="string" calcext:value-type="string">
            <text:p>Kirchstraße 6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ehem. Johanniterkomturei, siebenachsiger Mansardwalmdachbau, bez. 1743, tlw. mittelalterliche Bausubstanz</text:p>
          </table:table-cell>
          <table:table-cell/>
        </table:table-row>
        <table:table-row table:style-name="ro3">
          <table:table-cell office:value-type="string" calcext:value-type="string">
            <text:p>Kirchstraße 19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Amtsgericht, dreigeschossiger Putzbau, 1920er Jahre</text:p>
          </table:table-cell>
          <table:table-cell/>
        </table:table-row>
        <table:table-row table:style-name="ro3">
          <table:table-cell office:value-type="string" calcext:value-type="string">
            <text:p>(bei) Kirchstraße 19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Denkmal zur Erinnerung an den Separatisten- Abwehrkampf, Stele, 1923</text:p>
          </table:table-cell>
          <table:table-cell/>
        </table:table-row>
        <table:table-row table:style-name="ro3">
          <table:table-cell office:value-type="string" calcext:value-type="string">
            <text:p>Markt 4 / 5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Hotel Blaue Ecke, dreigeschossiges Fachwerkhaus, 2. OG evtl. später, Erkertürmchen bez. 1682, Fahne bez. 1578 (wohl eher nicht)</text:p>
          </table:table-cell>
          <table:table-cell/>
        </table:table-row>
        <table:table-row table:style-name="ro3">
          <table:table-cell office:value-type="string" calcext:value-type="string">
            <text:p>Markt 7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dreigeschossiges Fachwerkhaus, tlw. massiv, verputzt, 18. Jh.</text:p>
          </table:table-cell>
          <table:table-cell/>
        </table:table-row>
        <table:table-row table:style-name="ro3">
          <table:table-cell office:value-type="string" calcext:value-type="string">
            <text:p>Markt 8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viergeschossiges Fachwerkhaus, Rähmbau, bez. 1630</text:p>
          </table:table-cell>
          <table:table-cell/>
        </table:table-row>
        <table:table-row table:style-name="ro3">
          <table:table-cell office:value-type="string" calcext:value-type="string">
            <text:p>Markt 9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dreigeschossiges Fachwerkhaus, tlw. massiv bzw. verschiefert, 16./17. Jh.</text:p>
          </table:table-cell>
          <table:table-cell/>
        </table:table-row>
        <table:table-row table:style-name="ro3">
          <table:table-cell office:value-type="string" calcext:value-type="string">
            <text:p>Mühlenstraße 21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ehem. Winterschule, Putzbau, tlw. Fachwerk, Krüppelwalmdach, um 1900</text:p>
          </table:table-cell>
          <table:table-cell/>
        </table:table-row>
        <table:table-row table:style-name="ro3">
          <table:table-cell office:value-type="string" calcext:value-type="string">
            <text:p>Pferdemarkt 10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Fachwerkhaus, tlw. massiv bzw. verschiefert, 18./19. Jh.</text:p>
          </table:table-cell>
          <table:table-cell/>
        </table:table-row>
        <table:table-row table:style-name="ro3">
          <table:table-cell office:value-type="string" calcext:value-type="string">
            <text:p>Schulstraße 18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Alte Schule, Backsteinbau, dreiachsiges Giebelrisalit, um 1900</text:p>
          </table:table-cell>
          <table:table-cell/>
        </table:table-row>
        <table:table-row table:style-name="ro3">
          <table:table-cell office:value-type="string" calcext:value-type="string">
            <text:p>Wimbachstraße/ Ecke Bertrothstraße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Wegekapelle des Hl. Josef, um 1900</text:p>
          </table:table-cell>
          <table:table-cell/>
        </table:table-row>
        <table:table-row table:style-name="ro3">
          <table:table-cell office:value-type="string" calcext:value-type="string">
            <text:p>Grabkreuz, nördlich von Adenau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Grabkreuz, an der B 257 Richtung Leimbach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bez. 1768</text:p>
          </table:table-cell>
          <table:table-cell/>
        </table:table-row>
        <table:table-row table:style-name="ro3">
          <table:table-cell office:value-type="string" calcext:value-type="string">
            <text:p>Kaiser-Wilhelm-Turm, auf der Hohen Acht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Bruchsteinbau, Relief bez. 1908-09, Entwurf Freiherr von Tettau, Berlin, Ausführung, Karl &amp; Johannes Leidinger, Adenau</text:p>
          </table:table-cell>
          <table:table-cell/>
        </table:table-row>
        <table:table-row table:style-name="ro3">
          <table:table-cell office:value-type="string" calcext:value-type="string">
            <text:p>Kapelle, westlich von Adenau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19./20. Jh.</text:p>
          </table:table-cell>
          <table:table-cell/>
        </table:table-row>
        <table:table-row table:style-name="ro3">
          <table:table-cell office:value-type="string" calcext:value-type="string">
            <text:p>Kreuz, am Kirchberg, nördlich von Adenau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Kreuz, an der K 18 Richtung Wimbach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bez. 1776</text:p>
          </table:table-cell>
          <table:table-cell/>
        </table:table-row>
        <table:table-row table:style-name="ro3">
          <table:table-cell office:value-type="string" calcext:value-type="string">
            <text:p>Kreuzweg (Denkmalzone)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in parkähnlicher Landschaft, 1861-63, mit zwei Lavasteingrotten mit lebensgroße Figuren sowie zwei Engeln auf Lavasäulen und 14 neugotischen Stationen; Wegekreuz, bez. 1695</text:p>
          </table:table-cell>
          <table:table-cell/>
        </table:table-row>
        <table:table-row table:style-name="ro3">
          <table:table-cell office:value-type="string" calcext:value-type="string">
            <text:p>Wegekreuz, westlich von Adenau.</text:p>
          </table:table-cell>
          <table:table-cell office:value-type="string" calcext:value-type="string">
            <text:p>Adenau</text:p>
          </table:table-cell>
          <table:table-cell office:value-type="string" calcext:value-type="string">
            <text:p>Nischentyp, bez. 1712</text:p>
          </table:table-cell>
          <table:table-cell/>
        </table:table-row>
        <table:table-row table:style-name="ro3">
          <table:table-cell office:value-type="string" calcext:value-type="string">
            <text:p>Filialkapelle St. Rochus und St. Sebastian, <text:s/>Hauptstraße/ Ecke In der Dell 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Pestkapelle; Saalbau, bez. 1630, Chor evtl. 13. <text:s/>Jh.; Brunnen mit Pumpe; Kreuz, bez. 1638 </text:p>
          </table:table-cell>
          <table:table-cell/>
        </table:table-row>
        <table:table-row table:style-name="ro3">
          <table:table-cell office:value-type="string" calcext:value-type="string">
            <text:p>In der Dell 2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Fachwerkhaus verputzt, 17.18. Jh.</text:p>
          </table:table-cell>
          <table:table-cell/>
        </table:table-row>
        <table:table-row table:style-name="ro3">
          <table:table-cell office:value-type="string" calcext:value-type="string">
            <text:p>(an) Trierer Straße 27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Türblatt</text:p>
          </table:table-cell>
          <table:table-cell/>
        </table:table-row>
        <table:table-row table:style-name="ro3">
          <table:table-cell office:value-type="string" calcext:value-type="string">
            <text:p>Trierer Straße 70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Grabkreuz, östlich von Breidscheid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eingelassen in ein Heiligenhäuschen</text:p>
          </table:table-cell>
          <table:table-cell/>
        </table:table-row>
        <table:table-row table:style-name="ro3">
          <table:table-cell office:value-type="string" calcext:value-type="string">
            <text:p>Kreuz, westlich von Breidscheid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bez. 1687</text:p>
          </table:table-cell>
          <table:table-cell/>
        </table:table-row>
        <table:table-row table:style-name="ro3">
          <table:table-cell office:value-type="string" calcext:value-type="string">
            <text:p>Kreuz, an der B 258, Richtung Nürburg</text:p>
          </table:table-cell>
          <table:table-cell office:value-type="string" calcext:value-type="string">
            <text:p>Adenau - Breidscheid </text:p>
          </table:table-cell>
          <table:table-cell office:value-type="string" calcext:value-type="string">
            <text:p>bez. 1641</text:p>
          </table:table-cell>
          <table:table-cell/>
        </table:table-row>
        <table:table-row table:style-name="ro3">
          <table:table-cell office:value-type="string" calcext:value-type="string">
            <text:p>Kath. St.-Rochus-Kapelle</text:p>
          </table:table-cell>
          <table:table-cell office:value-type="string" calcext:value-type="string">
            <text:p>Ahrbrück - Ahrbrück (ehem. Denn)</text:p>
          </table:table-cell>
          <table:table-cell office:value-type="string" calcext:value-type="string">
            <text:p>Saalbau, bez. 1637</text:p>
          </table:table-cell>
          <table:table-cell/>
        </table:table-row>
        <table:table-row table:style-name="ro3">
          <table:table-cell office:value-type="string" calcext:value-type="string">
            <text:p>Wegekreuz, am Ortsausgang Richtung Kesseling</text:p>
          </table:table-cell>
          <table:table-cell office:value-type="string" calcext:value-type="string">
            <text:p>Ahrbrück - Ahrbrück (ehem. Denn)</text:p>
          </table:table-cell>
          <table:table-cell office:value-type="string" calcext:value-type="string">
            <text:p>sog. Schwarzes Kreuz, Nischentyp, bez. 1739</text:p>
          </table:table-cell>
          <table:table-cell/>
        </table:table-row>
        <table:table-row table:style-name="ro3">
          <table:table-cell office:value-type="string" calcext:value-type="string">
            <text:p>Katharinenkapelle, Kapellenweg 6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Saalbau, 16. Jh.</text:p>
          </table:table-cell>
          <table:table-cell/>
        </table:table-row>
        <table:table-row table:style-name="ro3">
          <table:table-cell office:value-type="string" calcext:value-type="string">
            <text:p>(gegenüber) Ahrstraße 46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Wegekreuz, bez. 1763; Grabkreuz, bez. 1799</text:p>
          </table:table-cell>
          <table:table-cell/>
        </table:table-row>
        <table:table-row table:style-name="ro3">
          <table:table-cell office:value-type="string" calcext:value-type="string">
            <text:p>Hauptstraße 4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Bahnhof, Walmdachbau, Jugendstilformen, um 1900</text:p>
          </table:table-cell>
          <table:table-cell/>
        </table:table-row>
        <table:table-row table:style-name="ro3">
          <table:table-cell office:value-type="string" calcext:value-type="string">
            <text:p>(bei) Hauptstraße 43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Wegekreuz, bez. 1795</text:p>
          </table:table-cell>
          <table:table-cell/>
        </table:table-row>
        <table:table-row table:style-name="ro3">
          <table:table-cell office:value-type="string" calcext:value-type="string">
            <text:p>Linder Straße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fünfbogige Brücke mit Eisspornen über die Ahr, Schieferbruchstein, 1892</text:p>
          </table:table-cell>
          <table:table-cell/>
        </table:table-row>
        <table:table-row table:style-name="ro3">
          <table:table-cell office:value-type="string" calcext:value-type="string">
            <text:p>Oberweg, Friedhof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Wegekreuz, bez. 1720</text:p>
          </table:table-cell>
          <table:table-cell/>
        </table:table-row>
        <table:table-row table:style-name="ro3">
          <table:table-cell office:value-type="string" calcext:value-type="string">
            <text:p>Wegekreuz, nördlich von Brück an der Waldstraße</text:p>
          </table:table-cell>
          <table:table-cell office:value-type="string" calcext:value-type="string">
            <text:p>Ahrbrück - Brück</text:p>
          </table:table-cell>
          <table:table-cell office:value-type="string" calcext:value-type="string">
            <text:p>bez. 1760</text:p>
          </table:table-cell>
          <table:table-cell/>
        </table:table-row>
        <table:table-row table:style-name="ro3">
          <table:table-cell office:value-type="string" calcext:value-type="string">
            <text:p>Kath. Wallfahrtskapelle St. Maria</text:p>
          </table:table-cell>
          <table:table-cell office:value-type="string" calcext:value-type="string">
            <text:p>Ahrbrück - Pützfeld</text:p>
          </table:table-cell>
          <table:table-cell office:value-type="string" calcext:value-type="string">
            <text:p>barocker Saalbau, 1680/81</text:p>
          </table:table-cell>
          <table:table-cell/>
        </table:table-row>
        <table:table-row table:style-name="ro3">
          <table:table-cell office:value-type="string" calcext:value-type="string">
            <text:p>Steinbergstraße</text:p>
          </table:table-cell>
          <table:table-cell office:value-type="string" calcext:value-type="string">
            <text:p>Ahrbrück - Pützfeld</text:p>
          </table:table-cell>
          <table:table-cell office:value-type="string" calcext:value-type="string">
            <text:p>eingeschossige Fachwerkscheune, Backes</text:p>
          </table:table-cell>
          <table:table-cell/>
        </table:table-row>
        <table:table-row table:style-name="ro3">
          <table:table-cell office:value-type="string" calcext:value-type="string">
            <text:p>Kath. Pfarrkirche Maria Verkündigung, Pützgasse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romanische Pfeilerbasilika, Mitte 12. Jh., gotischer Chor, 1326 geweiht, Sakristei Anfang 16. Jh., Langhaus 1892/93 verlängert, Architekt Nellessen, Bonn; zwei Grabplatten, 18. Jh.</text:p>
          </table:table-cell>
          <table:table-cell/>
        </table:table-row>
        <table:table-row table:style-name="ro3">
          <table:table-cell office:value-type="string" calcext:value-type="string">
            <text:p>(bei) Altenburger Straße 1 a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Altes Stellwerk, Fachwerkbau, tlw. massiv; 100 m vom ehem. Bahnhofsgebäude entfernt</text:p>
          </table:table-cell>
          <table:table-cell/>
        </table:table-row>
        <table:table-row table:style-name="ro3">
          <table:table-cell office:value-type="string" calcext:value-type="string">
            <text:p>Altenburger Straße 1 a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ehem. Bahnhofsgebäude (heute "Haus des Gastes"), Fachwerkbau, tlw. massiv, Schweizer Stil, eingeschossiger Bruchsteinverladebahnhof, um 1900</text:p>
          </table:table-cell>
          <table:table-cell/>
        </table:table-row>
        <table:table-row table:style-name="ro3">
          <table:table-cell office:value-type="string" calcext:value-type="string">
            <text:p>Markt 3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ehem. Pfarrhaus, Bruchsteinbau, 2. Hälfte 19. Jh.</text:p>
          </table:table-cell>
          <table:table-cell/>
        </table:table-row>
        <table:table-row table:style-name="ro3">
          <table:table-cell office:value-type="string" calcext:value-type="string">
            <text:p>(neben) Marktgasse 3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Ziborium, Tuffstein, 19. Jh.</text:p>
          </table:table-cell>
          <table:table-cell/>
        </table:table-row>
        <table:table-row table:style-name="ro3">
          <table:table-cell office:value-type="string" calcext:value-type="string">
            <text:p>Mühlengasse 3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Roßberg 3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Rathaus, dreigeschossiger Putzbau, Hotelbau um 1900</text:p>
          </table:table-cell>
          <table:table-cell/>
        </table:table-row>
        <table:table-row table:style-name="ro3">
          <table:table-cell office:value-type="string" calcext:value-type="string">
            <text:p>Roßberg 6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Kurkölnisches Amtshaus, später ehem. Schule, Walmdachbau, bez. 1714, Ökonomietrakt, angeblich spätromanisches Hoftor; Gesamtanlage mit Tor</text:p>
          </table:table-cell>
          <table:table-cell/>
        </table:table-row>
        <table:table-row table:style-name="ro3">
          <table:table-cell office:value-type="string" calcext:value-type="string">
            <text:p>Roßberg/ Ecke Marktgasse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Kapelle, dreiseitiger Schluß, Eckpilaster</text:p>
          </table:table-cell>
          <table:table-cell/>
        </table:table-row>
        <table:table-row table:style-name="ro3">
          <table:table-cell office:value-type="string" calcext:value-type="string">
            <text:p>Tunnelstraße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Eisenbahnbrücke, Bruchsteinbrücke mit Tunnel über die Ahr auf der Strecke nach Reimerzhoven , um 1910</text:p>
          </table:table-cell>
          <table:table-cell/>
        </table:table-row>
        <table:table-row table:style-name="ro3">
          <table:table-cell office:value-type="string" calcext:value-type="string">
            <text:p>Tunnelstraße 17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Villa Johanna, dreigeschossiger Bruchsteinbau, tlw. Backstein, um 1900</text:p>
          </table:table-cell>
          <table:table-cell/>
        </table:table-row>
        <table:table-row table:style-name="ro3">
          <table:table-cell office:value-type="string" calcext:value-type="string">
            <text:p>Burgruine Are, auf einem Fels der Ahrschleife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Hochburg, wohl um 1100, Ausbau 14. und 15. Jh., 1714 gesprengt; Reste von Tor und Vorburg, Torturm an der Südecke mit Resten eines Palas und anderer Türme, in der Nordecke vielleicht der älteste Bergfried, Reste der Burgkapelle, um 1200; Wehrmauer 14./15. Jh.</text:p>
          </table:table-cell>
          <table:table-cell/>
        </table:table-row>
        <table:table-row table:style-name="ro3">
          <table:table-cell office:value-type="string" calcext:value-type="string">
            <text:p>Kreuzwegstationen, Roßberg</text:p>
          </table:table-cell>
          <table:table-cell office:value-type="string" calcext:value-type="string">
            <text:p>Altenahr</text:p>
          </table:table-cell>
          <table:table-cell office:value-type="string" calcext:value-type="string">
            <text:p>zwei Stationen, bez. 1728</text:p>
          </table:table-cell>
          <table:table-cell/>
        </table:table-row>
        <table:table-row table:style-name="ro3">
          <table:table-cell office:value-type="string" calcext:value-type="string">
            <text:p>Burg Kreuzberg, Burgstraße 12, auf einem steil zur Ahr hin abfallenden Felsen (Denkmalzone)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um 1340 von Erzbischof Walram von Jülich erbaut, 1686 zerstört, im 18. Jh. wieder aufgebaut; spätmittelalterlicher Torbau, Ringmauer und Bergfried, daran hakenförmiger Schlosstrakt, 1760; zugehörig der Burgberg, Burgstraße 10 und Bruchsteinhaus (Münstereifeler Straße)</text:p>
          </table:table-cell>
          <table:table-cell/>
        </table:table-row>
        <table:table-row table:style-name="ro3">
          <table:table-cell office:value-type="string" calcext:value-type="string">
            <text:p>Kath. Kapelle St. Antonius Eremit, Burgstraße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Bruchsteinsaal, 1783</text:p>
          </table:table-cell>
          <table:table-cell/>
        </table:table-row>
        <table:table-row table:style-name="ro3">
          <table:table-cell office:value-type="string" calcext:value-type="string">
            <text:p>Burgstraße 8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Fachwerkhaus, tlw. massiv, Krüppelwalmdach, angeblich 1648, 19. Jh.</text:p>
          </table:table-cell>
          <table:table-cell/>
        </table:table-row>
        <table:table-row table:style-name="ro3">
          <table:table-cell office:value-type="string" calcext:value-type="string">
            <text:p>Burgstraße 10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eingeschossiger Krüppelwalmdachbau, im Kern 18. Jh.</text:p>
          </table:table-cell>
          <table:table-cell/>
        </table:table-row>
        <table:table-row table:style-name="ro3">
          <table:table-cell office:value-type="string" calcext:value-type="string">
            <text:p>Burgstraße 31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Fachwerkhaus, Ständerbau, 18. Jh., evtl. älter</text:p>
          </table:table-cell>
          <table:table-cell/>
        </table:table-row>
        <table:table-row table:style-name="ro3">
          <table:table-cell office:value-type="string" calcext:value-type="string">
            <text:p>Im Auel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Heiligenhäuschen, 19. Jh.</text:p>
          </table:table-cell>
          <table:table-cell/>
        </table:table-row>
        <table:table-row table:style-name="ro3">
          <table:table-cell office:value-type="string" calcext:value-type="string">
            <text:p>Im Vischeltal 5</text:p>
          </table:table-cell>
          <table:table-cell office:value-type="string" calcext:value-type="string">
            <text:p>Altenahr - Kreuzberg</text:p>
          </table:table-cell>
          <table:table-cell office:value-type="string" calcext:value-type="string">
            <text:p>späthistoristische Villa, tlw. Fachwerk, 19./20. Jh.</text:p>
          </table:table-cell>
          <table:table-cell/>
        </table:table-row>
        <table:table-row table:style-name="ro3">
          <table:table-cell office:value-type="string" calcext:value-type="string">
            <text:p>Rotweinstraße</text:p>
          </table:table-cell>
          <table:table-cell office:value-type="string" calcext:value-type="string">
            <text:p>Altenahr - Reimerzhoven</text:p>
          </table:table-cell>
          <table:table-cell office:value-type="string" calcext:value-type="string">
            <text:p>Kapelle Zur Schmerzhaften Muttergottes, kleiner Saalbau, 1860; Ölbergrelief</text:p>
          </table:table-cell>
          <table:table-cell/>
        </table:table-row>
        <table:table-row table:style-name="ro3">
          <table:table-cell office:value-type="string" calcext:value-type="string">
            <text:p>Kath. Kirche St. Maximin, Ahrtalstraße</text:p>
          </table:table-cell>
          <table:table-cell office:value-type="string" calcext:value-type="string">
            <text:p>Antweiler</text:p>
          </table:table-cell>
          <table:table-cell office:value-type="string" calcext:value-type="string">
            <text:p>barocker Saalbau, 1762; Friedhof: Kreuzigungsgruppe, 18. Jh.; Grabkreuze, 1693, 1795, 18./19. Jh.</text:p>
          </table:table-cell>
          <table:table-cell/>
        </table:table-row>
        <table:table-row table:style-name="ro3">
          <table:table-cell office:value-type="string" calcext:value-type="string">
            <text:p>Ahrtalstraße 21 a</text:p>
          </table:table-cell>
          <table:table-cell office:value-type="string" calcext:value-type="string">
            <text:p>Antweiler</text:p>
          </table:table-cell>
          <table:table-cell office:value-type="string" calcext:value-type="string">
            <text:p>ehem. Pfarrhaus, Putzbau, um 1700, erweitert um 1780</text:p>
          </table:table-cell>
          <table:table-cell/>
        </table:table-row>
        <table:table-row table:style-name="ro3">
          <table:table-cell office:value-type="string" calcext:value-type="string">
            <text:p>Ahrtalstraße 25</text:p>
          </table:table-cell>
          <table:table-cell office:value-type="string" calcext:value-type="string">
            <text:p>Antweiler</text:p>
          </table:table-cell>
          <table:table-cell office:value-type="string" calcext:value-type="string">
            <text:p>Hakenhof; Putzbau, Mitte 18. Jh., Fachwerkscheune</text:p>
          </table:table-cell>
          <table:table-cell/>
        </table:table-row>
        <table:table-row table:style-name="ro3">
          <table:table-cell office:value-type="string" calcext:value-type="string">
            <text:p>Ahrtalstraße 44</text:p>
          </table:table-cell>
          <table:table-cell office:value-type="string" calcext:value-type="string">
            <text:p>Antweiler</text:p>
          </table:table-cell>
          <table:table-cell office:value-type="string" calcext:value-type="string">
            <text:p>Hofanlage; Krüppelwalmdachbau, bez. 1806, Scheunen</text:p>
          </table:table-cell>
          <table:table-cell/>
        </table:table-row>
        <table:table-row table:style-name="ro3">
          <table:table-cell office:value-type="string" calcext:value-type="string">
            <text:p>Bildstock</text:p>
          </table:table-cell>
          <table:table-cell office:value-type="string" calcext:value-type="string">
            <text:p>Antweiler</text:p>
          </table:table-cell>
          <table:table-cell office:value-type="string" calcext:value-type="string">
            <text:p>Relief, 18. Jh.</text:p>
          </table:table-cell>
          <table:table-cell/>
        </table:table-row>
        <table:table-row table:style-name="ro3">
          <table:table-cell office:value-type="string" calcext:value-type="string">
            <text:p>Kath. Kirche St. Nikolaus, Kirchstraße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Saalbau, 1783; Friedhof: Kreuz, um 1730; drei Grabkreuze; Gesamtanlage mit Friedhof und Pfarrhaus</text:p>
          </table:table-cell>
          <table:table-cell/>
        </table:table-row>
        <table:table-row table:style-name="ro3">
          <table:table-cell office:value-type="string" calcext:value-type="string">
            <text:p>Burgstraße 4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urgmannenhaus, barocker Mansardwalmdach, Doppelwappen bez. 1749; Gesamtanlage mit Scheune/Remise</text:p>
          </table:table-cell>
          <table:table-cell/>
        </table:table-row>
        <table:table-row table:style-name="ro3">
          <table:table-cell office:value-type="string" calcext:value-type="string">
            <text:p>(an) Burgstraße 27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zwei Takenplatten</text:p>
          </table:table-cell>
          <table:table-cell/>
        </table:table-row>
        <table:table-row table:style-name="ro3">
          <table:table-cell office:value-type="string" calcext:value-type="string">
            <text:p>Burgstraße/ Ecke Eichenbachstraße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ildstock, barock</text:p>
          </table:table-cell>
          <table:table-cell/>
        </table:table-row>
        <table:table-row table:style-name="ro3">
          <table:table-cell office:value-type="string" calcext:value-type="string">
            <text:p>Kirchstraße 1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ehem. Pfarrhaus, Fachwerkbau, verputzt bzw. verschiefert, Walmdach, um 1800, Fachwerkscheune, 19. Jh.</text:p>
          </table:table-cell>
          <table:table-cell/>
        </table:table-row>
        <table:table-row table:style-name="ro3">
          <table:table-cell office:value-type="string" calcext:value-type="string">
            <text:p>Bildstock, südwestlich des Ortes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Bildstock, südwestlich des Ortes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arocke Kreuzigungsszene, 18. Jh.</text:p>
          </table:table-cell>
          <table:table-cell/>
        </table:table-row>
        <table:table-row table:style-name="ro3">
          <table:table-cell office:value-type="string" calcext:value-type="string">
            <text:p>Bildstock, südwestlich des Ortes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arocke Auferstehungsszene, 18. Jh.</text:p>
          </table:table-cell>
          <table:table-cell/>
        </table:table-row>
        <table:table-row table:style-name="ro3">
          <table:table-cell office:value-type="string" calcext:value-type="string">
            <text:p>Grabkreuzfragment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ez. 1792</text:p>
          </table:table-cell>
          <table:table-cell/>
        </table:table-row>
        <table:table-row table:style-name="ro3">
          <table:table-cell office:value-type="string" calcext:value-type="string">
            <text:p>Ruine Schloss Aremberg, östlich des Ortes auf einem Vulkankegel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spärliche Reste und tlw. rekonsturierter Turm der Schlossgebäude des 18. Jhs.</text:p>
          </table:table-cell>
          <table:table-cell/>
        </table:table-row>
        <table:table-row table:style-name="ro3">
          <table:table-cell office:value-type="string" calcext:value-type="string">
            <text:p>Schutzengelkapelle, südwestlich des Ortes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Saalbau, 1669</text:p>
          </table:table-cell>
          <table:table-cell/>
        </table:table-row>
        <table:table-row table:style-name="ro3">
          <table:table-cell office:value-type="string" calcext:value-type="string">
            <text:p>Wegekreuz, westlich von Aremberg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bez. 1766</text:p>
          </table:table-cell>
          <table:table-cell/>
        </table:table-row>
        <table:table-row table:style-name="ro3">
          <table:table-cell office:value-type="string" calcext:value-type="string">
            <text:p>Wegekreuz, am Ortsrand</text:p>
          </table:table-cell>
          <table:table-cell office:value-type="string" calcext:value-type="string">
            <text:p>Aremberg</text:p>
          </table:table-cell>
          <table:table-cell office:value-type="string" calcext:value-type="string">
            <text:p>Gusseisen, bez. 1871</text:p>
          </table:table-cell>
          <table:table-cell/>
        </table:table-row>
        <table:table-row table:style-name="ro3">
          <table:table-cell office:value-type="string" calcext:value-type="string">
            <text:p>Ev. Christus-Kirche, Koblenzer Straße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neugotischer Tuffquaderbau, 1902</text:p>
          </table:table-cell>
          <table:table-cell/>
        </table:table-row>
        <table:table-row table:style-name="ro3">
          <table:table-cell office:value-type="string" calcext:value-type="string">
            <text:p>Kath. Kirche St. Maria Himmelfahrt, Koblenzer Straße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gotisierender Saalbau, 1717-22, Architekt wohl Philipp Honorius Ravensteyn; außen: Wegekreuz, 18. Jh.</text:p>
          </table:table-cell>
          <table:table-cell/>
        </table:table-row>
        <table:table-row table:style-name="ro3">
          <table:table-cell office:value-type="string" calcext:value-type="string">
            <text:p>Bachstraße 45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Fachwerkhaus, tlw. massiv, spätes 17. Jh.</text:p>
          </table:table-cell>
          <table:table-cell/>
        </table:table-row>
        <table:table-row table:style-name="ro3">
          <table:table-cell office:value-type="string" calcext:value-type="string">
            <text:p>Biergasse 19 /21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(an) Biergasse 27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Holzwappen, bez. 1656</text:p>
          </table:table-cell>
          <table:table-cell/>
        </table:table-row>
        <table:table-row table:style-name="ro3">
          <table:table-cell office:value-type="string" calcext:value-type="string">
            <text:p>Biergasse 28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Schultheisen-Haus, dreigeschossiger Putzbau, Treppengiebel, bez. 1670, Hoftor bez. 1674</text:p>
          </table:table-cell>
          <table:table-cell/>
        </table:table-row>
        <table:table-row table:style-name="ro3">
          <table:table-cell office:value-type="string" calcext:value-type="string">
            <text:p>Biergasse 29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Putzbau, im Kern 1640 bez.</text:p>
          </table:table-cell>
          <table:table-cell/>
        </table:table-row>
        <table:table-row table:style-name="ro3">
          <table:table-cell office:value-type="string" calcext:value-type="string">
            <text:p>(an) Biergasse 30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barockes Türblatt</text:p>
          </table:table-cell>
          <table:table-cell/>
        </table:table-row>
        <table:table-row table:style-name="ro3">
          <table:table-cell office:value-type="string" calcext:value-type="string">
            <text:p>Biergasse 32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Putzbau, Barockportal, bez. 1783</text:p>
          </table:table-cell>
          <table:table-cell/>
        </table:table-row>
        <table:table-row table:style-name="ro3">
          <table:table-cell office:value-type="string" calcext:value-type="string">
            <text:p>Eifelstraße/ Ecke Miebachstraße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kleines Wegekreuz, bez. 1664</text:p>
          </table:table-cell>
          <table:table-cell/>
        </table:table-row>
        <table:table-row table:style-name="ro3">
          <table:table-cell office:value-type="string" calcext:value-type="string">
            <text:p>Im Rheinpark 5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neuklassizistische Putzvilla, Belvedereturm, 1874</text:p>
          </table:table-cell>
          <table:table-cell/>
        </table:table-row>
        <table:table-row table:style-name="ro3">
          <table:table-cell office:value-type="string" calcext:value-type="string">
            <text:p>Koblenzer Straße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neuklassizistische Putzvilla, Belvedereturm, 1874</text:p>
          </table:table-cell>
          <table:table-cell/>
        </table:table-row>
        <table:table-row table:style-name="ro3">
          <table:table-cell office:value-type="string" calcext:value-type="string">
            <text:p>Koblenzer Straße 31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Altes Rathaus, Putzbau, 1873/74</text:p>
          </table:table-cell>
          <table:table-cell/>
        </table:table-row>
        <table:table-row table:style-name="ro3">
          <table:table-cell office:value-type="string" calcext:value-type="string">
            <text:p>Koblenzer Straße 45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Templerhof, Massivbau, bez. 1657</text:p>
          </table:table-cell>
          <table:table-cell/>
        </table:table-row>
        <table:table-row table:style-name="ro3">
          <table:table-cell office:value-type="string" calcext:value-type="string">
            <text:p>Koblenzer Straße 46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sog. Klösterchen, Kapelle, tlw. Tuffquader, spätes 19. Jh.</text:p>
          </table:table-cell>
          <table:table-cell/>
        </table:table-row>
        <table:table-row table:style-name="ro3">
          <table:table-cell office:value-type="string" calcext:value-type="string">
            <text:p>Koblenzer Straße 55, (Denkmalzone)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Villa Luzia, anspruchsvolle Jugendstilvilla, Tuffquaderbau, 1908/09, Arch. Franz Bransky, Köln; bauliche Gesamtanlage mit Garten, Kutscherhaus und Gartentor</text:p>
          </table:table-cell>
          <table:table-cell/>
        </table:table-row>
        <table:table-row table:style-name="ro3">
          <table:table-cell office:value-type="string" calcext:value-type="string">
            <text:p>Koblenzer Straße 66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Basaltquaderbau, bez. 1899</text:p>
          </table:table-cell>
          <table:table-cell/>
        </table:table-row>
        <table:table-row table:style-name="ro3">
          <table:table-cell office:value-type="string" calcext:value-type="string">
            <text:p>Koblenzer Straße 86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Bahnhof, Backsteinbau, 1880, Fachwerk- Verladebahnhof</text:p>
          </table:table-cell>
          <table:table-cell/>
        </table:table-row>
        <table:table-row table:style-name="ro3">
          <table:table-cell office:value-type="string" calcext:value-type="string">
            <text:p>Rheinstraße 6 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Putzvilla, 1920er Jahre; Gesamtanlage mit <text:s/>Garten </text:p>
          </table:table-cell>
          <table:table-cell/>
        </table:table-row>
        <table:table-row table:style-name="ro3">
          <table:table-cell office:value-type="string" calcext:value-type="string">
            <text:p>Rheinufer 4 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Alter Zollhof, Fachwerkbau, tlw. massiv, bez. <text:s/>1782 und 1663 </text:p>
          </table:table-cell>
          <table:table-cell/>
        </table:table-row>
        <table:table-row table:style-name="ro3">
          <table:table-cell office:value-type="string" calcext:value-type="string">
            <text:p>Rheinufer 15, Eulengasse 24 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Fachwerkfassade, 17./18. Jh. </text:p>
          </table:table-cell>
          <table:table-cell/>
        </table:table-row>
        <table:table-row table:style-name="ro3">
          <table:table-cell office:value-type="string" calcext:value-type="string">
            <text:p>Rheinufer 16 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Altes Zollhaus, Fachwerkbau, frühes 17. Jh. </text:p>
          </table:table-cell>
          <table:table-cell/>
        </table:table-row>
        <table:table-row table:style-name="ro3">
          <table:table-cell office:value-type="string" calcext:value-type="string">
            <text:p>Zehnerstraße 19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Hotel zum weißen Ross, abgewalmter Mansarddachbau, bez. 1820; zugehöriger Ökonomietrakt (?), bez. 1816; Gesamtanlage</text:p>
          </table:table-cell>
          <table:table-cell/>
        </table:table-row>
        <table:table-row table:style-name="ro3">
          <table:table-cell office:value-type="string" calcext:value-type="string">
            <text:p>Zehnerstraße 34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späthistoristische Villa, um 1900/10</text:p>
          </table:table-cell>
          <table:table-cell/>
        </table:table-row>
        <table:table-row table:style-name="ro3">
          <table:table-cell office:value-type="string" calcext:value-type="string">
            <text:p>Zehnerstraße 73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dreigeschossiger Backsteinbau, Treppenturm, bez. 1904</text:p>
          </table:table-cell>
          <table:table-cell/>
        </table:table-row>
        <table:table-row table:style-name="ro3">
          <table:table-cell office:value-type="string" calcext:value-type="string">
            <text:p>Goldene Meile 2 A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Wasserturm mit Kegeldach, Anfang 20. Jh., an der alten Glasfabrik</text:p>
          </table:table-cell>
          <table:table-cell/>
        </table:table-row>
        <table:table-row table:style-name="ro3">
          <table:table-cell office:value-type="string" calcext:value-type="string">
            <text:p>Jüdischer Friedhof,, am Kesselberg, nördlich der B 9 (Denkmalzone)</text:p>
          </table:table-cell>
          <table:table-cell office:value-type="string" calcext:value-type="string">
            <text:p>Bad Breisig - Niederbreisig</text:p>
          </table:table-cell>
          <table:table-cell office:value-type="string" calcext:value-type="string">
            <text:p>wohl 1879 eröffnet; neun Grabsteine</text:p>
          </table:table-cell>
          <table:table-cell/>
        </table:table-row>
        <table:table-row table:style-name="ro3">
          <table:table-cell office:value-type="string" calcext:value-type="string">
            <text:p>Kath. Kirche St. Viktor, St. Viktorstraße 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spätromanische Basilika, 2. Viertel 13. Jh.; <text:s text:c="2"/>Kriegerdenkmal; zwei barocke Grabplatten; <text:s text:c="2"/>diverse Kreuze, meistens 18./19. Jh., eines bez. <text:s text:c="2"/>1653; barocke Friedhofskapelle, bez. 1708; <text:s text:c="2"/>barockes Kreuz, drei gusseiserne Kreuze, zwei <text:s text:c="2"/>Kreuze 19./20. Jh.; barocke Grabplatte </text:p>
          </table:table-cell>
          <table:table-cell/>
        </table:table-row>
        <table:table-row table:style-name="ro3">
          <table:table-cell office:value-type="string" calcext:value-type="string">
            <text:p>Brokusstraße 3 -7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Marienstätter Hof, L-förmiger Putzbau, tlw. Fachwerk, 16./17. Jh., Teile der alten Mauer erhalten; Gesamtanlage mit Garten</text:p>
          </table:table-cell>
          <table:table-cell/>
        </table:table-row>
        <table:table-row table:style-name="ro3">
          <table:table-cell office:value-type="string" calcext:value-type="string">
            <text:p>Burgang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kleines Wegekreuz</text:p>
          </table:table-cell>
          <table:table-cell/>
        </table:table-row>
        <table:table-row table:style-name="ro3">
          <table:table-cell office:value-type="string" calcext:value-type="string">
            <text:p>Eifelstraße/ Ecke Liesbachstraße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Bildstock, neuromanisch, um 1900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Bildstock, bez. 1661; Muttergottes, 19. Jh.</text:p>
          </table:table-cell>
          <table:table-cell/>
        </table:table-row>
        <table:table-row table:style-name="ro3">
          <table:table-cell office:value-type="string" calcext:value-type="string">
            <text:p>Hauptstraße 12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Alte Schule, Lassaulx-Umkreis, 1839, Anbau 1873</text:p>
          </table:table-cell>
          <table:table-cell/>
        </table:table-row>
        <table:table-row table:style-name="ro3">
          <table:table-cell office:value-type="string" calcext:value-type="string">
            <text:p>Hauptstraße 16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Hauptstraße 18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Hauptstraße 20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Hauptstraße 28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ehem. Pfarrweingut, Fachwerkhaus, bez. 1620, Mansarddach wohl 18. Jh.; Fachwerkscheune, Krüppelwalmdach, bez. 1674; Kelterhaus, bez. 1780; Gesamtanlage</text:p>
          </table:table-cell>
          <table:table-cell/>
        </table:table-row>
        <table:table-row table:style-name="ro3">
          <table:table-cell office:value-type="string" calcext:value-type="string">
            <text:p>Hauptstraße 34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Hauptstraße/ Ecke Brokusstraße</text:p>
          </table:table-cell>
          <table:table-cell office:value-type="string" calcext:value-type="string">
            <text:p>Bad Breisig - Oberbreisig </text:p>
          </table:table-cell>
          <table:table-cell office:value-type="string" calcext:value-type="string">
            <text:p>Schwengelpumpe</text:p>
          </table:table-cell>
          <table:table-cell/>
        </table:table-row>
        <table:table-row table:style-name="ro3">
          <table:table-cell office:value-type="string" calcext:value-type="string">
            <text:p>Burg Rheineck, Burgweg</text:p>
          </table:table-cell>
          <table:table-cell office:value-type="string" calcext:value-type="string">
            <text:p>Bad Breisig - Rheineck</text:p>
          </table:table-cell>
          <table:table-cell office:value-type="string" calcext:value-type="string">
            <text:p>langgezogenes Achteck; Bergfried, 12. Jh., Teile der Ringmauer, zum Rhein hin neuromanisch ausgebaut, Architekt J.C. von Lassaulx.</text:p>
          </table:table-cell>
          <table:table-cell/>
        </table:table-row>
        <table:table-row table:style-name="ro3">
          <table:table-cell office:value-type="string" calcext:value-type="string">
            <text:p>Kapellenweg</text:p>
          </table:table-cell>
          <table:table-cell office:value-type="string" calcext:value-type="string">
            <text:p>Bad Breisig - Rheineck</text:p>
          </table:table-cell>
          <table:table-cell office:value-type="string" calcext:value-type="string">
            <text:p>Karl- Borromäus-Kapelle, Saalbau, bez. 1718</text:p>
          </table:table-cell>
          <table:table-cell/>
        </table:table-row>
        <table:table-row table:style-name="ro3">
          <table:table-cell office:value-type="string" calcext:value-type="string">
            <text:p>Alter Jüdischer Friedhof,, am Fuße des Burgbergs der Burg Rheineck (Denkmalzone)</text:p>
          </table:table-cell>
          <table:table-cell office:value-type="string" calcext:value-type="string">
            <text:p>Bad Breisig - Rheineck</text:p>
          </table:table-cell>
          <table:table-cell office:value-type="string" calcext:value-type="string">
            <text:p>wohl um 1600 angelegt, 1878 geschlossen; 32 Grabsteine und Fragmente, ältester bez. 1621</text:p>
          </table:table-cell>
          <table:table-cell/>
        </table:table-row>
        <table:table-row table:style-name="ro3">
          <table:table-cell office:value-type="string" calcext:value-type="string">
            <text:p>Kath. St. Laurentius-Kirche, Marktplatz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dreischiffige Hallenkirche, 1269-frühes 14. Jh.</text:p>
          </table:table-cell>
          <table:table-cell/>
        </table:table-row>
        <table:table-row table:style-name="ro3">
          <table:table-cell office:value-type="string" calcext:value-type="string">
            <text:p>Stadtbefestigung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nach 1246, Ausbau 14. Jh., gegen 1500 und nach 1639; eine der besterhaltenen Stadtbefestigungen des Rheinlands; ovaler Bering mit vier achsialen Toren; Stadtmauer: Bruchsteinmauerwerk bis zu 8 m Höhe teilweise mit Mauerbögen und Resten des Wehrgangs erhalten; Obertor (Oberhutstraße), (zu) Schützbahn 52: Schalenturm, Schützbahn: Schalenturm; Kanonenturm (Kanonenwall), Ahrtor (Ahrhutstraße); Niedertor (Niederhutstraße), Sebastianuswall: Stadtmauer; Adenbachtor (Adenbachhutstraße); Gesamtanlage mit Wallgraben</text:p>
          </table:table-cell>
          <table:table-cell/>
        </table:table-row>
        <table:table-row table:style-name="ro3">
          <table:table-cell office:value-type="string" calcext:value-type="string">
            <text:p>Adenbachhut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Adenbachtor, nördliches Tor der Stadtbefestigung; zweigeschossiges quadartisches Schalenturmtor, 4. Viertel 14. Jh.</text:p>
          </table:table-cell>
          <table:table-cell/>
        </table:table-row>
        <table:table-row table:style-name="ro3">
          <table:table-cell office:value-type="string" calcext:value-type="string">
            <text:p>Adenbachhutstraße 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urg Adenbach (sog. Kolvenburg), ehem. Hof der Harff-Dreiborn, Bruchsteinbau, tlw. Fachwerk, oktogonaler Turm, bez. 1587, 1903 weitgehend überformt</text:p>
          </table:table-cell>
          <table:table-cell/>
        </table:table-row>
        <table:table-row table:style-name="ro3">
          <table:table-cell office:value-type="string" calcext:value-type="string">
            <text:p>Ahrhut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Ahrtor, südliches Tor der Stadtbefestigung; Doppelturmtor mit fünfgeschossigem Mittelturm und flankierenden halbkreisförmigen Schalentürmen, innen Hochrelief, 16. Jh.; nach Zerstörung 1945 vereinfacht wiederaufgebaut</text:p>
          </table:table-cell>
          <table:table-cell/>
        </table:table-row>
        <table:table-row table:style-name="ro3">
          <table:table-cell office:value-type="string" calcext:value-type="string">
            <text:p>Altenbaustraße 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og. Weißer Turm, gotisches Turmhaus, dreigeschossiger verputzter Bruchsteinbau, im Kern 14./15. Jh., Haube 1663, Ausbau um 1700</text:p>
          </table:table-cell>
          <table:table-cell/>
        </table:table-row>
        <table:table-row table:style-name="ro3">
          <table:table-cell office:value-type="string" calcext:value-type="string">
            <text:p>Altenbaustraße 12 A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Synagoge, Saalbau, Quadermauerwerk, 1894</text:p>
          </table:table-cell>
          <table:table-cell/>
        </table:table-row>
        <table:table-row table:style-name="ro3">
          <table:table-cell office:value-type="string" calcext:value-type="string">
            <text:p>Am Silberberg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römische Villa, 2./3. Jh.</text:p>
          </table:table-cell>
          <table:table-cell/>
        </table:table-row>
        <table:table-row table:style-name="ro3">
          <table:table-cell office:value-type="string" calcext:value-type="string">
            <text:p>Auf dem Teich 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Walmdach, bez. 1600, 17. Jh.</text:p>
          </table:table-cell>
          <table:table-cell/>
        </table:table-row>
        <table:table-row table:style-name="ro3">
          <table:table-cell office:value-type="string" calcext:value-type="string">
            <text:p>(an) Auf der Rausch 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arockes Wappen, 18. Jh.</text:p>
          </table:table-cell>
          <table:table-cell/>
        </table:table-row>
        <table:table-row table:style-name="ro3">
          <table:table-cell office:value-type="string" calcext:value-type="string">
            <text:p>Auf der Rausch 1 b, Oberhutstraße 8 /1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Mansarddachbau, 1791, 1930 überarbeitet</text:p>
          </table:table-cell>
          <table:table-cell/>
        </table:table-row>
        <table:table-row table:style-name="ro3">
          <table:table-cell office:value-type="string" calcext:value-type="string">
            <text:p>Auf der Rausch 4 a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Zehntscheune, Fachwerkbau, tlw. massiv, bez. 1703</text:p>
          </table:table-cell>
          <table:table-cell/>
        </table:table-row>
        <table:table-row table:style-name="ro3">
          <table:table-cell office:value-type="string" calcext:value-type="string">
            <text:p>Bahnhofstraße 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ahnhof, Schieferbruchsteinbau, bez. 1880</text:p>
          </table:table-cell>
          <table:table-cell/>
        </table:table-row>
        <table:table-row table:style-name="ro3">
          <table:table-cell office:value-type="string" calcext:value-type="string">
            <text:p>Blankhartshof 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lankartshof oder Herresdorfer Hof, Walmdachbau, bez. 1680 und 1787 (Umbau)</text:p>
          </table:table-cell>
          <table:table-cell/>
        </table:table-row>
        <table:table-row table:style-name="ro3">
          <table:table-cell office:value-type="string" calcext:value-type="string">
            <text:p>Friedhof (Denkmalzone)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Gedenkstein H. Schopp (+1776), Anna Schopp (+1885?); neugotischer Pastorengrabstein, 19. Jh.; Grabanlage verschiedener Pastoren; Grabanlage J. Müller (+1942); Ruhestätte Fam. Kreuzberg, neugotisch; Ruhestätte E. Dahm (+1941); in der Mauer des älteren Teils diverse Kreuze ab 18. Jh.; großer Soldatenfriedhof; Ruhestätte Fam. von Ehrenwall, halbrunde Säulenreihe mit Architrav, davor Pieta; dahinter Leichenhalle; 2. Grabmal Kreuzberg, Fiale mit Muttergottes; 3. Grabanlage Kreuzberg</text:p>
          </table:table-cell>
          <table:table-cell/>
        </table:table-row>
        <table:table-row table:style-name="ro3">
          <table:table-cell office:value-type="string" calcext:value-type="string">
            <text:p>(an) Houverathsgasse 3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Inschrift, bez. 1749</text:p>
          </table:table-cell>
          <table:table-cell/>
        </table:table-row>
        <table:table-row table:style-name="ro3">
          <table:table-cell office:value-type="string" calcext:value-type="string">
            <text:p>Johannes-Müller-Straße 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Hotel "Deutscher Hof", Fachwerkbau, tlw. massiv, bez. 1581, im Kern 16./17. Jh.</text:p>
          </table:table-cell>
          <table:table-cell/>
        </table:table-row>
        <table:table-row table:style-name="ro3">
          <table:table-cell office:value-type="string" calcext:value-type="string">
            <text:p>Johanniswall 6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bez. um 1800, eher um 1900</text:p>
          </table:table-cell>
          <table:table-cell/>
        </table:table-row>
        <table:table-row table:style-name="ro3">
          <table:table-cell office:value-type="string" calcext:value-type="string">
            <text:p>Kalvarienberg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Ursulinenkloster, ehem. Franziskanerrekollektenkloster, ursprünglich barocke Klosteranlage (ab 1629), 1897 weitgehend durch neugotische Bauten ersetzt; Klosterkirche zum Heiligen Kreuz, gotisierender Saalbau, 1664-78, neugotischer Kapellenanbau, Ausstattung; sechsgeschossige Klostergebäude, Portal bez. 1644, Neubautrakt (Realschule), 1920er Jahre; barocker Kalvarienberg, 14 Stationen, bez. 1732, dazugehörig barocke Kreuzigungsgruppe; Skulptur der hl. Helena, um 1730; zwei Wegekreuze, Nischentyp, bez. 1710 und 18. Jh.</text:p>
          </table:table-cell>
          <table:table-cell/>
        </table:table-row>
        <table:table-row table:style-name="ro3">
          <table:table-cell office:value-type="string" calcext:value-type="string">
            <text:p>(hinter) Kanonenwall 38 und 4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Kanonenturm, Halbschalenturm der Stadtbefestigung, um 1255 begonnen</text:p>
          </table:table-cell>
          <table:table-cell/>
        </table:table-row>
        <table:table-row table:style-name="ro3">
          <table:table-cell office:value-type="string" calcext:value-type="string">
            <text:p>Marktplatz 4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Gaststätte "Marktbrunnen", dreigeschossiges Fachwerkhaus, tlw. massiv, 17./18. Jh.</text:p>
          </table:table-cell>
          <table:table-cell/>
        </table:table-row>
        <table:table-row table:style-name="ro3">
          <table:table-cell office:value-type="string" calcext:value-type="string">
            <text:p>Marktplatz 1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Prümer Hof, sog. alte Post, Fachwerkbau, tlw. massiv, Walmdach, 18. Jh.</text:p>
          </table:table-cell>
          <table:table-cell/>
        </table:table-row>
        <table:table-row table:style-name="ro3">
          <table:table-cell office:value-type="string" calcext:value-type="string">
            <text:p>Marktplatz 13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kath. Pfarrhaus, Putzbau mit Mansarddach, bez. 1773; Zehntscheune bez. 1742</text:p>
          </table:table-cell>
          <table:table-cell/>
        </table:table-row>
        <table:table-row table:style-name="ro3">
          <table:table-cell office:value-type="string" calcext:value-type="string">
            <text:p>Marktplatz 15 /15A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r Schieferbruchsteinbau, Treppengiebel, um 1900</text:p>
          </table:table-cell>
          <table:table-cell/>
        </table:table-row>
        <table:table-row table:style-name="ro3">
          <table:table-cell office:value-type="string" calcext:value-type="string">
            <text:p>Marktplatz 2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Stadtwache, Putzbau, Mansarddach, 2. Hälfte 18. Jh. (bez. 1566 - Vorgängerbau)</text:p>
          </table:table-cell>
          <table:table-cell/>
        </table:table-row>
        <table:table-row table:style-name="ro3">
          <table:table-cell office:value-type="string" calcext:value-type="string">
            <text:p>Marktplatz 2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viergeschossiges Fachwerkhaus, tlw. massiv, angeblich 1636, wohl spätes 17. Jh.</text:p>
          </table:table-cell>
          <table:table-cell/>
        </table:table-row>
        <table:table-row table:style-name="ro3">
          <table:table-cell office:value-type="string" calcext:value-type="string">
            <text:p>Niederhut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Niedertor, östliches Tor der Stadtbefestigung; viergeschossiger Mittelturm mit Mansarddach (18. Jh.) und zwei Flankentürmen</text:p>
          </table:table-cell>
          <table:table-cell/>
        </table:table-row>
        <table:table-row table:style-name="ro3">
          <table:table-cell office:value-type="string" calcext:value-type="string">
            <text:p>Niederhutstraße 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Gerberei; dreigeschossiger Putzbau, bez. 1765</text:p>
          </table:table-cell>
          <table:table-cell/>
        </table:table-row>
        <table:table-row table:style-name="ro3">
          <table:table-cell office:value-type="string" calcext:value-type="string">
            <text:p>Niederhutstraße 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Hotel "3 Kronen", dreigeschossiges Fachwerkhaus, bez. 1721</text:p>
          </table:table-cell>
          <table:table-cell/>
        </table:table-row>
        <table:table-row table:style-name="ro3">
          <table:table-cell office:value-type="string" calcext:value-type="string">
            <text:p>Niederhutstraße 2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bez. 1761</text:p>
          </table:table-cell>
          <table:table-cell/>
        </table:table-row>
        <table:table-row table:style-name="ro3">
          <table:table-cell office:value-type="string" calcext:value-type="string">
            <text:p>(an) Niederhutstraße 3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hl. Matthias, 17. Jh. (Kopie des 19. Jh.s?)</text:p>
          </table:table-cell>
          <table:table-cell/>
        </table:table-row>
        <table:table-row table:style-name="ro3">
          <table:table-cell office:value-type="string" calcext:value-type="string">
            <text:p>Niederhutstraße 4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Gerichtshaus, Fachwerkbau, Krüppelwalmdach, bez. 1621, rückwärtig Fachwerkanbau 19. Jh.</text:p>
          </table:table-cell>
          <table:table-cell/>
        </table:table-row>
        <table:table-row table:style-name="ro3">
          <table:table-cell office:value-type="string" calcext:value-type="string">
            <text:p>Niederhutstraße 6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Wohn- und Geschäftshaus; dreigeschossiger Putzbau, Jugendstil, rückwärtig Backsteinbau</text:p>
          </table:table-cell>
          <table:table-cell/>
        </table:table-row>
        <table:table-row table:style-name="ro3">
          <table:table-cell office:value-type="string" calcext:value-type="string">
            <text:p>Niederhutstraße 7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s dreigeschossiges Wohnhaus, um 1900; im Hof Schlussstein von 1695</text:p>
          </table:table-cell>
          <table:table-cell/>
        </table:table-row>
        <table:table-row table:style-name="ro3">
          <table:table-cell office:value-type="string" calcext:value-type="string">
            <text:p>Niederhutstraße 73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dreigeschossiger barocker Putzbau, bez. 1766</text:p>
          </table:table-cell>
          <table:table-cell/>
        </table:table-row>
        <table:table-row table:style-name="ro3">
          <table:table-cell office:value-type="string" calcext:value-type="string">
            <text:p>Oberhut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Obertor, westliches Tor der Stadtbefestigung; dreigeschossiger Turm, 14. Jh.; Eckwarten mit Fries, um 1500, spitzes Walmdach; neugotische Muttergottes, 19. Jh.</text:p>
          </table:table-cell>
          <table:table-cell/>
        </table:table-row>
        <table:table-row table:style-name="ro3">
          <table:table-cell office:value-type="string" calcext:value-type="string">
            <text:p>Oberhutstraße 1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tlw. massiv, mittelalterlicher Eingang</text:p>
          </table:table-cell>
          <table:table-cell/>
        </table:table-row>
        <table:table-row table:style-name="ro3">
          <table:table-cell office:value-type="string" calcext:value-type="string">
            <text:p>Oberhutstraße 16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tlw. massiv, verputzt, bez. 1741</text:p>
          </table:table-cell>
          <table:table-cell/>
        </table:table-row>
        <table:table-row table:style-name="ro3">
          <table:table-cell office:value-type="string" calcext:value-type="string">
            <text:p>Oberhutstraße 2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tlw. massiv, EG barock</text:p>
          </table:table-cell>
          <table:table-cell/>
        </table:table-row>
        <table:table-row table:style-name="ro3">
          <table:table-cell office:value-type="string" calcext:value-type="string">
            <text:p>(gegenüber) Oberhutstraße 2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Mauerbogen, bez. 1580 und 1582</text:p>
          </table:table-cell>
          <table:table-cell/>
        </table:table-row>
        <table:table-row table:style-name="ro3">
          <table:table-cell office:value-type="string" calcext:value-type="string">
            <text:p>Oberhutstraße 34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tlw. massiv, 17./18. Jh.</text:p>
          </table:table-cell>
          <table:table-cell/>
        </table:table-row>
        <table:table-row table:style-name="ro3">
          <table:table-cell office:value-type="string" calcext:value-type="string">
            <text:p>Oberhutstraße 48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Rodderhof, klassizistischer Putzbau, 1846; Gesamtanlage mit Ökonomiehof</text:p>
          </table:table-cell>
          <table:table-cell/>
        </table:table-row>
        <table:table-row table:style-name="ro3">
          <table:table-cell office:value-type="string" calcext:value-type="string">
            <text:p>Plätzer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Wegekreuz, reliefiert, Nischentyp, bez. 1703</text:p>
          </table:table-cell>
          <table:table-cell/>
        </table:table-row>
        <table:table-row table:style-name="ro3">
          <table:table-cell office:value-type="string" calcext:value-type="string">
            <text:p>Plätzerstraße 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 mit Fachwerkanbau, bez. 1754</text:p>
          </table:table-cell>
          <table:table-cell/>
        </table:table-row>
        <table:table-row table:style-name="ro3">
          <table:table-cell office:value-type="string" calcext:value-type="string">
            <text:p>(an) Plätzerstraße 44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Torbogen, bez. 1639</text:p>
          </table:table-cell>
          <table:table-cell/>
        </table:table-row>
        <table:table-row table:style-name="ro3">
          <table:table-cell office:value-type="string" calcext:value-type="string">
            <text:p>Römer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ildstock, 20. Jh., Relief 18. Jh.</text:p>
          </table:table-cell>
          <table:table-cell/>
        </table:table-row>
        <table:table-row table:style-name="ro3">
          <table:table-cell office:value-type="string" calcext:value-type="string">
            <text:p>Schützbahn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Grenzstein</text:p>
          </table:table-cell>
          <table:table-cell/>
        </table:table-row>
        <table:table-row table:style-name="ro3">
          <table:table-cell office:value-type="string" calcext:value-type="string">
            <text:p>(hinter) Schützbahn 5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chalenturm der Stadtmauer</text:p>
          </table:table-cell>
          <table:table-cell/>
        </table:table-row>
        <table:table-row table:style-name="ro3">
          <table:table-cell office:value-type="string" calcext:value-type="string">
            <text:p>Schützbahn 54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dreigeschossiger neubarocker Mansarddachbau, bez. 1903</text:p>
          </table:table-cell>
          <table:table-cell/>
        </table:table-row>
        <table:table-row table:style-name="ro3">
          <table:table-cell office:value-type="string" calcext:value-type="string">
            <text:p>Schützenstraße, Jüdischer Friedhof (Denkmalzone)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1867 angelegtes, ummauertes Areal; 66 Grabsteine</text:p>
          </table:table-cell>
          <table:table-cell/>
        </table:table-row>
        <table:table-row table:style-name="ro3">
          <table:table-cell office:value-type="string" calcext:value-type="string">
            <text:p>Sebastianuswall 20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Fachwerkhaus, Walmdach, bez. 1688, eher 18. Jh.</text:p>
          </table:table-cell>
          <table:table-cell/>
        </table:table-row>
        <table:table-row table:style-name="ro3">
          <table:table-cell office:value-type="string" calcext:value-type="string">
            <text:p>Walporzheimer Straße 2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r Putzbau, tlw. Fachwerk, um 1900</text:p>
          </table:table-cell>
          <table:table-cell/>
        </table:table-row>
        <table:table-row table:style-name="ro3">
          <table:table-cell office:value-type="string" calcext:value-type="string">
            <text:p>Walporzheimer Straße 28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 Villa, bez. 1899</text:p>
          </table:table-cell>
          <table:table-cell/>
        </table:table-row>
        <table:table-row table:style-name="ro3">
          <table:table-cell office:value-type="string" calcext:value-type="string">
            <text:p>Walporzheimer Straße 48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taatliche Lehr- und Weinbauanstalt, Walmdachbau, Treppenturm, Neurenaissance, bez. 1909, dazugehörig verschiedene Bauten, Ökonomietrakte etc.; Gesamtanlage</text:p>
          </table:table-cell>
          <table:table-cell/>
        </table:table-row>
        <table:table-row table:style-name="ro3">
          <table:table-cell office:value-type="string" calcext:value-type="string">
            <text:p>Walporzheimer Straße/ Ecke Am Silberberg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Kapelle, 19./20. Jh.</text:p>
          </table:table-cell>
          <table:table-cell/>
        </table:table-row>
        <table:table-row table:style-name="ro3">
          <table:table-cell office:value-type="string" calcext:value-type="string">
            <text:p>Wehrscheid 1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alte Schmiede, Fachwerkhaus, tlw. massiv, Anfang 20. Jh.</text:p>
          </table:table-cell>
          <table:table-cell/>
        </table:table-row>
        <table:table-row table:style-name="ro3">
          <table:table-cell office:value-type="string" calcext:value-type="string">
            <text:p>Wilhelmstraße 2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 Villa, 19. Jh.</text:p>
          </table:table-cell>
          <table:table-cell/>
        </table:table-row>
        <table:table-row table:style-name="ro3">
          <table:table-cell office:value-type="string" calcext:value-type="string">
            <text:p>Wilhelmstraße 3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acksteinvilla, Fachwerkgiebel, bez. 1902; Gesamtanlage mit Garten</text:p>
          </table:table-cell>
          <table:table-cell/>
        </table:table-row>
        <table:table-row table:style-name="ro3">
          <table:table-cell office:value-type="string" calcext:value-type="string">
            <text:p>Wilhelmstraße 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Villa, tlw. Fachwerk, bez. 1901; Gesamtanlage mit Garten</text:p>
          </table:table-cell>
          <table:table-cell/>
        </table:table-row>
        <table:table-row table:style-name="ro3">
          <table:table-cell office:value-type="string" calcext:value-type="string">
            <text:p>Wilhelmstraße 17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ruchsteinvilla, antikisierender Altan, Anfang/Mitte 19. Jh.</text:p>
          </table:table-cell>
          <table:table-cell/>
        </table:table-row>
        <table:table-row table:style-name="ro3">
          <table:table-cell office:value-type="string" calcext:value-type="string">
            <text:p>Wilhelmstraße 18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Weingut P.J. Schütz; Walmdachbau, 19. Jh.; Gesamtanlage</text:p>
          </table:table-cell>
          <table:table-cell/>
        </table:table-row>
        <table:table-row table:style-name="ro3">
          <table:table-cell office:value-type="string" calcext:value-type="string">
            <text:p>Wilhelmstraße 21 B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Villa; Backstein, tlw. verputzt, tlw. Fachwerk, Landhausstil, 1903; Gesamtanlage</text:p>
          </table:table-cell>
          <table:table-cell/>
        </table:table-row>
        <table:table-row table:style-name="ro3">
          <table:table-cell office:value-type="string" calcext:value-type="string">
            <text:p>Wilhelmstraße 24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ehem. Landratsamt, Tuffquaderbau, Treppenturm, 1892-94; Gesamtanlage mit Neubau und Garten</text:p>
          </table:table-cell>
          <table:table-cell/>
        </table:table-row>
        <table:table-row table:style-name="ro3">
          <table:table-cell office:value-type="string" calcext:value-type="string">
            <text:p>Wilhelmstraße 2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 Villa, um 1900</text:p>
          </table:table-cell>
          <table:table-cell/>
        </table:table-row>
        <table:table-row table:style-name="ro3">
          <table:table-cell office:value-type="string" calcext:value-type="string">
            <text:p>Wilhelmstraße 27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Mansardwalmdach-Villa, Schweizer Stil, um 1900; Gesamtanlage mit Garten</text:p>
          </table:table-cell>
          <table:table-cell/>
        </table:table-row>
        <table:table-row table:style-name="ro3">
          <table:table-cell office:value-type="string" calcext:value-type="string">
            <text:p>Wilhelmstraße 55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Amtsgericht, späthistoristischer Putzbau, zweigeschossig mit spätestgotischen Details, Tuffquader, um 1900</text:p>
          </table:table-cell>
          <table:table-cell/>
        </table:table-row>
        <table:table-row table:style-name="ro3">
          <table:table-cell office:value-type="string" calcext:value-type="string">
            <text:p>Wilhelmstraße 58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späthistoristische Villa, bez. 1905/06</text:p>
          </table:table-cell>
          <table:table-cell/>
        </table:table-row>
        <table:table-row table:style-name="ro3">
          <table:table-cell office:value-type="string" calcext:value-type="string">
            <text:p>Wilhelmstraße 87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Walmdach-Villa, bez. 1868; Gesamtanlage</text:p>
          </table:table-cell>
          <table:table-cell/>
        </table:table-row>
        <table:table-row table:style-name="ro3">
          <table:table-cell office:value-type="string" calcext:value-type="string">
            <text:p>Wilhelmstraße/ Ecke Ellig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Bildstockkapelle, neugotisch; Muttergottes, 1. Hälfte 14. Jh., Ergänzungen 17. Jh. (Kopie ?)</text:p>
          </table:table-cell>
          <table:table-cell/>
        </table:table-row>
        <table:table-row table:style-name="ro3">
          <table:table-cell office:value-type="string" calcext:value-type="string">
            <text:p>Wilhelmstraße/ Ecke Rotweinstraße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Wegekreuz, Nischentyp, bez. 1661</text:p>
          </table:table-cell>
          <table:table-cell/>
        </table:table-row>
        <table:table-row table:style-name="ro3">
          <table:table-cell office:value-type="string" calcext:value-type="string">
            <text:p>'Historische Weinbergslagen Ahrweiler Silberberg',, am Südosthang des Silberbergs, nordwestlich der B 267 (Denkmalzone)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zusammenhängende Fläche, die wohl seit dem Mittelalter durch Trockenmauerwerk als Weinbergsfläche planmäßig angelegt wurde; in die Mauern integrierte historische Treppenaufgänge zur Erschließung der Terrassen</text:p>
          </table:table-cell>
          <table:table-cell/>
        </table:table-row>
        <table:table-row table:style-name="ro3">
          <table:table-cell office:value-type="string" calcext:value-type="string">
            <text:p>Wegekreuz, nördlich von Ahrweiler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Nischentyp, bez. 1695</text:p>
          </table:table-cell>
          <table:table-cell/>
        </table:table-row>
        <table:table-row table:style-name="ro3">
          <table:table-cell office:value-type="string" calcext:value-type="string">
            <text:p>Wegekreuz, nördlich von Ahrweiler</text:p>
          </table:table-cell>
          <table:table-cell office:value-type="string" calcext:value-type="string">
            <text:p>Bad Neuenahr-Ahrweiler - Ahrweiler</text:p>
          </table:table-cell>
          <table:table-cell office:value-type="string" calcext:value-type="string">
            <text:p>Nischentyp, bez. 1729</text:p>
          </table:table-cell>
          <table:table-cell/>
        </table:table-row>
        <table:table-row table:style-name="ro3">
          <table:table-cell office:value-type="string" calcext:value-type="string">
            <text:p>St. Annakapelle, Annastraße 33</text:p>
          </table:table-cell>
          <table:table-cell office:value-type="string" calcext:value-type="string">
            <text:p>Bad Neuenahr-Ahrweiler – Bachem</text:p>
          </table:table-cell>
          <table:table-cell office:value-type="string" calcext:value-type="string">
            <text:p>Saalbau, im Kern romanisch, Turm 1. Hälfte 14. Jh., Erweiterung 1923-25</text:p>
          </table:table-cell>
          <table:table-cell/>
        </table:table-row>
        <table:table-row table:style-name="ro3">
          <table:table-cell office:value-type="string" calcext:value-type="string">
            <text:p>St. Leonhardkapelle, (neben) Königstraße 34</text:p>
          </table:table-cell>
          <table:table-cell office:value-type="string" calcext:value-type="string">
            <text:p>Bad Neuenahr-Ahrweiler – Bachem</text:p>
          </table:table-cell>
          <table:table-cell office:value-type="string" calcext:value-type="string">
            <text:p>Saalbau, bez. 1716</text:p>
          </table:table-cell>
          <table:table-cell/>
        </table:table-row>
        <table:table-row table:style-name="ro3">
          <table:table-cell office:value-type="string" calcext:value-type="string">
            <text:p>Königsstraße 23</text:p>
          </table:table-cell>
          <table:table-cell office:value-type="string" calcext:value-type="string">
            <text:p>Bad Neuenahr-Ahrweiler – Bachem</text:p>
          </table:table-cell>
          <table:table-cell office:value-type="string" calcext:value-type="string">
            <text:p>ehem. Backhaus, heute Winzermuseum, Fachwerkbau, tlw. massiv, 1650 (?)</text:p>
          </table:table-cell>
          <table:table-cell/>
        </table:table-row>
        <table:table-row table:style-name="ro3">
          <table:table-cell office:value-type="string" calcext:value-type="string">
            <text:p>Talweg 9</text:p>
          </table:table-cell>
          <table:table-cell office:value-type="string" calcext:value-type="string">
            <text:p>Bad Neuenahr-Ahrweiler – Bachem</text:p>
          </table:table-cell>
          <table:table-cell office:value-type="string" calcext:value-type="string">
            <text:p>Hofanlage; Fachwerkhaus, 18./19. Jh.</text:p>
          </table:table-cell>
          <table:table-cell/>
        </table:table-row>
        <table:table-row table:style-name="ro3">
          <table:table-cell office:value-type="string" calcext:value-type="string">
            <text:p>Alte Kath. Kirche St. Willibrord, Willibrordusstraße 7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spätromanischer Turm (um 1200), integriert in barocken Saalbau (1724), Sakristei (2. Hälfte 19. Jh.); zugehörig der Alte Friedhof: 7 Kreuzwegstationen, neugotischer Stelentyp; 11 Grabkreuze, 18. Jh.; Bildstock 18. Jh., Grabmal Gonzalves, 1916-32; Friedhofskreuz, Nischentyp, 18. Jh.; Grabmal Pichler</text:p>
          </table:table-cell>
          <table:table-cell/>
        </table:table-row>
        <table:table-row table:style-name="ro3">
          <table:table-cell office:value-type="string" calcext:value-type="string">
            <text:p>Ev. Christuskirche, Telegrafenstraße 39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Saalbau, 1872</text:p>
          </table:table-cell>
          <table:table-cell/>
        </table:table-row>
        <table:table-row table:style-name="ro3">
          <table:table-cell office:value-type="string" calcext:value-type="string">
            <text:p>Kapelle St. Antonius und Sebastian, Sebastianstraße 77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neugotischer Saalbau, Schieferbruchstein, 1869; Bildstock, bez. 1723</text:p>
          </table:table-cell>
          <table:table-cell/>
        </table:table-row>
        <table:table-row table:style-name="ro3">
          <table:table-cell office:value-type="string" calcext:value-type="string">
            <text:p>Kath. Kirche St. Marien und Willibrord, sog. Rosenkranzkirche, Telegrafenstraße 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asilika, neuspätromanische/neufrühgotische Motive, 1899-1901, Regierungsbaumeister August Menken, Berlin</text:p>
          </table:table-cell>
          <table:table-cell/>
        </table:table-row>
        <table:table-row table:style-name="ro3">
          <table:table-cell office:value-type="string" calcext:value-type="string">
            <text:p>Maria-Hilf-Kapelle, Hardtstraße/ Ecke Dalienweg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neugotischer Saalbau, um 1880/90</text:p>
          </table:table-cell>
          <table:table-cell/>
        </table:table-row>
        <table:table-row table:style-name="ro3">
          <table:table-cell office:value-type="string" calcext:value-type="string">
            <text:p>Am Johannisberg 1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späthistoristische Putzvilla, um 1900; Gesamtanlage</text:p>
          </table:table-cell>
          <table:table-cell/>
        </table:table-row>
        <table:table-row table:style-name="ro3">
          <table:table-cell office:value-type="string" calcext:value-type="string">
            <text:p>Am Johannisberg 19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Putzvilla, tlw. Fachwerk, um 1900</text:p>
          </table:table-cell>
          <table:table-cell/>
        </table:table-row>
        <table:table-row table:style-name="ro3">
          <table:table-cell office:value-type="string" calcext:value-type="string">
            <text:p>Eichenweg 10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Villa "Auf den Steinen", Schieferbruchsteinbau, bez. 1899</text:p>
          </table:table-cell>
          <table:table-cell/>
        </table:table-row>
        <table:table-row table:style-name="ro3">
          <table:table-cell office:value-type="string" calcext:value-type="string">
            <text:p>Felix-Rütten-Straße o. Nr.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Kurhaus mit Kurtheater unmittelbar an der Ahr gelegen, neubarocker Putzbau, Kolonnaden, 1903-05, Architekt Oscar Schütz, Köln</text:p>
          </table:table-cell>
          <table:table-cell/>
        </table:table-row>
        <table:table-row table:style-name="ro3">
          <table:table-cell office:value-type="string" calcext:value-type="string">
            <text:p>Felix-Rütten-Straße 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spätklassizistische Villa; Gesamtanlage mit Garten</text:p>
          </table:table-cell>
          <table:table-cell/>
        </table:table-row>
        <table:table-row table:style-name="ro3">
          <table:table-cell office:value-type="string" calcext:value-type="string">
            <text:p>Felix-Rütten-Straße 2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zweigeschossiger Walmdachbau in schlicht- neuklassizistischen Formen, Anf. 20. Jh.</text:p>
          </table:table-cell>
          <table:table-cell/>
        </table:table-row>
        <table:table-row table:style-name="ro3">
          <table:table-cell office:value-type="string" calcext:value-type="string">
            <text:p>Felix-Rütten-Straße 13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Jugendstilvilla; dreigeschossiger Putzbau, um 1910; Gesamtanlage</text:p>
          </table:table-cell>
          <table:table-cell/>
        </table:table-row>
        <table:table-row table:style-name="ro3">
          <table:table-cell office:value-type="string" calcext:value-type="string">
            <text:p>Hardtstraße 3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r Mansardwalmdachbau, bez. 1906</text:p>
          </table:table-cell>
          <table:table-cell/>
        </table:table-row>
        <table:table-row table:style-name="ro3">
          <table:table-cell office:value-type="string" calcext:value-type="string">
            <text:p>Hauptstraße 58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ahnhof, Bruchsteinbau, Neurenaissance, 1878- 81, Anbau 1920er Jahre, Fachwerk- Verladehalle; Gesamtanlage mit Gleisanlage</text:p>
          </table:table-cell>
          <table:table-cell/>
        </table:table-row>
        <table:table-row table:style-name="ro3">
          <table:table-cell office:value-type="string" calcext:value-type="string">
            <text:p>Hauptstraße 6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r Putzbau, tlw. Backstein, um 1900</text:p>
          </table:table-cell>
          <table:table-cell/>
        </table:table-row>
        <table:table-row table:style-name="ro3">
          <table:table-cell office:value-type="string" calcext:value-type="string">
            <text:p>Hauptstraße 80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neugotischer Tuffquaderbau, bez. 1895</text:p>
          </table:table-cell>
          <table:table-cell/>
        </table:table-row>
        <table:table-row table:style-name="ro3">
          <table:table-cell office:value-type="string" calcext:value-type="string">
            <text:p>Hauptstraße 92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Post; Tuffquaderbau, um 1900/10</text:p>
          </table:table-cell>
          <table:table-cell/>
        </table:table-row>
        <table:table-row table:style-name="ro3">
          <table:table-cell office:value-type="string" calcext:value-type="string">
            <text:p>Hauptstraße 9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einhalbgeschossiger Putzbau, Jugendstil, um 1900</text:p>
          </table:table-cell>
          <table:table-cell/>
        </table:table-row>
        <table:table-row table:style-name="ro3">
          <table:table-cell office:value-type="string" calcext:value-type="string">
            <text:p>Hauptstraße 120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r Putzbau, um 1900</text:p>
          </table:table-cell>
          <table:table-cell/>
        </table:table-row>
        <table:table-row table:style-name="ro3">
          <table:table-cell office:value-type="string" calcext:value-type="string">
            <text:p>Hauptstraße 123 , 125, 127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ehem. Hotel Westend, dreigeschossiger, dreiteiliger Putzbau, Jugendstil, um 1900; Anbau: sog. Barocksaal (ehem. Speisesaal), pilastergegliederter Saalbau mit Mansardwalmdach, im Innern reiche neubarocke Stuckdekoration und Voutendecke</text:p>
          </table:table-cell>
          <table:table-cell/>
        </table:table-row>
        <table:table-row table:style-name="ro3">
          <table:table-cell office:value-type="string" calcext:value-type="string">
            <text:p>Hauptstraße 128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Putzbau, tlw. Backstein bez. Fachwerk, um 1900</text:p>
          </table:table-cell>
          <table:table-cell/>
        </table:table-row>
        <table:table-row table:style-name="ro3">
          <table:table-cell office:value-type="string" calcext:value-type="string">
            <text:p>Hauptstraße 142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acksteinvilla, Mansarddach, um 1900</text:p>
          </table:table-cell>
          <table:table-cell/>
        </table:table-row>
        <table:table-row table:style-name="ro3">
          <table:table-cell office:value-type="string" calcext:value-type="string">
            <text:p>Hauptstraße 149 /15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neubarockes Doppelhaus, tlw. Backstein</text:p>
          </table:table-cell>
          <table:table-cell/>
        </table:table-row>
        <table:table-row table:style-name="ro3">
          <table:table-cell office:value-type="string" calcext:value-type="string">
            <text:p>Hauptstraße/ Ecke Jesuiten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Wegekapelle, neugotisch, 1903, Kreuzigungsgruppe, bez. 1536</text:p>
          </table:table-cell>
          <table:table-cell/>
        </table:table-row>
        <table:table-row table:style-name="ro3">
          <table:table-cell office:value-type="string" calcext:value-type="string">
            <text:p>Heer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Grabkreuz, bez. 1678</text:p>
          </table:table-cell>
          <table:table-cell/>
        </table:table-row>
        <table:table-row table:style-name="ro3">
          <table:table-cell office:value-type="string" calcext:value-type="string">
            <text:p>Heerstraße 12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villenartiges Wohnhaus, 1906</text:p>
          </table:table-cell>
          <table:table-cell/>
        </table:table-row>
        <table:table-row table:style-name="ro3">
          <table:table-cell office:value-type="string" calcext:value-type="string">
            <text:p>Heerstraße/ Ecke Berg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Wegekreuz, Nischentyp, bez. 1724</text:p>
          </table:table-cell>
          <table:table-cell/>
        </table:table-row>
        <table:table-row table:style-name="ro3">
          <table:table-cell office:value-type="string" calcext:value-type="string">
            <text:p>Heerstraße/ Ecke Haupt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Wegekreuz, 17. Jh.</text:p>
          </table:table-cell>
          <table:table-cell/>
        </table:table-row>
        <table:table-row table:style-name="ro3">
          <table:table-cell office:value-type="string" calcext:value-type="string">
            <text:p>Kreuzstraße 32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r Putzbau, bez. 1905</text:p>
          </table:table-cell>
          <table:table-cell/>
        </table:table-row>
        <table:table-row table:style-name="ro3">
          <table:table-cell office:value-type="string" calcext:value-type="string">
            <text:p>Kreuzstraße/ Platz an der Lind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Wegekreuz, Nischentyp, bez. 1758</text:p>
          </table:table-cell>
          <table:table-cell/>
        </table:table-row>
        <table:table-row table:style-name="ro3">
          <table:table-cell office:value-type="string" calcext:value-type="string">
            <text:p>Kurgartenenstraße,, Kurbezirk (Denkmalzone)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Kurpark (Kurgartenstraße), Kurhaus (Felix- Rütten-Straße o. Nr.), ehem. Kurhotel (Kurgartenstraße 1) und Thermal-Badehaus (neben Kurgartenstraße 1)</text:p>
          </table:table-cell>
          <table:table-cell/>
        </table:table-row>
        <table:table-row table:style-name="ro3">
          <table:table-cell office:value-type="string" calcext:value-type="string">
            <text:p>Kurgartenstraße,, Kurpark (Denkmalzone)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Englische Parkanlage, Entwurf und erste Arbeiten von Peter Josef von Lenné 1856-63, Abschluss durch August Lenné, 1863-73, auf die Entwürfe gehen die Partien um die Alleen, der westliche Bereich an der Ahr bis zum Ende der Allee, der westliche Annex und weitere kleinere Flächen im Westen zurück; zugehörig Abschnitt einer gusseisernen Wandelhalle, um 1908, Rest der ersten Kuranlage; an der Kurgartenstraße Kuranlagen in Formen des Bauhauses nach Entwurf von Hermann Weiser, 1927, ausgeführt 1934 und 1936/38, bestehend aus großer Konzert- bzw. Trinkhalle mit drehbarer Orchestermuschel, kleiner Trinkhalle, Wandelgang mit Läden entlang der Kurgartenstraße, Kolonnaden, darin integriert neue Brunnenhalle, 1957</text:p>
          </table:table-cell>
          <table:table-cell/>
        </table:table-row>
        <table:table-row table:style-name="ro3">
          <table:table-cell office:value-type="string" calcext:value-type="string">
            <text:p>Kurgartenstraße 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repräsentativer Hotelkomplex; vom Kurhotel erhalten der westliche neubarocke Erweiterungsbau von 1903/04 und der Ostbau, 1913/14 nach Plänen von Moritz, viergeschossiger Putzbau mit Mansarddach und hohem Mittelturm;</text:p>
          </table:table-cell>
          <table:table-cell/>
        </table:table-row>
        <table:table-row table:style-name="ro3">
          <table:table-cell office:value-type="string" calcext:value-type="string">
            <text:p>(neben) Kurgartenstraße 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Thermal-Badehaus, eineinhalbgeschossiger klassizistischer Putzbau, 1899-1901</text:p>
          </table:table-cell>
          <table:table-cell/>
        </table:table-row>
        <table:table-row table:style-name="ro3">
          <table:table-cell office:value-type="string" calcext:value-type="string">
            <text:p>Landgrafenstraße 9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s Wohn- und Geschäftshaus, Jugendstil</text:p>
          </table:table-cell>
          <table:table-cell/>
        </table:table-row>
        <table:table-row table:style-name="ro3">
          <table:table-cell office:value-type="string" calcext:value-type="string">
            <text:p>Lerchenweg,, Jüdischer Friedhof (Denkmalzone)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Trauerhalle: Backsteinbau mit Hufeisenbogeneingang, um 1910; 43 Grabsteine 1900-1953</text:p>
          </table:table-cell>
          <table:table-cell/>
        </table:table-row>
        <table:table-row table:style-name="ro3">
          <table:table-cell office:value-type="string" calcext:value-type="string">
            <text:p>Lindenstraße 3 /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Villa Maria, zweigeschossiger Putzbau, um 1910</text:p>
          </table:table-cell>
          <table:table-cell/>
        </table:table-row>
        <table:table-row table:style-name="ro3">
          <table:table-cell office:value-type="string" calcext:value-type="string">
            <text:p>Lindenstraße 9 /10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zwei dreigeschossige Kurhotel, bez. 1906</text:p>
          </table:table-cell>
          <table:table-cell/>
        </table:table-row>
        <table:table-row table:style-name="ro3">
          <table:table-cell office:value-type="string" calcext:value-type="string">
            <text:p>Mittelstraße 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eethovenhaus, Putzbau, bez. 1771, Zwerchhaus 1930er Jahre</text:p>
          </table:table-cell>
          <table:table-cell/>
        </table:table-row>
        <table:table-row table:style-name="ro3">
          <table:table-cell office:value-type="string" calcext:value-type="string">
            <text:p>Mittelstraße 46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Fachwerkhaus, bez. 1834</text:p>
          </table:table-cell>
          <table:table-cell/>
        </table:table-row>
        <table:table-row table:style-name="ro3">
          <table:table-cell office:value-type="string" calcext:value-type="string">
            <text:p>Oberstraße 2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zweiflügelige spätklassizistische Villa, achteckiger Eckturm, um 1860/70, Aufstockung 1898; Gesamtanlage mit Garten</text:p>
          </table:table-cell>
          <table:table-cell/>
        </table:table-row>
        <table:table-row table:style-name="ro3">
          <table:table-cell office:value-type="string" calcext:value-type="string">
            <text:p>Poststraße 30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geschossiger neugotischer Putzbau, bez. 1894</text:p>
          </table:table-cell>
          <table:table-cell/>
        </table:table-row>
        <table:table-row table:style-name="ro3">
          <table:table-cell office:value-type="string" calcext:value-type="string">
            <text:p>Schweizer Straße 19 /19a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U-förmige Villenanlage; Fachwerkbau, tlw. massiv, 2. Hälfte 19. Jh.; Gesamtanlage mit Garten</text:p>
          </table:table-cell>
          <table:table-cell/>
        </table:table-row>
        <table:table-row table:style-name="ro3">
          <table:table-cell office:value-type="string" calcext:value-type="string">
            <text:p>Sebastianstraße/ Ecke Weinberg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Wegekreuz, Nischentyp, bez. 1724</text:p>
          </table:table-cell>
          <table:table-cell/>
        </table:table-row>
        <table:table-row table:style-name="ro3">
          <table:table-cell office:value-type="string" calcext:value-type="string">
            <text:p>Teichstraße 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Fachwerkhaus, Walmdach, 18. Jh.</text:p>
          </table:table-cell>
          <table:table-cell/>
        </table:table-row>
        <table:table-row table:style-name="ro3">
          <table:table-cell office:value-type="string" calcext:value-type="string">
            <text:p>Telegrafenstraße 9 -13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drei Jugendstilbauten, um 1900/10</text:p>
          </table:table-cell>
          <table:table-cell/>
        </table:table-row>
        <table:table-row table:style-name="ro3">
          <table:table-cell office:value-type="string" calcext:value-type="string">
            <text:p>Telegrafenstraße 32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Putzbau, Neurenaissance, bez. 1903</text:p>
          </table:table-cell>
          <table:table-cell/>
        </table:table-row>
        <table:table-row table:style-name="ro3">
          <table:table-cell office:value-type="string" calcext:value-type="string">
            <text:p>Uhland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Türsturz, bez. 1697; Stein, 1882</text:p>
          </table:table-cell>
          <table:table-cell/>
        </table:table-row>
        <table:table-row table:style-name="ro3">
          <table:table-cell office:value-type="string" calcext:value-type="string">
            <text:p>Uhlandstraße 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Fachwerkhaus, bez. 1835</text:p>
          </table:table-cell>
          <table:table-cell/>
        </table:table-row>
        <table:table-row table:style-name="ro3">
          <table:table-cell office:value-type="string" calcext:value-type="string">
            <text:p>Willibrordusstraße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ildstock, gehört zum Kreuzweg am Friedhof</text:p>
          </table:table-cell>
          <table:table-cell/>
        </table:table-row>
        <table:table-row table:style-name="ro3">
          <table:table-cell office:value-type="string" calcext:value-type="string">
            <text:p>Willibrordusstraße 1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ehem. Rentmeistereihof der Kurpfälzer, hakenförmiger zweiteiliger Putzbau, Walm- bzw. Mansardwalmdach, 1710 und 1719/20</text:p>
          </table:table-cell>
          <table:table-cell/>
        </table:table-row>
        <table:table-row table:style-name="ro3">
          <table:table-cell office:value-type="string" calcext:value-type="string">
            <text:p>Wolfgang-Müller-Straße 4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Putzbau, bez. 1904</text:p>
          </table:table-cell>
          <table:table-cell/>
        </table:table-row>
        <table:table-row table:style-name="ro3">
          <table:table-cell office:value-type="string" calcext:value-type="string">
            <text:p>Apollinarisbrunnen, an der B 266 Richtung Heppingen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Backsteinbau, angrenzend hakenförmige Anlage, Brunnenanlage, Ende 19. Jh.</text:p>
          </table:table-cell>
          <table:table-cell/>
        </table:table-row>
        <table:table-row table:style-name="ro3">
          <table:table-cell office:value-type="string" calcext:value-type="string">
            <text:p>Grabkreuz, nördlich von Bad Neuenahr</text:p>
          </table:table-cell>
          <table:table-cell office:value-type="string" calcext:value-type="string">
            <text:p>Bad Neuenahr-Ahrweiler – Bad Neuenahr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Kapelle St. Hubertus, Hubertusstraße</text:p>
          </table:table-cell>
          <table:table-cell office:value-type="string" calcext:value-type="string">
            <text:p>Bad Neuenahr-Ahrweiler – Ehlingen</text:p>
          </table:table-cell>
          <table:table-cell office:value-type="string" calcext:value-type="string">
            <text:p>Chor wohl romanisch, Schiff Mitte 17. Jh. und 1773; fünf Kreuze, 18. Jh.</text:p>
          </table:table-cell>
          <table:table-cell/>
        </table:table-row>
        <table:table-row table:style-name="ro3">
          <table:table-cell office:value-type="string" calcext:value-type="string">
            <text:p>Bodendorfer Straße 2</text:p>
          </table:table-cell>
          <table:table-cell office:value-type="string" calcext:value-type="string">
            <text:p>Bad Neuenahr-Ahrweiler – Ehlingen</text:p>
          </table:table-cell>
          <table:table-cell office:value-type="string" calcext:value-type="string">
            <text:p>ehem. Zehnthof, Fachwerkhaus, Ständerbau, Krüppelwalmdach, 17./18. Jh., Torbogen bez. 1711; Gesamtanlage</text:p>
          </table:table-cell>
          <table:table-cell/>
        </table:table-row>
        <table:table-row table:style-name="ro3">
          <table:table-cell office:value-type="string" calcext:value-type="string">
            <text:p>Bildstock, östlich von Ehlingen</text:p>
          </table:table-cell>
          <table:table-cell office:value-type="string" calcext:value-type="string">
            <text:p>Bad Neuenahr-Ahrweiler – Ehlingen</text:p>
          </table:table-cell>
          <table:table-cell office:value-type="string" calcext:value-type="string">
            <text:p>barockes Dreifaltigkeitsrelief, bez. 1737</text:p>
          </table:table-cell>
          <table:table-cell/>
        </table:table-row>
        <table:table-row table:style-name="ro3">
          <table:table-cell office:value-type="string" calcext:value-type="string">
            <text:p>Wegekreuz, südlich von Ehlingen</text:p>
          </table:table-cell>
          <table:table-cell office:value-type="string" calcext:value-type="string">
            <text:p>Bad Neuenahr-Ahrweiler – Ehlingen</text:p>
          </table:table-cell>
          <table:table-cell office:value-type="string" calcext:value-type="string">
            <text:p>bez. 1782</text:p>
          </table:table-cell>
          <table:table-cell/>
        </table:table-row>
        <table:table-row table:style-name="ro3">
          <table:table-cell office:value-type="string" calcext:value-type="string">
            <text:p>Bonner Straße 52</text:p>
          </table:table-cell>
          <table:table-cell office:value-type="string" calcext:value-type="string">
            <text:p>Bad Neuenahr-Ahrweiler – Gimmingen</text:p>
          </table:table-cell>
          <table:table-cell office:value-type="string" calcext:value-type="string">
            <text:p>Fachwerkhaus, bez. 1701</text:p>
          </table:table-cell>
          <table:table-cell/>
        </table:table-row>
        <table:table-row table:style-name="ro3">
          <table:table-cell office:value-type="string" calcext:value-type="string">
            <text:p>(zwischen) Kapellenstraße 11 und 15</text:p>
          </table:table-cell>
          <table:table-cell office:value-type="string" calcext:value-type="string">
            <text:p>Bad Neuenahr-Ahrweiler – Gimmingen</text:p>
          </table:table-cell>
          <table:table-cell office:value-type="string" calcext:value-type="string">
            <text:p>Kapelle St. Cosmas, Damian und Katharina, Chor, Mitte 14. Jh., Langhaus, 18. Jh.</text:p>
          </table:table-cell>
          <table:table-cell/>
        </table:table-row>
        <table:table-row table:style-name="ro3">
          <table:table-cell office:value-type="string" calcext:value-type="string">
            <text:p>Wegekreuz, nordöstlich von Gimmigen</text:p>
          </table:table-cell>
          <table:table-cell office:value-type="string" calcext:value-type="string">
            <text:p>Bad Neuenahr-Ahrweiler – Gimmingen</text:p>
          </table:table-cell>
          <table:table-cell office:value-type="string" calcext:value-type="string">
            <text:p>bez. 1732</text:p>
          </table:table-cell>
          <table:table-cell/>
        </table:table-row>
        <table:table-row table:style-name="ro3">
          <table:table-cell office:value-type="string" calcext:value-type="string">
            <text:p>Kapelle St. Antonius Eremit, Mühlenstraße/ Ecke Ernst-Thrasolt-Straße</text:p>
          </table:table-cell>
          <table:table-cell office:value-type="string" calcext:value-type="string">
            <text:p>Bad Neuenahr-Ahrweiler – Green</text:p>
          </table:table-cell>
          <table:table-cell office:value-type="string" calcext:value-type="string">
            <text:p>Saalbau, Backstein, um 1900; Bogen des Vorgängers, bez. 1628</text:p>
          </table:table-cell>
          <table:table-cell/>
        </table:table-row>
        <table:table-row table:style-name="ro3">
          <table:table-cell office:value-type="string" calcext:value-type="string">
            <text:p>Ehlingerstraße/ Ecke Ernst-Thrasolt-Straße</text:p>
          </table:table-cell>
          <table:table-cell office:value-type="string" calcext:value-type="string">
            <text:p>Bad Neuenahr-Ahrweiler – Green</text:p>
          </table:table-cell>
          <table:table-cell office:value-type="string" calcext:value-type="string">
            <text:p>Wegekapelle, neubarocker Walmdachbau, um 1910</text:p>
          </table:table-cell>
          <table:table-cell/>
        </table:table-row>
        <table:table-row table:style-name="ro3">
          <table:table-cell office:value-type="string" calcext:value-type="string">
            <text:p>(bei) Nikolaus-Bahles-Straße 9</text:p>
          </table:table-cell>
          <table:table-cell office:value-type="string" calcext:value-type="string">
            <text:p>Bad Neuenahr-Ahrweiler – Green</text:p>
          </table:table-cell>
          <table:table-cell office:value-type="string" calcext:value-type="string">
            <text:p>Grabkreuz, 1620 (?)</text:p>
          </table:table-cell>
          <table:table-cell/>
        </table:table-row>
        <table:table-row table:style-name="ro3">
          <table:table-cell office:value-type="string" calcext:value-type="string">
            <text:p>Kath. Pfarrkirche St. Mauritius, Bachstraße 20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spätromanische Pfeilerbasilika, Mitte bis 3. Viertel 13. Jh., 1960/61 Anbau und separater Turm, Architekt Otto Vogel, Trier; außen: elf Grabkreuze, 1614 und 1622, überwiegend 18. Jh.</text:p>
          </table:table-cell>
          <table:table-cell/>
        </table:table-row>
        <table:table-row table:style-name="ro3">
          <table:table-cell office:value-type="string" calcext:value-type="string">
            <text:p>Ortsbefestigung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Westtor, um 1400, kleiner Mauerteil, historische Torstube; Reste des Südtors</text:p>
          </table:table-cell>
          <table:table-cell/>
        </table:table-row>
        <table:table-row table:style-name="ro3">
          <table:table-cell office:value-type="string" calcext:value-type="string">
            <text:p>Bachstraße 3 /5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ehem. Zehnthaus, Treppenturm, bez. 1762, Fachwerk 16. Jh.</text:p>
          </table:table-cell>
          <table:table-cell/>
        </table:table-row>
        <table:table-row table:style-name="ro3">
          <table:table-cell office:value-type="string" calcext:value-type="string">
            <text:p>Bachstraße 10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Bachstraße 14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Krüppelwalmdachbau, bez. 1772</text:p>
          </table:table-cell>
          <table:table-cell/>
        </table:table-row>
        <table:table-row table:style-name="ro3">
          <table:table-cell office:value-type="string" calcext:value-type="string">
            <text:p>Bachstraße 47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Fachwerkhaus, 16. Jh. (?), Fachwerkschuppen, Ständerbau, Drempel 19. Jh.</text:p>
          </table:table-cell>
          <table:table-cell/>
        </table:table-row>
        <table:table-row table:style-name="ro3">
          <table:table-cell office:value-type="string" calcext:value-type="string">
            <text:p>Ehlinger Straße, Friedhof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Kriegerdenkmal, Engel mit Soldat</text:p>
          </table:table-cell>
          <table:table-cell/>
        </table:table-row>
        <table:table-row table:style-name="ro3">
          <table:table-cell office:value-type="string" calcext:value-type="string">
            <text:p>Göppinger Straße/ Ecke Ringstraße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Wegekapelle; Saalbau, Backstein, um 1900; Wegekreuzfragment, bez. 1802</text:p>
          </table:table-cell>
          <table:table-cell/>
        </table:table-row>
        <table:table-row table:style-name="ro3">
          <table:table-cell office:value-type="string" calcext:value-type="string">
            <text:p>Grabenstraße 44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Backhaus, Barocktür</text:p>
          </table:table-cell>
          <table:table-cell/>
        </table:table-row>
        <table:table-row table:style-name="ro3">
          <table:table-cell office:value-type="string" calcext:value-type="string">
            <text:p>Heldenstraße/ Ecke Bachstraße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Kapelle, neubarocker Mansardwalmdachbau, bez. 1923</text:p>
          </table:table-cell>
          <table:table-cell/>
        </table:table-row>
        <table:table-row table:style-name="ro3">
          <table:table-cell office:value-type="string" calcext:value-type="string">
            <text:p>Johannisstraße 38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Landskroner Straße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Weinbergshaus, eingeschossiger Putzbau, säulengetragener Vorbau, Bruchsteintorbogen bez. 185</text:p>
          </table:table-cell>
          <table:table-cell/>
        </table:table-row>
        <table:table-row table:style-name="ro3">
          <table:table-cell office:value-type="string" calcext:value-type="string">
            <text:p>Landskroner Straße 1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Bahnhof, gegen 1888; Fachwerkbau, tlw. massiv, Fachwerk-Verladehalle</text:p>
          </table:table-cell>
          <table:table-cell/>
        </table:table-row>
        <table:table-row table:style-name="ro3">
          <table:table-cell office:value-type="string" calcext:value-type="string">
            <text:p>Ringstraße/ Ecke Ehlinger Straße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Kapelle, Saalbau, Backstein, bez. 1897</text:p>
          </table:table-cell>
          <table:table-cell/>
        </table:table-row>
        <table:table-row table:style-name="ro3">
          <table:table-cell office:value-type="string" calcext:value-type="string">
            <text:p>Wegekreuz, Idienstraße</text:p>
          </table:table-cell>
          <table:table-cell office:value-type="string" calcext:value-type="string">
            <text:p>Bad Neuenahr-Ahrweiler – Heinersheim</text:p>
          </table:table-cell>
          <table:table-cell office:value-type="string" calcext:value-type="string">
            <text:p>18.Jh., Arma Christi</text:p>
          </table:table-cell>
          <table:table-cell/>
        </table:table-row>
        <table:table-row table:style-name="ro3">
          <table:table-cell office:value-type="string" calcext:value-type="string">
            <text:p>Josefskapelle, Landskroner Straße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neugotischer Backsteinbau, um 1900</text:p>
          </table:table-cell>
          <table:table-cell/>
        </table:table-row>
        <table:table-row table:style-name="ro3">
          <table:table-cell office:value-type="string" calcext:value-type="string">
            <text:p>Kath. Pfarrkirche Martin, Landskroner Straße 101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neugotischer Saalbau, bez. 1904, Architekt Peter Marx, Trier</text:p>
          </table:table-cell>
          <table:table-cell/>
        </table:table-row>
        <table:table-row table:style-name="ro3">
          <table:table-cell office:value-type="string" calcext:value-type="string">
            <text:p>Burgstraße 12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Burgstraße 27 /29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Fachwerkhaus, tlw. massiv, bez. 1839</text:p>
          </table:table-cell>
          <table:table-cell/>
        </table:table-row>
        <table:table-row table:style-name="ro3">
          <table:table-cell office:value-type="string" calcext:value-type="string">
            <text:p>Burgstraße 30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Heppinger Hof; barocker Walmdachbau, bez. 1710; Gesamtanlage mit Mauer, Hoftor, etc.</text:p>
          </table:table-cell>
          <table:table-cell/>
        </table:table-row>
        <table:table-row table:style-name="ro3">
          <table:table-cell office:value-type="string" calcext:value-type="string">
            <text:p>Landskroner Straße 43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Putzbau, 1852</text:p>
          </table:table-cell>
          <table:table-cell/>
        </table:table-row>
        <table:table-row table:style-name="ro3">
          <table:table-cell office:value-type="string" calcext:value-type="string">
            <text:p>Landskroner Straße 52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ehem. Apollinarisbrunnen, eineinhalbgeschossiger klassizistischer Walmdachbau, 1830, Gartenanlage; Gesamtanlage</text:p>
          </table:table-cell>
          <table:table-cell/>
        </table:table-row>
        <table:table-row table:style-name="ro3">
          <table:table-cell office:value-type="string" calcext:value-type="string">
            <text:p>Landskronerstraße/ Ecke Schulstraße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Wegekapelle, Pyramidaldach</text:p>
          </table:table-cell>
          <table:table-cell/>
        </table:table-row>
        <table:table-row table:style-name="ro3">
          <table:table-cell office:value-type="string" calcext:value-type="string">
            <text:p>Schulstraße 2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Hofanlage; Fachwerkhaus, 19. Jh.</text:p>
          </table:table-cell>
          <table:table-cell/>
        </table:table-row>
        <table:table-row table:style-name="ro3">
          <table:table-cell office:value-type="string" calcext:value-type="string">
            <text:p>Ahrbrücke</text:p>
          </table:table-cell>
          <table:table-cell office:value-type="string" calcext:value-type="string">
            <text:p>Bad Neuenahr-Ahrweiler – Heppingen</text:p>
          </table:table-cell>
          <table:table-cell office:value-type="string" calcext:value-type="string">
            <text:p>vierbogige Brücke, Backstein, 1897</text:p>
          </table:table-cell>
          <table:table-cell/>
        </table:table-row>
        <table:table-row table:style-name="ro3">
          <table:table-cell office:value-type="string" calcext:value-type="string">
            <text:p>Kath. Pfarrkirche St. Lambertus, Kirchstraße 25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ehem. Chor, 1. Hälfte 14. Jh., neugotisches Schiff, 1908, Architekt Caspar Clemens Pickel, Düsseldorf; Friedhof: gusseiserne Grabkreuze, 19. Jh.</text:p>
          </table:table-cell>
          <table:table-cell/>
        </table:table-row>
        <table:table-row table:style-name="ro3">
          <table:table-cell office:value-type="string" calcext:value-type="string">
            <text:p>Kirchstraße 6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Pfarrhaus, Mansardwalmdachbau, 18. Jh.; Gesamtanlage mit Garten</text:p>
          </table:table-cell>
          <table:table-cell/>
        </table:table-row>
        <table:table-row table:style-name="ro3">
          <table:table-cell office:value-type="string" calcext:value-type="string">
            <text:p>Kirchstraße/Ecke Brunnenstraße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Wegekreuz, Nischentyp mit Konsole, bez. 1730</text:p>
          </table:table-cell>
          <table:table-cell/>
        </table:table-row>
        <table:table-row table:style-name="ro3">
          <table:table-cell office:value-type="string" calcext:value-type="string">
            <text:p>Scheidskopfstraße 18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Fachwerkhaus, Krüppelwalmdach, 19. Jh.; Gesamtanlage mit Scheune</text:p>
          </table:table-cell>
          <table:table-cell/>
        </table:table-row>
        <table:table-row table:style-name="ro3">
          <table:table-cell office:value-type="string" calcext:value-type="string">
            <text:p>Scheidskopfstraße 24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Kapelle, Landskronener Hof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Fachwerk, Kreuzigungsrelief, 18. Jh.</text:p>
          </table:table-cell>
          <table:table-cell/>
        </table:table-row>
        <table:table-row table:style-name="ro3">
          <table:table-cell office:value-type="string" calcext:value-type="string">
            <text:p>Wegekreuz, östlich von Kirchdaun.</text:p>
          </table:table-cell>
          <table:table-cell office:value-type="string" calcext:value-type="string">
            <text:p>Bad Neuenahr-Ahrweiler – Kirchdaun</text:p>
          </table:table-cell>
          <table:table-cell office:value-type="string" calcext:value-type="string">
            <text:p>bez. 1713</text:p>
          </table:table-cell>
          <table:table-cell/>
        </table:table-row>
        <table:table-row table:style-name="ro3">
          <table:table-cell office:value-type="string" calcext:value-type="string">
            <text:p>Kath. Kapelle St. Peter und Marcellinus, Ritterstraße 16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Chor, Anfang 13. Jh., Saalbau, 17. Jh.; Doppelkreuz, bez. 1754</text:p>
          </table:table-cell>
          <table:table-cell/>
        </table:table-row>
        <table:table-row table:style-name="ro3">
          <table:table-cell office:value-type="string" calcext:value-type="string">
            <text:p>Maria-Hilf-Kapelle, unter der Burg Landskrone 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Saalbau, im Kern romanisch, Westpforte <text:s/>Anfang 13. Jh. </text:p>
          </table:table-cell>
          <table:table-cell/>
        </table:table-row>
        <table:table-row table:style-name="ro3">
          <table:table-cell office:value-type="string" calcext:value-type="string">
            <text:p>Ritterstraße 22 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Fachwerkhaus, tlw. massiv, 18. Jh., <text:s/>Aufstockung 19. Jh., Scheune; Gesamtanlage </text:p>
          </table:table-cell>
          <table:table-cell/>
        </table:table-row>
        <table:table-row table:style-name="ro3">
          <table:table-cell office:value-type="string" calcext:value-type="string">
            <text:p>Bildstock, unterhalb der Ruine Landskrone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bez. 1795</text:p>
          </table:table-cell>
          <table:table-cell/>
        </table:table-row>
        <table:table-row table:style-name="ro3">
          <table:table-cell office:value-type="string" calcext:value-type="string">
            <text:p>Burgruine Landskrone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Mauerreste der 1206 gegründeten, 1682 abgebrochenen Burg</text:p>
          </table:table-cell>
          <table:table-cell/>
        </table:table-row>
        <table:table-row table:style-name="ro3">
          <table:table-cell office:value-type="string" calcext:value-type="string">
            <text:p>Wegekreuz, östlich der Ruine Landskrone</text:p>
          </table:table-cell>
          <table:table-cell office:value-type="string" calcext:value-type="string">
            <text:p>Bad Neuenahr-Ahrweiler – Lohrsdorf</text:p>
          </table:table-cell>
          <table:table-cell office:value-type="string" calcext:value-type="string">
            <text:p>Nischentyp, bez. 1740</text:p>
          </table:table-cell>
          <table:table-cell/>
        </table:table-row>
        <table:table-row table:style-name="ro3">
          <table:table-cell office:value-type="string" calcext:value-type="string">
            <text:p>Kath. Kirche St. Barbara, Mayener Straße 2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neubarocker Bruchsteinsaalbau, 1907, Architekt P. Marx, Trier; in der Kirchhofsmauer Grabkreuze, überwiegend 18./19. Jh., Kapelle in der Mauer.</text:p>
          </table:table-cell>
          <table:table-cell/>
        </table:table-row>
        <table:table-row table:style-name="ro3">
          <table:table-cell office:value-type="string" calcext:value-type="string">
            <text:p>(bei) Forststraße 6 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Kreuz, bez. 1680 </text:p>
          </table:table-cell>
          <table:table-cell/>
        </table:table-row>
        <table:table-row table:style-name="ro3">
          <table:table-cell office:value-type="string" calcext:value-type="string">
            <text:p>Heckenbacher Straße 4 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ehem. Zehnthof (?), Krüppelwalmdachbau, <text:s text:c="2"/>17./18. Jh., Fachwerkscheune; Gesamtanlage </text:p>
          </table:table-cell>
          <table:table-cell/>
        </table:table-row>
        <table:table-row table:style-name="ro3">
          <table:table-cell office:value-type="string" calcext:value-type="string">
            <text:p>Bildstock, an der L 85 Richtung Schalkenbach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Nischentyp, Ende 19. Jh.</text:p>
          </table:table-cell>
          <table:table-cell/>
        </table:table-row>
        <table:table-row table:style-name="ro3">
          <table:table-cell office:value-type="string" calcext:value-type="string">
            <text:p>Bildstock, Am Steiner Kreuz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mit Kreuz</text:p>
          </table:table-cell>
          <table:table-cell/>
        </table:table-row>
        <table:table-row table:style-name="ro3">
          <table:table-cell office:value-type="string" calcext:value-type="string">
            <text:p>Kapelle, Am Steiner Kreuz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kleiner Bruchsteinbau</text:p>
          </table:table-cell>
          <table:table-cell/>
        </table:table-row>
        <table:table-row table:style-name="ro3">
          <table:table-cell office:value-type="string" calcext:value-type="string">
            <text:p>Wegekreuz, südlich von Ramersbach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Nischentyp, bez. 1726</text:p>
          </table:table-cell>
          <table:table-cell/>
        </table:table-row>
        <table:table-row table:style-name="ro3">
          <table:table-cell office:value-type="string" calcext:value-type="string">
            <text:p>Wegekreuz, an der Florianshütte, nordöstlich von Ramersbach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Wegekreuz, an der L 84 Richtung Bad Neuenahr</text:p>
          </table:table-cell>
          <table:table-cell office:value-type="string" calcext:value-type="string">
            <text:p>Bad Neuenahr-Ahrweiler – Ramersbach</text:p>
          </table:table-cell>
          <table:table-cell office:value-type="string" calcext:value-type="string">
            <text:p>Nischentyp, bez. 17??</text:p>
          </table:table-cell>
          <table:table-cell/>
        </table:table-row>
        <table:table-row table:style-name="ro3">
          <table:table-cell office:value-type="string" calcext:value-type="string">
            <text:p>Kath. Kapelle St. Josef, Walporzheimer Straße 118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Saalbau, bez. 1770</text:p>
          </table:table-cell>
          <table:table-cell/>
        </table:table-row>
        <table:table-row table:style-name="ro3">
          <table:table-cell office:value-type="string" calcext:value-type="string">
            <text:p>Neue Domherrenstraße 4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ehem. Bahnhof, 1866; Empfangsgebäude, Schieferbruchstein und Fachwerk, Schweizer Stil; eingeschossiges Nebenhaus, Schieferbruchstein, Fachwerk und Backstein; Gesamtanlage</text:p>
          </table:table-cell>
          <table:table-cell/>
        </table:table-row>
        <table:table-row table:style-name="ro3">
          <table:table-cell office:value-type="string" calcext:value-type="string">
            <text:p>(an) Pützgasse 9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Hochwasserinschrift, bez. 1804</text:p>
          </table:table-cell>
          <table:table-cell/>
        </table:table-row>
        <table:table-row table:style-name="ro3">
          <table:table-cell office:value-type="string" calcext:value-type="string">
            <text:p>Walporzheimer Straße 125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Villa; spätklassizistischer Schieferbruchsteinbau, bez. 1862</text:p>
          </table:table-cell>
          <table:table-cell/>
        </table:table-row>
        <table:table-row table:style-name="ro3">
          <table:table-cell office:value-type="string" calcext:value-type="string">
            <text:p>Walporzheimer Straße 134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Domherrenhof, Weinhaus St. Peter, Putzbau, Anfang 18. Jh., Petrusskulptur; Anbau, bez. 1716 und 1813; rückwärtig Küchenanbau, großes Gartenareal; Gesamtanlage</text:p>
          </table:table-cell>
          <table:table-cell/>
        </table:table-row>
        <table:table-row table:style-name="ro3">
          <table:table-cell office:value-type="string" calcext:value-type="string">
            <text:p>Walporzheimer Straße 163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Hakenhof; Fachwerkhaus, tlw. massiv, 18./19. Jh.</text:p>
          </table:table-cell>
          <table:table-cell/>
        </table:table-row>
        <table:table-row table:style-name="ro3">
          <table:table-cell office:value-type="string" calcext:value-type="string">
            <text:p>Walporzheimer Straße/Ecke Pfaffenbergstraße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Wegekreuz, 18. Jh.</text:p>
          </table:table-cell>
          <table:table-cell/>
        </table:table-row>
        <table:table-row table:style-name="ro3">
          <table:table-cell office:value-type="string" calcext:value-type="string">
            <text:p>Weinbergsterrassen,, nordwestlich von Walporzheim (Denkmalzone)</text:p>
          </table:table-cell>
          <table:table-cell office:value-type="string" calcext:value-type="string">
            <text:p>Bad Neuenahr-Ahrweiler – Walporzheim</text:p>
          </table:table-cell>
          <table:table-cell office:value-type="string" calcext:value-type="string">
            <text:p>stark terrassierte Weinbergslagen, Trockenmauern mit Treppenaufgängen und kleinteilige Terrassen</text:p>
          </table:table-cell>
          <table:table-cell/>
        </table:table-row>
        <table:table-row table:style-name="ro3">
          <table:table-cell office:value-type="string" calcext:value-type="string">
            <text:p>Kath. Pfarrkirche St. Gertrud, Hauptstraße</text:p>
          </table:table-cell>
          <table:table-cell office:value-type="string" calcext:value-type="string">
            <text:p>Bahrweiler</text:p>
          </table:table-cell>
          <table:table-cell office:value-type="string" calcext:value-type="string">
            <text:p>Saalbau, 2. Hälfte 17. Jh., Eingang bez. 1827 (Reparatur); Wegekreuz, bez. 1680; 2 Grabkreuze, 18. Jh., 1777; gusseisernes Kreuz, 19. Jh.</text:p>
          </table:table-cell>
          <table:table-cell/>
        </table:table-row>
        <table:table-row table:style-name="ro3">
          <table:table-cell office:value-type="string" calcext:value-type="string">
            <text:p>Hauptstraße 27</text:p>
          </table:table-cell>
          <table:table-cell office:value-type="string" calcext:value-type="string">
            <text:p>Bahrweiler</text:p>
          </table:table-cell>
          <table:table-cell office:value-type="string" calcext:value-type="string">
            <text:p>Alte Vogtei, Krüppelwalmdachbau, bez. 1770</text:p>
          </table:table-cell>
          <table:table-cell/>
        </table:table-row>
        <table:table-row table:style-name="ro3">
          <table:table-cell office:value-type="string" calcext:value-type="string">
            <text:p>Hauptstraße 38</text:p>
          </table:table-cell>
          <table:table-cell office:value-type="string" calcext:value-type="string">
            <text:p>Bahrweiler</text:p>
          </table:table-cell>
          <table:table-cell office:value-type="string" calcext:value-type="string">
            <text:p>ehem. Schule, Bruchsteinbau, 2. Hälfte 19. Jh.</text:p>
          </table:table-cell>
          <table:table-cell/>
        </table:table-row>
        <table:table-row table:style-name="ro3">
          <table:table-cell office:value-type="string" calcext:value-type="string">
            <text:p>Kreuz, nordwestlich von Barweiler. </text:p>
          </table:table-cell>
          <table:table-cell office:value-type="string" calcext:value-type="string">
            <text:p>Bahrweiler</text:p>
          </table:table-cell>
          <table:table-cell office:value-type="string" calcext:value-type="string">
            <text:p>bez. 1740 </text:p>
          </table:table-cell>
          <table:table-cell/>
        </table:table-row>
        <table:table-row table:style-name="ro3">
          <table:table-cell office:value-type="string" calcext:value-type="string">
            <text:p>kath. St. Georgs-Kapelle</text:p>
          </table:table-cell>
          <table:table-cell office:value-type="string" calcext:value-type="string">
            <text:p>Bauler</text:p>
          </table:table-cell>
          <table:table-cell office:value-type="string" calcext:value-type="string">
            <text:p>Saalbau, bez. 1700</text:p>
          </table:table-cell>
          <table:table-cell/>
        </table:table-row>
        <table:table-row table:style-name="ro3">
          <table:table-cell office:value-type="string" calcext:value-type="string">
            <text:p>Kath. Kirche St. Antonius, Am Kirchplatz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aalbau, 18. Jh. Erweiterung 1948/49</text:p>
          </table:table-cell>
          <table:table-cell/>
        </table:table-row>
        <table:table-row table:style-name="ro3">
          <table:table-cell office:value-type="string" calcext:value-type="string">
            <text:p>Rheinbacher Straße 19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Forsthaus Weisserath, südöstlich des Ortes Richtung Altenahr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Fachwerkscheune, tlw. massiv, Krüppelwalmdach, wohl 19. Jh.</text:p>
          </table:table-cell>
          <table:table-cell/>
        </table:table-row>
        <table:table-row table:style-name="ro3">
          <table:table-cell office:value-type="string" calcext:value-type="string">
            <text:p>Kath. Kirche St. Nikolaus, Dorfstraße</text:p>
          </table:table-cell>
          <table:table-cell office:value-type="string" calcext:value-type="string">
            <text:p>Berg - Burg Vischel</text:p>
          </table:table-cell>
          <table:table-cell office:value-type="string" calcext:value-type="string">
            <text:p>Chor, wohl 1. Hälfte 13. Jh., Schiff 1573 und 18. Jh., sog. Wolf-Metternich-Kapelle, 1905; Gesamtanlage mit Friedhof</text:p>
          </table:table-cell>
          <table:table-cell/>
        </table:table-row>
        <table:table-row table:style-name="ro3">
          <table:table-cell office:value-type="string" calcext:value-type="string">
            <text:p>Dorfstraße 4 </text:p>
          </table:table-cell>
          <table:table-cell office:value-type="string" calcext:value-type="string">
            <text:p>Berg - Burg Vischel</text:p>
          </table:table-cell>
          <table:table-cell table:style-name="ce1" office:value-type="string" calcext:value-type="string">
            <text:p>sog. Burg, Walmdachbau, 1829, Fachwerk- <text:s/>bzw. Massiv-Ökonomiebauten, Brücke, Wassergraben </text:p>
          </table:table-cell>
          <table:table-cell/>
        </table:table-row>
        <table:table-row table:style-name="ro3">
          <table:table-cell office:value-type="string" calcext:value-type="string">
            <text:p>Kath. Kirche St. Rochus und Sebastian, Münstereifeler Straße</text:p>
          </table:table-cell>
          <table:table-cell office:value-type="string" calcext:value-type="string">
            <text:p>Berg - Freisheim </text:p>
          </table:table-cell>
          <table:table-cell office:value-type="string" calcext:value-type="string">
            <text:p>Saalbau, 1923/24, Architekt Wildemann, Bonn</text:p>
          </table:table-cell>
          <table:table-cell/>
        </table:table-row>
        <table:table-row table:style-name="ro3">
          <table:table-cell office:value-type="string" calcext:value-type="string">
            <text:p>Am Eicherbusch 1</text:p>
          </table:table-cell>
          <table:table-cell office:value-type="string" calcext:value-type="string">
            <text:p>Berg - Freisheim </text:p>
          </table:table-cell>
          <table:table-cell office:value-type="string" calcext:value-type="string">
            <text:p>Fachwerkhaus, Aufstockung wohl 19. Jh.</text:p>
          </table:table-cell>
          <table:table-cell/>
        </table:table-row>
        <table:table-row table:style-name="ro3">
          <table:table-cell office:value-type="string" calcext:value-type="string">
            <text:p>Kath. Kirche St. Quirinus, Kirchenstraße</text:p>
          </table:table-cell>
          <table:table-cell office:value-type="string" calcext:value-type="string">
            <text:p>Berg - Krälingen</text:p>
          </table:table-cell>
          <table:table-cell office:value-type="string" calcext:value-type="string">
            <text:p>Saalbau, 18. Jh., Erweiterung um 1910</text:p>
          </table:table-cell>
          <table:table-cell/>
        </table:table-row>
        <table:table-row table:style-name="ro3">
          <table:table-cell office:value-type="string" calcext:value-type="string">
            <text:p>Ahrstraße 21</text:p>
          </table:table-cell>
          <table:table-cell office:value-type="string" calcext:value-type="string">
            <text:p>Berg - Krälingen</text:p>
          </table:table-cell>
          <table:table-cell office:value-type="string" calcext:value-type="string">
            <text:p>Hofreite; Fachwerkhaus, um 1800, Scheune/Ställe etc.</text:p>
          </table:table-cell>
          <table:table-cell/>
        </table:table-row>
        <table:table-row table:style-name="ro3">
          <table:table-cell office:value-type="string" calcext:value-type="string">
            <text:p>Ahrstraße 35</text:p>
          </table:table-cell>
          <table:table-cell office:value-type="string" calcext:value-type="string">
            <text:p>Berg - Krälingen</text:p>
          </table:table-cell>
          <table:table-cell office:value-type="string" calcext:value-type="string">
            <text:p>Hofanlage; Fachwerkhaus, um 1800</text:p>
          </table:table-cell>
          <table:table-cell/>
        </table:table-row>
        <table:table-row table:style-name="ro3">
          <table:table-cell office:value-type="string" calcext:value-type="string">
            <text:p>Ahrstraße 79</text:p>
          </table:table-cell>
          <table:table-cell office:value-type="string" calcext:value-type="string">
            <text:p>Berg - Krälingen</text:p>
          </table:table-cell>
          <table:table-cell office:value-type="string" calcext:value-type="string">
            <text:p>Fachwerkhaus eines Hakenhofes, wohl 18. Jh., Scheune</text:p>
          </table:table-cell>
          <table:table-cell/>
        </table:table-row>
        <table:table-row table:style-name="ro3">
          <table:table-cell office:value-type="string" calcext:value-type="string">
            <text:p>Kath. Kapelle St. Silvester, Kapellenstraße 9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neugotischer Saalbau, 1887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Wegekreuz, bez. 1700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Wegekreuz, Nischentyp, bez. 1780</text:p>
          </table:table-cell>
          <table:table-cell/>
        </table:table-row>
        <table:table-row table:style-name="ro3">
          <table:table-cell office:value-type="string" calcext:value-type="string">
            <text:p>Zissener Weg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Wegekreuz, Nischentyp, bez. 1727</text:p>
          </table:table-cell>
          <table:table-cell/>
        </table:table-row>
        <table:table-row table:style-name="ro3">
          <table:table-cell office:value-type="string" calcext:value-type="string">
            <text:p>Grabkreuz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bez. 1885</text:p>
          </table:table-cell>
          <table:table-cell/>
        </table:table-row>
        <table:table-row table:style-name="ro3">
          <table:table-cell office:value-type="string" calcext:value-type="string">
            <text:p>Wegekreuz, in der Nähe des Appentaler Hofs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Nischentyp, bez. 1607</text:p>
          </table:table-cell>
          <table:table-cell/>
        </table:table-row>
        <table:table-row table:style-name="ro3">
          <table:table-cell office:value-type="string" calcext:value-type="string">
            <text:p>Wegekreuzfragment, in der Nähe des Appentaler Hofs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Nischentyp, bez. 1766</text:p>
          </table:table-cell>
          <table:table-cell/>
        </table:table-row>
        <table:table-row table:style-name="ro3">
          <table:table-cell office:value-type="string" calcext:value-type="string">
            <text:p>Burg Brohleck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Schloss Augustaburg, späthistoristische Gebäudegruppe, L-förmig verzogene Anlage, Tuffquader- und Putzbauten, mittig Fachwerktrakt</text:p>
          </table:table-cell>
          <table:table-cell/>
        </table:table-row>
        <table:table-row table:style-name="ro3">
          <table:table-cell office:value-type="string" calcext:value-type="string">
            <text:p>Kath. Pfarrkirche St. Johann Baptist, Josef- Leusch-Straße 47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neugotische Hallenkirche, Basaltquader, 1888- 91, Architekt Casper Clemens Pickel, Düsseldorf</text:p>
          </table:table-cell>
          <table:table-cell/>
        </table:table-row>
        <table:table-row table:style-name="ro3">
          <table:table-cell office:value-type="string" calcext:value-type="string">
            <text:p>Am Braunsberg/Ecke Lützinger Straße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Heiligenhäuschen, Saalbau, evtl. 19. Jh.; drei große Linden</text:p>
          </table:table-cell>
          <table:table-cell/>
        </table:table-row>
        <table:table-row table:style-name="ro3">
          <table:table-cell office:value-type="string" calcext:value-type="string">
            <text:p>(bei) Artilleriestraße 17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preußischer Ganzmeilenstein, Obelisk mit seitlicher Sitzbank, gußeiserner Adler, 1820</text:p>
          </table:table-cell>
          <table:table-cell/>
        </table:table-row>
        <table:table-row table:style-name="ro3">
          <table:table-cell office:value-type="string" calcext:value-type="string">
            <text:p>Bahnhofstraße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Tenderlokomotive 11sm, letzte erhaltene Dampflokomotive der Brohltalbahn, 1906 von Firma Humboldt in Köln-Kalk gebaut</text:p>
          </table:table-cell>
          <table:table-cell/>
        </table:table-row>
        <table:table-row table:style-name="ro3">
          <table:table-cell office:value-type="string" calcext:value-type="string">
            <text:p>Brohltalstraße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Betriebsgelände Brohler Wellpappe, Eingang, Putzbau 30er Jahre; Direktionshaus, dreigeschossiger Krüppelwalmdachbau</text:p>
          </table:table-cell>
          <table:table-cell/>
        </table:table-row>
        <table:table-row table:style-name="ro3">
          <table:table-cell office:value-type="string" calcext:value-type="string">
            <text:p>Josef-Leusch-Straße 1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Wohnhaus, Rustika und Backstein, bez. 1901</text:p>
          </table:table-cell>
          <table:table-cell/>
        </table:table-row>
        <table:table-row table:style-name="ro3">
          <table:table-cell office:value-type="string" calcext:value-type="string">
            <text:p>(an) Josef-Leusch-Straße 3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Neurenaissane-Nische</text:p>
          </table:table-cell>
          <table:table-cell/>
        </table:table-row>
        <table:table-row table:style-name="ro3">
          <table:table-cell office:value-type="string" calcext:value-type="string">
            <text:p>Josef-Leusch-Straße/Ecke Mühlenstraße/Rheinstraße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Wegekreuz, Nischentyp, 18. Jh.</text:p>
          </table:table-cell>
          <table:table-cell/>
        </table:table-row>
        <table:table-row table:style-name="ro3">
          <table:table-cell office:value-type="string" calcext:value-type="string">
            <text:p>Koblenzer Straße 57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Putzbau, 1834</text:p>
          </table:table-cell>
          <table:table-cell/>
        </table:table-row>
        <table:table-row table:style-name="ro3">
          <table:table-cell office:value-type="string" calcext:value-type="string">
            <text:p>(bei) Koblenzer Straße 72</text:p>
          </table:table-cell>
          <table:table-cell office:value-type="string" calcext:value-type="string">
            <text:p>Brohl-Lützing - Brohl</text:p>
          </table:table-cell>
          <table:table-cell office:value-type="string" calcext:value-type="string">
            <text:p>kleines Grabkreuz, bez. 1780</text:p>
          </table:table-cell>
          <table:table-cell/>
        </table:table-row>
        <table:table-row table:style-name="ro3">
          <table:table-cell office:value-type="string" calcext:value-type="string">
            <text:p>Pfarrkirche St. Lambertus und Katharina, Kirchstraße 1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ehem. Saal, 1873, Architekt Ferdinand Nebel, Koblenz, Erweiterung 1923; Kirchhofmauer: Wegekreuzfragment, bez. 1755</text:p>
          </table:table-cell>
          <table:table-cell/>
        </table:table-row>
        <table:table-row table:style-name="ro3">
          <table:table-cell office:value-type="string" calcext:value-type="string">
            <text:p>Auf der Zeib 8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(gegenüber) Hauptstraße 56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Tanzsaal, Basalt- und Tuffquaderbau, bez. 1904</text:p>
          </table:table-cell>
          <table:table-cell/>
        </table:table-row>
        <table:table-row table:style-name="ro3">
          <table:table-cell office:value-type="string" calcext:value-type="string">
            <text:p>Kirchstraße 3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Fachwerkhaus, tlw. massiv, 18. Jh. (eher älter)</text:p>
          </table:table-cell>
          <table:table-cell/>
        </table:table-row>
        <table:table-row table:style-name="ro3">
          <table:table-cell office:value-type="string" calcext:value-type="string">
            <text:p>Mittelstraße/Ecke Gartenstraße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Wegekreuz, bez. 1680</text:p>
          </table:table-cell>
          <table:table-cell/>
        </table:table-row>
        <table:table-row table:style-name="ro3">
          <table:table-cell office:value-type="string" calcext:value-type="string">
            <text:p>Zeibstraße 2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Fachwerkhaus, tlw. massiv, verputzt, 18. Jh.; Gesamtanlage</text:p>
          </table:table-cell>
          <table:table-cell/>
        </table:table-row>
        <table:table-row table:style-name="ro3">
          <table:table-cell office:value-type="string" calcext:value-type="string">
            <text:p>Kapelle, im Lammertal zwischen Brohl und Lützing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Saalbau, Basaltbruchstein, 18./19. Jh., Arkaden wohl 20. Jh.</text:p>
          </table:table-cell>
          <table:table-cell/>
        </table:table-row>
        <table:table-row table:style-name="ro3">
          <table:table-cell office:value-type="string" calcext:value-type="string">
            <text:p>Schweppenburg, Abzweigung Tönissteiner Sprudel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Renaissance-Schloss, 1638, Putzbau mit zwei Ecktürmchen und geschweiften Giebeln, Zwerchhaus mit geschweiftem Giebel</text:p>
          </table:table-cell>
          <table:table-cell/>
        </table:table-row>
        <table:table-row table:style-name="ro3">
          <table:table-cell office:value-type="string" calcext:value-type="string">
            <text:p>Schweppenburger Mühle, Abzweigung Tönissteiner Sprudel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Putzbau, Ökonomietrakte, Erweiterung 19. Jh.</text:p>
          </table:table-cell>
          <table:table-cell/>
        </table:table-row>
        <table:table-row table:style-name="ro3">
          <table:table-cell office:value-type="string" calcext:value-type="string">
            <text:p>Wegekreuz, südlich von Niederlützingen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Basalt, bez. 1688</text:p>
          </table:table-cell>
          <table:table-cell/>
        </table:table-row>
        <table:table-row table:style-name="ro3">
          <table:table-cell office:value-type="string" calcext:value-type="string">
            <text:p>Wegekreuz, an der K 69 nach Burgbrohl-Lützingen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bez. 1762</text:p>
          </table:table-cell>
          <table:table-cell/>
        </table:table-row>
        <table:table-row table:style-name="ro3">
          <table:table-cell office:value-type="string" calcext:value-type="string">
            <text:p>Wegekreuze, an der K 69 nach Burgbrohl- Lützingen</text:p>
          </table:table-cell>
          <table:table-cell office:value-type="string" calcext:value-type="string">
            <text:p>Brohl-Lützing - Lützing</text:p>
          </table:table-cell>
          <table:table-cell office:value-type="string" calcext:value-type="string">
            <text:p>bez. 1682 und Nischentyp, bez. 1729</text:p>
          </table:table-cell>
          <table:table-cell/>
        </table:table-row>
        <table:table-row table:style-name="ro3">
          <table:table-cell office:value-type="string" calcext:value-type="string">
            <text:p>Ev. Apostelkirche, Rhodiusstraße 9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neuromanischer Saalbau, 1902/03</text:p>
          </table:table-cell>
          <table:table-cell/>
        </table:table-row>
        <table:table-row table:style-name="ro3">
          <table:table-cell office:value-type="string" calcext:value-type="string">
            <text:p>Kath. Pfarrkirche St. Johannes d. Täufer und Dekulationis, Kirchstraße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neugotische Basilika, Basaltbruchstein, 1907/08, Architekten Ludwig von Fisenne, Gelsenkirchen, und Pfeifer</text:p>
          </table:table-cell>
          <table:table-cell/>
        </table:table-row>
        <table:table-row table:style-name="ro3">
          <table:table-cell office:value-type="string" calcext:value-type="string">
            <text:p>Auf der Burg 1,2,3,4,5,7,11,13, Schloss Burgbrohl (Denkmalzone)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ehem. Hauptbau: barocker Zweiflügelbau, bez. 1639, 1879 erweitert; Torhaus bzw. ehem. Kellnereigebäude: hufeisenförmiger Mansardwalmdachbau, Rundtürme (älter?), Westflügel bez. 1731; Ökonomietrakte, barocker Eingang und barockes Remisengebäude, tlw. mittelalterliches Mauerwerk</text:p>
          </table:table-cell>
          <table:table-cell/>
        </table:table-row>
        <table:table-row table:style-name="ro3">
          <table:table-cell office:value-type="string" calcext:value-type="string">
            <text:p>Brohltalstraße 19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Bahnhof, Schieferbruchsteinbau, Verladebahnhof und Fachwerkschuppen, um 1910</text:p>
          </table:table-cell>
          <table:table-cell/>
        </table:table-row>
        <table:table-row table:style-name="ro3">
          <table:table-cell office:value-type="string" calcext:value-type="string">
            <text:p>Brohltalstraße 97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ehem. Amtshaus, siebenachsiger spätbarocker Mansardwalmdachbau, bez. 1775</text:p>
          </table:table-cell>
          <table:table-cell/>
        </table:table-row>
        <table:table-row table:style-name="ro3">
          <table:table-cell office:value-type="string" calcext:value-type="string">
            <text:p>(bei) Brohltalstraße 111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Wegekreuz, bez. 1690</text:p>
          </table:table-cell>
          <table:table-cell/>
        </table:table-row>
        <table:table-row table:style-name="ro3">
          <table:table-cell office:value-type="string" calcext:value-type="string">
            <text:p>(bei) Brohltalstraße 131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Wegekreuz, bez. 1624</text:p>
          </table:table-cell>
          <table:table-cell/>
        </table:table-row>
        <table:table-row table:style-name="ro3">
          <table:table-cell office:value-type="string" calcext:value-type="string">
            <text:p>Brohltalstraße 134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Tuffquaderbau, Jugendstilornamentik, um 1900/10</text:p>
          </table:table-cell>
          <table:table-cell/>
        </table:table-row>
        <table:table-row table:style-name="ro3">
          <table:table-cell office:value-type="string" calcext:value-type="string">
            <text:p>Brohltalstraße/ Ecke Burgweg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Josefssäule, spätbarocker Obelisk mit Skulptur, 1786</text:p>
          </table:table-cell>
          <table:table-cell/>
        </table:table-row>
        <table:table-row table:style-name="ro3">
          <table:table-cell office:value-type="string" calcext:value-type="string">
            <text:p>Burgweg/ Ecke Gleesstraße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Kriegerdenkmal, Rundtempel, Bruchstein</text:p>
          </table:table-cell>
          <table:table-cell/>
        </table:table-row>
        <table:table-row table:style-name="ro3">
          <table:table-cell office:value-type="string" calcext:value-type="string">
            <text:p>Burgweg/ Ecke Gleesstraße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Wegekreuz, Kreuzesdarstellung</text:p>
          </table:table-cell>
          <table:table-cell/>
        </table:table-row>
        <table:table-row table:style-name="ro3">
          <table:table-cell office:value-type="string" calcext:value-type="string">
            <text:p>Gleeser Straße, Friedhof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Wegekreuz, Kreuzesdarstellung</text:p>
          </table:table-cell>
          <table:table-cell/>
        </table:table-row>
        <table:table-row table:style-name="ro3">
          <table:table-cell office:value-type="string" calcext:value-type="string">
            <text:p>Gleeser Straße 1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ehem. katholische Pfarrkirche, klassizistischer Bruchsteinsaalbau, bez. 1771, vollendet 1794; zehn mittelalterliche Grabplatten; fünf Grabkreuze; Wegekreuz, Nischentyp, bez. 1686</text:p>
          </table:table-cell>
          <table:table-cell/>
        </table:table-row>
        <table:table-row table:style-name="ro3">
          <table:table-cell office:value-type="string" calcext:value-type="string">
            <text:p>Kirchstraße 18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kath. Pfarrhaus, Bruchsteinbau, Treppenturm; Gesamtanlage mit kath. St. Johanneskirche</text:p>
          </table:table-cell>
          <table:table-cell/>
        </table:table-row>
        <table:table-row table:style-name="ro3">
          <table:table-cell office:value-type="string" calcext:value-type="string">
            <text:p>Rhodiusstraße 7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Walmdach-Villa, Basaltquader, um 1910; mit Garten Gesamtanlage</text:p>
          </table:table-cell>
          <table:table-cell/>
        </table:table-row>
        <table:table-row table:style-name="ro3">
          <table:table-cell office:value-type="string" calcext:value-type="string">
            <text:p>Wilhelm-Bell-Straße 11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Kaiserhalle, Rundbau mit Kuppel und Laterne, erster Schalenbau der Moderne, 1896, Architekt Wilhelm Bell</text:p>
          </table:table-cell>
          <table:table-cell/>
        </table:table-row>
        <table:table-row table:style-name="ro3">
          <table:table-cell office:value-type="string" calcext:value-type="string">
            <text:p>Wittungsstraße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Kapelle, 19./20. Jh.</text:p>
          </table:table-cell>
          <table:table-cell/>
        </table:table-row>
        <table:table-row table:style-name="ro3">
          <table:table-cell office:value-type="string" calcext:value-type="string">
            <text:p>Brücke, östlich des Ortes an der B 412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vierbogige Rundbogenbrücke Schmalspurbahn, Bruchstein, um 1910</text:p>
          </table:table-cell>
          <table:table-cell/>
        </table:table-row>
        <table:table-row table:style-name="ro3">
          <table:table-cell office:value-type="string" calcext:value-type="string">
            <text:p>Wegekreuzfragment, an der B 421 am Tunnelportal</text:p>
          </table:table-cell>
          <table:table-cell office:value-type="string" calcext:value-type="string">
            <text:p>Burgbrohl</text:p>
          </table:table-cell>
          <table:table-cell office:value-type="string" calcext:value-type="string">
            <text:p>bez. 1680</text:p>
          </table:table-cell>
          <table:table-cell/>
        </table:table-row>
        <table:table-row table:style-name="ro3">
          <table:table-cell office:value-type="string" calcext:value-type="string">
            <text:p>ehem. Propstei der Benediktinerabtei St. Vitus</text:p>
          </table:table-cell>
          <table:table-cell office:value-type="string" calcext:value-type="string">
            <text:p>Burgbrohl - Buchholz</text:p>
          </table:table-cell>
          <table:table-cell office:value-type="string" calcext:value-type="string">
            <text:p>Ruine der ehem. Kirche, 12. Jh., Fassade barock; ehem. Prioriatsgebäude: Barockbau, bez. 1613 und 1685, Ökonomiegebäude, Alte Scheune. Gesamtanlage</text:p>
          </table:table-cell>
          <table:table-cell/>
        </table:table-row>
        <table:table-row table:style-name="ro3">
          <table:table-cell office:value-type="string" calcext:value-type="string">
            <text:p>(neben) Buchholz 2</text:p>
          </table:table-cell>
          <table:table-cell office:value-type="string" calcext:value-type="string">
            <text:p>Burgbrohl - Buchholz</text:p>
          </table:table-cell>
          <table:table-cell office:value-type="string" calcext:value-type="string">
            <text:p>Wegekapelle, Putzbau, um 1900</text:p>
          </table:table-cell>
          <table:table-cell/>
        </table:table-row>
        <table:table-row table:style-name="ro3">
          <table:table-cell office:value-type="string" calcext:value-type="string">
            <text:p>Kath. Kirche St. Martin, Am Kirchberg 11</text:p>
          </table:table-cell>
          <table:table-cell office:value-type="string" calcext:value-type="string">
            <text:p>Burgbrohl - Lützingen</text:p>
          </table:table-cell>
          <table:table-cell office:value-type="string" calcext:value-type="string">
            <text:p>Bruchsteinsaalbau, 1830/31, Architekt Johann Claudius von Lassaulx, bez. 1829</text:p>
          </table:table-cell>
          <table:table-cell/>
        </table:table-row>
        <table:table-row table:style-name="ro3">
          <table:table-cell office:value-type="string" calcext:value-type="string">
            <text:p>Bergweg/ Ecke Neuwiese</text:p>
          </table:table-cell>
          <table:table-cell office:value-type="string" calcext:value-type="string">
            <text:p>Burgbrohl - Lützingen</text:p>
          </table:table-cell>
          <table:table-cell office:value-type="string" calcext:value-type="string">
            <text:p>Wegekreuz, Nischentyp, 18. Jh.</text:p>
          </table:table-cell>
          <table:table-cell/>
        </table:table-row>
        <table:table-row table:style-name="ro3">
          <table:table-cell office:value-type="string" calcext:value-type="string">
            <text:p>Wegekreuz, am Ortsrand, an der K 69 Richtung Niederlützing</text:p>
          </table:table-cell>
          <table:table-cell office:value-type="string" calcext:value-type="string">
            <text:p>Burgbrohl - Lützingen</text:p>
          </table:table-cell>
          <table:table-cell office:value-type="string" calcext:value-type="string">
            <text:p>bez. 1703</text:p>
          </table:table-cell>
          <table:table-cell/>
        </table:table-row>
        <table:table-row table:style-name="ro3">
          <table:table-cell office:value-type="string" calcext:value-type="string">
            <text:p>Kath. Kirche St. Vitus, Buchholzer Weg 6</text:p>
          </table:table-cell>
          <table:table-cell office:value-type="string" calcext:value-type="string">
            <text:p>Burgbrohl - Weiler</text:p>
          </table:table-cell>
          <table:table-cell office:value-type="string" calcext:value-type="string">
            <text:p>dreischiffiger Putzbau, 1680 verwüstet, Langhaus 1729, 1884 verbreitert, Seitenschiffe 1923, separater Turm</text:p>
          </table:table-cell>
          <table:table-cell/>
        </table:table-row>
        <table:table-row table:style-name="ro3">
          <table:table-cell office:value-type="string" calcext:value-type="string">
            <text:p>Kath. Kapelle, Hauptstraße/ Ecke Postweg</text:p>
          </table:table-cell>
          <table:table-cell office:value-type="string" calcext:value-type="string">
            <text:p>Dankerath</text:p>
          </table:table-cell>
          <table:table-cell office:value-type="string" calcext:value-type="string">
            <text:p>Saalbau, bez. 1912</text:p>
          </table:table-cell>
          <table:table-cell/>
        </table:table-row>
        <table:table-row table:style-name="ro3">
          <table:table-cell office:value-type="string" calcext:value-type="string">
            <text:p>Kath. Kapelle St. Maria Virgines, Kapellenstraße 6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Saalbau, 1894, Architekt Caspar Clemens Pickel, Düsseldorf</text:p>
          </table:table-cell>
          <table:table-cell/>
        </table:table-row>
        <table:table-row table:style-name="ro3">
          <table:table-cell office:value-type="string" calcext:value-type="string">
            <text:p>Kapellenstraße/ Ecke Hauptstraße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Wegekreuz, Nischentyp, bez. 1617; Grabkreuz, bez. 1714</text:p>
          </table:table-cell>
          <table:table-cell/>
        </table:table-row>
        <table:table-row table:style-name="ro3">
          <table:table-cell office:value-type="string" calcext:value-type="string">
            <text:p>Grabkreuze, westlich von Dedenbach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bez. 1822 und Kreuzfragment, Nischentyp, bez. 1707</text:p>
          </table:table-cell>
          <table:table-cell/>
        </table:table-row>
        <table:table-row table:style-name="ro3">
          <table:table-cell office:value-type="string" calcext:value-type="string">
            <text:p>Kreuzfragment, südöstlich von Dedenbach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bez. 1666</text:p>
          </table:table-cell>
          <table:table-cell/>
        </table:table-row>
        <table:table-row table:style-name="ro3">
          <table:table-cell office:value-type="string" calcext:value-type="string">
            <text:p>Wegekreuz, nördlich von Dedenbach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bez. 1761</text:p>
          </table:table-cell>
          <table:table-cell/>
        </table:table-row>
        <table:table-row table:style-name="ro3">
          <table:table-cell office:value-type="string" calcext:value-type="string">
            <text:p>Wegekreuze, nordwestlich von Dedenbach</text:p>
          </table:table-cell>
          <table:table-cell office:value-type="string" calcext:value-type="string">
            <text:p>Dedenbach</text:p>
          </table:table-cell>
          <table:table-cell office:value-type="string" calcext:value-type="string">
            <text:p>Nischentyp, 17./19. Jh.; zweites Kreuz 19. Jh.</text:p>
          </table:table-cell>
          <table:table-cell/>
        </table:table-row>
        <table:table-row table:style-name="ro3">
          <table:table-cell office:value-type="string" calcext:value-type="string">
            <text:p>Kath. Kirche St. Johannes Vor Den Pforten, Bachstraße 24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ehem. Silvester-Kapelle, Bruchsteinbau, Mansarddach, 1642, daran Saalbau, 1755-62, Westturm und Aufstockung des Schiffs, 1869/70; 42 Grabkreuze, 18./19. Jh.</text:p>
          </table:table-cell>
          <table:table-cell/>
        </table:table-row>
        <table:table-row table:style-name="ro3">
          <table:table-cell office:value-type="string" calcext:value-type="string">
            <text:p>Ahrbrücke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Rundbogenbrücke, 18. Jh., Inschriftstein, bez. 1717</text:p>
          </table:table-cell>
          <table:table-cell/>
        </table:table-row>
        <table:table-row table:style-name="ro3">
          <table:table-cell office:value-type="string" calcext:value-type="string">
            <text:p>Bachstraße/ Ecke Hauptstraße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Heiligenhäuschen, mit geschweifter Haube.</text:p>
          </table:table-cell>
          <table:table-cell/>
        </table:table-row>
        <table:table-row table:style-name="ro3">
          <table:table-cell office:value-type="string" calcext:value-type="string">
            <text:p>Bonner Straße/ Ecke Wingertstraße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Heiligenhäuschen, neugotisch</text:p>
          </table:table-cell>
          <table:table-cell/>
        </table:table-row>
        <table:table-row table:style-name="ro3">
          <table:table-cell office:value-type="string" calcext:value-type="string">
            <text:p>Burgstraße 7 a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Fachwerkhaus, Ende 19. Jh.</text:p>
          </table:table-cell>
          <table:table-cell/>
        </table:table-row>
        <table:table-row table:style-name="ro3">
          <table:table-cell office:value-type="string" calcext:value-type="string">
            <text:p>Friedenstraße, Friedhof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Wegekreuz, Nischentyp, bez. 1723</text:p>
          </table:table-cell>
          <table:table-cell/>
        </table:table-row>
        <table:table-row table:style-name="ro3">
          <table:table-cell office:value-type="string" calcext:value-type="string">
            <text:p>Hauptstraße 50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Fachwerkhaus, tlw. massiv, wohl 18. Jh.</text:p>
          </table:table-cell>
          <table:table-cell/>
        </table:table-row>
        <table:table-row table:style-name="ro3">
          <table:table-cell office:value-type="string" calcext:value-type="string">
            <text:p>(bei) Hauptstraße 85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Wegekreuz, Nischentyp, bez. 1680</text:p>
          </table:table-cell>
          <table:table-cell/>
        </table:table-row>
        <table:table-row table:style-name="ro3">
          <table:table-cell office:value-type="string" calcext:value-type="string">
            <text:p>Schmittmannstraße 5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Bahnhof, Fachwerkbau, tlw. massiv, Krüppelwalmdach, Fachwerkverladeschuppen, um 1910, Stellwerk</text:p>
          </table:table-cell>
          <table:table-cell/>
        </table:table-row>
        <table:table-row table:style-name="ro3">
          <table:table-cell office:value-type="string" calcext:value-type="string">
            <text:p>Heiligenhäuschen, westlich von Dernau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18./19. Jh.</text:p>
          </table:table-cell>
          <table:table-cell/>
        </table:table-row>
        <table:table-row table:style-name="ro3">
          <table:table-cell office:value-type="string" calcext:value-type="string">
            <text:p>Jüdischer Friedhof,, an der K 35 oberhalb von Dernau, Richtung Grafschaft/Esch/Holzweiler (Denkmalzone)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1880 angelegt, 21 Grabsteine, 1786 oder 1790- 1942</text:p>
          </table:table-cell>
          <table:table-cell/>
        </table:table-row>
        <table:table-row table:style-name="ro3">
          <table:table-cell office:value-type="string" calcext:value-type="string">
            <text:p>Wegekreuz, an der B 267 Richtung Rech</text:p>
          </table:table-cell>
          <table:table-cell office:value-type="string" calcext:value-type="string">
            <text:p>Dernau</text:p>
          </table:table-cell>
          <table:table-cell office:value-type="string" calcext:value-type="string">
            <text:p>19. Jh.</text:p>
          </table:table-cell>
          <table:table-cell/>
        </table:table-row>
        <table:table-row table:style-name="ro3">
          <table:table-cell office:value-type="string" calcext:value-type="string">
            <text:p>Klosterstraße 3</text:p>
          </table:table-cell>
          <table:table-cell office:value-type="string" calcext:value-type="string">
            <text:p>Dernau - Marienthal</text:p>
          </table:table-cell>
          <table:table-cell office:value-type="string" calcext:value-type="string">
            <text:p>ehem. Augustinerinnenkloster Marienthal, Ruine: Saalbau, wohl 17. Jh.; Vierflügelbau: Schieferbruchstein, Mansardwalmdach, Anfang 18. Jh.; sog. Terrassengarten, 1. Hälfte 18. Jh., barockes Gartenhaus, Bruchstein, Mansardwalmdach, bez. 1762; verschiedene Bruchsteinbauten, u.a. Klosterstr. 1: Mansardwalmdachbau, Turm, wohl 1950er Jahre.</text:p>
          </table:table-cell>
          <table:table-cell/>
        </table:table-row>
        <table:table-row table:style-name="ro3">
          <table:table-cell office:value-type="string" calcext:value-type="string">
            <text:p>Sog. Regierungsbunker, Am Silberberg</text:p>
          </table:table-cell>
          <table:table-cell office:value-type="string" calcext:value-type="string">
            <text:p>Dernau - Marienthal</text:p>
          </table:table-cell>
          <table:table-cell office:value-type="string" calcext:value-type="string">
            <text:p>Reste des ehem. Ausweichsitzes der Verfassungsorgane der Bundesrepublik Deutschland: erster Bauabschnitt unter dem Silberberg 1960-1962, westlicher Abschnitt unter dem Trotzenberg von 1964-1970 errichtet, Rückbau 2001-2006, nur der östliche Teil der Anlage erhalten.</text:p>
          </table:table-cell>
          <table:table-cell/>
        </table:table-row>
        <table:table-row table:style-name="ro3">
          <table:table-cell office:value-type="string" calcext:value-type="string">
            <text:p>Kath. Kirche St. Sebastian und Rochus, Auf der Helt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romanischer Turm und Saal, moderne Seitenschiffe; Friedhof, Kreuz, bez. 1750</text:p>
          </table:table-cell>
          <table:table-cell/>
        </table:table-row>
        <table:table-row table:style-name="ro3">
          <table:table-cell office:value-type="string" calcext:value-type="string">
            <text:p>Ahrstraße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Schwengelpumpe, Gusseisen, 2. Hälfte 19. Jh.</text:p>
          </table:table-cell>
          <table:table-cell/>
        </table:table-row>
        <table:table-row table:style-name="ro3">
          <table:table-cell office:value-type="string" calcext:value-type="string">
            <text:p>Ahrstraße 9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ehem. Pfarrhaus, Putzbau, bez. 1782, Ökonomiebauten; Gesamtanlage</text:p>
          </table:table-cell>
          <table:table-cell/>
        </table:table-row>
        <table:table-row table:style-name="ro3">
          <table:table-cell office:value-type="string" calcext:value-type="string">
            <text:p>(bei) Ahrstraße 33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Wegekreuz, bez. 1772</text:p>
          </table:table-cell>
          <table:table-cell/>
        </table:table-row>
        <table:table-row table:style-name="ro3">
          <table:table-cell office:value-type="string" calcext:value-type="string">
            <text:p>Gartenstraße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Grabkreuzfragment, bez. 168?</text:p>
          </table:table-cell>
          <table:table-cell/>
        </table:table-row>
        <table:table-row table:style-name="ro3">
          <table:table-cell office:value-type="string" calcext:value-type="string">
            <text:p>Gartenstraße 4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Hakenhof; Putzbau, bez. 1870, Fachwerkscheune</text:p>
          </table:table-cell>
          <table:table-cell/>
        </table:table-row>
        <table:table-row table:style-name="ro3">
          <table:table-cell office:value-type="string" calcext:value-type="string">
            <text:p>(bei) Römerstraße 3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Oberlichttür, Gusseisenverzierung</text:p>
          </table:table-cell>
          <table:table-cell/>
        </table:table-row>
        <table:table-row table:style-name="ro3">
          <table:table-cell office:value-type="string" calcext:value-type="string">
            <text:p>Grabkreuz, westlich von Dorsel</text:p>
          </table:table-cell>
          <table:table-cell office:value-type="string" calcext:value-type="string">
            <text:p>Dorsel</text:p>
          </table:table-cell>
          <table:table-cell office:value-type="string" calcext:value-type="string">
            <text:p>Gusseisen, Ende 19. Jh.</text:p>
          </table:table-cell>
          <table:table-cell/>
        </table:table-row>
        <table:table-row table:style-name="ro3">
          <table:table-cell office:value-type="string" calcext:value-type="string">
            <text:p>Kath. Kirche St. Cyriacus und Antonius, Bahnhofstraße/ Ecke Pastor-Berg-Straße</text:p>
          </table:table-cell>
          <table:table-cell office:value-type="string" calcext:value-type="string">
            <text:p>Dümpelfeld</text:p>
          </table:table-cell>
          <table:table-cell office:value-type="string" calcext:value-type="string">
            <text:p>im Kern romanisch, spätestens 13. Jh., Umgestaltung zu zweischiffigem Zweistütztenraum, 2. Hälfte 15. Jh.; 17 Grabkreuze, 15 davon 18. Jh.</text:p>
          </table:table-cell>
          <table:table-cell/>
        </table:table-row>
        <table:table-row table:style-name="ro3">
          <table:table-cell office:value-type="string" calcext:value-type="string">
            <text:p>Hauptstraße 3</text:p>
          </table:table-cell>
          <table:table-cell office:value-type="string" calcext:value-type="string">
            <text:p>Dümpelfeld</text:p>
          </table:table-cell>
          <table:table-cell office:value-type="string" calcext:value-type="string">
            <text:p>Fachwerkhaus, Ständerbau, bez. 1784</text:p>
          </table:table-cell>
          <table:table-cell/>
        </table:table-row>
        <table:table-row table:style-name="ro3">
          <table:table-cell office:value-type="string" calcext:value-type="string">
            <text:p>Hahnensteiner Mühle, westlich des Ortes, in der Nähe der Ahr</text:p>
          </table:table-cell>
          <table:table-cell office:value-type="string" calcext:value-type="string">
            <text:p>Dümpelfeld</text:p>
          </table:table-cell>
          <table:table-cell office:value-type="string" calcext:value-type="string">
            <text:p>Fachwerkhaus, tlw. massiv, Scheunen, 19. Jh.</text:p>
          </table:table-cell>
          <table:table-cell/>
        </table:table-row>
        <table:table-row table:style-name="ro3">
          <table:table-cell office:value-type="string" calcext:value-type="string">
            <text:p>Wegekreuz, an der B 257</text:p>
          </table:table-cell>
          <table:table-cell office:value-type="string" calcext:value-type="string">
            <text:p>Dümpelfeld</text:p>
          </table:table-cell>
          <table:table-cell office:value-type="string" calcext:value-type="string">
            <text:p>Nischentyp, bez. 1721</text:p>
          </table:table-cell>
          <table:table-cell/>
        </table:table-row>
        <table:table-row table:style-name="ro3">
          <table:table-cell office:value-type="string" calcext:value-type="string">
            <text:p>Kath. Kapelle St. Agatha und Lutger, <text:s/>Sonnenbergstraße </text:p>
          </table:table-cell>
          <table:table-cell office:value-type="string" calcext:value-type="string">
            <text:p>Dümpelfeld - Lückenbach </text:p>
          </table:table-cell>
          <table:table-cell office:value-type="string" calcext:value-type="string">
            <text:p>Saalbau, bez. 1758 </text:p>
          </table:table-cell>
          <table:table-cell/>
        </table:table-row>
        <table:table-row table:style-name="ro3">
          <table:table-cell office:value-type="string" calcext:value-type="string">
            <text:p>Daufenbachstraße 5</text:p>
          </table:table-cell>
          <table:table-cell office:value-type="string" calcext:value-type="string">
            <text:p>Dümpelfeld - Lückenbach </text:p>
          </table:table-cell>
          <table:table-cell office:value-type="string" calcext:value-type="string">
            <text:p>Hofanlage; Fachwerkhaus, Ständerbau, Fachwerkscheune</text:p>
          </table:table-cell>
          <table:table-cell/>
        </table:table-row>
        <table:table-row table:style-name="ro3">
          <table:table-cell office:value-type="string" calcext:value-type="string">
            <text:p>Talstraße 14</text:p>
          </table:table-cell>
          <table:table-cell office:value-type="string" calcext:value-type="string">
            <text:p>Dümpelfeld - Lückenbach </text:p>
          </table:table-cell>
          <table:table-cell office:value-type="string" calcext:value-type="string">
            <text:p>Fachwerkhaus, Ständerbau, 18. Jh.</text:p>
          </table:table-cell>
          <table:table-cell/>
        </table:table-row>
        <table:table-row table:style-name="ro3">
          <table:table-cell office:value-type="string" calcext:value-type="string">
            <text:p>Kath. Kirche St. Margarete, Adenauer Straße 29</text:p>
          </table:table-cell>
          <table:table-cell office:value-type="string" calcext:value-type="string">
            <text:p>Dümpelfeld - Niederadenau</text:p>
          </table:table-cell>
          <table:table-cell office:value-type="string" calcext:value-type="string">
            <text:p>Bruchsteinsaalbau, 1872</text:p>
          </table:table-cell>
          <table:table-cell/>
        </table:table-row>
        <table:table-row table:style-name="ro3">
          <table:table-cell office:value-type="string" calcext:value-type="string">
            <text:p>Brückenstraße 1</text:p>
          </table:table-cell>
          <table:table-cell office:value-type="string" calcext:value-type="string">
            <text:p>Dümpelfeld - Niederadenau</text:p>
          </table:table-cell>
          <table:table-cell office:value-type="string" calcext:value-type="string">
            <text:p>Fachwerkhaus verputzt, Backofen, wohl 18. Jh.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Dümpelfeld - Niederadenau</text:p>
          </table:table-cell>
          <table:table-cell office:value-type="string" calcext:value-type="string">
            <text:p>Wegekreuz, Nischentyp, bez. 1724</text:p>
          </table:table-cell>
          <table:table-cell/>
        </table:table-row>
        <table:table-row table:style-name="ro3">
          <table:table-cell office:value-type="string" calcext:value-type="string">
            <text:p>Mittelstraße 2</text:p>
          </table:table-cell>
          <table:table-cell office:value-type="string" calcext:value-type="string">
            <text:p>Dümpelfeld - Niederadenau</text:p>
          </table:table-cell>
          <table:table-cell office:value-type="string" calcext:value-type="string">
            <text:p>Fachwerk-Streckhof, Ständerbau, Backofen, 18./19. Jh., Schmiede</text:p>
          </table:table-cell>
          <table:table-cell/>
        </table:table-row>
        <table:table-row table:style-name="ro3">
          <table:table-cell office:value-type="string" calcext:value-type="string">
            <text:p>Ahrtalstraße 12</text:p>
          </table:table-cell>
          <table:table-cell office:value-type="string" calcext:value-type="string">
            <text:p>Eichenbach</text:p>
          </table:table-cell>
          <table:table-cell office:value-type="string" calcext:value-type="string">
            <text:p>Fachwerkhaus, tlw. massiv, Backofen, 17./18. Jh.</text:p>
          </table:table-cell>
          <table:table-cell/>
        </table:table-row>
        <table:table-row table:style-name="ro3">
          <table:table-cell office:value-type="string" calcext:value-type="string">
            <text:p>Kath. Kirche St. Joseph, Hauptstraße 2</text:p>
          </table:table-cell>
          <table:table-cell office:value-type="string" calcext:value-type="string">
            <text:p>Fuchshofen</text:p>
          </table:table-cell>
          <table:table-cell office:value-type="string" calcext:value-type="string">
            <text:p>neugotischer Saalbau, bez. 1874</text:p>
          </table:table-cell>
          <table:table-cell/>
        </table:table-row>
        <table:table-row table:style-name="ro3">
          <table:table-cell office:value-type="string" calcext:value-type="string">
            <text:p>Hauptstraße 12</text:p>
          </table:table-cell>
          <table:table-cell office:value-type="string" calcext:value-type="string">
            <text:p>Fuchshofen</text:p>
          </table:table-cell>
          <table:table-cell office:value-type="string" calcext:value-type="string">
            <text:p>Hakenhof; Fachwerkhaus, Ständerbau, 19. Jh.</text:p>
          </table:table-cell>
          <table:table-cell/>
        </table:table-row>
        <table:table-row table:style-name="ro3">
          <table:table-cell office:value-type="string" calcext:value-type="string">
            <text:p>Laufenbacher Hof, an der L 73</text:p>
          </table:table-cell>
          <table:table-cell office:value-type="string" calcext:value-type="string">
            <text:p>Fuchshofen</text:p>
          </table:table-cell>
          <table:table-cell office:value-type="string" calcext:value-type="string">
            <text:p>Putzvilla mit Eckrundturm und Verwaltungstrakt mit Remise, beide um 1910; Vierkanthof, tlw. Fachwerk, 18./19. Jh.; Forstamt 19. Jh. Verändert. Bauliche Gesamtanlage</text:p>
          </table:table-cell>
          <table:table-cell/>
        </table:table-row>
        <table:table-row table:style-name="ro3">
          <table:table-cell office:value-type="string" calcext:value-type="string">
            <text:p>Hauptstraße 9</text:p>
          </table:table-cell>
          <table:table-cell office:value-type="string" calcext:value-type="string">
            <text:p>Galenberg</text:p>
          </table:table-cell>
          <table:table-cell office:value-type="string" calcext:value-type="string">
            <text:p>kath. St.-Rochus-Kapelle, Saalbau, 1729; Grabkreuz, bez. 1727</text:p>
          </table:table-cell>
          <table:table-cell/>
        </table:table-row>
        <table:table-row table:style-name="ro3">
          <table:table-cell office:value-type="string" calcext:value-type="string">
            <text:p>Kath. Kirche St. Brictius, Kirchweg 5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Saalbau, bez. 1753, wohl mittelalterlicher Westturm; Wegekreuz, bez. 1728</text:p>
          </table:table-cell>
          <table:table-cell/>
        </table:table-row>
        <table:table-row table:style-name="ro3">
          <table:table-cell office:value-type="string" calcext:value-type="string">
            <text:p>Schäferei/ Ecke Im Höllchen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Wegekapelle, Saalbau, Tuffquader, bez. 1889</text:p>
          </table:table-cell>
          <table:table-cell/>
        </table:table-row>
        <table:table-row table:style-name="ro3">
          <table:table-cell office:value-type="string" calcext:value-type="string">
            <text:p>Wehrer Straße 1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Hofanlage; Bruchsteinbau, im Kern wohl spätmittelalterlich, Erweiterung 18. Jh., Massivscheune und Fachwerkscheune; Gesamtanlage</text:p>
          </table:table-cell>
          <table:table-cell/>
        </table:table-row>
        <table:table-row table:style-name="ro3">
          <table:table-cell office:value-type="string" calcext:value-type="string">
            <text:p>Abtei Maria Laach (Denkmalzone)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1093 gegründet, 1127 selbstständige Abtei, 1802 aufgelöst, 1863-73 mit Jesuiten, seit 1892 wieder mit Benediktinern der Beuroner Kongregation besetzt; die Abteikirche in 6 Bauabschnitten 1093-1220 entstanden: mehrtürmige, doppelchörige, dreischiffige Gewölbebasilika mit zwei Querhäusern, Paradies mit Skulpturen wohl des Samson-Meisters, Ausstattung; Klosteranlage: Binnenhof, Kreuzgang unter Beibehaltung romanischer Reste, südlicher Binnenhof 2. Hälfte 18. Jh. von Johannes Seiz, Anlage nach Brand 1855 stark verändert, als Eingang Putzbau, 20. Jh., mit drei Standfiguren; Nikolauskapelle: Westturm mit Rhombendach, um 1220/30, Saalbau 1757; Johanneskapelle: Tuffquaderbau, wohl 19./20. Jh.; Gartenhaus, Ende 17. Jh.; zugehörig die Klostermauer</text:p>
          </table:table-cell>
          <table:table-cell/>
        </table:table-row>
        <table:table-row table:style-name="ro3">
          <table:table-cell office:value-type="string" calcext:value-type="string">
            <text:p>Grabkreuz, östlich der Abtei Maria Laach</text:p>
          </table:table-cell>
          <table:table-cell office:value-type="string" calcext:value-type="string">
            <text:p>Glees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3">
          <table:table-cell office:value-type="string" calcext:value-type="string">
            <text:p>Ökonomiegebäude, am Rand der Abtei Maria Laach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Basaltbruchsteinbau, abgetrepptes Giebelrisalit, 19. Jh.</text:p>
          </table:table-cell>
          <table:table-cell/>
        </table:table-row>
        <table:table-row table:style-name="ro3">
          <table:table-cell office:value-type="string" calcext:value-type="string">
            <text:p>Wegekreuz, östlich der Abtei Maria Laach</text:p>
          </table:table-cell>
          <table:table-cell office:value-type="string" calcext:value-type="string">
            <text:p>Glees</text:p>
          </table:table-cell>
          <table:table-cell office:value-type="string" calcext:value-type="string">
            <text:p>Grabkreuzfragment, bez. 1646</text:p>
          </table:table-cell>
          <table:table-cell/>
        </table:table-row>
        <table:table-row table:style-name="ro3">
          <table:table-cell office:value-type="string" calcext:value-type="string">
            <text:p>Kath. Kirche St. Stephan, Hauptstraße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Chor und Westturm, Ende 13. Jh., Schiffsumgestaltung 18. Jh., Turmveränderung 1927; außen: Grotte und Kreuz, 19. Jh.; Grabplatte, 17./18. Jh.</text:p>
          </table:table-cell>
          <table:table-cell/>
        </table:table-row>
        <table:table-row table:style-name="ro3">
          <table:table-cell office:value-type="string" calcext:value-type="string">
            <text:p>Borngasse 4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Fachwerkhaus, wohl 17./18. Jh.</text:p>
          </table:table-cell>
          <table:table-cell/>
        </table:table-row>
        <table:table-row table:style-name="ro3">
          <table:table-cell office:value-type="string" calcext:value-type="string">
            <text:p>Borngasse 5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Pfarrhaus, Fachwerkbau, tlw. massiv, 1884; Gesamtanlage mit Ökonomietrakten</text:p>
          </table:table-cell>
          <table:table-cell/>
        </table:table-row>
        <table:table-row table:style-name="ro3">
          <table:table-cell office:value-type="string" calcext:value-type="string">
            <text:p>Hauptstraße 14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zweigeschossiger, verputzter Bruchsteinbau, ehem. Schildgiebel, Dachtragewerk dat. 1563; Nebengebäude Ende 19. Jh.</text:p>
          </table:table-cell>
          <table:table-cell/>
        </table:table-row>
        <table:table-row table:style-name="ro3">
          <table:table-cell office:value-type="string" calcext:value-type="string">
            <text:p>Hauptstraße/ Ecke Zissener Straße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Bildstock</text:p>
          </table:table-cell>
          <table:table-cell/>
        </table:table-row>
        <table:table-row table:style-name="ro3">
          <table:table-cell office:value-type="string" calcext:value-type="string">
            <text:p>Neustraße, Friedhof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Friedhofkreuz, Nischentyp, bez. 1731</text:p>
          </table:table-cell>
          <table:table-cell/>
        </table:table-row>
        <table:table-row table:style-name="ro3">
          <table:table-cell office:value-type="string" calcext:value-type="string">
            <text:p>Zissener Straße</text:p>
          </table:table-cell>
          <table:table-cell office:value-type="string" calcext:value-type="string">
            <text:p>Gönnersdorf</text:p>
          </table:table-cell>
          <table:table-cell office:value-type="string" calcext:value-type="string">
            <text:p>Heiligenhäuschen, wohl 19. Jh.</text:p>
          </table:table-cell>
          <table:table-cell/>
        </table:table-row>
        <table:table-row table:style-name="ro3">
          <table:table-cell office:value-type="string" calcext:value-type="string">
            <text:p>Kath. Pfarrkirche St. Lambertus, Kirchstraße</text:p>
          </table:table-cell>
          <table:table-cell office:value-type="string" calcext:value-type="string">
            <text:p>Grafschaft - Bengen</text:p>
          </table:table-cell>
          <table:table-cell office:value-type="string" calcext:value-type="string">
            <text:p>Saalbau, 1910, Turm im Kern 17. Jh., 1950 erhöht; Friedhof: 20 Grabkreuze, 18. Jh.; neues Friedhofskreuz, um 1900; altes Friedhofskreuz, bez. 1807</text:p>
          </table:table-cell>
          <table:table-cell/>
        </table:table-row>
        <table:table-row table:style-name="ro3">
          <table:table-cell office:value-type="string" calcext:value-type="string">
            <text:p>Auf dem Burgweg/Ecke Lindenstraße</text:p>
          </table:table-cell>
          <table:table-cell office:value-type="string" calcext:value-type="string">
            <text:p>Grafschaft - Bengen</text:p>
          </table:table-cell>
          <table:table-cell office:value-type="string" calcext:value-type="string">
            <text:p>Wegekreuz, Arma Christi, bez. 1772</text:p>
          </table:table-cell>
          <table:table-cell/>
        </table:table-row>
        <table:table-row table:style-name="ro3">
          <table:table-cell office:value-type="string" calcext:value-type="string">
            <text:p>Bogenstraße 5</text:p>
          </table:table-cell>
          <table:table-cell office:value-type="string" calcext:value-type="string">
            <text:p>Grafschaft - Bengen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Kirchstraße 5</text:p>
          </table:table-cell>
          <table:table-cell office:value-type="string" calcext:value-type="string">
            <text:p>Grafschaft - Bengen</text:p>
          </table:table-cell>
          <table:table-cell office:value-type="string" calcext:value-type="string">
            <text:p>ehem. Pfarrhaus, Fachwerkbau, Mitte 19. Jh.</text:p>
          </table:table-cell>
          <table:table-cell/>
        </table:table-row>
        <table:table-row table:style-name="ro3">
          <table:table-cell office:value-type="string" calcext:value-type="string">
            <text:p>(vor) Lindenstraße 11</text:p>
          </table:table-cell>
          <table:table-cell office:value-type="string" calcext:value-type="string">
            <text:p>Grafschaft - Bengen</text:p>
          </table:table-cell>
          <table:table-cell office:value-type="string" calcext:value-type="string">
            <text:p>Wegekreuz, Nischenbyp, bez. 1731</text:p>
          </table:table-cell>
          <table:table-cell/>
        </table:table-row>
        <table:table-row table:style-name="ro3">
          <table:table-cell office:value-type="string" calcext:value-type="string">
            <text:p>Kath. Kapelle St. Hubertus, Kirchgasse 2</text:p>
          </table:table-cell>
          <table:table-cell office:value-type="string" calcext:value-type="string">
            <text:p>Grafschaft - Birresdorf</text:p>
          </table:table-cell>
          <table:table-cell office:value-type="string" calcext:value-type="string">
            <text:p>Saalbau, Ende 17./Anfang 18. Jh.</text:p>
          </table:table-cell>
          <table:table-cell/>
        </table:table-row>
        <table:table-row table:style-name="ro3">
          <table:table-cell office:value-type="string" calcext:value-type="string">
            <text:p>Talstraße 5</text:p>
          </table:table-cell>
          <table:table-cell office:value-type="string" calcext:value-type="string">
            <text:p>Grafschaft - Birresdorf</text:p>
          </table:table-cell>
          <table:table-cell office:value-type="string" calcext:value-type="string">
            <text:p>Fachwerhaus, Ständerbau, 18./19. Jh.</text:p>
          </table:table-cell>
          <table:table-cell/>
        </table:table-row>
        <table:table-row table:style-name="ro3">
          <table:table-cell office:value-type="string" calcext:value-type="string">
            <text:p>Bildstock, an der L 79 Richtung Remagen.</text:p>
          </table:table-cell>
          <table:table-cell office:value-type="string" calcext:value-type="string">
            <text:p>Grafschaft - Birresdorf</text:p>
          </table:table-cell>
          <table:table-cell office:value-type="string" calcext:value-type="string">
            <text:p>19. Jh.</text:p>
          </table:table-cell>
          <table:table-cell/>
        </table:table-row>
        <table:table-row table:style-name="ro3">
          <table:table-cell office:value-type="string" calcext:value-type="string">
            <text:p>Wegekreuz, am nördlichen Ortsausgang an der L 79</text:p>
          </table:table-cell>
          <table:table-cell office:value-type="string" calcext:value-type="string">
            <text:p>Grafschaft - Birresdorf</text:p>
          </table:table-cell>
          <table:table-cell office:value-type="string" calcext:value-type="string">
            <text:p>Nischentyp, 18. Jh., Kreuz 19. Jh., scharf restauriert</text:p>
          </table:table-cell>
          <table:table-cell/>
        </table:table-row>
        <table:table-row table:style-name="ro3">
          <table:table-cell office:value-type="string" calcext:value-type="string">
            <text:p>Kath. Kirche St. Cosmas und Damian, Schulstraße 2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Backsteinsaalbau, 1893, Architekt Becker, Bonn; auf dem Kirchhof 33 Grabssteine und -kreuze, 18. Jh.; Gesamtanlage mit zeitgleichem Pfarrhaus, Backsteinbau (Scheidtstraße 2)</text:p>
          </table:table-cell>
          <table:table-cell/>
        </table:table-row>
        <table:table-row table:style-name="ro3">
          <table:table-cell office:value-type="string" calcext:value-type="string">
            <text:p>Ginngasse 6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Hofreite; Fachwerkhaus mit mittiger Torfahrt, 19. Jh.</text:p>
          </table:table-cell>
          <table:table-cell/>
        </table:table-row>
        <table:table-row table:style-name="ro3">
          <table:table-cell office:value-type="string" calcext:value-type="string">
            <text:p>Graf-Otto-Straße 19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Hakenhof; 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(an) Graf-Otto-Straße 24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Wegekreuz, Holz, 19. Jh.</text:p>
          </table:table-cell>
          <table:table-cell/>
        </table:table-row>
        <table:table-row table:style-name="ro3">
          <table:table-cell office:value-type="string" calcext:value-type="string">
            <text:p>Scheidtstraße 8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Hofanlage, 19. Jh.; Putzbau, tlw. Fachwerk, Fachwerkhaus, tlw. massiv, Scheune, ehem. Gaststätte, Nebengebäude</text:p>
          </table:table-cell>
          <table:table-cell/>
        </table:table-row>
        <table:table-row table:style-name="ro3">
          <table:table-cell office:value-type="string" calcext:value-type="string">
            <text:p>Scheidtstraße/ Ecke Schulstraße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in der Stützmauer des Kirchhofs Kreuzigungsrelief, Stein, zerfallen</text:p>
          </table:table-cell>
          <table:table-cell/>
        </table:table-row>
        <table:table-row table:style-name="ro3">
          <table:table-cell office:value-type="string" calcext:value-type="string">
            <text:p>Wegekreuz, östlich von Eckendorf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sog. Schutzengelkreuz, Steinkreuz, 16. Jh., an der ehem. Aachen-Frankfurter Heerstraße</text:p>
          </table:table-cell>
          <table:table-cell/>
        </table:table-row>
        <table:table-row table:style-name="ro3">
          <table:table-cell office:value-type="string" calcext:value-type="string">
            <text:p>Wegekreuz, nördlich der Ortslage (Verlängerung Vorstadtstraße)</text:p>
          </table:table-cell>
          <table:table-cell office:value-type="string" calcext:value-type="string">
            <text:p>Grafschaft - Eckendorf</text:p>
          </table:table-cell>
          <table:table-cell office:value-type="string" calcext:value-type="string">
            <text:p>Nischentyp, bez. 1717</text:p>
          </table:table-cell>
          <table:table-cell/>
        </table:table-row>
        <table:table-row table:style-name="ro3">
          <table:table-cell office:value-type="string" calcext:value-type="string">
            <text:p>ehem. Wasserburg Gelsdorf (Denkmalzone)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ehemals Kölner Lehen, heutige Anlage 1766 unter Konrad von Gruben errichtet; Herrenhaus: dreiflügeliger Backsteinbau, im Wappen bez. 1723, Wassergraben; hufeisenförmige Vorburg mit Graben; zugehörig Garten und (zugeschütteter) Graben</text:p>
          </table:table-cell>
          <table:table-cell/>
        </table:table-row>
        <table:table-row table:style-name="ro3">
          <table:table-cell office:value-type="string" calcext:value-type="string">
            <text:p>Kath. Pfarrkirche St. Walburgis, Burgstraße/ Ecke Bonner Straße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Saalbau, 1738, Westturm bez. 1718, Sakristei 1888; außen: diverse Kreuze bzw. Kreuzfragmente u.a.; Gesamtanlage mit altem Friedhof</text:p>
          </table:table-cell>
          <table:table-cell/>
        </table:table-row>
        <table:table-row table:style-name="ro3">
          <table:table-cell office:value-type="string" calcext:value-type="string">
            <text:p>Jüdischer Friedhof (Denkmalzone)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umzäuntes, im 18. Jh.(?) angelegtes Areal; 13 Grabsteine, 1897-1940, bzw. Grabsteinsockel</text:p>
          </table:table-cell>
          <table:table-cell/>
        </table:table-row>
        <table:table-row table:style-name="ro3">
          <table:table-cell office:value-type="string" calcext:value-type="string">
            <text:p>Bonner Straße 23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Hofreite, Fachwerkhaus, 18. Jh.</text:p>
          </table:table-cell>
          <table:table-cell/>
        </table:table-row>
        <table:table-row table:style-name="ro3">
          <table:table-cell office:value-type="string" calcext:value-type="string">
            <text:p>(bei) Bonner Straße 35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Wegestation, Nischentyp, 18.,/19. Jh.</text:p>
          </table:table-cell>
          <table:table-cell/>
        </table:table-row>
        <table:table-row table:style-name="ro3">
          <table:table-cell office:value-type="string" calcext:value-type="string">
            <text:p>Bonner Straße 51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Hofreite; Fachwerkhaus, 18./19. Jh.</text:p>
          </table:table-cell>
          <table:table-cell/>
        </table:table-row>
        <table:table-row table:style-name="ro3">
          <table:table-cell office:value-type="string" calcext:value-type="string">
            <text:p>Bonner Straße 63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Hofreite; Fachwerkhaus, 19. Jh.</text:p>
          </table:table-cell>
          <table:table-cell/>
        </table:table-row>
        <table:table-row table:style-name="ro3">
          <table:table-cell office:value-type="string" calcext:value-type="string">
            <text:p>Burgstraße 12</text:p>
          </table:table-cell>
          <table:table-cell office:value-type="string" calcext:value-type="string">
            <text:p>Grafschaft - Gelsdorf</text:p>
          </table:table-cell>
          <table:table-cell office:value-type="string" calcext:value-type="string">
            <text:p>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Kath. Kirche St. Martin, Zum Josefshäuschen 6</text:p>
          </table:table-cell>
          <table:table-cell office:value-type="string" calcext:value-type="string">
            <text:p>Grafschaft - Holzweiler</text:p>
          </table:table-cell>
          <table:table-cell office:value-type="string" calcext:value-type="string">
            <text:p>sog. Grafschafter Dom, dreischiffige Hallenkirche mit Westturm, 1898, Architekt Ludwig Fisenne; außen: 3 Grabplatten, wohl 17./18. Jh.; 6 Grabkreuze, 18. Jh.</text:p>
          </table:table-cell>
          <table:table-cell/>
        </table:table-row>
        <table:table-row table:style-name="ro3">
          <table:table-cell office:value-type="string" calcext:value-type="string">
            <text:p>Vettelhovener Straße 84</text:p>
          </table:table-cell>
          <table:table-cell office:value-type="string" calcext:value-type="string">
            <text:p>Grafschaft - Holzweiler</text:p>
          </table:table-cell>
          <table:table-cell office:value-type="string" calcext:value-type="string">
            <text:p>Fachwerkhaus, tlw. massiv, Krüppelwalmdach, 18. Jh.</text:p>
          </table:table-cell>
          <table:table-cell/>
        </table:table-row>
        <table:table-row table:style-name="ro3">
          <table:table-cell office:value-type="string" calcext:value-type="string">
            <text:p>(an) Vettelhovener Straße 89</text:p>
          </table:table-cell>
          <table:table-cell office:value-type="string" calcext:value-type="string">
            <text:p>Grafschaft - Holzweiler</text:p>
          </table:table-cell>
          <table:table-cell office:value-type="string" calcext:value-type="string">
            <text:p>Sandsteinrelief, 18. Jh.</text:p>
          </table:table-cell>
          <table:table-cell/>
        </table:table-row>
        <table:table-row table:style-name="ro3">
          <table:table-cell office:value-type="string" calcext:value-type="string">
            <text:p>Kapelle St. Joseph, östlich von Holzweiler</text:p>
          </table:table-cell>
          <table:table-cell office:value-type="string" calcext:value-type="string">
            <text:p>Grafschaft - Holzweiler</text:p>
          </table:table-cell>
          <table:table-cell office:value-type="string" calcext:value-type="string">
            <text:p>Saalbau, 19. Jh., auf dem alten Friedhof</text:p>
          </table:table-cell>
          <table:table-cell/>
        </table:table-row>
        <table:table-row table:style-name="ro3">
          <table:table-cell office:value-type="string" calcext:value-type="string">
            <text:p>Relief, an der K 34 nördlich von Holzweiler</text:p>
          </table:table-cell>
          <table:table-cell office:value-type="string" calcext:value-type="string">
            <text:p>Grafschaft - Holzweiler</text:p>
          </table:table-cell>
          <table:table-cell office:value-type="string" calcext:value-type="string">
            <text:p>Ölbergrelief, bez. 1754, in einem Heiligenhäuschen</text:p>
          </table:table-cell>
          <table:table-cell/>
        </table:table-row>
        <table:table-row table:style-name="ro3">
          <table:table-cell office:value-type="string" calcext:value-type="string">
            <text:p>Kath. Kapelle St. Michael, Dernauer Straße 2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neubarocker Bruchsteinsaalbau, 1933/34</text:p>
          </table:table-cell>
          <table:table-cell/>
        </table:table-row>
        <table:table-row table:style-name="ro3">
          <table:table-cell office:value-type="string" calcext:value-type="string">
            <text:p>Dernauer Straße 12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Hofreite; Fachwerkhaus mit Torfahrt, 18. Jh.</text:p>
          </table:table-cell>
          <table:table-cell/>
        </table:table-row>
        <table:table-row table:style-name="ro3">
          <table:table-cell office:value-type="string" calcext:value-type="string">
            <text:p>Dernauer Straße 13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Fachwerkhaus, tlw. verputzt, 19. Jh.</text:p>
          </table:table-cell>
          <table:table-cell/>
        </table:table-row>
        <table:table-row table:style-name="ro3">
          <table:table-cell office:value-type="string" calcext:value-type="string">
            <text:p>Erleheckstraße 5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Gehöft; Fachwerkbauten, 19 .Jh.</text:p>
          </table:table-cell>
          <table:table-cell/>
        </table:table-row>
        <table:table-row table:style-name="ro3">
          <table:table-cell office:value-type="string" calcext:value-type="string">
            <text:p>Schönbergstraße/ Ecke Oberescher Weg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Wegekreuz, Nischentyp, bez. 1867</text:p>
          </table:table-cell>
          <table:table-cell/>
        </table:table-row>
        <table:table-row table:style-name="ro3">
          <table:table-cell office:value-type="string" calcext:value-type="string">
            <text:p>Heiligenhäuschen, östlich von Esch an der K 35 Richtung Holzweiler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mit Dreiecksgiebel über Pilastern, 18. Jh.</text:p>
          </table:table-cell>
          <table:table-cell/>
        </table:table-row>
        <table:table-row table:style-name="ro3">
          <table:table-cell office:value-type="string" calcext:value-type="string">
            <text:p>Heiligenhäuschen, östlich von Esch (Verlängerung Oberescher Weg)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darin Kruzifix, 18./19. Jh.</text:p>
          </table:table-cell>
          <table:table-cell/>
        </table:table-row>
        <table:table-row table:style-name="ro3">
          <table:table-cell office:value-type="string" calcext:value-type="string">
            <text:p>Wegekreuz, nordöstlich von Esch am Weg nach Gelsdorf</text:p>
          </table:table-cell>
          <table:table-cell office:value-type="string" calcext:value-type="string">
            <text:p>Grafschaft - Holzweiler-Esch</text:p>
          </table:table-cell>
          <table:table-cell office:value-type="string" calcext:value-type="string">
            <text:p>kleines Basaltkreuz, 18.Jh.</text:p>
          </table:table-cell>
          <table:table-cell/>
        </table:table-row>
        <table:table-row table:style-name="ro3">
          <table:table-cell office:value-type="string" calcext:value-type="string">
            <text:p>Kath. Kirche St. Katharina, Lantershofener Straße 2</text:p>
          </table:table-cell>
          <table:table-cell office:value-type="string" calcext:value-type="string">
            <text:p>Grafschaft - Karweiler</text:p>
          </table:table-cell>
          <table:table-cell office:value-type="string" calcext:value-type="string">
            <text:p>dreischiffiger Bau, 1923/24, Architekt Peter Marx, Trier, Westturm bez. 1783; außen eingelassen 30 Kreuze</text:p>
          </table:table-cell>
          <table:table-cell/>
        </table:table-row>
        <table:table-row table:style-name="ro3">
          <table:table-cell office:value-type="string" calcext:value-type="string">
            <text:p>Bengener Straße 16</text:p>
          </table:table-cell>
          <table:table-cell office:value-type="string" calcext:value-type="string">
            <text:p>Grafschaft - Karweiler</text:p>
          </table:table-cell>
          <table:table-cell office:value-type="string" calcext:value-type="string">
            <text:p>Hofreite; Fachwerkhaus, wohl um 1800, Aufstockung 19. Jh.</text:p>
          </table:table-cell>
          <table:table-cell/>
        </table:table-row>
        <table:table-row table:style-name="ro3">
          <table:table-cell office:value-type="string" calcext:value-type="string">
            <text:p>Bengener Straße/ Ecke Ringener Straße</text:p>
          </table:table-cell>
          <table:table-cell office:value-type="string" calcext:value-type="string">
            <text:p>Grafschaft - Karweiler</text:p>
          </table:table-cell>
          <table:table-cell office:value-type="string" calcext:value-type="string">
            <text:p>Grabkreuz, 19. Jh.</text:p>
          </table:table-cell>
          <table:table-cell/>
        </table:table-row>
        <table:table-row table:style-name="ro3">
          <table:table-cell office:value-type="string" calcext:value-type="string">
            <text:p>Brenner Straße 6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Hofreite; Fachwerkhaus, tlw. massiv, 18./19. Jh.</text:p>
          </table:table-cell>
          <table:table-cell/>
        </table:table-row>
        <table:table-row table:style-name="ro3">
          <table:table-cell office:value-type="string" calcext:value-type="string">
            <text:p>Graf-Blankard-Straße 5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Hofreite; Fachwerkhaus, bez. 1833, Putzbau mit Backofen/Brunnen (?)</text:p>
          </table:table-cell>
          <table:table-cell/>
        </table:table-row>
        <table:table-row table:style-name="ro3">
          <table:table-cell office:value-type="string" calcext:value-type="string">
            <text:p>(zu) Graf-Blankard-Straße 12 -22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Breitgiebelhaus der sog. Burg, abgewalmtes Mansarddach, Turm, im Kern wohl barock, Anfang 18. Jh., Freitreppe bez. 1708</text:p>
          </table:table-cell>
          <table:table-cell/>
        </table:table-row>
        <table:table-row table:style-name="ro3">
          <table:table-cell office:value-type="string" calcext:value-type="string">
            <text:p>(neben) Karweiler Straße 42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neugotische Kapelle mit dreiseitigem Schluss und Strebepfeilern</text:p>
          </table:table-cell>
          <table:table-cell/>
        </table:table-row>
        <table:table-row table:style-name="ro3">
          <table:table-cell office:value-type="string" calcext:value-type="string">
            <text:p>Rheinstraße 2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Fachwerk-Streckhof, tlw. massiv, 19. Jh.</text:p>
          </table:table-cell>
          <table:table-cell/>
        </table:table-row>
        <table:table-row table:style-name="ro3">
          <table:table-cell office:value-type="string" calcext:value-type="string">
            <text:p>(bei) Rheinstraße 17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Wegekreuz, Nischentyp, bez. 1727</text:p>
          </table:table-cell>
          <table:table-cell/>
        </table:table-row>
        <table:table-row table:style-name="ro3">
          <table:table-cell office:value-type="string" calcext:value-type="string">
            <text:p>Schmittstraße 6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Winzerstraße 34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Fachwerkhaus, bez. 1648, eher 18. Jh.</text:p>
          </table:table-cell>
          <table:table-cell/>
        </table:table-row>
        <table:table-row table:style-name="ro3">
          <table:table-cell office:value-type="string" calcext:value-type="string">
            <text:p>Wegekreuz, westlich des Ortes (in Verlängerung der Schmittstraße)</text:p>
          </table:table-cell>
          <table:table-cell office:value-type="string" calcext:value-type="string">
            <text:p>Grafschaft - Lantershofen</text:p>
          </table:table-cell>
          <table:table-cell office:value-type="string" calcext:value-type="string">
            <text:p>Kreuzfragment, Nischentyp, bez. 1724</text:p>
          </table:table-cell>
          <table:table-cell/>
        </table:table-row>
        <table:table-row table:style-name="ro3">
          <table:table-cell office:value-type="string" calcext:value-type="string">
            <text:p>Kath. Kirche St. Stephan, Stefanstraße 5</text:p>
          </table:table-cell>
          <table:table-cell office:value-type="string" calcext:value-type="string">
            <text:p>Grafschaft - Leimersdorf</text:p>
          </table:table-cell>
          <table:table-cell office:value-type="string" calcext:value-type="string">
            <text:p>barocker Saalbau, 1729, Erweiterung 1908; alter Friedhof: 40 Grabkreuze und Friedhofskreuz; Gesamtanlage mit altem Friedhof</text:p>
          </table:table-cell>
          <table:table-cell/>
        </table:table-row>
        <table:table-row table:style-name="ro3">
          <table:table-cell office:value-type="string" calcext:value-type="string">
            <text:p>Bartholomäusweg/ Ecke Grubenstraße</text:p>
          </table:table-cell>
          <table:table-cell office:value-type="string" calcext:value-type="string">
            <text:p>Grafschaft - Leimersdorf</text:p>
          </table:table-cell>
          <table:table-cell office:value-type="string" calcext:value-type="string">
            <text:p>Wegekreuz, Nischentyp, bez. 1776</text:p>
          </table:table-cell>
          <table:table-cell/>
        </table:table-row>
        <table:table-row table:style-name="ro3">
          <table:table-cell office:value-type="string" calcext:value-type="string">
            <text:p>(bei) Landskroner Straße 104</text:p>
          </table:table-cell>
          <table:table-cell office:value-type="string" calcext:value-type="string">
            <text:p>Grafschaft - Leimersdorf</text:p>
          </table:table-cell>
          <table:table-cell office:value-type="string" calcext:value-type="string">
            <text:p>Wegekreuz, neubarock, bez. 1881</text:p>
          </table:table-cell>
          <table:table-cell/>
        </table:table-row>
        <table:table-row table:style-name="ro3">
          <table:table-cell office:value-type="string" calcext:value-type="string">
            <text:p>Wegekreuz, an der L 80 Richtung Nierendorf.</text:p>
          </table:table-cell>
          <table:table-cell office:value-type="string" calcext:value-type="string">
            <text:p>Grafschaft - Leimersdorf</text:p>
          </table:table-cell>
          <table:table-cell office:value-type="string" calcext:value-type="string">
            <text:p>Nischentyp, bez. 1772</text:p>
          </table:table-cell>
          <table:table-cell/>
        </table:table-row>
        <table:table-row table:style-name="ro3">
          <table:table-cell office:value-type="string" calcext:value-type="string">
            <text:p>Wegekreuz, südöstlich von Niederich an der L 79 Rtg. Leimersdorf</text:p>
          </table:table-cell>
          <table:table-cell office:value-type="string" calcext:value-type="string">
            <text:p>Grafschaft – Leimersdorf – Niederich</text:p>
          </table:table-cell>
          <table:table-cell office:value-type="string" calcext:value-type="string">
            <text:p>bez. 1852, Altarblock mit kreuztragendem Christus, wohl 20. Jh.</text:p>
          </table:table-cell>
          <table:table-cell/>
        </table:table-row>
        <table:table-row table:style-name="ro3">
          <table:table-cell office:value-type="string" calcext:value-type="string">
            <text:p>Kath. Kirche St. Urban, Beller Straße 22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Saalbau, 1933/36, mit Resten des Vorgängers</text:p>
          </table:table-cell>
          <table:table-cell/>
        </table:table-row>
        <table:table-row table:style-name="ro3">
          <table:table-cell office:value-type="string" calcext:value-type="string">
            <text:p>Ortskern, Alte Straße 3, 8, 10, 11, 13, 15, Beller Straße 3, Josefstraße 11, 16, 18, 19, 21, 23, Landskroner Straße 1-7 (ungerade Nrn.), 11, 13, 17, 2-16 (gerade Nrn.), Meckenheimer Straße 4, 6 (Denkmalzone)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bauliche Strukturen vom 18. bis frühem 20. Jh. erhalten</text:p>
          </table:table-cell>
          <table:table-cell/>
        </table:table-row>
        <table:table-row table:style-name="ro3">
          <table:table-cell office:value-type="string" calcext:value-type="string">
            <text:p>Josefstraße 16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Hofreite; Fachwerkhaus, 20. Jh.</text:p>
          </table:table-cell>
          <table:table-cell/>
        </table:table-row>
        <table:table-row table:style-name="ro3">
          <table:table-cell office:value-type="string" calcext:value-type="string">
            <text:p>Josefstraße 21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Hofreite; Fachwerkhaus, Anfang 19. Jh.</text:p>
          </table:table-cell>
          <table:table-cell/>
        </table:table-row>
        <table:table-row table:style-name="ro3">
          <table:table-cell office:value-type="string" calcext:value-type="string">
            <text:p>Josefstraße 23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Hofreite; Fachwerkhaus, bez. 1840</text:p>
          </table:table-cell>
          <table:table-cell/>
        </table:table-row>
        <table:table-row table:style-name="ro3">
          <table:table-cell office:value-type="string" calcext:value-type="string">
            <text:p>Landskroner Straße 3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Hofreite; Fachwerkhaus, 19. Jh.</text:p>
          </table:table-cell>
          <table:table-cell/>
        </table:table-row>
        <table:table-row table:style-name="ro3">
          <table:table-cell office:value-type="string" calcext:value-type="string">
            <text:p>Landskroner Straße 4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Fachwerkhaus mit Backofen, 19. Jh.; Gesamtanlage</text:p>
          </table:table-cell>
          <table:table-cell/>
        </table:table-row>
        <table:table-row table:style-name="ro3">
          <table:table-cell office:value-type="string" calcext:value-type="string">
            <text:p>(vor) Landskroner Straße 10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Schwengelpumpe, Gußeisen, 19. Jh.</text:p>
          </table:table-cell>
          <table:table-cell/>
        </table:table-row>
        <table:table-row table:style-name="ro3">
          <table:table-cell office:value-type="string" calcext:value-type="string">
            <text:p>Landskroner Straße 17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Landskroner Straße 31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Hofreite; Fachwerkhaus, Anfang 19. Jh.</text:p>
          </table:table-cell>
          <table:table-cell/>
        </table:table-row>
        <table:table-row table:style-name="ro3">
          <table:table-cell office:value-type="string" calcext:value-type="string">
            <text:p>Wegekapelle, östlich von Oeverich an der Straße nach Niederich</text:p>
          </table:table-cell>
          <table:table-cell office:value-type="string" calcext:value-type="string">
            <text:p>Grafschaft – Leimersdorf – Oeverich</text:p>
          </table:table-cell>
          <table:table-cell office:value-type="string" calcext:value-type="string">
            <text:p>Backsteinbau, um 1900</text:p>
          </table:table-cell>
          <table:table-cell/>
        </table:table-row>
        <table:table-row table:style-name="ro3">
          <table:table-cell office:value-type="string" calcext:value-type="string">
            <text:p>Kath. Pfarrkirche St. Peter und Vinzenz, Johannes- Häbler-Straße 2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neugotischer Backsteinsaalbau, 1898, Architekt A. Becker, Bonn; auf dem Kirchhof 3 barocke Grabkreuze, bez. 1713 und 1727</text:p>
          </table:table-cell>
          <table:table-cell/>
        </table:table-row>
        <table:table-row table:style-name="ro3">
          <table:table-cell office:value-type="string" calcext:value-type="string">
            <text:p>An den Linden 2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Hakenhof; Fachwerkhaus, Krüppelwalmdach, 18. Jh.</text:p>
          </table:table-cell>
          <table:table-cell/>
        </table:table-row>
        <table:table-row table:style-name="ro3">
          <table:table-cell office:value-type="string" calcext:value-type="string">
            <text:p>(bei) Feldstraße 18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Wegekreuz, Nischentyp, Arma Christi, 18. Jh.</text:p>
          </table:table-cell>
          <table:table-cell/>
        </table:table-row>
        <table:table-row table:style-name="ro3">
          <table:table-cell office:value-type="string" calcext:value-type="string">
            <text:p>Franz- Ellerbrockstraße 1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Fachwerkhaus, Ständerbau, 18. Jh.</text:p>
          </table:table-cell>
          <table:table-cell/>
        </table:table-row>
        <table:table-row table:style-name="ro3">
          <table:table-cell office:value-type="string" calcext:value-type="string">
            <text:p>(neben) Franz-Ellerbockstraße 5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Wegekreuz, Engelskopf, bez. 1704</text:p>
          </table:table-cell>
          <table:table-cell/>
        </table:table-row>
        <table:table-row table:style-name="ro3">
          <table:table-cell office:value-type="string" calcext:value-type="string">
            <text:p>Franz-Ellerbrockstraße 7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Fachwerkhaus, abgewalmtes Mansarddach, bez. 1822</text:p>
          </table:table-cell>
          <table:table-cell/>
        </table:table-row>
        <table:table-row table:style-name="ro3">
          <table:table-cell office:value-type="string" calcext:value-type="string">
            <text:p>(gegenüber) Franz-Ellerbrockstraße 22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Wegekreuz, Nischentyp, bez. 1730</text:p>
          </table:table-cell>
          <table:table-cell/>
        </table:table-row>
        <table:table-row table:style-name="ro3">
          <table:table-cell office:value-type="string" calcext:value-type="string">
            <text:p>Johannes-Häbler-Straße 4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Hofreite; Fachwerkhaus, Mansarddach, 18. Jh.</text:p>
          </table:table-cell>
          <table:table-cell/>
        </table:table-row>
        <table:table-row table:style-name="ro3">
          <table:table-cell office:value-type="string" calcext:value-type="string">
            <text:p>Johannes-Häbler-Straße/Ecke Kastanienstraße</text:p>
          </table:table-cell>
          <table:table-cell office:value-type="string" calcext:value-type="string">
            <text:p>Grafschaft - Nierendorf</text:p>
          </table:table-cell>
          <table:table-cell office:value-type="string" calcext:value-type="string">
            <text:p>Wegekreuz, Nischentyp, bez. 1753</text:p>
          </table:table-cell>
          <table:table-cell/>
        </table:table-row>
        <table:table-row table:style-name="ro3">
          <table:table-cell office:value-type="string" calcext:value-type="string">
            <text:p>Kath. Kirche St. Dionisius, Heppinger Straße 8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Westturm bez. 1773, neugotischer Backsteinsaalbau, 1896, Architekt Clemens Pickel, Düsseldorf</text:p>
          </table:table-cell>
          <table:table-cell/>
        </table:table-row>
        <table:table-row table:style-name="ro3">
          <table:table-cell office:value-type="string" calcext:value-type="string">
            <text:p>Ortskern, Ahrtalstraße 1, 3, 4, 5, 5A, 6, Heppinger Straße 1-13 (ungerade Nrn.), 2-8 (gerade Nrn.), In den Gärten 11, 15, 17, Rheinbacher Straße 1-13 (ungerade Nrn.), 8 (Denkmalzone)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Bereich um die kath. Pfarrkirche, der Kirche gegenüberliegende Bebauung entlang der Heppinger Straße, Gehöfte beidseits der Rheinbacher Straße und Bereich um beide Rathäuser</text:p>
          </table:table-cell>
          <table:table-cell/>
        </table:table-row>
        <table:table-row table:style-name="ro3">
          <table:table-cell office:value-type="string" calcext:value-type="string">
            <text:p>Ahrtalstraße 5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Rathaus, lisenengegliederter Backsteinbau, bez. 1883</text:p>
          </table:table-cell>
          <table:table-cell/>
        </table:table-row>
        <table:table-row table:style-name="ro3">
          <table:table-cell office:value-type="string" calcext:value-type="string">
            <text:p>Heppinger Straße 9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Hofreite; Fachwerkhaus, wohl noch 18. Jh.</text:p>
          </table:table-cell>
          <table:table-cell/>
        </table:table-row>
        <table:table-row table:style-name="ro3">
          <table:table-cell office:value-type="string" calcext:value-type="string">
            <text:p>(bei) Heppinger Straße 27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Wegekreuz, neugotisch</text:p>
          </table:table-cell>
          <table:table-cell/>
        </table:table-row>
        <table:table-row table:style-name="ro3">
          <table:table-cell office:value-type="string" calcext:value-type="string">
            <text:p>(gegenüber) Heppinger Straße 33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Grabkreuz von 1774</text:p>
          </table:table-cell>
          <table:table-cell/>
        </table:table-row>
        <table:table-row table:style-name="ro3">
          <table:table-cell office:value-type="string" calcext:value-type="string">
            <text:p>Rheinbacher Straße 4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Hofreite, wohl 18. Jh.</text:p>
          </table:table-cell>
          <table:table-cell/>
        </table:table-row>
        <table:table-row table:style-name="ro3">
          <table:table-cell office:value-type="string" calcext:value-type="string">
            <text:p>Rheinbacher Straße 30</text:p>
          </table:table-cell>
          <table:table-cell office:value-type="string" calcext:value-type="string">
            <text:p>Grafschaft - Ringen</text:p>
          </table:table-cell>
          <table:table-cell office:value-type="string" calcext:value-type="string">
            <text:p>Hofreite; Fachwerkhaus, Walmdach, wohl 19. Jh.</text:p>
          </table:table-cell>
          <table:table-cell/>
        </table:table-row>
        <table:table-row table:style-name="ro3">
          <table:table-cell office:value-type="string" calcext:value-type="string">
            <text:p>Kath. Kapelle St. Joseph, Kleegartenstraße 2</text:p>
          </table:table-cell>
          <table:table-cell office:value-type="string" calcext:value-type="string">
            <text:p>Grafschaft - Ringen-Beller</text:p>
          </table:table-cell>
          <table:table-cell office:value-type="string" calcext:value-type="string">
            <text:p>Backsteinsaalbau, 1869</text:p>
          </table:table-cell>
          <table:table-cell/>
        </table:table-row>
        <table:table-row table:style-name="ro3">
          <table:table-cell office:value-type="string" calcext:value-type="string">
            <text:p>Heppinger Straße 70</text:p>
          </table:table-cell>
          <table:table-cell office:value-type="string" calcext:value-type="string">
            <text:p>Grafschaft - Ringen-Beller</text:p>
          </table:table-cell>
          <table:table-cell office:value-type="string" calcext:value-type="string">
            <text:p>Hofreite; Backsteinbau, wohl Ende 19. Jh.</text:p>
          </table:table-cell>
          <table:table-cell/>
        </table:table-row>
        <table:table-row table:style-name="ro3">
          <table:table-cell office:value-type="string" calcext:value-type="string">
            <text:p>(bei) Heppinger Straße 77</text:p>
          </table:table-cell>
          <table:table-cell office:value-type="string" calcext:value-type="string">
            <text:p>Grafschaft - Ringen-Beller</text:p>
          </table:table-cell>
          <table:table-cell office:value-type="string" calcext:value-type="string">
            <text:p>Wegekreuz, Nischentyp, 18. Jh.</text:p>
          </table:table-cell>
          <table:table-cell/>
        </table:table-row>
        <table:table-row table:style-name="ro3">
          <table:table-cell office:value-type="string" calcext:value-type="string">
            <text:p>Rheinbacher Straße 149</text:p>
          </table:table-cell>
          <table:table-cell office:value-type="string" calcext:value-type="string">
            <text:p>Grafschaft - Ringen-Bölingen</text:p>
          </table:table-cell>
          <table:table-cell office:value-type="string" calcext:value-type="string">
            <text:p>Hofreite; Fachwerkhaus, bez. 1732</text:p>
          </table:table-cell>
          <table:table-cell/>
        </table:table-row>
        <table:table-row table:style-name="ro3">
          <table:table-cell office:value-type="string" calcext:value-type="string">
            <text:p>Rheinbacher Straße 154</text:p>
          </table:table-cell>
          <table:table-cell office:value-type="string" calcext:value-type="string">
            <text:p>Grafschaft - Ringen-Bölingen</text:p>
          </table:table-cell>
          <table:table-cell office:value-type="string" calcext:value-type="string">
            <text:p>Hofreite; Fachwerkhaus, 18. Jh.</text:p>
          </table:table-cell>
          <table:table-cell/>
        </table:table-row>
        <table:table-row table:style-name="ro3">
          <table:table-cell office:value-type="string" calcext:value-type="string">
            <text:p>Rheinbacher Straße/ Ecke Im Kreuzerfeld </text:p>
          </table:table-cell>
          <table:table-cell office:value-type="string" calcext:value-type="string">
            <text:p>Grafschaft - Ringen-Bölingen</text:p>
          </table:table-cell>
          <table:table-cell office:value-type="string" calcext:value-type="string">
            <text:p><text:s/>Wegekreuz, Nischentyp, wohl 18. Jh. </text:p>
          </table:table-cell>
          <table:table-cell/>
        </table:table-row>
        <table:table-row table:style-name="ro3">
          <table:table-cell office:value-type="string" calcext:value-type="string">
            <text:p>Wegekreuz, südlich von Bölingen (Verlängerung Ellistraße an der Zufahrt zum Assbacher Hof)</text:p>
          </table:table-cell>
          <table:table-cell office:value-type="string" calcext:value-type="string">
            <text:p>Grafschaft - Ringen-Bölingen</text:p>
          </table:table-cell>
          <table:table-cell office:value-type="string" calcext:value-type="string">
            <text:p>Nischentyp, bez. 1733</text:p>
          </table:table-cell>
          <table:table-cell/>
        </table:table-row>
        <table:table-row table:style-name="ro3">
          <table:table-cell office:value-type="string" calcext:value-type="string">
            <text:p>Kath. Kapelle Zum Hl. Kreuz, Schildchenstraße 21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Bruchsteinsaalbau, 1906, Architekt A. Rüppel</text:p>
          </table:table-cell>
          <table:table-cell/>
        </table:table-row>
        <table:table-row table:style-name="ro3">
          <table:table-cell office:value-type="string" calcext:value-type="string">
            <text:p>Escher Straße o. Nr.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Schloss Vettelhoven, quadratischer Bruchsteinbau mit Eckturm, Neurenaissance, bez. 1890; umgebender Park</text:p>
          </table:table-cell>
          <table:table-cell/>
        </table:table-row>
        <table:table-row table:style-name="ro3">
          <table:table-cell office:value-type="string" calcext:value-type="string">
            <text:p>Escher Straße 22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späthistoristisches Fachwerkhaus, tlw. massiv, um 1900; Gesamtanlage mit Schloss und Park</text:p>
          </table:table-cell>
          <table:table-cell/>
        </table:table-row>
        <table:table-row table:style-name="ro3">
          <table:table-cell office:value-type="string" calcext:value-type="string">
            <text:p>Mittelstraße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neugotisches Kreuz, 19. Jh.</text:p>
          </table:table-cell>
          <table:table-cell/>
        </table:table-row>
        <table:table-row table:style-name="ro3">
          <table:table-cell office:value-type="string" calcext:value-type="string">
            <text:p>Mittelstraße 9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ehem. Burg Vettelhoven, Burghaus mit Eckrundtrum (15. Jh.) und spätgotischen Portalöffnungen; sog. Verwalterhaus (Mitte 19. Jh.) mit Turm, landwirtschaftliche Nebengebäude</text:p>
          </table:table-cell>
          <table:table-cell/>
        </table:table-row>
        <table:table-row table:style-name="ro3">
          <table:table-cell office:value-type="string" calcext:value-type="string">
            <text:p>Schildchenstraße 15 /17</text:p>
          </table:table-cell>
          <table:table-cell office:value-type="string" calcext:value-type="string">
            <text:p>Grafschaft - Vettelhoven</text:p>
          </table:table-cell>
          <table:table-cell office:value-type="string" calcext:value-type="string">
            <text:p>vierflügeliges Hofgut, 19. Jh.; Putzbau, tlw. Fachwerk, Ökonomiebauten, tlw. Fachwerk (Ständerbauten), tlw. Backstein</text:p>
          </table:table-cell>
          <table:table-cell/>
        </table:table-row>
        <table:table-row table:style-name="ro3">
          <table:table-cell office:value-type="string" calcext:value-type="string">
            <text:p>(vor) Mittelstraße 6</text:p>
          </table:table-cell>
          <table:table-cell office:value-type="string" calcext:value-type="string">
            <text:p>Harscheid</text:p>
          </table:table-cell>
          <table:table-cell office:value-type="string" calcext:value-type="string">
            <text:p>kath. Kapelle St. Donatus, Saalbau, 1754</text:p>
          </table:table-cell>
          <table:table-cell/>
        </table:table-row>
        <table:table-row table:style-name="ro3">
          <table:table-cell office:value-type="string" calcext:value-type="string">
            <text:p>Kath. Kirche St. Margareta, Mühlenweg/ Hauptstraße</text:p>
          </table:table-cell>
          <table:table-cell office:value-type="string" calcext:value-type="string">
            <text:p>Heckenbach - Blasweiler</text:p>
          </table:table-cell>
          <table:table-cell office:value-type="string" calcext:value-type="string">
            <text:p>Saalbau, um 1300; Friedhof: 8 Grabkreuze, 16.-18. Jh., 3 Gusseisenkreuze, 19. Jh.; Gesamtanlage mit Friedhof</text:p>
          </table:table-cell>
          <table:table-cell/>
        </table:table-row>
        <table:table-row table:style-name="ro3">
          <table:table-cell office:value-type="string" calcext:value-type="string">
            <text:p>Wegekreuz, am Ortsausgang.</text:p>
          </table:table-cell>
          <table:table-cell office:value-type="string" calcext:value-type="string">
            <text:p>Heckenbach - Blasweiler</text:p>
          </table:table-cell>
          <table:table-cell office:value-type="string" calcext:value-type="string">
            <text:p>Nischentyp, bez. 1771</text:p>
          </table:table-cell>
          <table:table-cell/>
        </table:table-row>
        <table:table-row table:style-name="ro3">
          <table:table-cell office:value-type="string" calcext:value-type="string">
            <text:p>Wegekreuz, am Ortsausgang.</text:p>
          </table:table-cell>
          <table:table-cell office:value-type="string" calcext:value-type="string">
            <text:p>Heckenbach - Blasweiler</text:p>
          </table:table-cell>
          <table:table-cell office:value-type="string" calcext:value-type="string">
            <text:p>Nischentyp, bez. 1747</text:p>
          </table:table-cell>
          <table:table-cell/>
        </table:table-row>
        <table:table-row table:style-name="ro3">
          <table:table-cell office:value-type="string" calcext:value-type="string">
            <text:p>Kath. Kirche St. Pankratius und Margarita, Kirchenweg 2</text:p>
          </table:table-cell>
          <table:table-cell office:value-type="string" calcext:value-type="string">
            <text:p>Heckenbach - Niederheckenbach</text:p>
          </table:table-cell>
          <table:table-cell office:value-type="string" calcext:value-type="string">
            <text:p>Saalbau, 1828/29; Grabkreuze, 18. Jh.; 2 Gusseisenkreuze; Gesamtanlage mit Friedhof</text:p>
          </table:table-cell>
          <table:table-cell/>
        </table:table-row>
        <table:table-row table:style-name="ro3">
          <table:table-cell office:value-type="string" calcext:value-type="string">
            <text:p>Kath. Kapelle St. Michael, Kapellenweg</text:p>
          </table:table-cell>
          <table:table-cell office:value-type="string" calcext:value-type="string">
            <text:p>Heckenbach - Oberheckenbach</text:p>
          </table:table-cell>
          <table:table-cell office:value-type="string" calcext:value-type="string">
            <text:p>Saalbau, 18. Jh.</text:p>
          </table:table-cell>
          <table:table-cell/>
        </table:table-row>
        <table:table-row table:style-name="ro3">
          <table:table-cell office:value-type="string" calcext:value-type="string">
            <text:p>Kath. Kapelle St. Maternus, Kirchweg 3</text:p>
          </table:table-cell>
          <table:table-cell office:value-type="string" calcext:value-type="string">
            <text:p>Herschbroich</text:p>
          </table:table-cell>
          <table:table-cell office:value-type="string" calcext:value-type="string">
            <text:p>Saalbau, bez. 1666, Erweiterung 1923-25; vor der Kirche: Wegekreuz, Nischentyp mit Vesperrelief, bez. 1751; Kriegerdenkmal, Georgsrelief</text:p>
          </table:table-cell>
          <table:table-cell/>
        </table:table-row>
        <table:table-row table:style-name="ro3">
          <table:table-cell office:value-type="string" calcext:value-type="string">
            <text:p>Hauptstraße 17</text:p>
          </table:table-cell>
          <table:table-cell office:value-type="string" calcext:value-type="string">
            <text:p>Herschbroich</text:p>
          </table:table-cell>
          <table:table-cell office:value-type="string" calcext:value-type="string">
            <text:p>Hakenhof; Fachwerkhaus, Ständerbau, inschriftlich um 1600, Erweiterung um 1800, wohl eher 18. Jh., Erweiterung 19. Jh.</text:p>
          </table:table-cell>
          <table:table-cell/>
        </table:table-row>
        <table:table-row table:style-name="ro3">
          <table:table-cell office:value-type="string" calcext:value-type="string">
            <text:p>Kirchweg 5</text:p>
          </table:table-cell>
          <table:table-cell office:value-type="string" calcext:value-type="string">
            <text:p>Herschbroich</text:p>
          </table:table-cell>
          <table:table-cell office:value-type="string" calcext:value-type="string">
            <text:p>Hofanlage; eingeschossiges Fachwerkhaus, 18. Jh., verputzte Fachwerkscheune, 19. Jh.</text:p>
          </table:table-cell>
          <table:table-cell/>
        </table:table-row>
        <table:table-row table:style-name="ro3">
          <table:table-cell office:value-type="string" calcext:value-type="string">
            <text:p>Bergstraße 8 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Hakenhof; Fachwerkhaus, bez. 1686, Kniestock <text:s/>19. Jh., Scheune </text:p>
          </table:table-cell>
          <table:table-cell/>
        </table:table-row>
        <table:table-row table:style-name="ro3">
          <table:table-cell office:value-type="string" calcext:value-type="string">
            <text:p>(an) Kapellenweg 19 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Grabkreuze, 18. Jh., in der Wand der kath. <text:s/>Kirche St. Donatus </text:p>
          </table:table-cell>
          <table:table-cell/>
        </table:table-row>
        <table:table-row table:style-name="ro3">
          <table:table-cell office:value-type="string" calcext:value-type="string">
            <text:p>Kapellenweg/ Ecke Bergstraße 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<text:s/>Wegekreuz, bez. 1777. </text:p>
          </table:table-cell>
          <table:table-cell/>
        </table:table-row>
        <table:table-row table:style-name="ro3">
          <table:table-cell office:value-type="string" calcext:value-type="string">
            <text:p>Schulstraße 2 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eingeschossiges Fachwerk-Quereinhaus, tlw. <text:s/>Bruchstein, 19. Jh., Brunnen </text:p>
          </table:table-cell>
          <table:table-cell/>
        </table:table-row>
        <table:table-row table:style-name="ro3">
          <table:table-cell office:value-type="string" calcext:value-type="string">
            <text:p>Wegekreuz</text:p>
          </table:table-cell>
          <table:table-cell office:value-type="string" calcext:value-type="string">
            <text:p>Hoffeld</text:p>
          </table:table-cell>
          <table:table-cell office:value-type="string" calcext:value-type="string">
            <text:p>Konsolentyp, bez. 1852</text:p>
          </table:table-cell>
          <table:table-cell/>
        </table:table-row>
        <table:table-row table:style-name="ro3">
          <table:table-cell office:value-type="string" calcext:value-type="string">
            <text:p>Kath. Schutzengelkirche, Im Bongert 2</text:p>
          </table:table-cell>
          <table:table-cell office:value-type="string" calcext:value-type="string">
            <text:p>Hohenleimbach</text:p>
          </table:table-cell>
          <table:table-cell office:value-type="string" calcext:value-type="string">
            <text:p>Altar Anf. 18.Jh; Nepomuk-Skulptur bez. 1781</text:p>
          </table:table-cell>
          <table:table-cell/>
        </table:table-row>
        <table:table-row table:style-name="ro3">
          <table:table-cell office:value-type="string" calcext:value-type="string">
            <text:p>Dorfstraße/ Ecke Brandstraße</text:p>
          </table:table-cell>
          <table:table-cell office:value-type="string" calcext:value-type="string">
            <text:p>Hohenleimbach</text:p>
          </table:table-cell>
          <table:table-cell office:value-type="string" calcext:value-type="string">
            <text:p>Wegekreuz, bez. 1752</text:p>
          </table:table-cell>
          <table:table-cell/>
        </table:table-row>
        <table:table-row table:style-name="ro3">
          <table:table-cell office:value-type="string" calcext:value-type="string">
            <text:p>Wegekreuz, östlich von Hohenleimbach.</text:p>
          </table:table-cell>
          <table:table-cell office:value-type="string" calcext:value-type="string">
            <text:p>Hohenleimbach</text:p>
          </table:table-cell>
          <table:table-cell office:value-type="string" calcext:value-type="string">
            <text:p>Nischentyp, bez. 16??</text:p>
          </table:table-cell>
          <table:table-cell/>
        </table:table-row>
        <table:table-row table:style-name="ro3">
          <table:table-cell office:value-type="string" calcext:value-type="string">
            <text:p>Wegekreuz, östlich von Hohenleimbach.</text:p>
          </table:table-cell>
          <table:table-cell office:value-type="string" calcext:value-type="string">
            <text:p>Hohenleimbach</text:p>
          </table:table-cell>
          <table:table-cell office:value-type="string" calcext:value-type="string">
            <text:p>Nischentyp, bez. 1710</text:p>
          </table:table-cell>
          <table:table-cell/>
        </table:table-row>
        <table:table-row table:style-name="ro3">
          <table:table-cell office:value-type="string" calcext:value-type="string">
            <text:p>Kath. Kapelle St. Donatus, Aachener Straße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Bruchsteinsaalbau, bez. 1897; Grabkreuz, bez. 1718</text:p>
          </table:table-cell>
          <table:table-cell/>
        </table:table-row>
        <table:table-row table:style-name="ro3">
          <table:table-cell office:value-type="string" calcext:value-type="string">
            <text:p>Burgstraße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Grabkreuz, bez. 1718</text:p>
          </table:table-cell>
          <table:table-cell/>
        </table:table-row>
        <table:table-row table:style-name="ro3">
          <table:table-cell office:value-type="string" calcext:value-type="string">
            <text:p>Burgstraße 33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L-förmiges Fachwerkhaus, tlw. massiv, 19. Jh., Schwengelpumpe</text:p>
          </table:table-cell>
          <table:table-cell/>
        </table:table-row>
        <table:table-row table:style-name="ro3">
          <table:table-cell office:value-type="string" calcext:value-type="string">
            <text:p>Burgstraße 35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Fachwerkhaus, 19. Jh., Scheune</text:p>
          </table:table-cell>
          <table:table-cell/>
        </table:table-row>
        <table:table-row table:style-name="ro3">
          <table:table-cell office:value-type="string" calcext:value-type="string">
            <text:p>Burgstraße 42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Fachwerkhaus, 18. Jh. (?), Fachwerkscheune, Ständerbau, 18. Jh.; Gesamtanlage; Grabkreuz, Gusseisen; Grenzsteine</text:p>
          </table:table-cell>
          <table:table-cell/>
        </table:table-row>
        <table:table-row table:style-name="ro3">
          <table:table-cell office:value-type="string" calcext:value-type="string">
            <text:p>Burgstraße 44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Fachwerkhaus, Drempel, wohl 19. Jh., Scheune; Grabkreuz, Gusseisen, 19. Jh.</text:p>
          </table:table-cell>
          <table:table-cell/>
        </table:table-row>
        <table:table-row table:style-name="ro3">
          <table:table-cell office:value-type="string" calcext:value-type="string">
            <text:p>Grabkreuz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bez. 1673</text:p>
          </table:table-cell>
          <table:table-cell/>
        </table:table-row>
        <table:table-row table:style-name="ro3">
          <table:table-cell office:value-type="string" calcext:value-type="string">
            <text:p>Honerather Hof, Burgstraße 33, 35, 42, 44 (Denkmalzone)</text:p>
          </table:table-cell>
          <table:table-cell office:value-type="string" calcext:value-type="string">
            <text:p>Honerath</text:p>
          </table:table-cell>
          <table:table-cell office:value-type="string" calcext:value-type="string">
            <text:p>Die Fachwerkbauten stellen den ältesten Teil von Honerath dar und sind in Zusammenhang mit dem ursprünglich dort stehenden Burghaus zu sehen.</text:p>
          </table:table-cell>
          <table:table-cell/>
        </table:table-row>
        <table:table-row table:style-name="ro3">
          <table:table-cell office:value-type="string" calcext:value-type="string">
            <text:p>Kath. Pfarrkirche St. Kunibert, Kirchstraße 3 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Westturm UG und untere Mauerpartien des <text:s/>Chors 1. Hälfte 13. Jh., Chor 1494 erhöht, 1508 <text:s text:c="3"/>verändert, zweischiffiges Langhaus, 1524, <text:s text:c="4"/>Querschiff des neugotischen <text:s text:c="4"/>Bruchsteinsaalbaus, 1884/85, Architekt Lambert <text:s text:c="4"/>von Fisenne, Gelsenkirchen </text:p>
          </table:table-cell>
          <table:table-cell/>
        </table:table-row>
        <table:table-row table:style-name="ro3">
          <table:table-cell office:value-type="string" calcext:value-type="string">
            <text:p>Brunnenstraße 2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Hakenhof; Fachwerkhaus verputzt, 18./19. Jh.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Wegekreuz, Nischentyp, bez. 1727</text:p>
          </table:table-cell>
          <table:table-cell/>
        </table:table-row>
        <table:table-row table:style-name="ro3">
          <table:table-cell office:value-type="string" calcext:value-type="string">
            <text:p>(an) Hauptstraße 25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Portal, bez. 1733</text:p>
          </table:table-cell>
          <table:table-cell/>
        </table:table-row>
        <table:table-row table:style-name="ro3">
          <table:table-cell office:value-type="string" calcext:value-type="string">
            <text:p>Hauptstraße 37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Brunnenhaus, Fachwerkbau, Walmdach, 18. Jh.</text:p>
          </table:table-cell>
          <table:table-cell/>
        </table:table-row>
        <table:table-row table:style-name="ro3">
          <table:table-cell office:value-type="string" calcext:value-type="string">
            <text:p>(an) Hauptstraße 52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zweigeteilte Barocktür</text:p>
          </table:table-cell>
          <table:table-cell/>
        </table:table-row>
        <table:table-row table:style-name="ro3">
          <table:table-cell office:value-type="string" calcext:value-type="string">
            <text:p>In der Lüh, Friedhof 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<text:s/>Kreuz, Nischentyp, bez. 1722 </text:p>
          </table:table-cell>
          <table:table-cell/>
        </table:table-row>
        <table:table-row table:style-name="ro3">
          <table:table-cell office:value-type="string" calcext:value-type="string">
            <text:p>Kapellenstraße 11 </text:p>
          </table:table-cell>
          <table:table-cell office:value-type="string" calcext:value-type="string">
            <text:p>Hönningen </text:p>
          </table:table-cell>
          <table:table-cell office:value-type="string" calcext:value-type="string">
            <text:p><text:s/>Hubertuskapelle, Bruchsteinsaalbau, 1610 </text:p>
          </table:table-cell>
          <table:table-cell/>
        </table:table-row>
        <table:table-row table:style-name="ro3">
          <table:table-cell office:value-type="string" calcext:value-type="string">
            <text:p>Kath. Kapelle St. Barthlomäus, Ahrstraße 18</text:p>
          </table:table-cell>
          <table:table-cell office:value-type="string" calcext:value-type="string">
            <text:p>Hönningen - Liers</text:p>
          </table:table-cell>
          <table:table-cell office:value-type="string" calcext:value-type="string">
            <text:p>Saalbau, bez. 1635</text:p>
          </table:table-cell>
          <table:table-cell/>
        </table:table-row>
        <table:table-row table:style-name="ro3">
          <table:table-cell office:value-type="string" calcext:value-type="string">
            <text:p>Ahrstraße 13</text:p>
          </table:table-cell>
          <table:table-cell office:value-type="string" calcext:value-type="string">
            <text:p>Hönningen - Liers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Bergstraße 1</text:p>
          </table:table-cell>
          <table:table-cell office:value-type="string" calcext:value-type="string">
            <text:p>Hönningen - Liers</text:p>
          </table:table-cell>
          <table:table-cell office:value-type="string" calcext:value-type="string">
            <text:p>ehem. Schule, Bruchsteinbau, bez. 1886</text:p>
          </table:table-cell>
          <table:table-cell/>
        </table:table-row>
        <table:table-row table:style-name="ro3">
          <table:table-cell office:value-type="string" calcext:value-type="string">
            <text:p>Wegekreuz, an der B 257.</text:p>
          </table:table-cell>
          <table:table-cell office:value-type="string" calcext:value-type="string">
            <text:p>Hönningen - Liers</text:p>
          </table:table-cell>
          <table:table-cell office:value-type="string" calcext:value-type="string">
            <text:p>Nischentyp, bez. (1)576, evtl. jünger</text:p>
          </table:table-cell>
          <table:table-cell/>
        </table:table-row>
        <table:table-row table:style-name="ro3">
          <table:table-cell office:value-type="string" calcext:value-type="string">
            <text:p>Kath. Kirche St. Cyriacus, Münstereifeler Straße</text:p>
          </table:table-cell>
          <table:table-cell office:value-type="string" calcext:value-type="string">
            <text:p>Hümmel</text:p>
          </table:table-cell>
          <table:table-cell office:value-type="string" calcext:value-type="string">
            <text:p>Westturm, um 1790, Inschrift bez. 1820, Stufenhalle, 1869-72; Friedhofskreuz, bez. 1793</text:p>
          </table:table-cell>
          <table:table-cell/>
        </table:table-row>
        <table:table-row table:style-name="ro3">
          <table:table-cell office:value-type="string" calcext:value-type="string">
            <text:p>Lenzenweg 2</text:p>
          </table:table-cell>
          <table:table-cell office:value-type="string" calcext:value-type="string">
            <text:p>Hümmel</text:p>
          </table:table-cell>
          <table:table-cell office:value-type="string" calcext:value-type="string">
            <text:p>eingeschossiges Fachwerkhaus, Backofen, 19. Jh.</text:p>
          </table:table-cell>
          <table:table-cell/>
        </table:table-row>
        <table:table-row table:style-name="ro3">
          <table:table-cell office:value-type="string" calcext:value-type="string">
            <text:p>Waldweg 15</text:p>
          </table:table-cell>
          <table:table-cell office:value-type="string" calcext:value-type="string">
            <text:p>Hümmel - Blindert</text:p>
          </table:table-cell>
          <table:table-cell office:value-type="string" calcext:value-type="string">
            <text:p>Hakenhof, Fachwerkwohnhaus, bez. 1793</text:p>
          </table:table-cell>
          <table:table-cell/>
        </table:table-row>
        <table:table-row table:style-name="ro3">
          <table:table-cell office:value-type="string" calcext:value-type="string">
            <text:p>Kapellenstraße 1</text:p>
          </table:table-cell>
          <table:table-cell office:value-type="string" calcext:value-type="string">
            <text:p>Hümmel - Heistert</text:p>
          </table:table-cell>
          <table:table-cell office:value-type="string" calcext:value-type="string">
            <text:p>Hakenhof; Fachwerkhaus, Ständerbau, bez. 1697, wohl eher 18. Jh., Backofen</text:p>
          </table:table-cell>
          <table:table-cell/>
        </table:table-row>
        <table:table-row table:style-name="ro3">
          <table:table-cell office:value-type="string" calcext:value-type="string">
            <text:p>Bergstraße 4</text:p>
          </table:table-cell>
          <table:table-cell office:value-type="string" calcext:value-type="string">
            <text:p>Hümmel - Marthel</text:p>
          </table:table-cell>
          <table:table-cell office:value-type="string" calcext:value-type="string">
            <text:p>Fachwerkhaus, tlw. massiv, 19. Jh.</text:p>
          </table:table-cell>
          <table:table-cell/>
        </table:table-row>
        <table:table-row table:style-name="ro3">
          <table:table-cell office:value-type="string" calcext:value-type="string">
            <text:p>Wegekreuz, an der K 13, Richtung Marthel.</text:p>
          </table:table-cell>
          <table:table-cell office:value-type="string" calcext:value-type="string">
            <text:p>Hümmel - Marthel</text:p>
          </table:table-cell>
          <table:table-cell office:value-type="string" calcext:value-type="string">
            <text:p>bez. 1938</text:p>
          </table:table-cell>
          <table:table-cell/>
        </table:table-row>
        <table:table-row table:style-name="ro3">
          <table:table-cell office:value-type="string" calcext:value-type="string">
            <text:p>Kath. Kapelle St. Barbara, Kapellenstraße</text:p>
          </table:table-cell>
          <table:table-cell office:value-type="string" calcext:value-type="string">
            <text:p>Hümmel - Pitscheid</text:p>
          </table:table-cell>
          <table:table-cell office:value-type="string" calcext:value-type="string">
            <text:p>Saalbau, bez. 1727, Erweiterung 1922/23, Architekt Theodor Wildemann</text:p>
          </table:table-cell>
          <table:table-cell/>
        </table:table-row>
        <table:table-row table:style-name="ro3">
          <table:table-cell office:value-type="string" calcext:value-type="string">
            <text:p>Kapellenstraße 26</text:p>
          </table:table-cell>
          <table:table-cell office:value-type="string" calcext:value-type="string">
            <text:p>Hümmel - Pitscheid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Kapellenstraße 33</text:p>
          </table:table-cell>
          <table:table-cell office:value-type="string" calcext:value-type="string">
            <text:p>Hümmel - Pitscheid</text:p>
          </table:table-cell>
          <table:table-cell office:value-type="string" calcext:value-type="string">
            <text:p>Vierkanthof; Fachwerkhaus, tlw. massiv, 18./19. Jh.</text:p>
          </table:table-cell>
          <table:table-cell/>
        </table:table-row>
        <table:table-row table:style-name="ro3">
          <table:table-cell office:value-type="string" calcext:value-type="string">
            <text:p>Bergstraße 3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Hofanlage; Fachwerkhaus, 19. Jh.</text:p>
          </table:table-cell>
          <table:table-cell/>
        </table:table-row>
        <table:table-row table:style-name="ro3">
          <table:table-cell office:value-type="string" calcext:value-type="string">
            <text:p>Brückenstraße 2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Hofanlage; Fachwerkhaus verputzt, Fachwerkscheune, tlw. massiv, 19. Jh.</text:p>
          </table:table-cell>
          <table:table-cell/>
        </table:table-row>
        <table:table-row table:style-name="ro3">
          <table:table-cell office:value-type="string" calcext:value-type="string">
            <text:p>Brückenstraße 4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ehem. Zehnthof, Hofanlage; Fachwerkbau, bez. 1616, Fachwerkscheune, Backofen; Gesamtanlage</text:p>
          </table:table-cell>
          <table:table-cell/>
        </table:table-row>
        <table:table-row table:style-name="ro3">
          <table:table-cell office:value-type="string" calcext:value-type="string">
            <text:p>Hauptstraße 22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kath. Kapelle St. Rochus, Saalbau, bez. 1882</text:p>
          </table:table-cell>
          <table:table-cell/>
        </table:table-row>
        <table:table-row table:style-name="ro3">
          <table:table-cell office:value-type="string" calcext:value-type="string">
            <text:p>Hauptstraße 23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Hakenhof; Fachwerkhaus, bez. 1802, Backofen</text:p>
          </table:table-cell>
          <table:table-cell/>
        </table:table-row>
        <table:table-row table:style-name="ro3">
          <table:table-cell office:value-type="string" calcext:value-type="string">
            <text:p>Hauptstraße 34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Fachwerkhaus, Ständerbau, 1. Drittel 19. Jh.</text:p>
          </table:table-cell>
          <table:table-cell/>
        </table:table-row>
        <table:table-row table:style-name="ro3">
          <table:table-cell office:value-type="string" calcext:value-type="string">
            <text:p>Hauptstraße 41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Fachwerkhaus, tlw. verputzt, 19. Jh.</text:p>
          </table:table-cell>
          <table:table-cell/>
        </table:table-row>
        <table:table-row table:style-name="ro3">
          <table:table-cell office:value-type="string" calcext:value-type="string">
            <text:p>Welsbachstraße / Ecke Ahrtalstraße</text:p>
          </table:table-cell>
          <table:table-cell office:value-type="string" calcext:value-type="string">
            <text:p>Insul</text:p>
          </table:table-cell>
          <table:table-cell office:value-type="string" calcext:value-type="string">
            <text:p>Wegekreuz, Nischentyp, bez. 1796</text:p>
          </table:table-cell>
          <table:table-cell/>
        </table:table-row>
        <table:table-row table:style-name="ro3">
          <table:table-cell office:value-type="string" calcext:value-type="string">
            <text:p>Kath. Kapelle St. Geronis und Bartholomäus, <text:s text:c="2"/>Gelsdorfer Straße 1 </text:p>
          </table:table-cell>
          <table:table-cell office:value-type="string" calcext:value-type="string">
            <text:p>Kalenborn </text:p>
          </table:table-cell>
          <table:table-cell office:value-type="string" calcext:value-type="string">
            <text:p>Saalbau, 1773 </text:p>
          </table:table-cell>
          <table:table-cell/>
        </table:table-row>
        <table:table-row table:style-name="ro3">
          <table:table-cell office:value-type="string" calcext:value-type="string">
            <text:p>Siechenhauskapelle St. Maria und Antonius, Hilberather Straße 84</text:p>
          </table:table-cell>
          <table:table-cell office:value-type="string" calcext:value-type="string">
            <text:p>Kalenborn - Kalenborner Höhe</text:p>
          </table:table-cell>
          <table:table-cell office:value-type="string" calcext:value-type="string">
            <text:p>Saalbau, 17./18. Jh.</text:p>
          </table:table-cell>
          <table:table-cell/>
        </table:table-row>
        <table:table-row table:style-name="ro3">
          <table:table-cell office:value-type="string" calcext:value-type="string">
            <text:p>Kath. Kirche St. Servatius, Hauptstraße</text:p>
          </table:table-cell>
          <table:table-cell office:value-type="string" calcext:value-type="string">
            <text:p>Kaltenborn</text:p>
          </table:table-cell>
          <table:table-cell office:value-type="string" calcext:value-type="string">
            <text:p>dreigeschossiger spätromanischer Turm, 1. Viertel 13. Jh., neuromanische Halle, 1832-37, Architekt Ferdinand Nebel; Friedhof, Kreuz, bez. 1782; in der Wand Kreuze; Kriegerdenkmal, bekrönender Adler</text:p>
          </table:table-cell>
          <table:table-cell/>
        </table:table-row>
        <table:table-row table:style-name="ro3">
          <table:table-cell office:value-type="string" calcext:value-type="string">
            <text:p>Wegekreuz, an der L 90, Ortsende.</text:p>
          </table:table-cell>
          <table:table-cell office:value-type="string" calcext:value-type="string">
            <text:p>Kaltenborn</text:p>
          </table:table-cell>
          <table:table-cell office:value-type="string" calcext:value-type="string">
            <text:p>Nischentyp, bez. 1720, Vanitassymbol bez. 1700</text:p>
          </table:table-cell>
          <table:table-cell/>
        </table:table-row>
        <table:table-row table:style-name="ro3">
          <table:table-cell office:value-type="string" calcext:value-type="string">
            <text:p>Kath. Filialkirche St. Wendalinus, Kirchstraße</text:p>
          </table:table-cell>
          <table:table-cell office:value-type="string" calcext:value-type="string">
            <text:p>Kaltenborn - Jammelshofen</text:p>
          </table:table-cell>
          <table:table-cell office:value-type="string" calcext:value-type="string">
            <text:p>Bruchsteinsaalbau, 1921, Dombaumeister Wirtz, Trier</text:p>
          </table:table-cell>
          <table:table-cell/>
        </table:table-row>
        <table:table-row table:style-name="ro3">
          <table:table-cell office:value-type="string" calcext:value-type="string">
            <text:p>Bergstraße</text:p>
          </table:table-cell>
          <table:table-cell office:value-type="string" calcext:value-type="string">
            <text:p>Kaltenborn - Jammelshofen</text:p>
          </table:table-cell>
          <table:table-cell office:value-type="string" calcext:value-type="string">
            <text:p>Backhaus, mit Backes</text:p>
          </table:table-cell>
          <table:table-cell/>
        </table:table-row>
        <table:table-row table:style-name="ro3">
          <table:table-cell office:value-type="string" calcext:value-type="string">
            <text:p>Bergstraße 12</text:p>
          </table:table-cell>
          <table:table-cell office:value-type="string" calcext:value-type="string">
            <text:p>Kaltenborn - Jammelshofen</text:p>
          </table:table-cell>
          <table:table-cell office:value-type="string" calcext:value-type="string">
            <text:p>Fachwerkhaus, tlw. massiv, 18. Jh., Bruchsteinscheune; Gesamtanlage</text:p>
          </table:table-cell>
          <table:table-cell/>
        </table:table-row>
        <table:table-row table:style-name="ro3">
          <table:table-cell office:value-type="string" calcext:value-type="string">
            <text:p>Zum Mühlbusch, Friedhof</text:p>
          </table:table-cell>
          <table:table-cell office:value-type="string" calcext:value-type="string">
            <text:p>Kaltenborn - Jammelshofen</text:p>
          </table:table-cell>
          <table:table-cell office:value-type="string" calcext:value-type="string">
            <text:p>Wegekreuz, bez. 1804</text:p>
          </table:table-cell>
          <table:table-cell/>
        </table:table-row>
        <table:table-row table:style-name="ro3">
          <table:table-cell office:value-type="string" calcext:value-type="string">
            <text:p>Kapelle, in der Nähe der Hohen Acht.</text:p>
          </table:table-cell>
          <table:table-cell office:value-type="string" calcext:value-type="string">
            <text:p>Kaltenborn - Jammelshofen</text:p>
          </table:table-cell>
          <table:table-cell office:value-type="string" calcext:value-type="string">
            <text:p>Saalbau</text:p>
          </table:table-cell>
          <table:table-cell/>
        </table:table-row>
        <table:table-row table:style-name="ro3">
          <table:table-cell office:value-type="string" calcext:value-type="string">
            <text:p>Kath. Kirche St. Philippus und Jakobus, Marktstraße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spätromanischer Westturm, Anfang 13. Jh., Erneuerung 1716 und 1923; Langhaus, urspr. zweischiffig, 15. Jh., Erweiterung 1903-05; Friedhof und Umgebung: Glöcknerhaus, Fachwerkbau, tlw.m massiv, bez. 1848; 19 Grabkreuze, 18. Jh.; 2 Grabplatten; Friedhofskreuz, Nischentyp, Basalt, bez. 1717; 3 Grabkreuze, u.a. aus Gusseisen; Gesamtanlage von Kirche und Friedhof.</text:p>
          </table:table-cell>
          <table:table-cell/>
        </table:table-row>
        <table:table-row table:style-name="ro3">
          <table:table-cell office:value-type="string" calcext:value-type="string">
            <text:p>Beunstraße 7 -9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Altenheim Marienburg; dreigeschossiger neubarocker Mansarddachbau, 1920er Jahre</text:p>
          </table:table-cell>
          <table:table-cell/>
        </table:table-row>
        <table:table-row table:style-name="ro3">
          <table:table-cell office:value-type="string" calcext:value-type="string">
            <text:p>Goldbachstr 2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ehem. kath. Jugendheim; Tuffqauderbau, bez. 1927</text:p>
          </table:table-cell>
          <table:table-cell/>
        </table:table-row>
        <table:table-row table:style-name="ro3">
          <table:table-cell office:value-type="string" calcext:value-type="string">
            <text:p>Grossstraße 4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Fachwerkhaus, tlw. massiv, abgewalmtes Mansarddach, Anfang 19. Jh.</text:p>
          </table:table-cell>
          <table:table-cell/>
        </table:table-row>
        <table:table-row table:style-name="ro3">
          <table:table-cell office:value-type="string" calcext:value-type="string">
            <text:p>Hinterdorfstraße/ Ecke Dallstraße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Wegekreuz, Nischentyp, bez. 1723</text:p>
          </table:table-cell>
          <table:table-cell/>
        </table:table-row>
        <table:table-row table:style-name="ro3">
          <table:table-cell office:value-type="string" calcext:value-type="string">
            <text:p>Marktstraße 10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Pfarrhaus (?), tuffgegliederter Basaltquaderbau, um 1900; neubarockes Basalttor, im Garten Grotte; Gesamtanlage mit Kirche</text:p>
          </table:table-cell>
          <table:table-cell/>
        </table:table-row>
        <table:table-row table:style-name="ro3">
          <table:table-cell office:value-type="string" calcext:value-type="string">
            <text:p>Oberdorfstraße 6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Basaltquaderbau, frühes 19. Jh.; rückwärtig Halbrundturm, mittelalterlich (?)</text:p>
          </table:table-cell>
          <table:table-cell/>
        </table:table-row>
        <table:table-row table:style-name="ro3">
          <table:table-cell office:value-type="string" calcext:value-type="string">
            <text:p>Bernharduskapelle, auf dem Burgweg, am alten Weg nach Maria Laach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Relief des hl. Bernhard, bez. 1606; Wegekreuz, wohl 17. Jh.</text:p>
          </table:table-cell>
          <table:table-cell/>
        </table:table-row>
        <table:table-row table:style-name="ro3">
          <table:table-cell office:value-type="string" calcext:value-type="string">
            <text:p>Bildstock, westlich von Kesseling.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Tuffstein, 20. Jh.</text:p>
          </table:table-cell>
          <table:table-cell/>
        </table:table-row>
        <table:table-row table:style-name="ro3">
          <table:table-cell office:value-type="string" calcext:value-type="string">
            <text:p>Bildstock, Lerchenhof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Nischentyp, wohl 16. Jh.</text:p>
          </table:table-cell>
          <table:table-cell/>
        </table:table-row>
        <table:table-row table:style-name="ro3">
          <table:table-cell office:value-type="string" calcext:value-type="string">
            <text:p>Burg Kempenich, südliche des Ortes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langgestreckte sechseckige Anlage, Zwinger und Rundtürme; Nordmauer des ehem. Hauptbaus, im Kern mittelalterlich; erkennbar doppelter Burggraben</text:p>
          </table:table-cell>
          <table:table-cell/>
        </table:table-row>
        <table:table-row table:style-name="ro3">
          <table:table-cell office:value-type="string" calcext:value-type="string">
            <text:p>Grabkreuz, unterhalb der Burg.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bez. 1844</text:p>
          </table:table-cell>
          <table:table-cell/>
        </table:table-row>
        <table:table-row table:style-name="ro3">
          <table:table-cell office:value-type="string" calcext:value-type="string">
            <text:p>Kreuz, Heidnerhof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bez. 1812</text:p>
          </table:table-cell>
          <table:table-cell/>
        </table:table-row>
        <table:table-row table:style-name="ro3">
          <table:table-cell office:value-type="string" calcext:value-type="string">
            <text:p>Kreuz, östlich von Kempenich.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Nischentyp, bez. 1701</text:p>
          </table:table-cell>
          <table:table-cell/>
        </table:table-row>
        <table:table-row table:style-name="ro3">
          <table:table-cell office:value-type="string" calcext:value-type="string">
            <text:p>Kreuzkapelle mit Kreuzweg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20. Jh.; Anlage mit Grotten, Grabmal</text:p>
          </table:table-cell>
          <table:table-cell/>
        </table:table-row>
        <table:table-row table:style-name="ro3">
          <table:table-cell office:value-type="string" calcext:value-type="string">
            <text:p>Wegekreuz, an der L 60 Richtung Engeln.</text:p>
          </table:table-cell>
          <table:table-cell office:value-type="string" calcext:value-type="string">
            <text:p>Kempenich</text:p>
          </table:table-cell>
          <table:table-cell office:value-type="string" calcext:value-type="string">
            <text:p>bez. 1730</text:p>
          </table:table-cell>
          <table:table-cell/>
        </table:table-row>
        <table:table-row table:style-name="ro3">
          <table:table-cell office:value-type="string" calcext:value-type="string">
            <text:p>(zwischen) Dorfstraße 8 und 10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Kapelle der Vierzehn Nothelfer, Saalbau, bez. 1767</text:p>
          </table:table-cell>
          <table:table-cell/>
        </table:table-row>
        <table:table-row table:style-name="ro3">
          <table:table-cell office:value-type="string" calcext:value-type="string">
            <text:p>(bei) Dorfstraße 10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Wegekreuz, bez. 1714</text:p>
          </table:table-cell>
          <table:table-cell/>
        </table:table-row>
        <table:table-row table:style-name="ro3">
          <table:table-cell office:value-type="string" calcext:value-type="string">
            <text:p>Wegekapelle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Tuffquaderbau, bez. 1857</text:p>
          </table:table-cell>
          <table:table-cell/>
        </table:table-row>
        <table:table-row table:style-name="ro3">
          <table:table-cell office:value-type="string" calcext:value-type="string">
            <text:p>Kreuz, westlich von Engeln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Nischentyp, bez. 1733</text:p>
          </table:table-cell>
          <table:table-cell/>
        </table:table-row>
        <table:table-row table:style-name="ro3">
          <table:table-cell office:value-type="string" calcext:value-type="string">
            <text:p>Kreuz, westlich von Engeln, Richtung Kempenich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Nischentyp, wohl 18. Jh.</text:p>
          </table:table-cell>
          <table:table-cell/>
        </table:table-row>
        <table:table-row table:style-name="ro3">
          <table:table-cell office:value-type="string" calcext:value-type="string">
            <text:p>Wegekreuz, südlich von Engeln Richtung Kempenich.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bez. 1682</text:p>
          </table:table-cell>
          <table:table-cell/>
        </table:table-row>
        <table:table-row table:style-name="ro3">
          <table:table-cell office:value-type="string" calcext:value-type="string">
            <text:p>Wegekreuz, südlich von Engeln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Fragment</text:p>
          </table:table-cell>
          <table:table-cell/>
        </table:table-row>
        <table:table-row table:style-name="ro3">
          <table:table-cell office:value-type="string" calcext:value-type="string">
            <text:p>Wegekreuz, Buschhof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Bildstockform, wohl 16. Jh.</text:p>
          </table:table-cell>
          <table:table-cell/>
        </table:table-row>
        <table:table-row table:style-name="ro3">
          <table:table-cell office:value-type="string" calcext:value-type="string">
            <text:p>Wegekreuz, östlich von Engeln, Nähe B 421.</text:p>
          </table:table-cell>
          <table:table-cell office:value-type="string" calcext:value-type="string">
            <text:p>Kempenich - Engeln</text:p>
          </table:table-cell>
          <table:table-cell office:value-type="string" calcext:value-type="string">
            <text:p>bez. 1782</text:p>
          </table:table-cell>
          <table:table-cell/>
        </table:table-row>
        <table:table-row table:style-name="ro3">
          <table:table-cell office:value-type="string" calcext:value-type="string">
            <text:p>Kath. Pfarrkirche Petrus und Maternus, Kirchstraße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spätromanischer Chorturm, 2. Viertel 13. Jh., Saalbau, bez. 1791; Grabplatte, 17. Jh.; Friedhofskapelle St. Maternus, Saalbau, 17. Jh.; Friedhof: Kreuz, 19. Jh.; 2. Kreuz, bez. 1708; Grabkreuz, 1671; Kriegerdenkmäler; Gesamtanlage von Kirche und Friedhof</text:p>
          </table:table-cell>
          <table:table-cell/>
        </table:table-row>
        <table:table-row table:style-name="ro3">
          <table:table-cell office:value-type="string" calcext:value-type="string">
            <text:p>Hauptstraße/ Ecke Steinerbergstraße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Wegekapelle, Backstein, um 1900: Grabkreuz, 18. Jh.</text:p>
          </table:table-cell>
          <table:table-cell/>
        </table:table-row>
        <table:table-row table:style-name="ro3">
          <table:table-cell office:value-type="string" calcext:value-type="string">
            <text:p>Kirchstraße 1 a/2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altes Pfarrhaus, Fachwerkbau, tlw. massiv, verputzt, bez. 1703</text:p>
          </table:table-cell>
          <table:table-cell/>
        </table:table-row>
        <table:table-row table:style-name="ro3">
          <table:table-cell office:value-type="string" calcext:value-type="string">
            <text:p>Teichstraße 17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Hofanlage; Nr. 13 Fachwerkhaus, tlw. massiv, Nr. 15 Putzbau, Fachwerkscheune, Mühlrad</text:p>
          </table:table-cell>
          <table:table-cell/>
        </table:table-row>
        <table:table-row table:style-name="ro3">
          <table:table-cell office:value-type="string" calcext:value-type="string">
            <text:p>Teichstraße/ Ecke Kirchstraße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Bildstock, Backstein, 19./20. Jh.</text:p>
          </table:table-cell>
          <table:table-cell/>
        </table:table-row>
        <table:table-row table:style-name="ro3">
          <table:table-cell office:value-type="string" calcext:value-type="string">
            <text:p>Weidenbacher Straße 3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Kapelle, an der L 90 zwischen Weidenbach und Kesseling</text:p>
          </table:table-cell>
          <table:table-cell office:value-type="string" calcext:value-type="string">
            <text:p>Kesseling</text:p>
          </table:table-cell>
          <table:table-cell office:value-type="string" calcext:value-type="string">
            <text:p>Backsteinbau, 1916</text:p>
          </table:table-cell>
          <table:table-cell/>
        </table:table-row>
        <table:table-row table:style-name="ro3">
          <table:table-cell office:value-type="string" calcext:value-type="string">
            <text:p>Kapellenstraße/ Ecke Hauptstraße</text:p>
          </table:table-cell>
          <table:table-cell office:value-type="string" calcext:value-type="string">
            <text:p>Kesseling - Staffel</text:p>
          </table:table-cell>
          <table:table-cell office:value-type="string" calcext:value-type="string">
            <text:p>kath. Kapelle St. Lüfthildis, Chor, bez. 1794, Bruchsteinsaalbau, 1924; Kreuz, bez. 1645</text:p>
          </table:table-cell>
          <table:table-cell/>
        </table:table-row>
        <table:table-row table:style-name="ro3">
          <table:table-cell office:value-type="string" calcext:value-type="string">
            <text:p>Kath. Kirche St. Martin, Kirchweg </text:p>
          </table:table-cell>
          <table:table-cell office:value-type="string" calcext:value-type="string">
            <text:p>Kirchsahr </text:p>
          </table:table-cell>
          <table:table-cell office:value-type="string" calcext:value-type="string">
            <text:p>barocker Saalbau, 1729/30, Sakristeianbau <text:s/>1769; <text:s/>3 Grabkreuze, 18./19. Jh.; Friedhofskreuz, <text:s/>Nischentyp, bez. 1806 </text:p>
          </table:table-cell>
          <table:table-cell/>
        </table:table-row>
        <table:table-row table:style-name="ro3">
          <table:table-cell office:value-type="string" calcext:value-type="string">
            <text:p>Weberstraße 2</text:p>
          </table:table-cell>
          <table:table-cell office:value-type="string" calcext:value-type="string">
            <text:p>Kirchsahr - Binzenbach</text:p>
          </table:table-cell>
          <table:table-cell office:value-type="string" calcext:value-type="string">
            <text:p>Hakenhof; Fachwerkhaus, Ständerbau, Backes, 18./19. Jh.</text:p>
          </table:table-cell>
          <table:table-cell/>
        </table:table-row>
        <table:table-row table:style-name="ro3">
          <table:table-cell office:value-type="string" calcext:value-type="string">
            <text:p>Am Ginsterberg 3</text:p>
          </table:table-cell>
          <table:table-cell office:value-type="string" calcext:value-type="string">
            <text:p>Kirchsahr - Burgsahr</text:p>
          </table:table-cell>
          <table:table-cell office:value-type="string" calcext:value-type="string">
            <text:p>U-förmige Hofanlage; Fachwerkhaus, tlw. massiv, 19. Jh.</text:p>
          </table:table-cell>
          <table:table-cell/>
        </table:table-row>
        <table:table-row table:style-name="ro3">
          <table:table-cell office:value-type="string" calcext:value-type="string">
            <text:p>Burgstraße 3</text:p>
          </table:table-cell>
          <table:table-cell office:value-type="string" calcext:value-type="string">
            <text:p>Kirchsahr - Burgsahr</text:p>
          </table:table-cell>
          <table:table-cell office:value-type="string" calcext:value-type="string">
            <text:p>sog. Burghaus, Bruchsteinbau, Walmdach, um 1600, 2 Fachwerkscheunen, eine bez. 1622; Gesamtanlage</text:p>
          </table:table-cell>
          <table:table-cell/>
        </table:table-row>
        <table:table-row table:style-name="ro3">
          <table:table-cell office:value-type="string" calcext:value-type="string">
            <text:p>Wegekreuz, an der K 29, Richtung Binzenbach. </text:p>
          </table:table-cell>
          <table:table-cell office:value-type="string" calcext:value-type="string">
            <text:p>Kirchsahr - Hürnig</text:p>
          </table:table-cell>
          <table:table-cell office:value-type="string" calcext:value-type="string">
            <text:p>Gusseisen, Ende 19. Jh. </text:p>
          </table:table-cell>
          <table:table-cell/>
        </table:table-row>
        <table:table-row table:style-name="ro3">
          <table:table-cell office:value-type="string" calcext:value-type="string">
            <text:p>Kath. Pfarrkirche St. Nikolaus, Hauptstraße 31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spätromanischer Chor, 1. Hälfte 13. Jh.; Basilika, Sakristei bez. 1497, Turm im Kern mittelalterlich, 1736 barock überformt, 1911-15 quergerichtete Erweiterung, Architekt Caspar Clemens Pickel, Düsseldorf (oder 1912 von Peter Marx, Trier); 12 Grabkreuze, 18. Jh.; Kriegerdenkmal; Gesamtanlage mit angrenzendem Gemeindezentrum bzw. Pfarrhaus</text:p>
          </table:table-cell>
          <table:table-cell/>
        </table:table-row>
        <table:table-row table:style-name="ro3">
          <table:table-cell office:value-type="string" calcext:value-type="string">
            <text:p>Maternuskapelle, (neben) Sinziger Straße 8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Saalbau, 1864/65</text:p>
          </table:table-cell>
          <table:table-cell/>
        </table:table-row>
        <table:table-row table:style-name="ro3">
          <table:table-cell office:value-type="string" calcext:value-type="string">
            <text:p>Stadtmauer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Reste der Stadtbefestigung, nach 1336</text:p>
          </table:table-cell>
          <table:table-cell/>
        </table:table-row>
        <table:table-row table:style-name="ro3">
          <table:table-cell office:value-type="string" calcext:value-type="string">
            <text:p>Burgstraße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Wegekreuz, Nischentyp, bez. 1748</text:p>
          </table:table-cell>
          <table:table-cell/>
        </table:table-row>
        <table:table-row table:style-name="ro3">
          <table:table-cell office:value-type="string" calcext:value-type="string">
            <text:p>Burgstraße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Wegekreuz, bez. 1646</text:p>
          </table:table-cell>
          <table:table-cell/>
        </table:table-row>
        <table:table-row table:style-name="ro3">
          <table:table-cell office:value-type="string" calcext:value-type="string">
            <text:p>Burgstraße, Friedhof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Kreuz, Nischentyp, neubarocker Sockel; 19. Jh.; 13 Grabkreuze, meist 18. Jh.; Friedhofsmauer mit Grabkreuzen, 18. Jh.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Wegekreuz, bez. 1713; 3 Grabkreuze, zwei bez. 1690, 1605, an der Kirche</text:p>
          </table:table-cell>
          <table:table-cell/>
        </table:table-row>
        <table:table-row table:style-name="ro3">
          <table:table-cell office:value-type="string" calcext:value-type="string">
            <text:p>Hauptstraße 6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ehem. Herrenhaus der Waldbott von Bassenheim, Mansardwalmdachbau, bez. 1742</text:p>
          </table:table-cell>
          <table:table-cell/>
        </table:table-row>
        <table:table-row table:style-name="ro3">
          <table:table-cell office:value-type="string" calcext:value-type="string">
            <text:p>(an) Hauptstraße 8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Wappenrelief, bez. 1622</text:p>
          </table:table-cell>
          <table:table-cell/>
        </table:table-row>
        <table:table-row table:style-name="ro3">
          <table:table-cell office:value-type="string" calcext:value-type="string">
            <text:p>Hauptstraße 16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Fachwerkhaus, tlw. massiv, Krüppelwalmdach, bez. 1816, Fachwerkscheune; Gesamtanlage</text:p>
          </table:table-cell>
          <table:table-cell/>
        </table:table-row>
        <table:table-row table:style-name="ro3">
          <table:table-cell office:value-type="string" calcext:value-type="string">
            <text:p>Hauptstraße 33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Fachwerkhaus, tlw. massiv, 18,./19. Jh.</text:p>
          </table:table-cell>
          <table:table-cell/>
        </table:table-row>
        <table:table-row table:style-name="ro3">
          <table:table-cell office:value-type="string" calcext:value-type="string">
            <text:p>Krumme Gasse 6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Fachwerk-Streckhof, 19. Jh.</text:p>
          </table:table-cell>
          <table:table-cell/>
        </table:table-row>
        <table:table-row table:style-name="ro3">
          <table:table-cell office:value-type="string" calcext:value-type="string">
            <text:p>Höhenmühle, Waldorfer Straße 17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<text:s text:c="2"/>Fachwerk-Streckhof, 19. Jh.</text:p>
          </table:table-cell>
          <table:table-cell/>
        </table:table-row>
        <table:table-row table:style-name="ro3">
          <table:table-cell office:value-type="string" calcext:value-type="string">
            <text:p>Jüdischer Friedhof,, am Ortsrand (Denkmalzone)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21 Grabsteine ab 1838</text:p>
          </table:table-cell>
          <table:table-cell/>
        </table:table-row>
        <table:table-row table:style-name="ro3">
          <table:table-cell office:value-type="string" calcext:value-type="string">
            <text:p>Wegekapelle, (an), an der L 88 Richtung Dedenbachen.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barockes Ölbergrelief</text:p>
          </table:table-cell>
          <table:table-cell/>
        </table:table-row>
        <table:table-row table:style-name="ro3">
          <table:table-cell office:value-type="string" calcext:value-type="string">
            <text:p>Wegekreuz, an der L 87 Richtung Waldorf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Basaltlava, bez. 1677</text:p>
          </table:table-cell>
          <table:table-cell/>
        </table:table-row>
        <table:table-row table:style-name="ro3">
          <table:table-cell office:value-type="string" calcext:value-type="string">
            <text:p>Wegekreuz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17./18. Jh.</text:p>
          </table:table-cell>
          <table:table-cell/>
        </table:table-row>
        <table:table-row table:style-name="ro3">
          <table:table-cell office:value-type="string" calcext:value-type="string">
            <text:p>Wegekreuz, an der L 83.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Nischentyp, Basalt, bez. 1736</text:p>
          </table:table-cell>
          <table:table-cell/>
        </table:table-row>
        <table:table-row table:style-name="ro3">
          <table:table-cell office:value-type="string" calcext:value-type="string">
            <text:p>Wegekreuz, südlich von Königsfeld.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bez. 1659</text:p>
          </table:table-cell>
          <table:table-cell/>
        </table:table-row>
        <table:table-row table:style-name="ro3">
          <table:table-cell office:value-type="string" calcext:value-type="string">
            <text:p>Wegekreuz, nördlich von Königsfeld an der L 83 Richtung Karweiler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Nischentyp, bez. 1767</text:p>
          </table:table-cell>
          <table:table-cell/>
        </table:table-row>
        <table:table-row table:style-name="ro3">
          <table:table-cell office:value-type="string" calcext:value-type="string">
            <text:p>Wegekreuzfragment, an der L 83 Richtung Schalkenbach.</text:p>
          </table:table-cell>
          <table:table-cell office:value-type="string" calcext:value-type="string">
            <text:p>Königsfeld</text:p>
          </table:table-cell>
          <table:table-cell office:value-type="string" calcext:value-type="string">
            <text:p>bez. 1721</text:p>
          </table:table-cell>
          <table:table-cell/>
        </table:table-row>
        <table:table-row table:style-name="ro3">
          <table:table-cell office:value-type="string" calcext:value-type="string">
            <text:p>Kath. Kapelle St. Antonius, Kirchweg</text:p>
          </table:table-cell>
          <table:table-cell office:value-type="string" calcext:value-type="string">
            <text:p>Kottenborn</text:p>
          </table:table-cell>
          <table:table-cell office:value-type="string" calcext:value-type="string">
            <text:p>Chor, bez. 1525, Saalbau 17. Jh.; Grabkreuz, bez. 1673; Gesamtanlage mit umgebendem Areal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Kottenborn</text:p>
          </table:table-cell>
          <table:table-cell office:value-type="string" calcext:value-type="string">
            <text:p>Grabkreuz, bez. 1758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Kottenborn</text:p>
          </table:table-cell>
          <table:table-cell office:value-type="string" calcext:value-type="string">
            <text:p>Grabkreuz, bez. 16??</text:p>
          </table:table-cell>
          <table:table-cell/>
        </table:table-row>
        <table:table-row table:style-name="ro3">
          <table:table-cell office:value-type="string" calcext:value-type="string">
            <text:p>(vor) Hauptstraße 29 </text:p>
          </table:table-cell>
          <table:table-cell office:value-type="string" calcext:value-type="string">
            <text:p>Kottenborn</text:p>
          </table:table-cell>
          <table:table-cell office:value-type="string" calcext:value-type="string">
            <text:p><text:s/>Grabkreuz, bez. 1706 </text:p>
          </table:table-cell>
          <table:table-cell/>
        </table:table-row>
        <table:table-row table:style-name="ro3">
          <table:table-cell office:value-type="string" calcext:value-type="string">
            <text:p>Kath. Kirche St. Matthias, Gilgenbacher Straße/ Ecke An der Ward</text:p>
          </table:table-cell>
          <table:table-cell office:value-type="string" calcext:value-type="string">
            <text:p>Leimbach </text:p>
          </table:table-cell>
          <table:table-cell office:value-type="string" calcext:value-type="string">
            <text:p>Saalbau, 1835</text:p>
          </table:table-cell>
          <table:table-cell/>
        </table:table-row>
        <table:table-row table:style-name="ro3">
          <table:table-cell office:value-type="string" calcext:value-type="string">
            <text:p>Gilgenbacher Straße 6</text:p>
          </table:table-cell>
          <table:table-cell office:value-type="string" calcext:value-type="string">
            <text:p>Leimbach </text:p>
          </table:table-cell>
          <table:table-cell office:value-type="string" calcext:value-type="string">
            <text:p>Fachwerkhaus, bez. 1766</text:p>
          </table:table-cell>
          <table:table-cell/>
        </table:table-row>
        <table:table-row table:style-name="ro3">
          <table:table-cell office:value-type="string" calcext:value-type="string">
            <text:p>Hauptstraße/ Ecke Sengenbachstraße</text:p>
          </table:table-cell>
          <table:table-cell office:value-type="string" calcext:value-type="string">
            <text:p>Leimbach </text:p>
          </table:table-cell>
          <table:table-cell office:value-type="string" calcext:value-type="string">
            <text:p>Heiligenhäuschen, neugotisch, bez. 1854</text:p>
          </table:table-cell>
          <table:table-cell/>
        </table:table-row>
        <table:table-row table:style-name="ro3">
          <table:table-cell office:value-type="string" calcext:value-type="string">
            <text:p>Birnbachsmühle, nördlich des Ortes an der B 257</text:p>
          </table:table-cell>
          <table:table-cell office:value-type="string" calcext:value-type="string">
            <text:p>Leimbach </text:p>
          </table:table-cell>
          <table:table-cell office:value-type="string" calcext:value-type="string">
            <text:p>Fachwerkhaus, tlw. massiv, Krüppelwalmdach, 18. Jh.; Gesamtanlage</text:p>
          </table:table-cell>
          <table:table-cell/>
        </table:table-row>
        <table:table-row table:style-name="ro3">
          <table:table-cell office:value-type="string" calcext:value-type="string">
            <text:p>Kath. Kapelle St. Laurentius, (neben) Bergstraße 35</text:p>
          </table:table-cell>
          <table:table-cell office:value-type="string" calcext:value-type="string">
            <text:p>Leimbach - Gilgenbach</text:p>
          </table:table-cell>
          <table:table-cell office:value-type="string" calcext:value-type="string">
            <text:p>Saalbau, bez. 1750</text:p>
          </table:table-cell>
          <table:table-cell/>
        </table:table-row>
        <table:table-row table:style-name="ro3">
          <table:table-cell office:value-type="string" calcext:value-type="string">
            <text:p>Adorferhof 18 /20</text:p>
          </table:table-cell>
          <table:table-cell office:value-type="string" calcext:value-type="string">
            <text:p>Leimbach - Gilgenbach</text:p>
          </table:table-cell>
          <table:table-cell office:value-type="string" calcext:value-type="string">
            <text:p>Fachwerkhaus, 19. Jh.; Gesamtanlage mit Scheune</text:p>
          </table:table-cell>
          <table:table-cell/>
        </table:table-row>
        <table:table-row table:style-name="ro3">
          <table:table-cell office:value-type="string" calcext:value-type="string">
            <text:p>Adorferhof 24</text:p>
          </table:table-cell>
          <table:table-cell office:value-type="string" calcext:value-type="string">
            <text:p>Leimbach - Gilgenbach</text:p>
          </table:table-cell>
          <table:table-cell office:value-type="string" calcext:value-type="string">
            <text:p>Fachwerkhaus, 19. Jh.; Gesamtanlage mit Scheune</text:p>
          </table:table-cell>
          <table:table-cell/>
        </table:table-row>
        <table:table-row table:style-name="ro3">
          <table:table-cell office:value-type="string" calcext:value-type="string">
            <text:p>Bergstraße 41</text:p>
          </table:table-cell>
          <table:table-cell office:value-type="string" calcext:value-type="string">
            <text:p>Leimbach - Gilgenbach</text:p>
          </table:table-cell>
          <table:table-cell office:value-type="string" calcext:value-type="string">
            <text:p>Quereinhaus, Scheune mit Backhaus</text:p>
          </table:table-cell>
          <table:table-cell/>
        </table:table-row>
        <table:table-row table:style-name="ro3">
          <table:table-cell office:value-type="string" calcext:value-type="string">
            <text:p>Kath. Pfarrkirche St. Notburgis, Sahrstraße 1 a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Turm, im Kern wohl mittelalterliche, barocke Haube, neugotischer Saalbau, 1906; 2 Grabkreuze, 18. Jh., Kreuzfragment</text:p>
          </table:table-cell>
          <table:table-cell/>
        </table:table-row>
        <table:table-row table:style-name="ro3">
          <table:table-cell office:value-type="string" calcext:value-type="string">
            <text:p>Kath. Kapelle St. Rochus, Talstraße/ Ecke Hochnückwe</text:p>
          </table:table-cell>
          <table:table-cell office:value-type="string" calcext:value-type="string">
            <text:p>Lind - Obliers</text:p>
          </table:table-cell>
          <table:table-cell office:value-type="string" calcext:value-type="string">
            <text:p>Bruchsteinsaalbau, bez. 1891</text:p>
          </table:table-cell>
          <table:table-cell/>
        </table:table-row>
        <table:table-row table:style-name="ro3">
          <table:table-cell office:value-type="string" calcext:value-type="string">
            <text:p>Talstraße 8</text:p>
          </table:table-cell>
          <table:table-cell office:value-type="string" calcext:value-type="string">
            <text:p>Lind - Obliers</text:p>
          </table:table-cell>
          <table:table-cell office:value-type="string" calcext:value-type="string">
            <text:p>Hakenhof; Fachwerkhaus, 19. Jh.</text:p>
          </table:table-cell>
          <table:table-cell/>
        </table:table-row>
        <table:table-row table:style-name="ro3">
          <table:table-cell office:value-type="string" calcext:value-type="string">
            <text:p>Laubachs Mühle, an der K 28</text:p>
          </table:table-cell>
          <table:table-cell office:value-type="string" calcext:value-type="string">
            <text:p>Lind - Obliers</text:p>
          </table:table-cell>
          <table:table-cell office:value-type="string" calcext:value-type="string">
            <text:p>Vierkanthof mit Kapelle, Backsteinbau, um 1900</text:p>
          </table:table-cell>
          <table:table-cell/>
        </table:table-row>
        <table:table-row table:style-name="ro3">
          <table:table-cell office:value-type="string" calcext:value-type="string">
            <text:p>Ruine Wensburg (Denkmalzone)</text:p>
          </table:table-cell>
          <table:table-cell office:value-type="string" calcext:value-type="string">
            <text:p>Lind - Obliers</text:p>
          </table:table-cell>
          <table:table-cell office:value-type="string" calcext:value-type="string">
            <text:p>mittelalterliche Reste von Ringmauer und Zwingermauer, Bergfried mit Zeltdach</text:p>
          </table:table-cell>
          <table:table-cell/>
        </table:table-row>
        <table:table-row table:style-name="ro3">
          <table:table-cell office:value-type="string" calcext:value-type="string">
            <text:p>Blumenstraße 3</text:p>
          </table:table-cell>
          <table:table-cell office:value-type="string" calcext:value-type="string">
            <text:p>Lind - Plittersdorf</text:p>
          </table:table-cell>
          <table:table-cell office:value-type="string" calcext:value-type="string">
            <text:p>Fachwerk-Hofanlage, Ständerbauten, 18./19. Jh.</text:p>
          </table:table-cell>
          <table:table-cell/>
        </table:table-row>
        <table:table-row table:style-name="ro3">
          <table:table-cell office:value-type="string" calcext:value-type="string">
            <text:p>Kath. Kirche St. Nikolaus und Rochus, Dorfstraße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querhauslose neuromanische Basilika, bez. 1908-13, Westturm 1721/27; vier Grabkreuze, drei 18. Jh., eins bez. 1886; Gesamtanlage mit Friedhof</text:p>
          </table:table-cell>
          <table:table-cell/>
        </table:table-row>
        <table:table-row table:style-name="ro3">
          <table:table-cell office:value-type="string" calcext:value-type="string">
            <text:p>Saffenburg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Burgruine des 11.Jh.</text:p>
          </table:table-cell>
          <table:table-cell/>
        </table:table-row>
        <table:table-row table:style-name="ro3">
          <table:table-cell office:value-type="string" calcext:value-type="string">
            <text:p>Ahr-Rotweinstraße 47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Bahnhof, Fachwerkbau, tlw. massiv, Krüppelwalmdach, Schweizer Stil, 1890er Jahre</text:p>
          </table:table-cell>
          <table:table-cell/>
        </table:table-row>
        <table:table-row table:style-name="ro3">
          <table:table-cell office:value-type="string" calcext:value-type="string">
            <text:p>Dorfstraße 51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alte Schule, Bruchsteinbau, bez. 1844</text:p>
          </table:table-cell>
          <table:table-cell/>
        </table:table-row>
        <table:table-row table:style-name="ro3">
          <table:table-cell office:value-type="string" calcext:value-type="string">
            <text:p>Dorfstraße 53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Bruchsteinbau, Ende 19. Jh.</text:p>
          </table:table-cell>
          <table:table-cell/>
        </table:table-row>
        <table:table-row table:style-name="ro3">
          <table:table-cell office:value-type="string" calcext:value-type="string">
            <text:p>Dorfstraße 63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Hofreite; Fachwerkhaus, bez. 16??, ehem. Fachwerk-Scheune, tlw. massiv, 19. Jh.</text:p>
          </table:table-cell>
          <table:table-cell/>
        </table:table-row>
        <table:table-row table:style-name="ro3">
          <table:table-cell office:value-type="string" calcext:value-type="string">
            <text:p>(an) Dorfstraße 64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klassizistisches Türblatt</text:p>
          </table:table-cell>
          <table:table-cell/>
        </table:table-row>
        <table:table-row table:style-name="ro3">
          <table:table-cell office:value-type="string" calcext:value-type="string">
            <text:p>Dorfstraße 82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ehem. Herz-Jesu-Kloster, Schieferbruchsteinbau, kurz nach 1900</text:p>
          </table:table-cell>
          <table:table-cell/>
        </table:table-row>
        <table:table-row table:style-name="ro3">
          <table:table-cell office:value-type="string" calcext:value-type="string">
            <text:p>Dorfstraße 84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kath. Pfarrhaus, abgewalmter Mansarddachbau, bez. 1790</text:p>
          </table:table-cell>
          <table:table-cell/>
        </table:table-row>
        <table:table-row table:style-name="ro3">
          <table:table-cell office:value-type="string" calcext:value-type="string">
            <text:p>Etzhardgasse 5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Fachwerkhaus, tlw. massiv. wohl 19. Jh., Scheune; Gesamtanlage</text:p>
          </table:table-cell>
          <table:table-cell/>
        </table:table-row>
        <table:table-row table:style-name="ro3">
          <table:table-cell office:value-type="string" calcext:value-type="string">
            <text:p>Waagstraße 16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Weingut Becker; achtachsiger Schieferbruchsteinbau, Ende 19. Jh.; Gesamtanlage mit Scheunen und Kapelle</text:p>
          </table:table-cell>
          <table:table-cell/>
        </table:table-row>
        <table:table-row table:style-name="ro3">
          <table:table-cell office:value-type="string" calcext:value-type="string">
            <text:p>Weinberge, östlich des Ortes</text:p>
          </table:table-cell>
          <table:table-cell office:value-type="string" calcext:value-type="string">
            <text:p>Mayschoß</text:p>
          </table:table-cell>
          <table:table-cell office:value-type="string" calcext:value-type="string">
            <text:p>ausgedehnte, terrassierte Anlage</text:p>
          </table:table-cell>
          <table:table-cell/>
        </table:table-row>
        <table:table-row table:style-name="ro3">
          <table:table-cell office:value-type="string" calcext:value-type="string">
            <text:p>Ahr-Rotweinstraße</text:p>
          </table:table-cell>
          <table:table-cell office:value-type="string" calcext:value-type="string">
            <text:p>Mayschoß - Laach</text:p>
          </table:table-cell>
          <table:table-cell office:value-type="string" calcext:value-type="string">
            <text:p>Wegekreuz, Nischentyp, bez. 1728</text:p>
          </table:table-cell>
          <table:table-cell/>
        </table:table-row>
        <table:table-row table:style-name="ro3">
          <table:table-cell office:value-type="string" calcext:value-type="string">
            <text:p>Ahr-Rotweinstraße 3</text:p>
          </table:table-cell>
          <table:table-cell office:value-type="string" calcext:value-type="string">
            <text:p>Mayschoß - Laach</text:p>
          </table:table-cell>
          <table:table-cell office:value-type="string" calcext:value-type="string">
            <text:p>Schieferbruchsteinbau, Krüppelwalmdach, 19. Jh.; Gesamtanlage</text:p>
          </table:table-cell>
          <table:table-cell/>
        </table:table-row>
        <table:table-row table:style-name="ro3">
          <table:table-cell office:value-type="string" calcext:value-type="string">
            <text:p>(bei) Ahr-Rotweinstraße 18</text:p>
          </table:table-cell>
          <table:table-cell office:value-type="string" calcext:value-type="string">
            <text:p>Mayschoß - Laach</text:p>
          </table:table-cell>
          <table:table-cell office:value-type="string" calcext:value-type="string">
            <text:p>Wegekreuz, bez. 1681</text:p>
          </table:table-cell>
          <table:table-cell/>
        </table:table-row>
        <table:table-row table:style-name="ro3">
          <table:table-cell office:value-type="string" calcext:value-type="string">
            <text:p>Bundessstraße 5</text:p>
          </table:table-cell>
          <table:table-cell office:value-type="string" calcext:value-type="string">
            <text:p>Mayschoß - Laach</text:p>
          </table:table-cell>
          <table:table-cell office:value-type="string" calcext:value-type="string">
            <text:p>Villa Eulenburg", Krüppelwalmdachbau, Bruchstein, Fachwerktreppenturm, um 1900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Meuspath</text:p>
          </table:table-cell>
          <table:table-cell office:value-type="string" calcext:value-type="string">
            <text:p>Kreuz, bez. 1772</text:p>
          </table:table-cell>
          <table:table-cell/>
        </table:table-row>
        <table:table-row table:style-name="ro3">
          <table:table-cell office:value-type="string" calcext:value-type="string">
            <text:p>(bei) Hauptstraße 11</text:p>
          </table:table-cell>
          <table:table-cell office:value-type="string" calcext:value-type="string">
            <text:p>Meuspath</text:p>
          </table:table-cell>
          <table:table-cell office:value-type="string" calcext:value-type="string">
            <text:p>Wegekreuz, Nischentyp, bez. 1761</text:p>
          </table:table-cell>
          <table:table-cell/>
        </table:table-row>
        <table:table-row table:style-name="ro3">
          <table:table-cell office:value-type="string" calcext:value-type="string">
            <text:p>Kasselsburg, an der K 20 südlich des Ortes</text:p>
          </table:table-cell>
          <table:table-cell office:value-type="string" calcext:value-type="string">
            <text:p>Meuspath</text:p>
          </table:table-cell>
          <table:table-cell office:value-type="string" calcext:value-type="string">
            <text:p>Hügel mit Wassergraben</text:p>
          </table:table-cell>
          <table:table-cell/>
        </table:table-row>
        <table:table-row table:style-name="ro3">
          <table:table-cell office:value-type="string" calcext:value-type="string">
            <text:p>Krebsbacher Hof, an der K 20 südlich des Ortes</text:p>
          </table:table-cell>
          <table:table-cell office:value-type="string" calcext:value-type="string">
            <text:p>Meuspath</text:p>
          </table:table-cell>
          <table:table-cell office:value-type="string" calcext:value-type="string">
            <text:p>Massivbau, wohl 16. Jh., barocke Kapelle, bez. 1702, Wassergraben; Gesamtanlage</text:p>
          </table:table-cell>
          <table:table-cell/>
        </table:table-row>
        <table:table-row table:style-name="ro3">
          <table:table-cell office:value-type="string" calcext:value-type="string">
            <text:p>Wegekreuz, südlich des Ortes, in der Nähe des Krebsbacher Hofs</text:p>
          </table:table-cell>
          <table:table-cell office:value-type="string" calcext:value-type="string">
            <text:p>Meuspath - Balkhausen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Kath. Kirche St. Servatius und Dorothea, Kirchstraße, Zur Strud</text:p>
          </table:table-cell>
          <table:table-cell office:value-type="string" calcext:value-type="string">
            <text:p>Müllenbach</text:p>
          </table:table-cell>
          <table:table-cell office:value-type="string" calcext:value-type="string">
            <text:p>neubarocker Bruchsteinsaalbau, Krüppelwalmdach, 1923; Friedhof: Wegekreuz, bez. 1793; Gesamtanlage</text:p>
          </table:table-cell>
          <table:table-cell/>
        </table:table-row>
        <table:table-row table:style-name="ro3">
          <table:table-cell office:value-type="string" calcext:value-type="string">
            <text:p>Kaiserstraße 4</text:p>
          </table:table-cell>
          <table:table-cell office:value-type="string" calcext:value-type="string">
            <text:p>Müllenbach</text:p>
          </table:table-cell>
          <table:table-cell office:value-type="string" calcext:value-type="string">
            <text:p>Fachwerk-Streckhof, tlw. massiv, bez. 1884</text:p>
          </table:table-cell>
          <table:table-cell/>
        </table:table-row>
        <table:table-row table:style-name="ro3">
          <table:table-cell office:value-type="string" calcext:value-type="string">
            <text:p>Ringstraße/ Ecke Alte Schulstraße</text:p>
          </table:table-cell>
          <table:table-cell office:value-type="string" calcext:value-type="string">
            <text:p>Müllenbach</text:p>
          </table:table-cell>
          <table:table-cell office:value-type="string" calcext:value-type="string">
            <text:p>ehem. Kapelle, Saalbau, bez. 1719</text:p>
          </table:table-cell>
          <table:table-cell/>
        </table:table-row>
        <table:table-row table:style-name="ro3">
          <table:table-cell office:value-type="string" calcext:value-type="string">
            <text:p>Kreuz, nördlich von Müllenbach, an der B 257.</text:p>
          </table:table-cell>
          <table:table-cell office:value-type="string" calcext:value-type="string">
            <text:p>Müllenbach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Kapellenstraße 13</text:p>
          </table:table-cell>
          <table:table-cell office:value-type="string" calcext:value-type="string">
            <text:p>Müsch</text:p>
          </table:table-cell>
          <table:table-cell office:value-type="string" calcext:value-type="string">
            <text:p>kath. Kapelle St. Katharina, Saalbau, bez. 1787</text:p>
          </table:table-cell>
          <table:table-cell/>
        </table:table-row>
        <table:table-row table:style-name="ro3">
          <table:table-cell office:value-type="string" calcext:value-type="string">
            <text:p>Brohltalstraße</text:p>
          </table:table-cell>
          <table:table-cell office:value-type="string" calcext:value-type="string">
            <text:p>Niederdürenbach</text:p>
          </table:table-cell>
          <table:table-cell office:value-type="string" calcext:value-type="string">
            <text:p>Wegekreuz, 18. Jh.</text:p>
          </table:table-cell>
          <table:table-cell/>
        </table:table-row>
        <table:table-row table:style-name="ro3">
          <table:table-cell office:value-type="string" calcext:value-type="string">
            <text:p>Brohltalstraße/ Ecke Ernteweg</text:p>
          </table:table-cell>
          <table:table-cell office:value-type="string" calcext:value-type="string">
            <text:p>Niederdürenbach</text:p>
          </table:table-cell>
          <table:table-cell office:value-type="string" calcext:value-type="string">
            <text:p>Bildstock, bez. 1699</text:p>
          </table:table-cell>
          <table:table-cell/>
        </table:table-row>
        <table:table-row table:style-name="ro3">
          <table:table-cell office:value-type="string" calcext:value-type="string">
            <text:p>(neben) Hauptstraße 8</text:p>
          </table:table-cell>
          <table:table-cell office:value-type="string" calcext:value-type="string">
            <text:p>Niederdürenbach</text:p>
          </table:table-cell>
          <table:table-cell office:value-type="string" calcext:value-type="string">
            <text:p>kath. Kapelle St. Thekla, Saalbau, 1767; Missionskreis, bez. 1770</text:p>
          </table:table-cell>
          <table:table-cell/>
        </table:table-row>
        <table:table-row table:style-name="ro3">
          <table:table-cell office:value-type="string" calcext:value-type="string">
            <text:p>Dorfstraße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Bildstock</text:p>
          </table:table-cell>
          <table:table-cell/>
        </table:table-row>
        <table:table-row table:style-name="ro3">
          <table:table-cell office:value-type="string" calcext:value-type="string">
            <text:p>Dorfstraße 21 A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Kath. Kapelle St. Wendelin, Saalbau, bez. 1730</text:p>
          </table:table-cell>
          <table:table-cell/>
        </table:table-row>
        <table:table-row table:style-name="ro3">
          <table:table-cell office:value-type="string" calcext:value-type="string">
            <text:p>Sonnenstraße 4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Streckhof, Fachwerk, tlw. massiv, 19. Jh.</text:p>
          </table:table-cell>
          <table:table-cell/>
        </table:table-row>
        <table:table-row table:style-name="ro3">
          <table:table-cell office:value-type="string" calcext:value-type="string">
            <text:p>Sonnenstraße/ Ecke Dorfstraße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Fachwerkscheune, Ständerbau, 18. Jh.</text:p>
          </table:table-cell>
          <table:table-cell/>
        </table:table-row>
        <table:table-row table:style-name="ro3">
          <table:table-cell office:value-type="string" calcext:value-type="string">
            <text:p>Bildstock, an der K 57 Richtung Oberzissen.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bez. 16??</text:p>
          </table:table-cell>
          <table:table-cell/>
        </table:table-row>
        <table:table-row table:style-name="ro3">
          <table:table-cell office:value-type="string" calcext:value-type="string">
            <text:p>Burgruine Olbrück, nordwestlich des Ortes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Gesamtanlage mit Burgberg der um 1100 errichteten, 1689 zerstörten Burg</text:p>
          </table:table-cell>
          <table:table-cell/>
        </table:table-row>
        <table:table-row table:style-name="ro3">
          <table:table-cell office:value-type="string" calcext:value-type="string">
            <text:p>Wegekreuz, an der K 57 Richtung Oberzissen.</text:p>
          </table:table-cell>
          <table:table-cell office:value-type="string" calcext:value-type="string">
            <text:p>Niederdürenbach - Hain</text:p>
          </table:table-cell>
          <table:table-cell office:value-type="string" calcext:value-type="string">
            <text:p>Nischentyp, bez. 1748</text:p>
          </table:table-cell>
          <table:table-cell/>
        </table:table-row>
        <table:table-row table:style-name="ro3">
          <table:table-cell office:value-type="string" calcext:value-type="string">
            <text:p>Kath. Pfarrkirche St. Germanus, Mittelstraße 39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dreischiffige Basilika, im Kern Mitte 12. Jh., Turm-OGs 13. Jh., Erweiterungsbau 1966-68, Architekt Otto Vogel, Trier</text:p>
          </table:table-cell>
          <table:table-cell/>
        </table:table-row>
        <table:table-row table:style-name="ro3">
          <table:table-cell office:value-type="string" calcext:value-type="string">
            <text:p>(bei) Brohltalstraße 84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Wegekreuz, bez. 1661</text:p>
          </table:table-cell>
          <table:table-cell office:value-type="string" calcext:value-type="string" table:number-columns-spanned="1" table:number-rows-spanned="3">
            <text:p>dreischiffige Basilika, im Kern Mitte 12. Jh., Turm-OGs 13. Jh., Erweiterungsbau 1966-68, Architekt Otto Vogel, Trier</text:p>
          </table:table-cell>
        </table:table-row>
        <table:table-row table:style-name="ro3">
          <table:table-cell office:value-type="string" calcext:value-type="string">
            <text:p>Brohltalstraße 94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eingeschossiges Fachwerkhaus und -scheune, 18. Jh.; Gesamtanlage</text:p>
          </table:table-cell>
          <table:covered-table-cell/>
        </table:table-row>
        <table:table-row table:style-name="ro3">
          <table:table-cell office:value-type="string" calcext:value-type="string">
            <text:p>Horststraße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Bildstock, bez. 1793</text:p>
          </table:table-cell>
          <table:covered-table-cell/>
        </table:table-row>
        <table:table-row table:style-name="ro3">
          <table:table-cell office:value-type="string" calcext:value-type="string">
            <text:p>(gegenüber) Horststraße 47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Quereinhaus, Fachwerk, tlw. massiv, 18./19. Jh.</text:p>
          </table:table-cell>
          <table:table-cell office:value-type="string" calcext:value-type="string" table:number-columns-spanned="1" table:number-rows-spanned="2">
            <text:p>eingeschossiges Fachwerkhaus und -scheune, 18. Jh.; Gesamtanlage</text:p>
          </table:table-cell>
        </table:table-row>
        <table:table-row table:style-name="ro3">
          <table:table-cell office:value-type="string" calcext:value-type="string">
            <text:p>Horststraße/ Ecke Klosterstraße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Wegekreuz, Nischentyp, bez. 1619</text:p>
          </table:table-cell>
          <table:covered-table-cell/>
        </table:table-row>
        <table:table-row table:style-name="ro3">
          <table:table-cell office:value-type="string" calcext:value-type="string">
            <text:p>Kapellenstraße/ Ecke Ahrweg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Wegekreuz, bez. 1706</text:p>
          </table:table-cell>
          <table:table-cell/>
        </table:table-row>
        <table:table-row table:style-name="ro3">
          <table:table-cell office:value-type="string" calcext:value-type="string">
            <text:p>Kapellenstraße/ Ecke Brohltalstraße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Bildstock</text:p>
          </table:table-cell>
          <table:table-cell/>
        </table:table-row>
        <table:table-row table:style-name="ro3">
          <table:table-cell office:value-type="string" calcext:value-type="string">
            <text:p>Kapellenstraße/ Ecke Friedhofstraße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Friedhofskapelle St. Anna, Saalbau, bez. 1617</text:p>
          </table:table-cell>
          <table:table-cell/>
        </table:table-row>
        <table:table-row table:style-name="ro3">
          <table:table-cell office:value-type="string" calcext:value-type="string">
            <text:p>Mittelstraße o. Nr.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ehem. Synagoge; schlichter Saalbau, errichtet 1840-1841; 1938 zu Schmiede umgebaut; zahlreiche rituelle Kleinfunde (Genisa) des 18.- 19.Jh. auf dem Dachboden</text:p>
          </table:table-cell>
          <table:table-cell/>
        </table:table-row>
        <table:table-row table:style-name="ro3">
          <table:table-cell office:value-type="string" calcext:value-type="string">
            <text:p>Mittelstraße 38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Fachwerkhaus, tlw. massiv, 18. Jh.</text:p>
          </table:table-cell>
          <table:table-cell/>
        </table:table-row>
        <table:table-row table:style-name="ro3">
          <table:table-cell office:value-type="string" calcext:value-type="string">
            <text:p>Oberdorfstraße 1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Fachwerkhaus, Scheune, 19. Jh.; Gesamtanlage</text:p>
          </table:table-cell>
          <table:table-cell/>
        </table:table-row>
        <table:table-row table:style-name="ro3">
          <table:table-cell office:value-type="string" calcext:value-type="string">
            <text:p>Oberdorfstraße/ Ecke Espelsweg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Wegekreuz, Konsolentyp, bez. 1713</text:p>
          </table:table-cell>
          <table:table-cell/>
        </table:table-row>
        <table:table-row table:style-name="ro3">
          <table:table-cell office:value-type="string" calcext:value-type="string">
            <text:p>Waldorfer Straße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Wegekreuz, Nischentyp, bez. 1723</text:p>
          </table:table-cell>
          <table:table-cell/>
        </table:table-row>
        <table:table-row table:style-name="ro3">
          <table:table-cell office:value-type="string" calcext:value-type="string">
            <text:p>Jüdischer Friedhof,, Am Säulerlingsbrunnen / Am Rot (Denkmalzone)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ca. 85 Grabsteine 1846-1942</text:p>
          </table:table-cell>
          <table:table-cell/>
        </table:table-row>
        <table:table-row table:style-name="ro3">
          <table:table-cell office:value-type="string" calcext:value-type="string">
            <text:p>Wegekreuz, südlich von Niederzissen.</text:p>
          </table:table-cell>
          <table:table-cell office:value-type="string" calcext:value-type="string">
            <text:p>Niederzissen</text:p>
          </table:table-cell>
          <table:table-cell office:value-type="string" calcext:value-type="string">
            <text:p>bez. 1766</text:p>
          </table:table-cell>
          <table:table-cell/>
        </table:table-row>
        <table:table-row table:style-name="ro3">
          <table:table-cell office:value-type="string" calcext:value-type="string">
            <text:p>Kath. Kapelle Maria Himmelfahrt, Hauptstraße</text:p>
          </table:table-cell>
          <table:table-cell office:value-type="string" calcext:value-type="string">
            <text:p>Niederzissen - Rodder</text:p>
          </table:table-cell>
          <table:table-cell office:value-type="string" calcext:value-type="string">
            <text:p>Saalbau, 1907</text:p>
          </table:table-cell>
          <table:table-cell/>
        </table:table-row>
        <table:table-row table:style-name="ro3">
          <table:table-cell office:value-type="string" calcext:value-type="string">
            <text:p>Hauptstraße/ Ecke Bergstraße</text:p>
          </table:table-cell>
          <table:table-cell office:value-type="string" calcext:value-type="string">
            <text:p>Niederzissen - Rodder</text:p>
          </table:table-cell>
          <table:table-cell office:value-type="string" calcext:value-type="string">
            <text:p>Wegekreuz, bez. 1653 oder 1853</text:p>
          </table:table-cell>
          <table:table-cell/>
        </table:table-row>
        <table:table-row table:style-name="ro3">
          <table:table-cell office:value-type="string" calcext:value-type="string">
            <text:p>Hohlweg</text:p>
          </table:table-cell>
          <table:table-cell office:value-type="string" calcext:value-type="string">
            <text:p>Niederzissen - Rodder</text:p>
          </table:table-cell>
          <table:table-cell office:value-type="string" calcext:value-type="string">
            <text:p>Grabkreuz, stark zerfallen</text:p>
          </table:table-cell>
          <table:table-cell/>
        </table:table-row>
        <table:table-row table:style-name="ro3">
          <table:table-cell office:value-type="string" calcext:value-type="string">
            <text:p>Wegekreuz, südwestlich von Rodder.</text:p>
          </table:table-cell>
          <table:table-cell office:value-type="string" calcext:value-type="string">
            <text:p>Niederzissen - Rodder</text:p>
          </table:table-cell>
          <table:table-cell office:value-type="string" calcext:value-type="string">
            <text:p>Nischentyp, bez. 1705</text:p>
          </table:table-cell>
          <table:table-cell/>
        </table:table-row>
        <table:table-row table:style-name="ro3">
          <table:table-cell office:value-type="string" calcext:value-type="string">
            <text:p>Wegekreuz, nördlich von Rodder.</text:p>
          </table:table-cell>
          <table:table-cell office:value-type="string" calcext:value-type="string">
            <text:p>Niederzissen - Rodder</text:p>
          </table:table-cell>
          <table:table-cell office:value-type="string" calcext:value-type="string">
            <text:p>Nischentyp, bez. 1780</text:p>
          </table:table-cell>
          <table:table-cell/>
        </table:table-row>
        <table:table-row table:style-name="ro3">
          <table:table-cell office:value-type="string" calcext:value-type="string">
            <text:p>Burgruine Nürburg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Hauptburg mit Zwinger mit Rund- und Schalentürmen, Doppeltor, 14. Jh., 1878 wiederhergestellt, Bergfried, 12. Jh. oder 1. Hälfte 13. Jh., Palas, Reste eines Wirtschaftsgebäudes, Vorburg mit Kapelle (Reste), Bruchsteinbau unterhalb der Burg; Gesamtanlage</text:p>
          </table:table-cell>
          <table:table-cell/>
        </table:table-row>
        <table:table-row table:style-name="ro3">
          <table:table-cell office:value-type="string" calcext:value-type="string">
            <text:p>Kath. Pfarrkirche St. Nikolaus, Hauptstraße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spätgotischer Chor, Anfang 16. Jh., Langhaus 1817, Anbau 1953; Grabplatte, 18. Jh., Grabkreuz, 1805; Friedhof: Wegekreuz, 17. Jh.; Kreuztragungsgruppe, Mitte 15. Jh.</text:p>
          </table:table-cell>
          <table:table-cell/>
        </table:table-row>
        <table:table-row table:style-name="ro3">
          <table:table-cell office:value-type="string" calcext:value-type="string">
            <text:p>Bergstraße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Missionskreuz, bez. 1639, 1733 ergänzt</text:p>
          </table:table-cell>
          <table:table-cell/>
        </table:table-row>
        <table:table-row table:style-name="ro3">
          <table:table-cell office:value-type="string" calcext:value-type="string">
            <text:p>Bergstraße/ Ecke Bergfriedenweg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Wegekreuz, Konsolentyp, bez. 1793</text:p>
          </table:table-cell>
          <table:table-cell/>
        </table:table-row>
        <table:table-row table:style-name="ro3">
          <table:table-cell office:value-type="string" calcext:value-type="string">
            <text:p>Burgplatz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Brunnen</text:p>
          </table:table-cell>
          <table:table-cell/>
        </table:table-row>
        <table:table-row table:style-name="ro3">
          <table:table-cell office:value-type="string" calcext:value-type="string">
            <text:p>(bei) Burgstraße 12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Wegekreuz, bez. 1705</text:p>
          </table:table-cell>
          <table:table-cell/>
        </table:table-row>
        <table:table-row table:style-name="ro3">
          <table:table-cell office:value-type="string" calcext:value-type="string">
            <text:p>(bei) Hauptstraße 24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Kreuz, bez. 1822</text:p>
          </table:table-cell>
          <table:table-cell/>
        </table:table-row>
        <table:table-row table:style-name="ro3">
          <table:table-cell office:value-type="string" calcext:value-type="string">
            <text:p>(an) Hauptstraße 35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Relief, mittelalterlich (?)</text:p>
          </table:table-cell>
          <table:table-cell/>
        </table:table-row>
        <table:table-row table:style-name="ro3">
          <table:table-cell office:value-type="string" calcext:value-type="string">
            <text:p>Kreuze, innerhalb der Rennstrecke</text:p>
          </table:table-cell>
          <table:table-cell office:value-type="string" calcext:value-type="string">
            <text:p>Nürburg</text:p>
          </table:table-cell>
          <table:table-cell office:value-type="string" calcext:value-type="string">
            <text:p>bez. 1763, 1641, 1696.</text:p>
          </table:table-cell>
          <table:table-cell/>
        </table:table-row>
        <table:table-row table:style-name="ro3">
          <table:table-cell office:value-type="string" calcext:value-type="string">
            <text:p>Kath. Kirche St. Cornelius und Cyprianus, Hauptstraße 34</text:p>
          </table:table-cell>
          <table:table-cell office:value-type="string" calcext:value-type="string">
            <text:p>Oberdürenbach</text:p>
          </table:table-cell>
          <table:table-cell office:value-type="string" calcext:value-type="string">
            <text:p>Saalbau, bez. 1754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Oberdürenbach</text:p>
          </table:table-cell>
          <table:table-cell office:value-type="string" calcext:value-type="string">
            <text:p>Grabkreuz, 17. Jh.</text:p>
          </table:table-cell>
          <table:table-cell/>
        </table:table-row>
        <table:table-row table:style-name="ro3">
          <table:table-cell office:value-type="string" calcext:value-type="string">
            <text:p>Wegekreuz, Nördlich der Büschhöf.</text:p>
          </table:table-cell>
          <table:table-cell office:value-type="string" calcext:value-type="string">
            <text:p>Oberdürenbach - Büschhöfe</text:p>
          </table:table-cell>
          <table:table-cell office:value-type="string" calcext:value-type="string">
            <text:p>Nischentyp, wohl 18. Jh.</text:p>
          </table:table-cell>
          <table:table-cell/>
        </table:table-row>
        <table:table-row table:style-name="ro3">
          <table:table-cell office:value-type="string" calcext:value-type="string">
            <text:p>Kapelle Mariae Geburt, Blasweilerweg 1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Saalbau, bez. 1883</text:p>
          </table:table-cell>
          <table:table-cell/>
        </table:table-row>
        <table:table-row table:style-name="ro3">
          <table:table-cell office:value-type="string" calcext:value-type="string">
            <text:p>Dorfstraße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Grabkreuzfragment</text:p>
          </table:table-cell>
          <table:table-cell/>
        </table:table-row>
        <table:table-row table:style-name="ro3">
          <table:table-cell office:value-type="string" calcext:value-type="string">
            <text:p>Dorfstraße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Wegekreuzfragment, 18. Jh.</text:p>
          </table:table-cell>
          <table:table-cell/>
        </table:table-row>
        <table:table-row table:style-name="ro3">
          <table:table-cell office:value-type="string" calcext:value-type="string">
            <text:p>Dorfstraße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Bildstock, bez. 160?</text:p>
          </table:table-cell>
          <table:table-cell/>
        </table:table-row>
        <table:table-row table:style-name="ro3">
          <table:table-cell office:value-type="string" calcext:value-type="string">
            <text:p>Bildstock, südlich von Schelborn.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Schöpflöffelform, 16. Jh.</text:p>
          </table:table-cell>
          <table:table-cell/>
        </table:table-row>
        <table:table-row table:style-name="ro3">
          <table:table-cell office:value-type="string" calcext:value-type="string">
            <text:p>Friedhof, in Verlängerung der Dorfstraße</text:p>
          </table:table-cell>
          <table:table-cell office:value-type="string" calcext:value-type="string">
            <text:p>Oberdürenbach - Schelborn</text:p>
          </table:table-cell>
          <table:table-cell office:value-type="string" calcext:value-type="string">
            <text:p>Wegekreuz, Nischentyp, bez. 1717</text:p>
          </table:table-cell>
          <table:table-cell/>
        </table:table-row>
        <table:table-row table:style-name="ro3">
          <table:table-cell office:value-type="string" calcext:value-type="string">
            <text:p>Kath. Pfarrkirche St. Antonius Eremit, Kirchberg 4</text:p>
          </table:table-cell>
          <table:table-cell office:value-type="string" calcext:value-type="string">
            <text:p>Oberzissen</text:p>
          </table:table-cell>
          <table:table-cell office:value-type="string" calcext:value-type="string">
            <text:p>Turm bez. 1777</text:p>
          </table:table-cell>
          <table:table-cell/>
        </table:table-row>
        <table:table-row table:style-name="ro3">
          <table:table-cell office:value-type="string" calcext:value-type="string">
            <text:p>Bachstraße 54</text:p>
          </table:table-cell>
          <table:table-cell office:value-type="string" calcext:value-type="string">
            <text:p>Oberzissen</text:p>
          </table:table-cell>
          <table:table-cell office:value-type="string" calcext:value-type="string">
            <text:p>Fachwerkhaus, Stäncerbau, 17./18. Jh.</text:p>
          </table:table-cell>
          <table:table-cell/>
        </table:table-row>
        <table:table-row table:style-name="ro3">
          <table:table-cell office:value-type="string" calcext:value-type="string">
            <text:p>Zum Burberg</text:p>
          </table:table-cell>
          <table:table-cell office:value-type="string" calcext:value-type="string">
            <text:p>Oberzissen</text:p>
          </table:table-cell>
          <table:table-cell office:value-type="string" calcext:value-type="string">
            <text:p>Wegekreuzfragment, Nischentyp, 18. Jh.</text:p>
          </table:table-cell>
          <table:table-cell/>
        </table:table-row>
        <table:table-row table:style-name="ro3">
          <table:table-cell office:value-type="string" calcext:value-type="string">
            <text:p>Grabkreuz, an der K 57 Richtung Niederdürenbach, OT Hain</text:p>
          </table:table-cell>
          <table:table-cell office:value-type="string" calcext:value-type="string">
            <text:p>Oberzissen</text:p>
          </table:table-cell>
          <table:table-cell office:value-type="string" calcext:value-type="string">
            <text:p>bez. 1783</text:p>
          </table:table-cell>
          <table:table-cell/>
        </table:table-row>
        <table:table-row table:style-name="ro3">
          <table:table-cell office:value-type="string" calcext:value-type="string">
            <text:p>Wegekreuz, an der K 50.</text:p>
          </table:table-cell>
          <table:table-cell office:value-type="string" calcext:value-type="string">
            <text:p>Oberzissen</text:p>
          </table:table-cell>
          <table:table-cell office:value-type="string" calcext:value-type="string">
            <text:p>Nischentyp, bez. 159?</text:p>
          </table:table-cell>
          <table:table-cell/>
        </table:table-row>
        <table:table-row table:style-name="ro3">
          <table:table-cell office:value-type="string" calcext:value-type="string">
            <text:p>Kath.Kirche St. Maria Himmelfahrt, Blankenheimer Straße</text:p>
          </table:table-cell>
          <table:table-cell office:value-type="string" calcext:value-type="string">
            <text:p>Ohlenhard</text:p>
          </table:table-cell>
          <table:table-cell office:value-type="string" calcext:value-type="string">
            <text:p>Saalbau, 1910/12</text:p>
          </table:table-cell>
          <table:table-cell/>
        </table:table-row>
        <table:table-row table:style-name="ro3">
          <table:table-cell office:value-type="string" calcext:value-type="string">
            <text:p>Bergstraße 2</text:p>
          </table:table-cell>
          <table:table-cell office:value-type="string" calcext:value-type="string">
            <text:p>Ohlenhard</text:p>
          </table:table-cell>
          <table:table-cell office:value-type="string" calcext:value-type="string">
            <text:p>Fachwerkhaus, 1. Hälfte 19. Jh.</text:p>
          </table:table-cell>
          <table:table-cell/>
        </table:table-row>
        <table:table-row table:style-name="ro3">
          <table:table-cell office:value-type="string" calcext:value-type="string">
            <text:p>Blankenheimer Straße 14</text:p>
          </table:table-cell>
          <table:table-cell office:value-type="string" calcext:value-type="string">
            <text:p>Ohlenhard</text:p>
          </table:table-cell>
          <table:table-cell office:value-type="string" calcext:value-type="string">
            <text:p>Fachwerkhaus, Ständerbau, 19. Jh.</text:p>
          </table:table-cell>
          <table:table-cell/>
        </table:table-row>
        <table:table-row table:style-name="ro3">
          <table:table-cell office:value-type="string" calcext:value-type="string">
            <text:p>Kath. Kirche St. Maternus, Triertalstraße, Königsdellstraße</text:p>
          </table:table-cell>
          <table:table-cell office:value-type="string" calcext:value-type="string">
            <text:p>Pomster</text:p>
          </table:table-cell>
          <table:table-cell office:value-type="string" calcext:value-type="string">
            <text:p>barocke Saalkirche, Anfang 18. Jh.</text:p>
          </table:table-cell>
          <table:table-cell/>
        </table:table-row>
        <table:table-row table:style-name="ro3">
          <table:table-cell office:value-type="string" calcext:value-type="string">
            <text:p>Hauptstraße 19</text:p>
          </table:table-cell>
          <table:table-cell office:value-type="string" calcext:value-type="string">
            <text:p>Quiddelbach</text:p>
          </table:table-cell>
          <table:table-cell office:value-type="string" calcext:value-type="string">
            <text:p>kath. Kapelle St. Apollinaris und Jacobi, Bruchsteinsaalbau, 1881/83</text:p>
          </table:table-cell>
          <table:table-cell/>
        </table:table-row>
        <table:table-row table:style-name="ro3">
          <table:table-cell office:value-type="string" calcext:value-type="string">
            <text:p>Kath. Kirche St. Lucia und Agatha, Nollstraße 2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Bruchsteinsaalbau, 1720, Westquerriegel, bez. 1872</text:p>
          </table:table-cell>
          <table:table-cell/>
        </table:table-row>
        <table:table-row table:style-name="ro3">
          <table:table-cell office:value-type="string" calcext:value-type="string">
            <text:p>Am Herrenberg 6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Bahnhof, Fachwerkbau, tlw. massiv, Mansardwalmdach, Anfang 20. Jh.</text:p>
          </table:table-cell>
          <table:table-cell/>
        </table:table-row>
        <table:table-row table:style-name="ro3">
          <table:table-cell office:value-type="string" calcext:value-type="string">
            <text:p>Bärenbachstraße/ Ecke Nollweg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Wegekreuz, bez. 1785</text:p>
          </table:table-cell>
          <table:table-cell/>
        </table:table-row>
        <table:table-row table:style-name="ro3">
          <table:table-cell office:value-type="string" calcext:value-type="string">
            <text:p>Brückenstraße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Rundbogenbrücke über die Ahr, 1759 bzw. 1764; Nepomukskulptur, 1920er Jahre</text:p>
          </table:table-cell>
          <table:table-cell/>
        </table:table-row>
        <table:table-row table:style-name="ro3">
          <table:table-cell office:value-type="string" calcext:value-type="string">
            <text:p>Brückenstraße 12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Hofreite; Fachwerkhaus, 18./19. Jh., Fachwerkscheune, um 1900</text:p>
          </table:table-cell>
          <table:table-cell/>
        </table:table-row>
        <table:table-row table:style-name="ro3">
          <table:table-cell office:value-type="string" calcext:value-type="string">
            <text:p>(neben) Nollstraße 31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Relief, 1920er Jahre</text:p>
          </table:table-cell>
          <table:table-cell/>
        </table:table-row>
        <table:table-row table:style-name="ro3">
          <table:table-cell office:value-type="string" calcext:value-type="string">
            <text:p>Heiligenhäuschen, an der B 267 Richtung Dernau.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Vesperbild, 18. Jh.</text:p>
          </table:table-cell>
          <table:table-cell/>
        </table:table-row>
        <table:table-row table:style-name="ro3">
          <table:table-cell office:value-type="string" calcext:value-type="string">
            <text:p>Heiligenhäuschen, an der B 267.</text:p>
          </table:table-cell>
          <table:table-cell office:value-type="string" calcext:value-type="string">
            <text:p>Rech</text:p>
          </table:table-cell>
          <table:table-cell office:value-type="string" calcext:value-type="string">
            <text:p>bez. 1622, Dreifaltigkeitsrelief</text:p>
          </table:table-cell>
          <table:table-cell/>
        </table:table-row>
        <table:table-row table:style-name="ro3">
          <table:table-cell office:value-type="string" calcext:value-type="string">
            <text:p>Kath. Kirche St. Michael, Fronhof 7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Westturm, bez. 149?, zweischiffige Bruchsteinhalle, 1893-95, Architekt Lambert von Fisenne, Gelsenkirchen, Seitenschiffe 1971-73; Grabkreuz, 18./19. Jh.</text:p>
          </table:table-cell>
          <table:table-cell/>
        </table:table-row>
        <table:table-row table:style-name="ro3">
          <table:table-cell office:value-type="string" calcext:value-type="string">
            <text:p>An der Forstnück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Kapelle, kleiner Saalbau, 17. Jh.</text:p>
          </table:table-cell>
          <table:table-cell/>
        </table:table-row>
        <table:table-row table:style-name="ro3">
          <table:table-cell office:value-type="string" calcext:value-type="string">
            <text:p>Fronhof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Wegekreuz, barocker Typ, bez. 1927</text:p>
          </table:table-cell>
          <table:table-cell/>
        </table:table-row>
        <table:table-row table:style-name="ro3">
          <table:table-cell office:value-type="string" calcext:value-type="string">
            <text:p>Hauptstraße 54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Fachwerkhaus, Ständerbau, 19. Jh.</text:p>
          </table:table-cell>
          <table:table-cell/>
        </table:table-row>
        <table:table-row table:style-name="ro3">
          <table:table-cell office:value-type="string" calcext:value-type="string">
            <text:p>Im Winkel 6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Fachwerk-Einhaus, 18. Jh.</text:p>
          </table:table-cell>
          <table:table-cell/>
        </table:table-row>
        <table:table-row table:style-name="ro3">
          <table:table-cell office:value-type="string" calcext:value-type="string">
            <text:p>(zu) Kerngasse 4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Fachwerkhaus, wohl 17./18. Jh., Fachwerkscheune</text:p>
          </table:table-cell>
          <table:table-cell/>
        </table:table-row>
        <table:table-row table:style-name="ro3">
          <table:table-cell office:value-type="string" calcext:value-type="string">
            <text:p>Kapelle, südlich von Reifferscheid.</text:p>
          </table:table-cell>
          <table:table-cell office:value-type="string" calcext:value-type="string">
            <text:p>Reifferscheid</text:p>
          </table:table-cell>
          <table:table-cell office:value-type="string" calcext:value-type="string">
            <text:p>kleiner Saalbau, 18. Jh.</text:p>
          </table:table-cell>
          <table:table-cell/>
        </table:table-row>
        <table:table-row table:style-name="ro3">
          <table:table-cell office:value-type="string" calcext:value-type="string">
            <text:p>Ev. Friedenskirche, Marktstraße 21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neugotischer Backsteinsaalbau, bez. 1871</text:p>
          </table:table-cell>
          <table:table-cell/>
        </table:table-row>
        <table:table-row table:style-name="ro3">
          <table:table-cell office:value-type="string" calcext:value-type="string">
            <text:p>Kath. Pfarrkirche St. Peter und Paul, Kirchstraße 3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neuromaische Basilika, 1900-04, Architekt Caspar Clemens Pickel, Düsseldorf, unter Einbeziehung der spätromanischen Kirche des 11./13. Jhs., Westturm von 1660, mit Architekturteilen der 1. Hälfte des 13. Jhs.; Pfarrhof mit romanischem Pfarrhoftor, um 1200; 15 Kreuze, die meisten 18. Jh., Grabplatten, mittelalterlich und 18. Jh., 3 kleine Grabplatten, neugotisches Gusseisenkreuz, 19. Jh., Brunnen, 1718; Gesamtanlage mit Pfarrhaus und Brunnen</text:p>
          </table:table-cell>
          <table:table-cell/>
        </table:table-row>
        <table:table-row table:style-name="ro3">
          <table:table-cell office:value-type="string" calcext:value-type="string">
            <text:p>Kath. Wallfahrtskirche St. Apollinaris, Apollinarisberg 4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einschiffiger Bau über griechischem Kreuz mit vier Türmen, im Wesen klassizistisch, in den Details neugotisch, dreischiffige Hallenkrypta neuromanisch, 1839-43, Architekt Ernst- Friedrich Zwirner, Köln; Franziskanerkloster, modern; Franziskusskulptur, zwei Grotten, Gruft, Kreuzigungsgruppe; Gesamtanlage</text:p>
          </table:table-cell>
          <table:table-cell/>
        </table:table-row>
        <table:table-row table:style-name="ro3">
          <table:table-cell office:value-type="string" calcext:value-type="string">
            <text:p>Stadtbefestigung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von der ab 1357 begonnenen Stadtmauer erhalten: 500m lange Mauer an der Nordseite (Rheinpromenade/Deichweg); Mauerrest an der Nordwestecke (Milchgasse 12), 200 m langes Mauerstück mit Zinnenkranz an der Milchgasse; verbauter Mauerrest in Drusussplatz 3; Mauerstück hinter Bachstraße 23/25/Ecke Drusussplatz; Mauerrest mit großen Basaltsteinen in der Obergasse; an der Rheinseite Pforte (Rheinpromenade 48), zur Kirche ansteigendes Mauerstück</text:p>
          </table:table-cell>
          <table:table-cell/>
        </table:table-row>
        <table:table-row table:style-name="ro3">
          <table:table-cell office:value-type="string" calcext:value-type="string">
            <text:p>Alte Straße 8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Putzbau, Jugendstil, um 1910</text:p>
          </table:table-cell>
          <table:table-cell/>
        </table:table-row>
        <table:table-row table:style-name="ro3">
          <table:table-cell office:value-type="string" calcext:value-type="string">
            <text:p>Alte Straße / Ecke Schillerstraße, Jüdischer Friedhof (Denkmalzone)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23 Grabsteine sowie eine Grabplatte</text:p>
          </table:table-cell>
          <table:table-cell/>
        </table:table-row>
        <table:table-row table:style-name="ro3">
          <table:table-cell office:value-type="string" calcext:value-type="string">
            <text:p>Alter Friedhof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riedhofskreuz, Nischentyp, bez. 1834</text:p>
          </table:table-cell>
          <table:table-cell/>
        </table:table-row>
        <table:table-row table:style-name="ro3">
          <table:table-cell office:value-type="string" calcext:value-type="string">
            <text:p>Am Anger 9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Villa; späthistoristischer Putzbau, Turm, 2. Hälfte 19. Jh.; Gesamtanlage mit Garten; Wegekreuz, Nischentyp, bez. 1681, Kreuz bez. 1823</text:p>
          </table:table-cell>
          <table:table-cell/>
        </table:table-row>
        <table:table-row table:style-name="ro3">
          <table:table-cell office:value-type="string" calcext:value-type="string">
            <text:p>Am Spich 5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Villa; späthistoristischer Putzbau, tlw. Fachwerk, um 1900; Gesamtanlage mit Garten</text:p>
          </table:table-cell>
          <table:table-cell/>
        </table:table-row>
        <table:table-row table:style-name="ro3">
          <table:table-cell office:value-type="string" calcext:value-type="string">
            <text:p>Am Spich 8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Villa; neubarocker Tuffquaderbau, Mansardwalmdach, um 1910; Gesamtanlage mit Garten</text:p>
          </table:table-cell>
          <table:table-cell/>
        </table:table-row>
        <table:table-row table:style-name="ro3">
          <table:table-cell office:value-type="string" calcext:value-type="string">
            <text:p>Bachstraße 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Rathaus; siebenachsiger klassizistischer Putzbau, bez. 1839 (Rest.)</text:p>
          </table:table-cell>
          <table:table-cell/>
        </table:table-row>
        <table:table-row table:style-name="ro3">
          <table:table-cell office:value-type="string" calcext:value-type="string">
            <text:p>Bachstraße 1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zweieinhalbgeschossiger Putzbau, Ende 19. Jh.</text:p>
          </table:table-cell>
          <table:table-cell/>
        </table:table-row>
        <table:table-row table:style-name="ro3">
          <table:table-cell office:value-type="string" calcext:value-type="string">
            <text:p>(bei) Bergstraße 1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Gedenkstein in Pyramidenform, errichtet 1768 anlässlich der Erweiterung der (römischen) Uferstraße durch Karl Theodor, Kurfürst von der Pfalz</text:p>
          </table:table-cell>
          <table:table-cell/>
        </table:table-row>
        <table:table-row table:style-name="ro3">
          <table:table-cell office:value-type="string" calcext:value-type="string">
            <text:p>Bismarckstraße 2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Putzbau, bez. 1895</text:p>
          </table:table-cell>
          <table:table-cell/>
        </table:table-row>
        <table:table-row table:style-name="ro3">
          <table:table-cell office:value-type="string" calcext:value-type="string">
            <text:p>Deichweg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Wegekreuz, Nischentyp</text:p>
          </table:table-cell>
          <table:table-cell/>
        </table:table-row>
        <table:table-row table:style-name="ro3">
          <table:table-cell office:value-type="string" calcext:value-type="string">
            <text:p>Deichweg 4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Apollinariskeller, bez. 1866-79, erneuert 1965</text:p>
          </table:table-cell>
          <table:table-cell/>
        </table:table-row>
        <table:table-row table:style-name="ro3">
          <table:table-cell office:value-type="string" calcext:value-type="string">
            <text:p>Drususplatz 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Mansarddach, 18. Jh.; steht auf Rest der Stadtmauer</text:p>
          </table:table-cell>
          <table:table-cell/>
        </table:table-row>
        <table:table-row table:style-name="ro3">
          <table:table-cell office:value-type="string" calcext:value-type="string">
            <text:p>Friesenstraße 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Walmdach-Villa, 1909; Gesamtanlage mit Garten und Tor- bzw. Gesindehaus</text:p>
          </table:table-cell>
          <table:table-cell/>
        </table:table-row>
        <table:table-row table:style-name="ro3">
          <table:table-cell office:value-type="string" calcext:value-type="string">
            <text:p>Fürstenbergstraße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Kapelle, neugotischer Bruchsteinbau, 19. Jh.; Missionskreuz, bez. 1737</text:p>
          </table:table-cell>
          <table:table-cell/>
        </table:table-row>
        <table:table-row table:style-name="ro3">
          <table:table-cell office:value-type="string" calcext:value-type="string">
            <text:p>Fürstenbergstraße 2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dreieinhalbgeschossiger Backsteinbau, um 1900</text:p>
          </table:table-cell>
          <table:table-cell/>
        </table:table-row>
        <table:table-row table:style-name="ro3">
          <table:table-cell office:value-type="string" calcext:value-type="string">
            <text:p>Geschwister-Scholl-Straße 9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chule (?), lisenengegliederter Walmdachbau, um 1910</text:p>
          </table:table-cell>
          <table:table-cell/>
        </table:table-row>
        <table:table-row table:style-name="ro3">
          <table:table-cell office:value-type="string" calcext:value-type="string">
            <text:p>Im Neuen Weg 4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Villa Einsiedeln, Putzbau, Landhausstil, um 1914</text:p>
          </table:table-cell>
          <table:table-cell/>
        </table:table-row>
        <table:table-row table:style-name="ro3">
          <table:table-cell office:value-type="string" calcext:value-type="string">
            <text:p>Kirchstraße 4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klassizistischer Putzbau, 1. Hälfte 19. Jh.</text:p>
          </table:table-cell>
          <table:table-cell/>
        </table:table-row>
        <table:table-row table:style-name="ro3">
          <table:table-cell office:value-type="string" calcext:value-type="string">
            <text:p>Kirchstraße 5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eingeschossiger Walmdachbau, tlw. Fachwerk bzw. verschiefert, um 1900/10</text:p>
          </table:table-cell>
          <table:table-cell/>
        </table:table-row>
        <table:table-row table:style-name="ro3">
          <table:table-cell office:value-type="string" calcext:value-type="string">
            <text:p>Kirchstraße 7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tlw. massiv, 19. Jh.; Wetgekreuz, Nischentyp, bez. 1686</text:p>
          </table:table-cell>
          <table:table-cell/>
        </table:table-row>
        <table:table-row table:style-name="ro3">
          <table:table-cell office:value-type="string" calcext:value-type="string">
            <text:p>Kirchstraße 9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ehem. Kapelle der ehem. Abtei Knechtsteden, 2. Hälfte 15. Jh., 1904/05 Umbau zu Heimatmuseum</text:p>
          </table:table-cell>
          <table:table-cell/>
        </table:table-row>
        <table:table-row table:style-name="ro3">
          <table:table-cell office:value-type="string" calcext:value-type="string">
            <text:p>Kirchstraße 1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tlw. massiv, verputzt, Mansardwalmdach, im Kern spätmittelalterlich, Umbau spätes 18. Jh.</text:p>
          </table:table-cell>
          <table:table-cell/>
        </table:table-row>
        <table:table-row table:style-name="ro3">
          <table:table-cell office:value-type="string" calcext:value-type="string">
            <text:p>Kirchstraße 2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Putzbau, Fachwerkaufstockung, bez. 1664; rückwärtig Fachwerkhaus, Ständerbau</text:p>
          </table:table-cell>
          <table:table-cell/>
        </table:table-row>
        <table:table-row table:style-name="ro3">
          <table:table-cell office:value-type="string" calcext:value-type="string">
            <text:p>Kirchstraße 3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historistische Villa, Neurenaissance; Gesamtanlage mit Garten</text:p>
          </table:table-cell>
          <table:table-cell/>
        </table:table-row>
        <table:table-row table:style-name="ro3">
          <table:table-cell office:value-type="string" calcext:value-type="string">
            <text:p>Kirchstraße 3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ehem. Pfarrhaus, lisenengegliederter Walmdachbau, bez. 1794; Gesamtanlage mit Kirche</text:p>
          </table:table-cell>
          <table:table-cell/>
        </table:table-row>
        <table:table-row table:style-name="ro3">
          <table:table-cell office:value-type="string" calcext:value-type="string">
            <text:p>Kölner Straße 1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historistische Villa, Treppengiebel, Backsteinaufgang, 1904; Gesamtanlage</text:p>
          </table:table-cell>
          <table:table-cell/>
        </table:table-row>
        <table:table-row table:style-name="ro3">
          <table:table-cell office:value-type="string" calcext:value-type="string">
            <text:p>Kölner Straße 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historistische Villa, Fachwerkgiebel, bez. 1895</text:p>
          </table:table-cell>
          <table:table-cell/>
        </table:table-row>
        <table:table-row table:style-name="ro3">
          <table:table-cell office:value-type="string" calcext:value-type="string">
            <text:p>Kölner Straße 5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historistische Villa, Ende 19. Jh.</text:p>
          </table:table-cell>
          <table:table-cell/>
        </table:table-row>
        <table:table-row table:style-name="ro3">
          <table:table-cell office:value-type="string" calcext:value-type="string">
            <text:p>Maisons-Laffitte-Platz 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Bahnhof, villenartiger spätklassizistischer Putzbau, 1858/59, gusseiserne Bahnsteigüberdachungen, 19. Jh.</text:p>
          </table:table-cell>
          <table:table-cell/>
        </table:table-row>
        <table:table-row table:style-name="ro3">
          <table:table-cell office:value-type="string" calcext:value-type="string">
            <text:p>Marktplatz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Marienbrunnen, Brunnenbecken mit Marienskulptur, bez. 1862</text:p>
          </table:table-cell>
          <table:table-cell/>
        </table:table-row>
        <table:table-row table:style-name="ro3">
          <table:table-cell office:value-type="string" calcext:value-type="string">
            <text:p>Marktstraße 26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klassizistischer Putzbau, dreigeschossiger turmartiger Eckbau, Pyramidaldach, Mitte 19. Jh.</text:p>
          </table:table-cell>
          <table:table-cell/>
        </table:table-row>
        <table:table-row table:style-name="ro3">
          <table:table-cell office:value-type="string" calcext:value-type="string">
            <text:p>Marktstraße 3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dreigeschossiger Backsteinbau, um 1900</text:p>
          </table:table-cell>
          <table:table-cell/>
        </table:table-row>
        <table:table-row table:style-name="ro3">
          <table:table-cell office:value-type="string" calcext:value-type="string">
            <text:p>Marktstraße/Ecke Frongasse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Kirche des ehem. Klosters St. Anna, erhalten nur Querhaus und Chor der neugotischen Backsteinkirche, 1904-06, Architekt Caspar Clemens Pickel, Düsseldorf</text:p>
          </table:table-cell>
          <table:table-cell/>
        </table:table-row>
        <table:table-row table:style-name="ro3">
          <table:table-cell office:value-type="string" calcext:value-type="string">
            <text:p>Milchgasse 8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Mansarddach, 18./19. Jh.</text:p>
          </table:table-cell>
          <table:table-cell/>
        </table:table-row>
        <table:table-row table:style-name="ro3">
          <table:table-cell office:value-type="string" calcext:value-type="string">
            <text:p>Milchgasse 9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Mansardwalmdach, frühes 18. Jh.</text:p>
          </table:table-cell>
          <table:table-cell/>
        </table:table-row>
        <table:table-row table:style-name="ro3">
          <table:table-cell office:value-type="string" calcext:value-type="string">
            <text:p>Postgasse 12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Fachwerkhaus, verputzt, Mansarddach, um 1800; Gesamtanlage mit Hof</text:p>
          </table:table-cell>
          <table:table-cell/>
        </table:table-row>
        <table:table-row table:style-name="ro3">
          <table:table-cell office:value-type="string" calcext:value-type="string">
            <text:p>Rheinpromenade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Ludendorffbrücke, Pylonen der ehem. Eisenbahnbrücke Remagen-Erpel, 1916-19</text:p>
          </table:table-cell>
          <table:table-cell/>
        </table:table-row>
        <table:table-row table:style-name="ro3">
          <table:table-cell office:value-type="string" calcext:value-type="string">
            <text:p>Rheinpromenade 4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ehem. Hotel "Zum Anker", Putzbau des späten 19. Jh. mit historischer Ausstattung</text:p>
          </table:table-cell>
          <table:table-cell/>
        </table:table-row>
        <table:table-row table:style-name="ro3">
          <table:table-cell office:value-type="string" calcext:value-type="string">
            <text:p>Rheinpromenade 43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italienisierender dreigeschossiger Putzbau, neunachsige Attika, Treppenturm, Mitte 19. Jh.</text:p>
          </table:table-cell>
          <table:table-cell/>
        </table:table-row>
        <table:table-row table:style-name="ro3">
          <table:table-cell office:value-type="string" calcext:value-type="string">
            <text:p>Von-Lassaulx-Straße 6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Mansardwalmdachbau, neugotische Motive, um 1900</text:p>
          </table:table-cell>
          <table:table-cell/>
        </table:table-row>
        <table:table-row table:style-name="ro3">
          <table:table-cell office:value-type="string" calcext:value-type="string">
            <text:p>Von-Lassaulx-Straße 10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neubarocker Mansardwalmdachbau, um 1900</text:p>
          </table:table-cell>
          <table:table-cell/>
        </table:table-row>
        <table:table-row table:style-name="ro3">
          <table:table-cell office:value-type="string" calcext:value-type="string">
            <text:p>Alter Jüdischer Friedhof (Denkmalzone)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21 Grabsteine ab 2. Hälfte 19. Jh.</text:p>
          </table:table-cell>
          <table:table-cell/>
        </table:table-row>
        <table:table-row table:style-name="ro3">
          <table:table-cell office:value-type="string" calcext:value-type="string">
            <text:p>Bildstock, in der Nähe des Lützelhofs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neugotisch, um 1900</text:p>
          </table:table-cell>
          <table:table-cell/>
        </table:table-row>
        <table:table-row table:style-name="ro3">
          <table:table-cell office:value-type="string" calcext:value-type="string">
            <text:p>Grabkreuz, südlich von Remagen bei Oberstental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bez. 1664</text:p>
          </table:table-cell>
          <table:table-cell/>
        </table:table-row>
        <table:table-row table:style-name="ro3">
          <table:table-cell office:value-type="string" calcext:value-type="string">
            <text:p>Hagelkreuz, südlich von Remagen.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Typ mit Kielbogennische und Sockelbank, bez. 1693</text:p>
          </table:table-cell>
          <table:table-cell/>
        </table:table-row>
        <table:table-row table:style-name="ro3">
          <table:table-cell office:value-type="string" calcext:value-type="string">
            <text:p>Haus Herresberg, in der Nähe von Schloss Marienfels.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tattlicher dreigeschossiger Putzbau</text:p>
          </table:table-cell>
          <table:table-cell/>
        </table:table-row>
        <table:table-row table:style-name="ro3">
          <table:table-cell office:value-type="string" calcext:value-type="string">
            <text:p>Jagdhaus Calmuth, hinter Schloss Marienfels und Haus Herresberg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späthistoristisches Landhaus; fünfachsige Risalitvilla, 1887, Arch. Otto March, Berlin- Charlottenburg, 1899/1900 Umbau und Erweiterung, 1906/07 und 1911 weitere Erweitungen; zugehörig Nebengebäude und Parkanlage</text:p>
          </table:table-cell>
          <table:table-cell/>
        </table:table-row>
        <table:table-row table:style-name="ro3">
          <table:table-cell office:value-type="string" calcext:value-type="string">
            <text:p>Meilenstein, an der B9 gegenüber der Auffahrt nach Unkelbach.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preußischer Ganzmeilenstein; Basaltobelisk mit seitlichen Sitzbänken, preußischer Adler als Gusseisenrelief, 1820</text:p>
          </table:table-cell>
          <table:table-cell/>
        </table:table-row>
        <table:table-row table:style-name="ro3">
          <table:table-cell office:value-type="string" calcext:value-type="string">
            <text:p>Schloss Marienfels, Kölner Straße (Denkmalzone)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malerischer neugotischer Putzbau, 1859-63, Arch. Karl Schnitzler, Ausstattung; Nebengebäude; Park, 1862/63 nach Plan von Schnitzler</text:p>
          </table:table-cell>
          <table:table-cell/>
        </table:table-row>
        <table:table-row table:style-name="ro3">
          <table:table-cell office:value-type="string" calcext:value-type="string">
            <text:p>Wegekreuz, südlich von Remagen.</text:p>
          </table:table-cell>
          <table:table-cell office:value-type="string" calcext:value-type="string">
            <text:p>Remagen</text:p>
          </table:table-cell>
          <table:table-cell office:value-type="string" calcext:value-type="string">
            <text:p>Nischentyp, bez. 1711</text:p>
          </table:table-cell>
          <table:table-cell/>
        </table:table-row>
        <table:table-row table:style-name="ro3">
          <table:table-cell office:value-type="string" calcext:value-type="string">
            <text:p>Kath. Pfarrkirche St. Johannes Nepomuk, Quellenstraße 71</text:p>
          </table:table-cell>
          <table:table-cell office:value-type="string" calcext:value-type="string">
            <text:p>Remagen - Kripp</text:p>
          </table:table-cell>
          <table:table-cell office:value-type="string" calcext:value-type="string">
            <text:p>zweischiffige neugotische Backsteinhalle, 1900- 03, Architekt Caspar Clemens Pickel, Düsseldorf; Grabkreuze, Ende 18. Jh.; Schwengelpumpe, 19.Jh.</text:p>
          </table:table-cell>
          <table:table-cell/>
        </table:table-row>
        <table:table-row table:style-name="ro3">
          <table:table-cell office:value-type="string" calcext:value-type="string">
            <text:p>Quellenstraße, Friedhof</text:p>
          </table:table-cell>
          <table:table-cell office:value-type="string" calcext:value-type="string">
            <text:p>Remagen - Kripp</text:p>
          </table:table-cell>
          <table:table-cell office:value-type="string" calcext:value-type="string">
            <text:p>Mausoleum, Oktogon mit Tambour, um 1900</text:p>
          </table:table-cell>
          <table:table-cell/>
        </table:table-row>
        <table:table-row table:style-name="ro3">
          <table:table-cell office:value-type="string" calcext:value-type="string">
            <text:p>Quellenstraße 34</text:p>
          </table:table-cell>
          <table:table-cell office:value-type="string" calcext:value-type="string">
            <text:p>Remagen - Kripp</text:p>
          </table:table-cell>
          <table:table-cell office:value-type="string" calcext:value-type="string">
            <text:p>Alte Kapelle, barocker Saalbau, 1768-72, profaner Umbau 1910</text:p>
          </table:table-cell>
          <table:table-cell/>
        </table:table-row>
        <table:table-row table:style-name="ro3">
          <table:table-cell office:value-type="string" calcext:value-type="string">
            <text:p>(neben) Quellenstraße 103</text:p>
          </table:table-cell>
          <table:table-cell office:value-type="string" calcext:value-type="string">
            <text:p>Remagen - Kripp</text:p>
          </table:table-cell>
          <table:table-cell office:value-type="string" calcext:value-type="string">
            <text:p>Kapelle zur schmerzhaften Muttergottes, kleiner Saalbau, Ende 19. Jh.</text:p>
          </table:table-cell>
          <table:table-cell/>
        </table:table-row>
        <table:table-row table:style-name="ro3">
          <table:table-cell office:value-type="string" calcext:value-type="string">
            <text:p>Ev. Kirche, Hauptstraße 80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barocker Salbau, bez. 1721, Dachreiter 1752; Gesamtanlage mit ev. Pfarrhäusern Am Yachthafen 12 und Hauptstraße 82; Eingangsbogen zum ev. Friedhof, urspr. Anfang 16. Jh.</text:p>
          </table:table-cell>
          <table:table-cell/>
        </table:table-row>
        <table:table-row table:style-name="ro3">
          <table:table-cell office:value-type="string" calcext:value-type="string">
            <text:p>Kath. Pfarrkirche St. Laurentius, Am Yachthafen/ Ecke Laurentiusstraße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spätgotischer Chor, Anfang 16. Jh.; neugotischer Tuffquaderbau, 1865/66, Architekt Vinzenz Statz, Köln; Grabkreuze, 18. Jh.; Wegekreuz, Nischentyp, bez. 1693; Gesamtanlage mit kath. Pfarrhaus Am Yachthafen 14.</text:p>
          </table:table-cell>
          <table:table-cell/>
        </table:table-row>
        <table:table-row table:style-name="ro3">
          <table:table-cell office:value-type="string" calcext:value-type="string">
            <text:p>Am Friedrichsberg/ Ecke Am Bergquell, Friedhof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spätklassizistische Grabmäler, 1850er Jahre; Grabmal mit Engel; Wegekreuz bez. 1788; Friedhofstor bez. 1808</text:p>
          </table:table-cell>
          <table:table-cell/>
        </table:table-row>
        <table:table-row table:style-name="ro3">
          <table:table-cell office:value-type="string" calcext:value-type="string">
            <text:p>Am Hahnsberg 22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späthistoristische Villa, 1904</text:p>
          </table:table-cell>
          <table:table-cell/>
        </table:table-row>
        <table:table-row table:style-name="ro3">
          <table:table-cell office:value-type="string" calcext:value-type="string">
            <text:p>Am Hahnsberg 37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Putzbau, bayerisch-alpenländischer Stil, 1901</text:p>
          </table:table-cell>
          <table:table-cell/>
        </table:table-row>
        <table:table-row table:style-name="ro3">
          <table:table-cell office:value-type="string" calcext:value-type="string">
            <text:p>Am Yachthafen 10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ehem. Burghaus, dreigeschossiges Fachwerkhaus, tlw. massiv, bez. 1776, im Kern wohl 17. Jh., Fachwerkanbau, Stadtmauertor</text:p>
          </table:table-cell>
          <table:table-cell/>
        </table:table-row>
        <table:table-row table:style-name="ro3">
          <table:table-cell office:value-type="string" calcext:value-type="string">
            <text:p>Ankergasse 8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barocker Mansardwalmdachbau, bez. 1780 und 1781</text:p>
          </table:table-cell>
          <table:table-cell/>
        </table:table-row>
        <table:table-row table:style-name="ro3">
          <table:table-cell office:value-type="string" calcext:value-type="string">
            <text:p>Hardtweg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Wegekreuz, Nischentyp, bez. 1767</text:p>
          </table:table-cell>
          <table:table-cell/>
        </table:table-row>
        <table:table-row table:style-name="ro3">
          <table:table-cell office:value-type="string" calcext:value-type="string">
            <text:p>Hauptstraße 26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Tuffsteinvilla, Buchsbaumgarten; Gesamtanlage</text:p>
          </table:table-cell>
          <table:table-cell/>
        </table:table-row>
        <table:table-row table:style-name="ro3">
          <table:table-cell office:value-type="string" calcext:value-type="string">
            <text:p>(an) Hauptstraße 68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Torbogen, 18. Jh.</text:p>
          </table:table-cell>
          <table:table-cell/>
        </table:table-row>
        <table:table-row table:style-name="ro3">
          <table:table-cell office:value-type="string" calcext:value-type="string">
            <text:p>Hauptstraße 73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tlw. massiv, bez. 1703</text:p>
          </table:table-cell>
          <table:table-cell/>
        </table:table-row>
        <table:table-row table:style-name="ro3">
          <table:table-cell office:value-type="string" calcext:value-type="string">
            <text:p>Hauptstraße 82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Pfarrhaus, Fachwerwerkbau, tlw. massiv, Krüppelwalmdach, bez. 1829, wohl älter; rückwärtig Fachwerktrakt; zwei Grabplatten, 18. Jh., Grabstein; Gesamtanlage mit ev. Kirche</text:p>
          </table:table-cell>
          <table:table-cell/>
        </table:table-row>
        <table:table-row table:style-name="ro3">
          <table:table-cell office:value-type="string" calcext:value-type="string">
            <text:p>Hauptstraße 87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ehem. Rathaus, Fachwerkhaus, Ständerbau, bez. 1623, Pützgasse: Torfahrt, 19. Jh.; Hauptstraeße: jüngeres Fachwerkhaus, tlw. massiv, gehört zu Nr. 89</text:p>
          </table:table-cell>
          <table:table-cell/>
        </table:table-row>
        <table:table-row table:style-name="ro3">
          <table:table-cell office:value-type="string" calcext:value-type="string">
            <text:p>Hauptstraße 89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tlw. massiv, bez. 1715</text:p>
          </table:table-cell>
          <table:table-cell/>
        </table:table-row>
        <table:table-row table:style-name="ro3">
          <table:table-cell office:value-type="string" calcext:value-type="string">
            <text:p>Hauptstraße 90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tlw. massiv, bez. 1788</text:p>
          </table:table-cell>
          <table:table-cell/>
        </table:table-row>
        <table:table-row table:style-name="ro3">
          <table:table-cell office:value-type="string" calcext:value-type="string">
            <text:p>Hauptstraße 99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Rathaus, Putzbau, bez. 1841; Kreuz, Nischentyp, bez. 1701</text:p>
          </table:table-cell>
          <table:table-cell/>
        </table:table-row>
        <table:table-row table:style-name="ro3">
          <table:table-cell office:value-type="string" calcext:value-type="string">
            <text:p>Hauptstraße 102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Hauptstraße 105 /107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Gasthof "Zum Schwanen", reicher Fachwerkbau, bez. 1671</text:p>
          </table:table-cell>
          <table:table-cell/>
        </table:table-row>
        <table:table-row table:style-name="ro3">
          <table:table-cell office:value-type="string" calcext:value-type="string">
            <text:p>Hauptstraße 113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17. Jh.</text:p>
          </table:table-cell>
          <table:table-cell/>
        </table:table-row>
        <table:table-row table:style-name="ro3">
          <table:table-cell office:value-type="string" calcext:value-type="string">
            <text:p>Hauptstraße 116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Hotel Stein, Backsteinbau, Mansardwalmdach, Ende 19. Jh.</text:p>
          </table:table-cell>
          <table:table-cell/>
        </table:table-row>
        <table:table-row table:style-name="ro3">
          <table:table-cell office:value-type="string" calcext:value-type="string">
            <text:p>Hauptstraße 135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Putzbau. Neurenaissance, bez. 1861.</text:p>
          </table:table-cell>
          <table:table-cell/>
        </table:table-row>
        <table:table-row table:style-name="ro3">
          <table:table-cell office:value-type="string" calcext:value-type="string">
            <text:p>Holundergässchen 8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verputzt, bez. 1508</text:p>
          </table:table-cell>
          <table:table-cell/>
        </table:table-row>
        <table:table-row table:style-name="ro3">
          <table:table-cell office:value-type="string" calcext:value-type="string">
            <text:p>(bei) Kräuselsgässchen 3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schmiedeeiserner Gartenpavillon</text:p>
          </table:table-cell>
          <table:table-cell/>
        </table:table-row>
        <table:table-row table:style-name="ro3">
          <table:table-cell office:value-type="string" calcext:value-type="string">
            <text:p>Laurentiusstraße 2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Fachwerkhaus, tlw. verputzt, Krüppelwalmdach, 18. Jh.</text:p>
          </table:table-cell>
          <table:table-cell/>
        </table:table-row>
        <table:table-row table:style-name="ro3">
          <table:table-cell office:value-type="string" calcext:value-type="string">
            <text:p>Mauerstraße 2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Backsteinvilla, bez. 1896; Gesamtanlage mit Garten</text:p>
          </table:table-cell>
          <table:table-cell/>
        </table:table-row>
        <table:table-row table:style-name="ro3">
          <table:table-cell office:value-type="string" calcext:value-type="string">
            <text:p>Pferdeweg 5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Torbau, dreigeschossiges Fachwerkhaus, tlw. massiv, bez. 1779</text:p>
          </table:table-cell>
          <table:table-cell/>
        </table:table-row>
        <table:table-row table:style-name="ro3">
          <table:table-cell office:value-type="string" calcext:value-type="string">
            <text:p>Pützgasse/ Ecke Hauptstraße</text:p>
          </table:table-cell>
          <table:table-cell office:value-type="string" calcext:value-type="string">
            <text:p>Remagen - Oberwinter</text:p>
          </table:table-cell>
          <table:table-cell office:value-type="string" calcext:value-type="string">
            <text:p>Brunnen, mit schmiedeeiserner Schwengelpumpe, bez. 1780</text:p>
          </table:table-cell>
          <table:table-cell/>
        </table:table-row>
        <table:table-row table:style-name="ro3">
          <table:table-cell office:value-type="string" calcext:value-type="string">
            <text:p>Im Winkel 3</text:p>
          </table:table-cell>
          <table:table-cell office:value-type="string" calcext:value-type="string">
            <text:p>Remagen - Oberwinter-Bandorf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Turmweg 32</text:p>
          </table:table-cell>
          <table:table-cell office:value-type="string" calcext:value-type="string">
            <text:p>Remagen - Oberwinter-Bandorf</text:p>
          </table:table-cell>
          <table:table-cell office:value-type="string" calcext:value-type="string">
            <text:p>Zehntturm, dreigeschossiger Massivbau, bez. 1657</text:p>
          </table:table-cell>
          <table:table-cell/>
        </table:table-row>
        <table:table-row table:style-name="ro3">
          <table:table-cell office:value-type="string" calcext:value-type="string">
            <text:p>Am Kasselbach 2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ein- bzw. zweigeschossiger spätklassizistischer Putzbau, Mitte 19. Jh.</text:p>
          </table:table-cell>
          <table:table-cell/>
        </table:table-row>
        <table:table-row table:style-name="ro3">
          <table:table-cell office:value-type="string" calcext:value-type="string">
            <text:p>Am Kasselbach 4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spätklassizistische Putzvilla; Gesamtanlage mit Garten</text:p>
          </table:table-cell>
          <table:table-cell/>
        </table:table-row>
        <table:table-row table:style-name="ro3">
          <table:table-cell office:value-type="string" calcext:value-type="string">
            <text:p>Am Kasselbach 5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Backsteinvilla, Art der Schweizerhäuser</text:p>
          </table:table-cell>
          <table:table-cell/>
        </table:table-row>
        <table:table-row table:style-name="ro3">
          <table:table-cell office:value-type="string" calcext:value-type="string">
            <text:p>Bonner Straße 11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zweieinhalbgeschossiger Mansardwalmdachbau, Treppentürmchen, spätes 19. Jh.</text:p>
          </table:table-cell>
          <table:table-cell/>
        </table:table-row>
        <table:table-row table:style-name="ro3">
          <table:table-cell office:value-type="string" calcext:value-type="string">
            <text:p>Bonner Straße 20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Putzvilla, um 1900/10</text:p>
          </table:table-cell>
          <table:table-cell/>
        </table:table-row>
        <table:table-row table:style-name="ro3">
          <table:table-cell office:value-type="string" calcext:value-type="string">
            <text:p>Bonner Straße 24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späthistoristische Putzvilla, um 1900</text:p>
          </table:table-cell>
          <table:table-cell/>
        </table:table-row>
        <table:table-row table:style-name="ro3">
          <table:table-cell office:value-type="string" calcext:value-type="string">
            <text:p>Hans-Arp-Allee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Bahnhof Rolandseck, Putzbau mit gusseisernen Balkonen, um 1855/56; Bahnhofshäuschen, verschiefert bzw. Schieferbruchstein, 1920er Jahre; Gesamtanlage; Wegekreuz, bez. 1671 und 1930 (erneuert)</text:p>
          </table:table-cell>
          <table:table-cell/>
        </table:table-row>
        <table:table-row table:style-name="ro3">
          <table:table-cell office:value-type="string" calcext:value-type="string">
            <text:p>Goethestein, im Wald</text:p>
          </table:table-cell>
          <table:table-cell office:value-type="string" calcext:value-type="string">
            <text:p>Remagen – Oberwinter-Rolandseck</text:p>
          </table:table-cell>
          <table:table-cell office:value-type="string" calcext:value-type="string">
            <text:p>Postament, bez. 1905</text:p>
          </table:table-cell>
          <table:table-cell/>
        </table:table-row>
        <table:table-row table:style-name="ro3">
          <table:table-cell office:value-type="string" calcext:value-type="string">
            <text:p>Kath. Pfarrkirche St. Gertrudis, Wachtbergstraße 62</text:p>
          </table:table-cell>
          <table:table-cell office:value-type="string" calcext:value-type="string">
            <text:p>Remagen - Oedingen</text:p>
          </table:table-cell>
          <table:table-cell office:value-type="string" calcext:value-type="string">
            <text:p>neugotischer Saalbau, 1909/10</text:p>
          </table:table-cell>
          <table:table-cell/>
        </table:table-row>
        <table:table-row table:style-name="ro3">
          <table:table-cell office:value-type="string" calcext:value-type="string">
            <text:p>(bei) Im Wotanger 4</text:p>
          </table:table-cell>
          <table:table-cell office:value-type="string" calcext:value-type="string">
            <text:p>Remagen - Oedingen</text:p>
          </table:table-cell>
          <table:table-cell office:value-type="string" calcext:value-type="string">
            <text:p>Wegekreuz, Nischentyp, 18. Jh.</text:p>
          </table:table-cell>
          <table:table-cell/>
        </table:table-row>
        <table:table-row table:style-name="ro3">
          <table:table-cell office:value-type="string" calcext:value-type="string">
            <text:p>Kapellenstraße 11</text:p>
          </table:table-cell>
          <table:table-cell office:value-type="string" calcext:value-type="string">
            <text:p>Remagen - Oedingen</text:p>
          </table:table-cell>
          <table:table-cell office:value-type="string" calcext:value-type="string">
            <text:p>Friedhofskapelle, ehemalige Pfarrkirche St. Gertrud, Saalbau, im Kern 13. Jh.; fünf Grabkreuze, 18. Jh.; Gesamtanlage mit Friedhof</text:p>
          </table:table-cell>
          <table:table-cell/>
        </table:table-row>
        <table:table-row table:style-name="ro3">
          <table:table-cell office:value-type="string" calcext:value-type="string">
            <text:p>Wachtbergstraße 50</text:p>
          </table:table-cell>
          <table:table-cell office:value-type="string" calcext:value-type="string">
            <text:p>Remagen - Oedingen</text:p>
          </table:table-cell>
          <table:table-cell office:value-type="string" calcext:value-type="string">
            <text:p>Fachwerkhaus, tlw. massiv, verputzt, Krüppelwalmdach, 1. Hälfte 19. Jh.</text:p>
          </table:table-cell>
          <table:table-cell/>
        </table:table-row>
        <table:table-row table:style-name="ro3">
          <table:table-cell office:value-type="string" calcext:value-type="string">
            <text:p>Wegekreuz, südlich des Ortes</text:p>
          </table:table-cell>
          <table:table-cell office:value-type="string" calcext:value-type="string">
            <text:p>Remagen - Oedingen</text:p>
          </table:table-cell>
          <table:table-cell office:value-type="string" calcext:value-type="string">
            <text:p>Nischentyp, 19. Jh.; zweites Kreuz, bez. 1510</text:p>
          </table:table-cell>
          <table:table-cell/>
        </table:table-row>
        <table:table-row table:style-name="ro3">
          <table:table-cell office:value-type="string" calcext:value-type="string">
            <text:p>Am Humboltstein o.Nr.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neugotischer Putzbau, Mitte 19. Jh.; Gesamtanlage mit Garten</text:p>
          </table:table-cell>
          <table:table-cell/>
        </table:table-row>
        <table:table-row table:style-name="ro3">
          <table:table-cell office:value-type="string" calcext:value-type="string">
            <text:p>Brunnenstraße 1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Wasserwerk Rolandswerth, Backsteinbau, bez. 1900</text:p>
          </table:table-cell>
          <table:table-cell/>
        </table:table-row>
        <table:table-row table:style-name="ro3">
          <table:table-cell office:value-type="string" calcext:value-type="string">
            <text:p>Brunnenstraße 16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Katholische Kapelle, Backsteinbau, 1865</text:p>
          </table:table-cell>
          <table:table-cell/>
        </table:table-row>
        <table:table-row table:style-name="ro3">
          <table:table-cell office:value-type="string" calcext:value-type="string">
            <text:p>Brunnenstraße/ Ecke Am Schwedenkreuz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Wegekreuz, Nischentyp, bez. 1624</text:p>
          </table:table-cell>
          <table:table-cell/>
        </table:table-row>
        <table:table-row table:style-name="ro3">
          <table:table-cell office:value-type="string" calcext:value-type="string">
            <text:p>Mainzer Straße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Turm, 19. Jh.</text:p>
          </table:table-cell>
          <table:table-cell/>
        </table:table-row>
        <table:table-row table:style-name="ro3">
          <table:table-cell office:value-type="string" calcext:value-type="string">
            <text:p>Mainzer Straße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Brunnen, Becken bez. 1809</text:p>
          </table:table-cell>
          <table:table-cell/>
        </table:table-row>
        <table:table-row table:style-name="ro3">
          <table:table-cell office:value-type="string" calcext:value-type="string">
            <text:p>Mainzer Straße 14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Villa Rolandseck, spätklassizistische Putzvilla, Neurenaissance, Aussichtsplattform, bez. 1888; Gesamtanlage mit Garten</text:p>
          </table:table-cell>
          <table:table-cell/>
        </table:table-row>
        <table:table-row table:style-name="ro3">
          <table:table-cell office:value-type="string" calcext:value-type="string">
            <text:p>Mainzer Straße 16 /18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Rolandshof, frühklassizistischer dreigeschossiger Putzbau, 1. Hälfte 19. Jh.; Gesamtanlage mit Hofbau</text:p>
          </table:table-cell>
          <table:table-cell/>
        </table:table-row>
        <table:table-row table:style-name="ro3">
          <table:table-cell office:value-type="string" calcext:value-type="string">
            <text:p>Mainzer Straße 28 /30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ehem. russische Botschaft, zweiteiliger Hotelkomplex, Mitte 19. Jh., fünfachsiger pilastergliederter Bauteil Ende 19. Jh.</text:p>
          </table:table-cell>
          <table:table-cell/>
        </table:table-row>
        <table:table-row table:style-name="ro3">
          <table:table-cell office:value-type="string" calcext:value-type="string">
            <text:p>Franziskanerinnenkloster Rolandswerth, auf der Insel Nonnenwerth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barocke (auch Nonnen-) Klosteranlage, 1773- 75, Architekt Nikolaus Lauxem, Koblenz; Kirche St. Clemens; Saalbau mit Pilastern instrumentiert, Volutengiebel (17), großer Dachreiter; Klosteranlage mit Kreuzgang, dreigeschossiger Mansardwalmdachbau, rheinseitige Erweiterung 19. Jh.; Wappen; barocker Garten; Schulbau; Gesamtanlage</text:p>
          </table:table-cell>
          <table:table-cell/>
        </table:table-row>
        <table:table-row table:style-name="ro3">
          <table:table-cell office:value-type="string" calcext:value-type="string">
            <text:p>Humboldtsturm, in der Nähe des Rolandsbogens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Wohnturm; neugotischer Bruchsteinbau, 1848, Architekt Ernst Friedrich Zwirner, Köln</text:p>
          </table:table-cell>
          <table:table-cell/>
        </table:table-row>
        <table:table-row table:style-name="ro3">
          <table:table-cell office:value-type="string" calcext:value-type="string">
            <text:p>Rolandsbogen, südlich der Ortslage</text:p>
          </table:table-cell>
          <table:table-cell office:value-type="string" calcext:value-type="string">
            <text:p>Remagen - Rolandswerth</text:p>
          </table:table-cell>
          <table:table-cell office:value-type="string" calcext:value-type="string">
            <text:p>ehemalige Burg Rolandseck, Reste der 1122 erbauten, 1475 zerstörten Burg, 1840 Wiederaufbau der 1839 eingedstürzten Ruine 1839, Dombaumeister Ernst Friedrich Zwirner, Köln; Brücke zur Burg Rolandseck bzw. Rolandsbogen, Zwingermauer; Gesamtanlage</text:p>
          </table:table-cell>
          <table:table-cell/>
        </table:table-row>
        <table:table-row table:style-name="ro3">
          <table:table-cell office:value-type="string" calcext:value-type="string">
            <text:p>Kath. Pfarrkirche St. Remigius, Schulstraße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neugotische Backsteinbasilika, 1900; Friedhof, barocke Grabsteine</text:p>
          </table:table-cell>
          <table:table-cell/>
        </table:table-row>
        <table:table-row table:style-name="ro3">
          <table:table-cell office:value-type="string" calcext:value-type="string">
            <text:p>Am Bach 1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Hofreite; Fachwerkhaus, 18. Jh.</text:p>
          </table:table-cell>
          <table:table-cell/>
        </table:table-row>
        <table:table-row table:style-name="ro3">
          <table:table-cell office:value-type="string" calcext:value-type="string">
            <text:p>Am Bach 24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Fachwerkhaus, bez. 1750, eher 19. Jh.</text:p>
          </table:table-cell>
          <table:table-cell/>
        </table:table-row>
        <table:table-row table:style-name="ro3">
          <table:table-cell office:value-type="string" calcext:value-type="string">
            <text:p>Am Lindengarten 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Hofreite; Fachwerkhaus, Ständerbau, 18. Jh. oder älter</text:p>
          </table:table-cell>
          <table:table-cell/>
        </table:table-row>
        <table:table-row table:style-name="ro3">
          <table:table-cell office:value-type="string" calcext:value-type="string">
            <text:p>Am Zehnthof 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Hofreite, 19. Jh.; Fachwerkhaus, tlw. massiv, Fachwerker 17. Jh.</text:p>
          </table:table-cell>
          <table:table-cell/>
        </table:table-row>
        <table:table-row table:style-name="ro3">
          <table:table-cell office:value-type="string" calcext:value-type="string">
            <text:p>Am Zehnthof/ Ecke Am Bach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Wegekreuz, Nischentyp, wohl 18. Jh.</text:p>
          </table:table-cell>
          <table:table-cell/>
        </table:table-row>
        <table:table-row table:style-name="ro3">
          <table:table-cell office:value-type="string" calcext:value-type="string">
            <text:p>Oberdorfstraße 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Fachwerkhaus, Mansarddach, Backsteinscheune; Gesamtanlage</text:p>
          </table:table-cell>
          <table:table-cell/>
        </table:table-row>
        <table:table-row table:style-name="ro3">
          <table:table-cell office:value-type="string" calcext:value-type="string">
            <text:p>Oberdorfstraße 1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Streckhof; Fachwerkhaus, Ständerbau, bez. 1739; Fachwerkhaus, tlw. massiv, 18. Jh., Umbau 19. Jh.</text:p>
          </table:table-cell>
          <table:table-cell/>
        </table:table-row>
        <table:table-row table:style-name="ro3">
          <table:table-cell office:value-type="string" calcext:value-type="string">
            <text:p>Schulstraße 1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Fachwerkhaus, bez. 1717</text:p>
          </table:table-cell>
          <table:table-cell/>
        </table:table-row>
        <table:table-row table:style-name="ro3">
          <table:table-cell office:value-type="string" calcext:value-type="string">
            <text:p>Schulstraße 2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Fachwerkhaus, abgewalmtes Mansarddach, bez. 1754</text:p>
          </table:table-cell>
          <table:table-cell/>
        </table:table-row>
        <table:table-row table:style-name="ro3">
          <table:table-cell office:value-type="string" calcext:value-type="string">
            <text:p>Schulstraße 3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Fachwerkhaus, Mansarddach, 18. Jh.</text:p>
          </table:table-cell>
          <table:table-cell/>
        </table:table-row>
        <table:table-row table:style-name="ro3">
          <table:table-cell office:value-type="string" calcext:value-type="string">
            <text:p>(bei) Schulstraße 20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Wegekreuz, Nischentyp, wohl 18. Jh.</text:p>
          </table:table-cell>
          <table:table-cell/>
        </table:table-row>
        <table:table-row table:style-name="ro3">
          <table:table-cell office:value-type="string" calcext:value-type="string">
            <text:p>Sebastianusstraße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Wegekreuz, Nischentyp, bez. 1776</text:p>
          </table:table-cell>
          <table:table-cell/>
        </table:table-row>
        <table:table-row table:style-name="ro3">
          <table:table-cell office:value-type="string" calcext:value-type="string">
            <text:p>Forsthaus Unkelbrücker Mühle, am östlichen Ortseingang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Hofgruppe; Krüppelwalmdachbau, bez. 1721 oder 1771, Fachwerkremise, tlw. massiv</text:p>
          </table:table-cell>
          <table:table-cell/>
        </table:table-row>
        <table:table-row table:style-name="ro3">
          <table:table-cell office:value-type="string" calcext:value-type="string">
            <text:p>Haus Ernich, südöstlich von Unkelbach, in der Nähe der B9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klassizistischer Mansardwalmdachbau, 20. Jh.; Gesamtanlage mit Park</text:p>
          </table:table-cell>
          <table:table-cell/>
        </table:table-row>
        <table:table-row table:style-name="ro3">
          <table:table-cell office:value-type="string" calcext:value-type="string">
            <text:p>Heiligenhäuschen, Am Unkelstein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darin mittelalterliche Inschrifttafel, bez. 1409</text:p>
          </table:table-cell>
          <table:table-cell/>
        </table:table-row>
        <table:table-row table:style-name="ro3">
          <table:table-cell office:value-type="string" calcext:value-type="string">
            <text:p>Wegekreuz, südlich von Unkelbach.</text:p>
          </table:table-cell>
          <table:table-cell office:value-type="string" calcext:value-type="string">
            <text:p>Remagen - Unkelbach</text:p>
          </table:table-cell>
          <table:table-cell office:value-type="string" calcext:value-type="string">
            <text:p>Nischentyp, bez. 1722</text:p>
          </table:table-cell>
          <table:table-cell/>
        </table:table-row>
        <table:table-row table:style-name="ro3">
          <table:table-cell office:value-type="string" calcext:value-type="string">
            <text:p>Kath. Kapelle St. Quirinus, Hauptstraße 7</text:p>
          </table:table-cell>
          <table:table-cell office:value-type="string" calcext:value-type="string">
            <text:p>Rodder</text:p>
          </table:table-cell>
          <table:table-cell office:value-type="string" calcext:value-type="string">
            <text:p>Saalbau, 1903; Türeinfassung bez. 1745 (Vorgängerbau)</text:p>
          </table:table-cell>
          <table:table-cell/>
        </table:table-row>
        <table:table-row table:style-name="ro3">
          <table:table-cell office:value-type="string" calcext:value-type="string">
            <text:p>Hauptstraße/ Ecke Reifferscheider Weg</text:p>
          </table:table-cell>
          <table:table-cell office:value-type="string" calcext:value-type="string">
            <text:p>Rodder</text:p>
          </table:table-cell>
          <table:table-cell office:value-type="string" calcext:value-type="string">
            <text:p>Wegekreuz, 18. Jh.</text:p>
          </table:table-cell>
          <table:table-cell/>
        </table:table-row>
        <table:table-row table:style-name="ro3">
          <table:table-cell office:value-type="string" calcext:value-type="string">
            <text:p>Kath. Kapelle St. Johann, (gegenüber) Schulstraße 1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Sallbau, bez. 1748</text:p>
          </table:table-cell>
          <table:table-cell/>
        </table:table-row>
        <table:table-row table:style-name="ro3">
          <table:table-cell office:value-type="string" calcext:value-type="string">
            <text:p>Dorfstraße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Wegekreuz, Nischentyp, bez. 1714</text:p>
          </table:table-cell>
          <table:table-cell/>
        </table:table-row>
        <table:table-row table:style-name="ro3">
          <table:table-cell office:value-type="string" calcext:value-type="string">
            <text:p>Grabkreuz, nördlich von Schalkenbach.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reliefiert, 18. Jh.</text:p>
          </table:table-cell>
          <table:table-cell/>
        </table:table-row>
        <table:table-row table:style-name="ro3">
          <table:table-cell office:value-type="string" calcext:value-type="string">
            <text:p>Grabkreuze, südwestlich von Schalkenbach.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drei Kreuze, 19./20. Jh.</text:p>
          </table:table-cell>
          <table:table-cell/>
        </table:table-row>
        <table:table-row table:style-name="ro3">
          <table:table-cell office:value-type="string" calcext:value-type="string">
            <text:p>Kreuzfragment, südwestlich von Schalkenbach.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bez. 1666</text:p>
          </table:table-cell>
          <table:table-cell/>
        </table:table-row>
        <table:table-row table:style-name="ro3">
          <table:table-cell office:value-type="string" calcext:value-type="string">
            <text:p>Waldgut Schirmau, südlich des Ortes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Hofgut, Anfang 20. Jh.; Fachwerkhaus 18. Jh.</text:p>
          </table:table-cell>
          <table:table-cell/>
        </table:table-row>
        <table:table-row table:style-name="ro3">
          <table:table-cell office:value-type="string" calcext:value-type="string">
            <text:p>Wegekreuz, östlich von Schalkenbach.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bez. 1667</text:p>
          </table:table-cell>
          <table:table-cell/>
        </table:table-row>
        <table:table-row table:style-name="ro3">
          <table:table-cell office:value-type="string" calcext:value-type="string">
            <text:p>Wegekreuz, östlich von Schalkenbach</text:p>
          </table:table-cell>
          <table:table-cell office:value-type="string" calcext:value-type="string">
            <text:p>Schalkenbach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Karweg 44 </text:p>
          </table:table-cell>
          <table:table-cell office:value-type="string" calcext:value-type="string">
            <text:p>Schalkenbach - Obervingst </text:p>
          </table:table-cell>
          <table:table-cell office:value-type="string" calcext:value-type="string">
            <text:p>Hofanlage; zwei Fachwerkhäuser, tlw. massiv; <text:s text:c="2"/>gusseisernes Grabkreuz, 19. Jh. </text:p>
          </table:table-cell>
          <table:table-cell/>
        </table:table-row>
        <table:table-row table:style-name="ro3">
          <table:table-cell office:value-type="string" calcext:value-type="string">
            <text:p>Hardstraße</text:p>
          </table:table-cell>
          <table:table-cell office:value-type="string" calcext:value-type="string">
            <text:p>Schalkenbach - Untervinxt</text:p>
          </table:table-cell>
          <table:table-cell office:value-type="string" calcext:value-type="string">
            <text:p>Kapelle, kleiner Saalbau, evtl. 19. Jh.</text:p>
          </table:table-cell>
          <table:table-cell/>
        </table:table-row>
        <table:table-row table:style-name="ro3">
          <table:table-cell office:value-type="string" calcext:value-type="string">
            <text:p>Hardtstraße</text:p>
          </table:table-cell>
          <table:table-cell office:value-type="string" calcext:value-type="string">
            <text:p>Schalkenbach - Untervinxt</text:p>
          </table:table-cell>
          <table:table-cell office:value-type="string" calcext:value-type="string">
            <text:p>Wegekreuz, 1800</text:p>
          </table:table-cell>
          <table:table-cell/>
        </table:table-row>
        <table:table-row table:style-name="ro3">
          <table:table-cell office:value-type="string" calcext:value-type="string">
            <text:p>Grabkreuz, nördlich von Vinxt.</text:p>
          </table:table-cell>
          <table:table-cell office:value-type="string" calcext:value-type="string">
            <text:p>Schalkenbach - Untervinxt</text:p>
          </table:table-cell>
          <table:table-cell office:value-type="string" calcext:value-type="string">
            <text:p>bez. 1661</text:p>
          </table:table-cell>
          <table:table-cell/>
        </table:table-row>
        <table:table-row table:style-name="ro3">
          <table:table-cell office:value-type="string" calcext:value-type="string">
            <text:p>Kath. Pfarrkirche St. Gertrud, Hauptstraße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Westturm, Mitte 13. Jh., nach Zerstörung 1945 Neubau des Chors, urspr. 2. Viertel 13. Jh., Umbau der Ostpartie 1746 auf romanischem Grundriss; Erweiterungsbau, 1923/24, alte Kirche heute Querhalle; Grabkreuze an der Kirche; Missionskreuz</text:p>
          </table:table-cell>
          <table:table-cell/>
        </table:table-row>
        <table:table-row table:style-name="ro3">
          <table:table-cell office:value-type="string" calcext:value-type="string">
            <text:p>Ahrstraße 6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Krüppelwalmdachbau, Backofen, Fachwerkscheune, 18./19. Jh.</text:p>
          </table:table-cell>
          <table:table-cell/>
        </table:table-row>
        <table:table-row table:style-name="ro3">
          <table:table-cell office:value-type="string" calcext:value-type="string">
            <text:p>Domhofstraße 14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Hakenhof; Fachwerkhaus, tlw. massiv, 19. Jh.</text:p>
          </table:table-cell>
          <table:table-cell/>
        </table:table-row>
        <table:table-row table:style-name="ro3">
          <table:table-cell office:value-type="string" calcext:value-type="string">
            <text:p>Schornkapelle, an der K 16 Richtung Winnerath.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neugotischer Saalbau, bez. 1879</text:p>
          </table:table-cell>
          <table:table-cell/>
        </table:table-row>
        <table:table-row table:style-name="ro3">
          <table:table-cell office:value-type="string" calcext:value-type="string">
            <text:p>Kath. Kirche St. Peter und Paul, Hauptstraße</text:p>
          </table:table-cell>
          <table:table-cell office:value-type="string" calcext:value-type="string">
            <text:p>Senscheid</text:p>
          </table:table-cell>
          <table:table-cell office:value-type="string" calcext:value-type="string">
            <text:p>Saalbau, 1875/76</text:p>
          </table:table-cell>
          <table:table-cell/>
        </table:table-row>
        <table:table-row table:style-name="ro3">
          <table:table-cell office:value-type="string" calcext:value-type="string">
            <text:p>Kapellenstraße</text:p>
          </table:table-cell>
          <table:table-cell office:value-type="string" calcext:value-type="string">
            <text:p>Sierscheid</text:p>
          </table:table-cell>
          <table:table-cell office:value-type="string" calcext:value-type="string">
            <text:p>kath. Kapelle St. Maternus, Saalbau, 17./18. Jh.</text:p>
          </table:table-cell>
          <table:table-cell/>
        </table:table-row>
        <table:table-row table:style-name="ro3">
          <table:table-cell office:value-type="string" calcext:value-type="string">
            <text:p>an der K 25 Richtung Harscheid.</text:p>
          </table:table-cell>
          <table:table-cell office:value-type="string" calcext:value-type="string">
            <text:p>Sierscheid</text:p>
          </table:table-cell>
          <table:table-cell office:value-type="string" calcext:value-type="string">
            <text:p>Wegekreuz</text:p>
          </table:table-cell>
          <table:table-cell/>
        </table:table-row>
        <table:table-row table:style-name="ro3">
          <table:table-cell office:value-type="string" calcext:value-type="string">
            <text:p>Kath. Pfarrkirche St. Peter, Kirchplatz 4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spätromanische Basilika, um 1220/30, Bruchsteinbau; 14 Grabkreuze, 17./18. Jh.; unterhalb der Kirche Kriegerdenkmal, Löwe, bez. 1931, Architekt/Bildhauer Franz Brantzky, Köln</text:p>
          </table:table-cell>
          <table:table-cell/>
        </table:table-row>
        <table:table-row table:style-name="ro3">
          <table:table-cell office:value-type="string" calcext:value-type="string">
            <text:p>Schloss Sinzig, Barbarossastraße 3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Reste der 1337 gegründeten, 1569-74 umgebauten, 1688 zerstörten Burg: Graben, ältere Befestigung, u.a. ein Rundturm; neugotischer Schieferbruchsteinbau, 1854-58, Architekt Vinzenz Statz, Köln; Park nach Entwurf von Peter Joseph Lénne, um 1840; Gesamtanlage mit Park</text:p>
          </table:table-cell>
          <table:table-cell/>
        </table:table-row>
        <table:table-row table:style-name="ro3">
          <table:table-cell office:value-type="string" calcext:value-type="string">
            <text:p>Stadtmauer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Reste der mittelalterlichen ab 1287 errichteten Stadtbefestigung: Rheinstraße: Parkanlage, die dem Graben entspricht; Turmreste; Stadtmauer, Harbachstraße: Parkplötze auf dem ehem. Graben Parkplätze; Verlängerung der Harbachstraße: Wallstraße; Koblenzer Straße: Park, der dem Graben der Stadtmauer entspricht, tlw. Mauer; Rrheinstraße: Schalenturm; Torhausgasse/Ecke Mühlbachstraße, Rest des Tores;</text:p>
          </table:table-cell>
          <table:table-cell/>
        </table:table-row>
        <table:table-row table:style-name="ro3">
          <table:table-cell office:value-type="string" calcext:value-type="string">
            <text:p>Ausdorfer Straße 3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8. Jh., Torfahrt 19. Jh.</text:p>
          </table:table-cell>
          <table:table-cell/>
        </table:table-row>
        <table:table-row table:style-name="ro3">
          <table:table-cell office:value-type="string" calcext:value-type="string">
            <text:p>Ausdorfer Straße 9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expressionistischer Putzbau, 1920er Jahre</text:p>
          </table:table-cell>
          <table:table-cell/>
        </table:table-row>
        <table:table-row table:style-name="ro3">
          <table:table-cell office:value-type="string" calcext:value-type="string">
            <text:p>Ausdorfer Straße/ Ecke Koblenzer 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Brunnen, obeliskartig, bez. 1906, evtl. älter</text:p>
          </table:table-cell>
          <table:table-cell/>
        </table:table-row>
        <table:table-row table:style-name="ro3">
          <table:table-cell office:value-type="string" calcext:value-type="string">
            <text:p>Bachovenstraße 6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Brunnen, obeliskartig, bez. 1906, evtl. älter</text:p>
          </table:table-cell>
          <table:table-cell/>
        </table:table-row>
        <table:table-row table:style-name="ro3">
          <table:table-cell office:value-type="string" calcext:value-type="string">
            <text:p>Bachovenstraße 8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dreieinhalbgeschossiger Putzbau, Mitte 18. Jh.</text:p>
          </table:table-cell>
          <table:table-cell/>
        </table:table-row>
        <table:table-row table:style-name="ro3">
          <table:table-cell office:value-type="string" calcext:value-type="string">
            <text:p>Barbarossa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Barbarossa-Denkmal, gegen 1875</text:p>
          </table:table-cell>
          <table:table-cell/>
        </table:table-row>
        <table:table-row table:style-name="ro3">
          <table:table-cell office:value-type="string" calcext:value-type="string">
            <text:p>Barbarossastraße 1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Bahnhof, spätklassizistischer Putzbau, seitlichen Anbauten, 1880</text:p>
          </table:table-cell>
          <table:table-cell/>
        </table:table-row>
        <table:table-row table:style-name="ro3">
          <table:table-cell office:value-type="string" calcext:value-type="string">
            <text:p>Barbarossastraße 2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zweieinhalbgeschossiger spätklassizistischer Pyramidaldachbau, um 1890.</text:p>
          </table:table-cell>
          <table:table-cell/>
        </table:table-row>
        <table:table-row table:style-name="ro3">
          <table:table-cell office:value-type="string" calcext:value-type="string">
            <text:p>Barbarossastraße 1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späthisotristische Backsteinvilla, bez. 1893</text:p>
          </table:table-cell>
          <table:table-cell/>
        </table:table-row>
        <table:table-row table:style-name="ro3">
          <table:table-cell office:value-type="string" calcext:value-type="string">
            <text:p>Barbarossastraße 21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Amtsgericht, neuklassizistischer Putzbau, um 1913</text:p>
          </table:table-cell>
          <table:table-cell/>
        </table:table-row>
        <table:table-row table:style-name="ro3">
          <table:table-cell office:value-type="string" calcext:value-type="string">
            <text:p>Barbarossastraße 2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Putzvilla, bez. 1907; Gesamtanlage mit Garten</text:p>
          </table:table-cell>
          <table:table-cell/>
        </table:table-row>
        <table:table-row table:style-name="ro3">
          <table:table-cell office:value-type="string" calcext:value-type="string">
            <text:p>Dreifaltigkeitsweg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barocker Bildstock; Grabkreuz, 1780</text:p>
          </table:table-cell>
          <table:table-cell/>
        </table:table-row>
        <table:table-row table:style-name="ro3">
          <table:table-cell office:value-type="string" calcext:value-type="string">
            <text:p>Eulengasse 2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8. Jh.</text:p>
          </table:table-cell>
          <table:table-cell/>
        </table:table-row>
        <table:table-row table:style-name="ro3">
          <table:table-cell office:value-type="string" calcext:value-type="string">
            <text:p>Eulengasse 4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Eulengasse 23 /2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sog. Trierer Hof, Fachwerkhaus, Krüppelwalmdach, Ende 18. Jh.</text:p>
          </table:table-cell>
          <table:table-cell/>
        </table:table-row>
        <table:table-row table:style-name="ro3">
          <table:table-cell office:value-type="string" calcext:value-type="string">
            <text:p>Gudestraße/ Ecke Kirchplatz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Wegekreuz, wohl Ende 18. Jh.</text:p>
          </table:table-cell>
          <table:table-cell/>
        </table:table-row>
        <table:table-row table:style-name="ro3">
          <table:table-cell office:value-type="string" calcext:value-type="string">
            <text:p>Helenenbergstraße 2, (Denkmalzone)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ehem. Minoritenkloster Helenberg, ehem. Konventsgebäude: Putzbau mit Walmdach, 18.Jh.; anstoßend Putzbau, 19.Jh. ?; alte Gartenmauer; Gesamtanlage.</text:p>
          </table:table-cell>
          <table:table-cell/>
        </table:table-row>
        <table:table-row table:style-name="ro3">
          <table:table-cell office:value-type="string" calcext:value-type="string">
            <text:p>Im Herrental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riedhofskapelle, evtl. 1930/50er Jahre</text:p>
          </table:table-cell>
          <table:table-cell/>
        </table:table-row>
        <table:table-row table:style-name="ro3">
          <table:table-cell office:value-type="string" calcext:value-type="string">
            <text:p>Jüdischer Friedhof (Denkmalzone)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37 Grabsteine</text:p>
          </table:table-cell>
          <table:table-cell/>
        </table:table-row>
        <table:table-row table:style-name="ro3">
          <table:table-cell office:value-type="string" calcext:value-type="string">
            <text:p>Kirchgasse 7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Ständerbau, bez. 1666, nachträglich aufgestockt</text:p>
          </table:table-cell>
          <table:table-cell/>
        </table:table-row>
        <table:table-row table:style-name="ro3">
          <table:table-cell office:value-type="string" calcext:value-type="string">
            <text:p>Kirchgasse 18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Ständerbau, 18. Jh.</text:p>
          </table:table-cell>
          <table:table-cell/>
        </table:table-row>
        <table:table-row table:style-name="ro3">
          <table:table-cell office:value-type="string" calcext:value-type="string">
            <text:p>Kirchplatz 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ehem. Amtshaus, jetzt Rathaus, klassizistischer Putzbau, 1835/37</text:p>
          </table:table-cell>
          <table:table-cell/>
        </table:table-row>
        <table:table-row table:style-name="ro3">
          <table:table-cell office:value-type="string" calcext:value-type="string">
            <text:p>(bei) Koblenzer Straße 55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preußischer Ganzmeilenstein, Basaltobelisk mit seitlichen Sitzbänken, Gusseisenadler, 1820</text:p>
          </table:table-cell>
          <table:table-cell/>
        </table:table-row>
        <table:table-row table:style-name="ro3">
          <table:table-cell office:value-type="string" calcext:value-type="string">
            <text:p>Koblenzer Straße 103 -109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Haus Schönberg, herrschaftliche Villa, angrenzender Vierflügel-Hof; Gesamtanlage</text:p>
          </table:table-cell>
          <table:table-cell/>
        </table:table-row>
        <table:table-row table:style-name="ro3">
          <table:table-cell office:value-type="string" calcext:value-type="string">
            <text:p>Koisdorfer 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Kreuz, spätgotisch, 16. Jh.</text:p>
          </table:table-cell>
          <table:table-cell/>
        </table:table-row>
        <table:table-row table:style-name="ro3">
          <table:table-cell office:value-type="string" calcext:value-type="string">
            <text:p>Kölner Straße 4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klassizistischer Walmdachbau, 1. Hälfte 19. Jh., Remise und Garage, Holzarchitektur, wohl bauzeitlich; Gesamtanlage mit neubarockem Anbau, um 1910</text:p>
          </table:table-cell>
          <table:table-cell/>
        </table:table-row>
        <table:table-row table:style-name="ro3">
          <table:table-cell office:value-type="string" calcext:value-type="string">
            <text:p>Kölner Straße 8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großvolumige Villa, tlw. Basalt bzw. Fachwerk bzw. verschiefert, um 1910/20</text:p>
          </table:table-cell>
          <table:table-cell/>
        </table:table-row>
        <table:table-row table:style-name="ro3">
          <table:table-cell office:value-type="string" calcext:value-type="string">
            <text:p>Kölner Straße/ Ecke Barbarossa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Wegekreuz, neugotische Fiale</text:p>
          </table:table-cell>
          <table:table-cell/>
        </table:table-row>
        <table:table-row table:style-name="ro3">
          <table:table-cell office:value-type="string" calcext:value-type="string">
            <text:p>Kripper 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Torbogen der Schmitzmühle, bez. 1680</text:p>
          </table:table-cell>
          <table:table-cell/>
        </table:table-row>
        <table:table-row table:style-name="ro3">
          <table:table-cell office:value-type="string" calcext:value-type="string">
            <text:p>(bei) Kripper Straße 22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preußischer Halbmeilenstein, Zylinderform; daneben vier weitere Grenz- bzw. Kilometersteine</text:p>
          </table:table-cell>
          <table:table-cell/>
        </table:table-row>
        <table:table-row table:style-name="ro3">
          <table:table-cell office:value-type="string" calcext:value-type="string">
            <text:p>Lindenstraße/ Ecke Koblenzer 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Wegekreuz, Nischentyp, bez. 1688</text:p>
          </table:table-cell>
          <table:table-cell/>
        </table:table-row>
        <table:table-row table:style-name="ro3">
          <table:table-cell office:value-type="string" calcext:value-type="string">
            <text:p>(an) Markt 2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Wegekreuz</text:p>
          </table:table-cell>
          <table:table-cell/>
        </table:table-row>
        <table:table-row table:style-name="ro3">
          <table:table-cell office:value-type="string" calcext:value-type="string">
            <text:p>Mühlenbachstraße 1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8. Jh., historischer Ladeneinbau</text:p>
          </table:table-cell>
          <table:table-cell/>
        </table:table-row>
        <table:table-row table:style-name="ro3">
          <table:table-cell office:value-type="string" calcext:value-type="string">
            <text:p>Mühlenbachstraße 31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Krüppelwalmdachbau, bez. 1805.</text:p>
          </table:table-cell>
          <table:table-cell/>
        </table:table-row>
        <table:table-row table:style-name="ro3">
          <table:table-cell office:value-type="string" calcext:value-type="string">
            <text:p>Mühlenbachstraße 32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Renngasse 17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tlw. massiv, verputzt, bez. 1850</text:p>
          </table:table-cell>
          <table:table-cell/>
        </table:table-row>
        <table:table-row table:style-name="ro3">
          <table:table-cell office:value-type="string" calcext:value-type="string">
            <text:p>Rheinstraße 47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ehem. Weyerburg, Krüppelwalmdachbau, bez. 1777; rückwärtig Reste der alten Umfassungsmauer; Gesamtanlage</text:p>
          </table:table-cell>
          <table:table-cell/>
        </table:table-row>
        <table:table-row table:style-name="ro3">
          <table:table-cell office:value-type="string" calcext:value-type="string">
            <text:p>Schlossstraße 4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zweieinhalbgeschossiger Putzbau, um 1910</text:p>
          </table:table-cell>
          <table:table-cell/>
        </table:table-row>
        <table:table-row table:style-name="ro3">
          <table:table-cell office:value-type="string" calcext:value-type="string">
            <text:p>Tuchergasse 14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Zehnthofstraße</text:p>
          </table:table-cell>
          <table:table-cell office:value-type="string" calcext:value-type="string">
            <text:p>Sinzig</text:p>
          </table:table-cell>
          <table:table-cell office:value-type="string" calcext:value-type="string">
            <text:p>Zehnthof, barocker Mansardwalmdachbau, bez. 1697, Orangerie, 18. Jh., neugotischer Tuffsteinbau, 1875, Garten nach Entwürfen von Peter Josef von Lenné</text:p>
          </table:table-cell>
          <table:table-cell/>
        </table:table-row>
        <table:table-row table:style-name="ro3">
          <table:table-cell office:value-type="string" calcext:value-type="string">
            <text:p>Kath. Pfarrkirche St. Sebastian, Hauptstraße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neugotische Hallenkirche, Backstein, 1872/73; 16 Grabkreuze, 17./18. Jh.</text:p>
          </table:table-cell>
          <table:table-cell/>
        </table:table-row>
        <table:table-row table:style-name="ro3">
          <table:table-cell office:value-type="string" calcext:value-type="string">
            <text:p>Ahrtalstraße, Friedhof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Ruhestätte der Edlen von Groote, neugotischer Block </text:p>
          </table:table-cell>
          <table:table-cell/>
        </table:table-row>
        <table:table-row table:style-name="ro3">
          <table:table-cell office:value-type="string" calcext:value-type="string">
            <text:p>Bahnhofstraße 4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Bahnhof, Typ Ahrtalbahn, 1879 </text:p>
          </table:table-cell>
          <table:table-cell/>
        </table:table-row>
        <table:table-row table:style-name="ro3">
          <table:table-cell office:value-type="string" calcext:value-type="string">
            <text:p>(an) Hauptstraße 66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zweigeteilte Tür </text:p>
          </table:table-cell>
          <table:table-cell/>
        </table:table-row>
        <table:table-row table:style-name="ro3">
          <table:table-cell office:value-type="string" calcext:value-type="string">
            <text:p>Hauptstraße 69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tlw. massiv, 18. Jh.; <text:s/>Gesamtanlage mit Hof </text:p>
          </table:table-cell>
          <table:table-cell/>
        </table:table-row>
        <table:table-row table:style-name="ro3">
          <table:table-cell office:value-type="string" calcext:value-type="string">
            <text:p>Hauptstraße 75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tlw. massiv, Krüppelwalmdach, <text:s/>18. Jh. </text:p>
          </table:table-cell>
          <table:table-cell/>
        </table:table-row>
        <table:table-row table:style-name="ro3">
          <table:table-cell office:value-type="string" calcext:value-type="string">
            <text:p>Hauptstraße 76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Bad Bodendorfer Hof, spätklassizistischer Mansardwalmdachbau </text:p>
          </table:table-cell>
          <table:table-cell/>
        </table:table-row>
        <table:table-row table:style-name="ro3">
          <table:table-cell office:value-type="string" calcext:value-type="string">
            <text:p>Hauptstraße 85 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Mansarddach, bez. 1790 </text:p>
          </table:table-cell>
          <table:table-cell/>
        </table:table-row>
        <table:table-row table:style-name="ro3">
          <table:table-cell office:value-type="string" calcext:value-type="string">
            <text:p>Hauptstraße 86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bez. 1829</text:p>
          </table:table-cell>
          <table:table-cell/>
        </table:table-row>
        <table:table-row table:style-name="ro3">
          <table:table-cell office:value-type="string" calcext:value-type="string">
            <text:p>Hauptstraße 87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Hofreite</text:p>
          </table:table-cell>
          <table:table-cell/>
        </table:table-row>
        <table:table-row table:style-name="ro3">
          <table:table-cell office:value-type="string" calcext:value-type="string">
            <text:p>Hauptstraße 91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Krüppelwalmdach, bez. 1755</text:p>
          </table:table-cell>
          <table:table-cell/>
        </table:table-row>
        <table:table-row table:style-name="ro3">
          <table:table-cell office:value-type="string" calcext:value-type="string">
            <text:p>Hauptstraße 122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Mansarddachbau, 18. Jh.</text:p>
          </table:table-cell>
          <table:table-cell/>
        </table:table-row>
        <table:table-row table:style-name="ro3">
          <table:table-cell office:value-type="string" calcext:value-type="string">
            <text:p>Hauptstraße 124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tlw. massiv, Mansardwalmdach, bez. 1755</text:p>
          </table:table-cell>
          <table:table-cell/>
        </table:table-row>
        <table:table-row table:style-name="ro3">
          <table:table-cell office:value-type="string" calcext:value-type="string">
            <text:p>Hauptstraße 128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Fachwerkhaus, 19. Jh.</text:p>
          </table:table-cell>
          <table:table-cell/>
        </table:table-row>
        <table:table-row table:style-name="ro3">
          <table:table-cell office:value-type="string" calcext:value-type="string">
            <text:p>Hauptstraße / Ecke Bahnhofstraße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ehem. Wasserburg, Vierflügelanlage, im Kern 13. Jh., Umbau 1751; zweigeschossige Walmdachbauten</text:p>
          </table:table-cell>
          <table:table-cell/>
        </table:table-row>
        <table:table-row table:style-name="ro3">
          <table:table-cell office:value-type="string" calcext:value-type="string">
            <text:p>Hauptstraße 51-128, Hauptstraße (Denkmalzone)</text:p>
          </table:table-cell>
          <table:table-cell office:value-type="string" calcext:value-type="string">
            <text:p>Sinzig - Bad Bodendorf</text:p>
          </table:table-cell>
          <table:table-cell office:value-type="string" calcext:value-type="string">
            <text:p>sehr geschlossenes Bild vorbildlich erhaltener Fachwerkbauten, vorherrschend 18./19. Jh.</text:p>
          </table:table-cell>
          <table:table-cell/>
        </table:table-row>
        <table:table-row table:style-name="ro3">
          <table:table-cell office:value-type="string" calcext:value-type="string">
            <text:p>Kath. Pfarrkirche St. Michael, Frankenstraße 41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im Kern romanischer Turm, ehem. Chor 1. Hälfte 14. Jh., Saalbau, bez. 1748; fünf Grabkreuze, 18. Jh.; Gesamtanlage mit Pfarrhaus</text:p>
          </table:table-cell>
          <table:table-cell/>
        </table:table-row>
        <table:table-row table:style-name="ro3">
          <table:table-cell office:value-type="string" calcext:value-type="string">
            <text:p>Frankenstraße, Friedhof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Friedhofskreuz, Nischentyp, bez. 1704</text:p>
          </table:table-cell>
          <table:table-cell/>
        </table:table-row>
        <table:table-row table:style-name="ro3">
          <table:table-cell office:value-type="string" calcext:value-type="string">
            <text:p>Frankenstraße 18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Fachwerkhaus, tlw. massiv, Ende 17. Jh.</text:p>
          </table:table-cell>
          <table:table-cell/>
        </table:table-row>
        <table:table-row table:style-name="ro3">
          <table:table-cell office:value-type="string" calcext:value-type="string">
            <text:p>Frankenstraße 28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Hofreite; Fachwerkhaus, 19. Jh.</text:p>
          </table:table-cell>
          <table:table-cell/>
        </table:table-row>
        <table:table-row table:style-name="ro3">
          <table:table-cell office:value-type="string" calcext:value-type="string">
            <text:p>Frankenstraße 49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ehem. Pfarrhaus, Walmdachbau, tlw. Fachwerk, 18. Jh.; Gesamtanlage mit Kirche</text:p>
          </table:table-cell>
          <table:table-cell/>
        </table:table-row>
        <table:table-row table:style-name="ro3">
          <table:table-cell office:value-type="string" calcext:value-type="string">
            <text:p>Frankenstraße 51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Hofanlage, Fachwerkhaus, 19. Jh., massive Scheune.</text:p>
          </table:table-cell>
          <table:table-cell/>
        </table:table-row>
        <table:table-row table:style-name="ro3">
          <table:table-cell office:value-type="string" calcext:value-type="string">
            <text:p>Frankenstraße 66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Hofreite; Fachwerkhaus, tlw. massiv, bez. 1796</text:p>
          </table:table-cell>
          <table:table-cell/>
        </table:table-row>
        <table:table-row table:style-name="ro3">
          <table:table-cell office:value-type="string" calcext:value-type="string">
            <text:p>Maisgasse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Kapelle, Backsteinbau, 1881; Bildstock, bez. 1681</text:p>
          </table:table-cell>
          <table:table-cell/>
        </table:table-row>
        <table:table-row table:style-name="ro3">
          <table:table-cell office:value-type="string" calcext:value-type="string">
            <text:p>Bildstock, östlich von Franken.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wohl 18. Jh., 1911 und später</text:p>
          </table:table-cell>
          <table:table-cell/>
        </table:table-row>
        <table:table-row table:style-name="ro3">
          <table:table-cell office:value-type="string" calcext:value-type="string">
            <text:p>Bildstock, an der L 82 in der Nähe Hombüschel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barock</text:p>
          </table:table-cell>
          <table:table-cell/>
        </table:table-row>
        <table:table-row table:style-name="ro3">
          <table:table-cell office:value-type="string" calcext:value-type="string">
            <text:p>Hof Hombüchel, an der L 82, Richtung Sinzig.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Krüppelwalmdachbau, tlw. Fachwerk, Anfang 19. Jh.</text:p>
          </table:table-cell>
          <table:table-cell/>
        </table:table-row>
        <table:table-row table:style-name="ro3">
          <table:table-cell office:value-type="string" calcext:value-type="string">
            <text:p>Schloss Ahrenthal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Wasserschloss, Neurenaissance, 1880; Gesamtanlage mit Park</text:p>
          </table:table-cell>
          <table:table-cell/>
        </table:table-row>
        <table:table-row table:style-name="ro3">
          <table:table-cell office:value-type="string" calcext:value-type="string">
            <text:p>Wegekreuz, Beuler Hof</text:p>
          </table:table-cell>
          <table:table-cell office:value-type="string" calcext:value-type="string">
            <text:p>Sinzig - Franken</text:p>
          </table:table-cell>
          <table:table-cell office:value-type="string" calcext:value-type="string">
            <text:p>bez. 1827</text:p>
          </table:table-cell>
          <table:table-cell/>
        </table:table-row>
        <table:table-row table:style-name="ro3">
          <table:table-cell office:value-type="string" calcext:value-type="string">
            <text:p>Kath. Filialkapelle St. Wendelin, Kapellenweg 2</text:p>
          </table:table-cell>
          <table:table-cell office:value-type="string" calcext:value-type="string">
            <text:p>Sinzig - Koisdorf</text:p>
          </table:table-cell>
          <table:table-cell office:value-type="string" calcext:value-type="string">
            <text:p>spätromanischer Saalbau, gegen 1260, 1730 wiederhergestellt, bez. 1766</text:p>
          </table:table-cell>
          <table:table-cell/>
        </table:table-row>
        <table:table-row table:style-name="ro3">
          <table:table-cell office:value-type="string" calcext:value-type="string">
            <text:p>Ahrentaler Straße 1</text:p>
          </table:table-cell>
          <table:table-cell office:value-type="string" calcext:value-type="string">
            <text:p>Sinzig - Koisdorf</text:p>
          </table:table-cell>
          <table:table-cell office:value-type="string" calcext:value-type="string">
            <text:p>Fachwerkhaus, 18./19. Jh.</text:p>
          </table:table-cell>
          <table:table-cell/>
        </table:table-row>
        <table:table-row table:style-name="ro3">
          <table:table-cell office:value-type="string" calcext:value-type="string">
            <text:p>Ahrentaler Straße 18</text:p>
          </table:table-cell>
          <table:table-cell office:value-type="string" calcext:value-type="string">
            <text:p>Sinzig - Koisdorf</text:p>
          </table:table-cell>
          <table:table-cell office:value-type="string" calcext:value-type="string">
            <text:p>Fachwerkhaus, Krüppelwalmdach, 19. Jh.</text:p>
          </table:table-cell>
          <table:table-cell/>
        </table:table-row>
        <table:table-row table:style-name="ro3">
          <table:table-cell office:value-type="string" calcext:value-type="string">
            <text:p>(bei) Ahrentaler Straße 41</text:p>
          </table:table-cell>
          <table:table-cell office:value-type="string" calcext:value-type="string">
            <text:p>Sinzig - Koisdorf</text:p>
          </table:table-cell>
          <table:table-cell office:value-type="string" calcext:value-type="string">
            <text:p>Wegekreuz, bez. 1898</text:p>
          </table:table-cell>
          <table:table-cell/>
        </table:table-row>
        <table:table-row table:style-name="ro3">
          <table:table-cell office:value-type="string" calcext:value-type="string">
            <text:p>Koisdorfer Straße/ Ecke Im Rossbüsch</text:p>
          </table:table-cell>
          <table:table-cell office:value-type="string" calcext:value-type="string">
            <text:p>Sinzig - Koisdorf</text:p>
          </table:table-cell>
          <table:table-cell office:value-type="string" calcext:value-type="string">
            <text:p>Wegekreuz, bez. 1808</text:p>
          </table:table-cell>
          <table:table-cell/>
        </table:table-row>
        <table:table-row table:style-name="ro3">
          <table:table-cell office:value-type="string" calcext:value-type="string">
            <text:p>Kath. Pfarrkirche St. Georg, Kreuzstraße/ Ecke St.- Georg-Straße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dreischiffige Hallenkirche, Bruchschiefer, 1829/33, Architekt Ferdinand Nebel, Koblenz; Gesamtanlage mit Pfarrhaus</text:p>
          </table:table-cell>
          <table:table-cell/>
        </table:table-row>
        <table:table-row table:style-name="ro3">
          <table:table-cell office:value-type="string" calcext:value-type="string">
            <text:p>Am Landgraben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Kapelle, barocke Muttergottes, 18. Jh.</text:p>
          </table:table-cell>
          <table:table-cell/>
        </table:table-row>
        <table:table-row table:style-name="ro3">
          <table:table-cell office:value-type="string" calcext:value-type="string">
            <text:p>Am Landgraben 16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Hakenhof; Fachwerkhaus, tlw. massiv, 18. Jh., Fachwerkscheune</text:p>
          </table:table-cell>
          <table:table-cell/>
        </table:table-row>
        <table:table-row table:style-name="ro3">
          <table:table-cell office:value-type="string" calcext:value-type="string">
            <text:p>Kreuzstraße 2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Fachwerkhaus, tlw. massiv, Krüppelwalmdach, bez. 1778</text:p>
          </table:table-cell>
          <table:table-cell/>
        </table:table-row>
        <table:table-row table:style-name="ro3">
          <table:table-cell office:value-type="string" calcext:value-type="string">
            <text:p>Kreuzstraße 9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Fachwerkhaus, Ständerbau, 18. Jh.</text:p>
          </table:table-cell>
          <table:table-cell/>
        </table:table-row>
        <table:table-row table:style-name="ro3">
          <table:table-cell office:value-type="string" calcext:value-type="string">
            <text:p>Kreuzstraße 10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Pfarrhaus, Bruchsteinbau, bez. 1852, Stalltrakt, Architekt Ferdinand Nebel; Gesamtanlage mit Kirche</text:p>
          </table:table-cell>
          <table:table-cell/>
        </table:table-row>
        <table:table-row table:style-name="ro3">
          <table:table-cell office:value-type="string" calcext:value-type="string">
            <text:p>Orsbeckstraße 2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ehem. Zehnthof, zweiflügliges Fachwerkhaus, Krüppelwalmdach, bez. 17(63?), im Kern 16./17. Jh.</text:p>
          </table:table-cell>
          <table:table-cell/>
        </table:table-row>
        <table:table-row table:style-name="ro3">
          <table:table-cell office:value-type="string" calcext:value-type="string">
            <text:p>Orsbeckstraße 4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ehem. Schule, Schieferbruchsteinbau, bez. 1844</text:p>
          </table:table-cell>
          <table:table-cell/>
        </table:table-row>
        <table:table-row table:style-name="ro3">
          <table:table-cell office:value-type="string" calcext:value-type="string">
            <text:p>St. Georg-Straße 11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Fachwerkhaus, 18. Jh., im Kern evtl. älter</text:p>
          </table:table-cell>
          <table:table-cell/>
        </table:table-row>
        <table:table-row table:style-name="ro3">
          <table:table-cell office:value-type="string" calcext:value-type="string">
            <text:p>Schloss Vehn, Vehner Straße (Denkmalzone)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weiflügelanlage, Nordflügel bez. 1753, Umbau wohl 1. Hälfte 19. Jh., Hauptflügel, Fachwerk, bez. 1726 und 1772; Kapelle Ende 17. Jh., spätromanischer Chor; Backsrtein- Wirtschaftsgebäude, 19./20. Jh.; im Garten Taufstein, Mitte 13. Jh.; im Hof Lavakreuz, bez. 1700; Gesamtanlage; in der Nähe Bildstock</text:p>
          </table:table-cell>
          <table:table-cell/>
        </table:table-row>
        <table:table-row table:style-name="ro3">
          <table:table-cell office:value-type="string" calcext:value-type="string">
            <text:p>Wegekreuz, südlich von Löhndorf.</text:p>
          </table:table-cell>
          <table:table-cell office:value-type="string" calcext:value-type="string">
            <text:p>Sinzig - Löhndorf</text:p>
          </table:table-cell>
          <table:table-cell office:value-type="string" calcext:value-type="string">
            <text:p>Nischentyp, 19. Jh.</text:p>
          </table:table-cell>
          <table:table-cell/>
        </table:table-row>
        <table:table-row table:style-name="ro3">
          <table:table-cell office:value-type="string" calcext:value-type="string">
            <text:p>Pfarrkirche St. Peter, Turmstraße 7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Turm, beg. 1352, Saalbau, 1845/46, Architekt Ferdinand Nebel, Koblenz, 1864/67, 1923 Erneuerung des Westturms, 1932 Anbau zweier Sakristeien</text:p>
          </table:table-cell>
          <table:table-cell/>
        </table:table-row>
        <table:table-row table:style-name="ro3">
          <table:table-cell office:value-type="string" calcext:value-type="string">
            <text:p>Angerstraße/ Ecke Wachtelweg, Friedhof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Grabmal, Ruhestätte Fam. Matthias Häuser; kleine neuromanische Kapelle, um 1900</text:p>
          </table:table-cell>
          <table:table-cell/>
        </table:table-row>
        <table:table-row table:style-name="ro3">
          <table:table-cell office:value-type="string" calcext:value-type="string">
            <text:p>Bachstraße 26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Fachwerkhaus, Krüppelwalmdach, 19. Jh.</text:p>
          </table:table-cell>
          <table:table-cell/>
        </table:table-row>
        <table:table-row table:style-name="ro3">
          <table:table-cell office:value-type="string" calcext:value-type="string">
            <text:p>Bachstraße/ Ecke Angertstraße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Wegekreuz, Nischentyp, bez. 1782</text:p>
          </table:table-cell>
          <table:table-cell/>
        </table:table-row>
        <table:table-row table:style-name="ro3">
          <table:table-cell office:value-type="string" calcext:value-type="string">
            <text:p>Krechelheimer Straße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Wegekapelle, bez. 1896; Steinkreuz, bez. 1782</text:p>
          </table:table-cell>
          <table:table-cell/>
        </table:table-row>
        <table:table-row table:style-name="ro3">
          <table:table-cell office:value-type="string" calcext:value-type="string">
            <text:p>(an) Krechelheimer Straße 14</text:p>
          </table:table-cell>
          <table:table-cell office:value-type="string" calcext:value-type="string">
            <text:p>Sinzig - Westum</text:p>
          </table:table-cell>
          <table:table-cell office:value-type="string" calcext:value-type="string">
            <text:p>Türsturz, bez. 1617</text:p>
          </table:table-cell>
          <table:table-cell/>
        </table:table-row>
        <table:table-row table:style-name="ro3">
          <table:table-cell office:value-type="string" calcext:value-type="string">
            <text:p>Kapelle Zum Heiligen Kreuz, Mittelstraße 10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Saalbau, bez. 1792</text:p>
          </table:table-cell>
          <table:table-cell/>
        </table:table-row>
        <table:table-row table:style-name="ro3">
          <table:table-cell office:value-type="string" calcext:value-type="string">
            <text:p>(bei) Kempenicher Straße 9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Wegekreuzfragment</text:p>
          </table:table-cell>
          <table:table-cell/>
        </table:table-row>
        <table:table-row table:style-name="ro3">
          <table:table-cell office:value-type="string" calcext:value-type="string">
            <text:p>Kempenischer Straße/ Ecke Hannebacher Straße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Wegekreuz</text:p>
          </table:table-cell>
          <table:table-cell/>
        </table:table-row>
        <table:table-row table:style-name="ro3">
          <table:table-cell office:value-type="string" calcext:value-type="string">
            <text:p>Mittelstraße 7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ehem. Schule, eingeschossiger Tuffquaderbau, Krüppelwalmdach, 1893/94</text:p>
          </table:table-cell>
          <table:table-cell/>
        </table:table-row>
        <table:table-row table:style-name="ro3">
          <table:table-cell office:value-type="string" calcext:value-type="string">
            <text:p>(gegenüber) Ringstraße 101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Wegekreuz, Nischentyp, bez. 1755</text:p>
          </table:table-cell>
          <table:table-cell/>
        </table:table-row>
        <table:table-row table:style-name="ro3">
          <table:table-cell office:value-type="string" calcext:value-type="string">
            <text:p>Ringstraße/ Ecke Kempenicher Straße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Wegekreuz mit Bildstock, Stelentyp, bez. 1755</text:p>
          </table:table-cell>
          <table:table-cell/>
        </table:table-row>
        <table:table-row table:style-name="ro3">
          <table:table-cell office:value-type="string" calcext:value-type="string">
            <text:p>Bildstock, südlich von Spessart.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Stelentyp, wohl 16. Jh.</text:p>
          </table:table-cell>
          <table:table-cell/>
        </table:table-row>
        <table:table-row table:style-name="ro3">
          <table:table-cell office:value-type="string" calcext:value-type="string">
            <text:p>Wegekreuz, südlich von Spessart.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Nischentyp, bez. 1732</text:p>
          </table:table-cell>
          <table:table-cell/>
        </table:table-row>
        <table:table-row table:style-name="ro3">
          <table:table-cell office:value-type="string" calcext:value-type="string">
            <text:p>Wegekreuz, am Sportplatz.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Nischentyp, bez. 1733</text:p>
          </table:table-cell>
          <table:table-cell/>
        </table:table-row>
        <table:table-row table:style-name="ro3">
          <table:table-cell office:value-type="string" calcext:value-type="string">
            <text:p>Wegekreuz, südöstlich von Spessart.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versetzt</text:p>
          </table:table-cell>
          <table:table-cell/>
        </table:table-row>
        <table:table-row table:style-name="ro3">
          <table:table-cell office:value-type="string" calcext:value-type="string">
            <text:p>Wegekreuz, südöstlich von Spessart.</text:p>
          </table:table-cell>
          <table:table-cell office:value-type="string" calcext:value-type="string">
            <text:p>Spessart</text:p>
          </table:table-cell>
          <table:table-cell office:value-type="string" calcext:value-type="string">
            <text:p>Nischentyp, bez. 1629</text:p>
          </table:table-cell>
          <table:table-cell/>
        </table:table-row>
        <table:table-row table:style-name="ro3">
          <table:table-cell office:value-type="string" calcext:value-type="string">
            <text:p>Kath. Kapelle St. Hubertus, Hannebach 61</text:p>
          </table:table-cell>
          <table:table-cell office:value-type="string" calcext:value-type="string">
            <text:p>Spessart - Hannebach</text:p>
          </table:table-cell>
          <table:table-cell office:value-type="string" calcext:value-type="string">
            <text:p>kleiner Saalbau, 1660, Chor im Kern wohl mittelalterlich</text:p>
          </table:table-cell>
          <table:table-cell/>
        </table:table-row>
        <table:table-row table:style-name="ro3">
          <table:table-cell office:value-type="string" calcext:value-type="string">
            <text:p>(bei) Hannebach 9</text:p>
          </table:table-cell>
          <table:table-cell office:value-type="string" calcext:value-type="string">
            <text:p>Spessart - Hannebach</text:p>
          </table:table-cell>
          <table:table-cell office:value-type="string" calcext:value-type="string">
            <text:p>Wegekreuz, Nischentyp, bez. 1765</text:p>
          </table:table-cell>
          <table:table-cell/>
        </table:table-row>
        <table:table-row table:style-name="ro3">
          <table:table-cell office:value-type="string" calcext:value-type="string">
            <text:p>(gegenüber) Heulingshof 3</text:p>
          </table:table-cell>
          <table:table-cell office:value-type="string" calcext:value-type="string">
            <text:p>Spessart - Heulingshof</text:p>
          </table:table-cell>
          <table:table-cell office:value-type="string" calcext:value-type="string">
            <text:p>Brunnenbecken, 19. Jh.</text:p>
          </table:table-cell>
          <table:table-cell/>
        </table:table-row>
        <table:table-row table:style-name="ro3">
          <table:table-cell office:value-type="string" calcext:value-type="string">
            <text:p>Kapelle</text:p>
          </table:table-cell>
          <table:table-cell office:value-type="string" calcext:value-type="string">
            <text:p>Spessart - Heulingshof</text:p>
          </table:table-cell>
          <table:table-cell office:value-type="string" calcext:value-type="string">
            <text:p>Basaltquader-Saalbau, 19. Jh.; Wegekreuz, bez. 1727</text:p>
          </table:table-cell>
          <table:table-cell/>
        </table:table-row>
        <table:table-row table:style-name="ro3">
          <table:table-cell office:value-type="string" calcext:value-type="string">
            <text:p>Grabkreuz</text:p>
          </table:table-cell>
          <table:table-cell office:value-type="string" calcext:value-type="string">
            <text:p>Spessart - Heulingshof</text:p>
          </table:table-cell>
          <table:table-cell office:value-type="string" calcext:value-type="string">
            <text:p>18. Jh.</text:p>
          </table:table-cell>
          <table:table-cell/>
        </table:table-row>
        <table:table-row table:style-name="ro3">
          <table:table-cell office:value-type="string" calcext:value-type="string">
            <text:p>Wegekreuz, südlich von Heulingshof.</text:p>
          </table:table-cell>
          <table:table-cell office:value-type="string" calcext:value-type="string">
            <text:p>Spessart - Heulingshof</text:p>
          </table:table-cell>
          <table:table-cell office:value-type="string" calcext:value-type="string">
            <text:p>Nischentyp, bez. 1715 (?)</text:p>
          </table:table-cell>
          <table:table-cell/>
        </table:table-row>
        <table:table-row table:style-name="ro3">
          <table:table-cell office:value-type="string" calcext:value-type="string">
            <text:p>Kath. Kapelle St. Maria, Wollscheid 14</text:p>
          </table:table-cell>
          <table:table-cell office:value-type="string" calcext:value-type="string">
            <text:p>Spessart - Wollscheid</text:p>
          </table:table-cell>
          <table:table-cell office:value-type="string" calcext:value-type="string">
            <text:p>Basaltquader-Saalbau, bez. 1881</text:p>
          </table:table-cell>
          <table:table-cell/>
        </table:table-row>
        <table:table-row table:style-name="ro3">
          <table:table-cell office:value-type="string" calcext:value-type="string">
            <text:p>an der L 111</text:p>
          </table:table-cell>
          <table:table-cell office:value-type="string" calcext:value-type="string">
            <text:p>Spessart - Wollscheid</text:p>
          </table:table-cell>
          <table:table-cell office:value-type="string" calcext:value-type="string">
            <text:p>Wegekreuz, wohl Grabkreuz</text:p>
          </table:table-cell>
          <table:table-cell/>
        </table:table-row>
        <table:table-row table:style-name="ro3">
          <table:table-cell office:value-type="string" calcext:value-type="string">
            <text:p>Hauptstraße/ Ecke Kehrstraße</text:p>
          </table:table-cell>
          <table:table-cell office:value-type="string" calcext:value-type="string">
            <text:p>Trierscheid</text:p>
          </table:table-cell>
          <table:table-cell office:value-type="string" calcext:value-type="string">
            <text:p>Kapelle St. Antonius, Saalbau, bez. 1884 und 1764</text:p>
          </table:table-cell>
          <table:table-cell/>
        </table:table-row>
        <table:table-row table:style-name="ro3">
          <table:table-cell office:value-type="string" calcext:value-type="string">
            <text:p>Kehrstraße</text:p>
          </table:table-cell>
          <table:table-cell office:value-type="string" calcext:value-type="string">
            <text:p>Trierscheid</text:p>
          </table:table-cell>
          <table:table-cell office:value-type="string" calcext:value-type="string">
            <text:p>Wegekreuz, 18. Jh.</text:p>
          </table:table-cell>
          <table:table-cell/>
        </table:table-row>
        <table:table-row table:style-name="ro3">
          <table:table-cell office:value-type="string" calcext:value-type="string">
            <text:p>Wegekreuz, südwestlich von Trierscheid.</text:p>
          </table:table-cell>
          <table:table-cell office:value-type="string" calcext:value-type="string">
            <text:p>Trierscheid</text:p>
          </table:table-cell>
          <table:table-cell office:value-type="string" calcext:value-type="string">
            <text:p>bez. 1785</text:p>
          </table:table-cell>
          <table:table-cell/>
        </table:table-row>
        <table:table-row table:style-name="ro3">
          <table:table-cell office:value-type="string" calcext:value-type="string">
            <text:p>Kath. Kirche St. Remaklus, An der Kirchmauer 1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Westturm, um 1500, Helm 1912, Hallenkirche, Schieferbruchstein, 1874/75, Architekt Hermann Nebel, Koblenz; Friedhof: Kriegerdenkmal, Christus und Soldat; 7 Grabkreuze, 18. Jh.; Friedhofskreuz, bez. 1705; Gesamtanlage</text:p>
          </table:table-cell>
          <table:table-cell/>
        </table:table-row>
        <table:table-row table:style-name="ro3">
          <table:table-cell office:value-type="string" calcext:value-type="string">
            <text:p>Broos 14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Hofanlage; Fachwerkhaus, Fachwerkscheune, 18. Jh.</text:p>
          </table:table-cell>
          <table:table-cell/>
        </table:table-row>
        <table:table-row table:style-name="ro3">
          <table:table-cell office:value-type="string" calcext:value-type="string">
            <text:p>(bei) Broosstraße 13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Wegekreuz, neugotisch</text:p>
          </table:table-cell>
          <table:table-cell/>
        </table:table-row>
        <table:table-row table:style-name="ro3">
          <table:table-cell office:value-type="string" calcext:value-type="string">
            <text:p>Hauptstraße 29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Fachwerkhaus, tlw. massiv, bez. 1737</text:p>
          </table:table-cell>
          <table:table-cell/>
        </table:table-row>
        <table:table-row table:style-name="ro3">
          <table:table-cell office:value-type="string" calcext:value-type="string">
            <text:p>Hauptstraße 51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großvolumiger Walmdachbau, bez. 1826</text:p>
          </table:table-cell>
          <table:table-cell/>
        </table:table-row>
        <table:table-row table:style-name="ro3">
          <table:table-cell office:value-type="string" calcext:value-type="string">
            <text:p>(bei) Hauptstraße 78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Wegekreuz, bez. 1647</text:p>
          </table:table-cell>
          <table:table-cell/>
        </table:table-row>
        <table:table-row table:style-name="ro3">
          <table:table-cell office:value-type="string" calcext:value-type="string">
            <text:p>Kleingasse 2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Fachwerkhaus, bez. 182(?)</text:p>
          </table:table-cell>
          <table:table-cell/>
        </table:table-row>
        <table:table-row table:style-name="ro3">
          <table:table-cell office:value-type="string" calcext:value-type="string">
            <text:p>(bei) Neustraße 13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Brunnen, bez. 1880</text:p>
          </table:table-cell>
          <table:table-cell/>
        </table:table-row>
        <table:table-row table:style-name="ro3">
          <table:table-cell office:value-type="string" calcext:value-type="string">
            <text:p>(bei) Neustraße 19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Grabkreuz, 18. Jh.; zwei Grenzsteine</text:p>
          </table:table-cell>
          <table:table-cell/>
        </table:table-row>
        <table:table-row table:style-name="ro3">
          <table:table-cell office:value-type="string" calcext:value-type="string">
            <text:p>Sinziger Straße 9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Hakenhof; Fachwerkhaus, tlw. massiv, 19. Jh.</text:p>
          </table:table-cell>
          <table:table-cell/>
        </table:table-row>
        <table:table-row table:style-name="ro3">
          <table:table-cell office:value-type="string" calcext:value-type="string">
            <text:p>Wegekapelle, an der L 82, südlich von Waldorf.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Basaltquader-Saalbau, bez, 1869</text:p>
          </table:table-cell>
          <table:table-cell/>
        </table:table-row>
        <table:table-row table:style-name="ro3">
          <table:table-cell office:value-type="string" calcext:value-type="string">
            <text:p>Kath. Pfarrkirche St. Remigius, Kirchstraße 16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romanischer Turm, dreischiffige neuromanische Hallenkirche, 1851/52, Architekt Hermann Nebel, Koblenz; Friedhof: Bildstockfragment; schmiedeeisernes Kruzifix, 19. Jh.; Grabkreuze, tlw. Gusseisen, tlw. 18. Jh.; Christusskulptur; Wegekreuz, bez. 1684</text:p>
          </table:table-cell>
          <table:table-cell/>
        </table:table-row>
        <table:table-row table:style-name="ro3">
          <table:table-cell office:value-type="string" calcext:value-type="string">
            <text:p>Borngasse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Wegekreuz, 1743</text:p>
          </table:table-cell>
          <table:table-cell/>
        </table:table-row>
        <table:table-row table:style-name="ro3">
          <table:table-cell office:value-type="string" calcext:value-type="string">
            <text:p>Borngasse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Wegekreuz, bez. 1661</text:p>
          </table:table-cell>
          <table:table-cell/>
        </table:table-row>
        <table:table-row table:style-name="ro3">
          <table:table-cell office:value-type="string" calcext:value-type="string">
            <text:p>Gleeser Straße/ Ecke Hauptstraße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Wegekreuz, im Kern 17/18. Jh.</text:p>
          </table:table-cell>
          <table:table-cell/>
        </table:table-row>
        <table:table-row table:style-name="ro3">
          <table:table-cell office:value-type="string" calcext:value-type="string">
            <text:p>Hauptstraße 46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ehem. Schule, Putzbau, tlw. Fachwerk, 18. Jh.; Wegekreuz, Nischentyp, bez. 1700</text:p>
          </table:table-cell>
          <table:table-cell/>
        </table:table-row>
        <table:table-row table:style-name="ro3">
          <table:table-cell office:value-type="string" calcext:value-type="string">
            <text:p>Kirchstraße 1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ehem. Burghaus oder Kolb'sches Haus, zweiflügeliger Putzbau, Mansardwalmdach, bez. 1772; Gesamtanlage</text:p>
          </table:table-cell>
          <table:table-cell/>
        </table:table-row>
        <table:table-row table:style-name="ro3">
          <table:table-cell office:value-type="string" calcext:value-type="string">
            <text:p>Laacher Straße/ Ecke Josef-Zilliken-Straße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Wegekreuz, bez. 1801</text:p>
          </table:table-cell>
          <table:table-cell/>
        </table:table-row>
        <table:table-row table:style-name="ro3">
          <table:table-cell office:value-type="string" calcext:value-type="string">
            <text:p>Wendelsgasse 17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Fachwerkhaus, tlw. massiv, spätes 18. Jh., Fachwerkscheune; Gesamtanlage</text:p>
          </table:table-cell>
          <table:table-cell/>
        </table:table-row>
        <table:table-row table:style-name="ro3">
          <table:table-cell office:value-type="string" calcext:value-type="string">
            <text:p>Bildstock, westlich der Stadt 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Schöpflöffelform, bez. AO94, 17. Jh. </text:p>
          </table:table-cell>
          <table:table-cell/>
        </table:table-row>
        <table:table-row table:style-name="ro3">
          <table:table-cell office:value-type="string" calcext:value-type="string">
            <text:p>Kapelle, auf der Lay 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kleiner Salbau, wohl 19. Jh. </text:p>
          </table:table-cell>
          <table:table-cell/>
        </table:table-row>
        <table:table-row table:style-name="ro3">
          <table:table-cell office:value-type="string" calcext:value-type="string">
            <text:p>Wegekreuz, westlich von Wassenach.</text:p>
          </table:table-cell>
          <table:table-cell office:value-type="string" calcext:value-type="string">
            <text:p>Wassenach</text:p>
          </table:table-cell>
          <table:table-cell office:value-type="string" calcext:value-type="string">
            <text:p>19. Jh.</text:p>
          </table:table-cell>
          <table:table-cell/>
        </table:table-row>
        <table:table-row table:style-name="ro3">
          <table:table-cell office:value-type="string" calcext:value-type="string">
            <text:p>'Ehem. Steinfeld'sche Probstei' (Denkmalzone)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Bauliche Gesamtanlage: Pfarrkirche, ehem. Probsteigebäude (Kellerei 2), Probsteigarten mit Teich, Friedhof und den Platz begrenzende Bebauung</text:p>
          </table:table-cell>
          <table:table-cell/>
        </table:table-row>
        <table:table-row table:style-name="ro3">
          <table:table-cell office:value-type="string" calcext:value-type="string">
            <text:p>Kath. Pfarrkirche St. Potentius und Matinus, Kirchstraße 2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ehem. Paemonstratenserklosterkirche, spätromanischer Turm, Anfang 13. Jh.; barocker Saalbau, 1700-02; mindestens 30 Grabkreuze; Gesamtanlage</text:p>
          </table:table-cell>
          <table:table-cell/>
        </table:table-row>
        <table:table-row table:style-name="ro3">
          <table:table-cell office:value-type="string" calcext:value-type="string">
            <text:p>Gleeser Straße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Wegekreuz, bez. 1776</text:p>
          </table:table-cell>
          <table:table-cell/>
        </table:table-row>
        <table:table-row table:style-name="ro3">
          <table:table-cell office:value-type="string" calcext:value-type="string">
            <text:p>(bei) Hauptstraße 13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Brunnen, bez. 1881</text:p>
          </table:table-cell>
          <table:table-cell/>
        </table:table-row>
        <table:table-row table:style-name="ro3">
          <table:table-cell office:value-type="string" calcext:value-type="string">
            <text:p>Hauptstraße 19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Tuffquaderbau, Scheune, 19. Jh.; Gesamtanlage</text:p>
          </table:table-cell>
          <table:table-cell/>
        </table:table-row>
        <table:table-row table:style-name="ro3">
          <table:table-cell office:value-type="string" calcext:value-type="string">
            <text:p>Hauptstraße 29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Fachwerkhaus, tlw. massiv, Krüppelwalmdach, 18. Jh.; großer Brunnen, wohl 19. Jh.</text:p>
          </table:table-cell>
          <table:table-cell/>
        </table:table-row>
        <table:table-row table:style-name="ro3">
          <table:table-cell office:value-type="string" calcext:value-type="string">
            <text:p>Hauptstraße/ Ecke Im Winkel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Wegekreuz, Nischentyp, bez. 1714</text:p>
          </table:table-cell>
          <table:table-cell/>
        </table:table-row>
        <table:table-row table:style-name="ro3">
          <table:table-cell office:value-type="string" calcext:value-type="string">
            <text:p>Hauptstraße/ Ecke Kirchstraße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Wegekreuz, bez. 1700</text:p>
          </table:table-cell>
          <table:table-cell/>
        </table:table-row>
        <table:table-row table:style-name="ro3">
          <table:table-cell office:value-type="string" calcext:value-type="string">
            <text:p>Kellerei 2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ehem. Propstei, Volksschule, siebzehnachsiger barocker Tuffquaderbau, Mansardwalmdach, bez. 1730</text:p>
          </table:table-cell>
          <table:table-cell/>
        </table:table-row>
        <table:table-row table:style-name="ro3">
          <table:table-cell office:value-type="string" calcext:value-type="string">
            <text:p>Kellerei 7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Tuffquaderbau</text:p>
          </table:table-cell>
          <table:table-cell/>
        </table:table-row>
        <table:table-row table:style-name="ro3">
          <table:table-cell office:value-type="string" calcext:value-type="string">
            <text:p>Marktstraße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Wegekreuz, bez. 1762</text:p>
          </table:table-cell>
          <table:table-cell/>
        </table:table-row>
        <table:table-row table:style-name="ro3">
          <table:table-cell office:value-type="string" calcext:value-type="string">
            <text:p>Niederzissener Straße/ Ecke Mittelstraße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Wegekreuz, Nischentyp, bez. 1691</text:p>
          </table:table-cell>
          <table:table-cell/>
        </table:table-row>
        <table:table-row table:style-name="ro3">
          <table:table-cell office:value-type="string" calcext:value-type="string">
            <text:p>Wegekreuz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Nischentyp, bez. 1777</text:p>
          </table:table-cell>
          <table:table-cell/>
        </table:table-row>
        <table:table-row table:style-name="ro3">
          <table:table-cell office:value-type="string" calcext:value-type="string">
            <text:p>Kapelle, Steigenberger Hof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kleiner Saalbau, Tuffquader, bez. 1901; Wegekreuz, bez. 1664</text:p>
          </table:table-cell>
          <table:table-cell/>
        </table:table-row>
        <table:table-row table:style-name="ro3">
          <table:table-cell office:value-type="string" calcext:value-type="string">
            <text:p>Wegekreuz, an der L 82, Richtung Glees.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skulptiertes Postament, 19./20. Jh.</text:p>
          </table:table-cell>
          <table:table-cell/>
        </table:table-row>
        <table:table-row table:style-name="ro3">
          <table:table-cell office:value-type="string" calcext:value-type="string">
            <text:p>Wegekreuz, südöstlich von Wehr.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Nischentyp</text:p>
          </table:table-cell>
          <table:table-cell/>
        </table:table-row>
        <table:table-row table:style-name="ro3">
          <table:table-cell office:value-type="string" calcext:value-type="string">
            <text:p>Wegekreuz, an der L 82, Richtung Glees.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bez. 1709</text:p>
          </table:table-cell>
          <table:table-cell/>
        </table:table-row>
        <table:table-row table:style-name="ro3">
          <table:table-cell office:value-type="string" calcext:value-type="string">
            <text:p>Kath. Pfarrkirche St. Barbara, Cornelius und Zyprianus, Kirchstraße 2, Allenstraße 8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neugotischer Tuffquader-Saalbau, polygonaler Treppenturm, 1888/90, Architekt Caspar Clemens Pickel, Düsseldorf</text:p>
          </table:table-cell>
          <table:table-cell/>
        </table:table-row>
        <table:table-row table:style-name="ro3">
          <table:table-cell office:value-type="string" calcext:value-type="string">
            <text:p>Alleenstraße/ Ecke Bahnhofstraße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Mariensäule, neugotisch, bez. 1885</text:p>
          </table:table-cell>
          <table:table-cell/>
        </table:table-row>
        <table:table-row table:style-name="ro3">
          <table:table-cell office:value-type="string" calcext:value-type="string">
            <text:p>Bahnhofstraße 10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Tuffsteinbau, bez. 1847, evtl. älter; hakenförmiger Hof, Scheune</text:p>
          </table:table-cell>
          <table:table-cell/>
        </table:table-row>
        <table:table-row table:style-name="ro3">
          <table:table-cell office:value-type="string" calcext:value-type="string">
            <text:p>(bei) Bahnhofstraße 25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Brunnen, zwei Becken, bez. 1865</text:p>
          </table:table-cell>
          <table:table-cell/>
        </table:table-row>
        <table:table-row table:style-name="ro3">
          <table:table-cell office:value-type="string" calcext:value-type="string">
            <text:p>Bahnhofstraße 38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späthistoristische Villa, um 1900</text:p>
          </table:table-cell>
          <table:table-cell/>
        </table:table-row>
        <table:table-row table:style-name="ro3">
          <table:table-cell office:value-type="string" calcext:value-type="string">
            <text:p>Eichertstraße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Wegekreuz, bez. 1680</text:p>
          </table:table-cell>
          <table:table-cell/>
        </table:table-row>
        <table:table-row table:style-name="ro3">
          <table:table-cell office:value-type="string" calcext:value-type="string">
            <text:p>Hommelsbergstraße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Wegekreuz, Nischentyp</text:p>
          </table:table-cell>
          <table:table-cell/>
        </table:table-row>
        <table:table-row table:style-name="ro3">
          <table:table-cell office:value-type="string" calcext:value-type="string">
            <text:p>Schulstraße 3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ehem. Schule, Tuffquaderbau, bez. 1904</text:p>
          </table:table-cell>
          <table:table-cell/>
        </table:table-row>
        <table:table-row table:style-name="ro3">
          <table:table-cell office:value-type="string" calcext:value-type="string">
            <text:p>Zur Geißley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Wegekapelle, Walmdachbau, bez. 1833</text:p>
          </table:table-cell>
          <table:table-cell/>
        </table:table-row>
        <table:table-row table:style-name="ro3">
          <table:table-cell office:value-type="string" calcext:value-type="string">
            <text:p>Wegekreuz, nördlich von Weibern.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Nischentyp, 17./18. Jh.</text:p>
          </table:table-cell>
          <table:table-cell/>
        </table:table-row>
        <table:table-row table:style-name="ro3">
          <table:table-cell office:value-type="string" calcext:value-type="string">
            <text:p>Wegekreuz, Nördlich von Weibern, an der L 83.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Nischentyp, 17./18. Jh.</text:p>
          </table:table-cell>
          <table:table-cell/>
        </table:table-row>
        <table:table-row table:style-name="ro3">
          <table:table-cell office:value-type="string" calcext:value-type="string">
            <text:p>Wegekreuz</text:p>
          </table:table-cell>
          <table:table-cell office:value-type="string" calcext:value-type="string">
            <text:p>Weibern</text:p>
          </table:table-cell>
          <table:table-cell office:value-type="string" calcext:value-type="string">
            <text:p>wohl 17./18. Jh.</text:p>
          </table:table-cell>
          <table:table-cell/>
        </table:table-row>
        <table:table-row table:style-name="ro3">
          <table:table-cell office:value-type="string" calcext:value-type="string">
            <text:p>Dorfstraße/ Ecke Heideweg</text:p>
          </table:table-cell>
          <table:table-cell office:value-type="string" calcext:value-type="string">
            <text:p>Weibern - Wabern</text:p>
          </table:table-cell>
          <table:table-cell office:value-type="string" calcext:value-type="string">
            <text:p>Kapelle St. Petrus, Paulus und Matthias,Saalbau, angeblich bez. 1788; davor Wegekreuz, bez. 1762; konsole, bez. 1780</text:p>
          </table:table-cell>
          <table:table-cell/>
        </table:table-row>
        <table:table-row table:style-name="ro3">
          <table:table-cell office:value-type="string" calcext:value-type="string">
            <text:p>Kath. Kirche St. Vincentius, (in) Hauptstraße 65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Kreuztragender Christus, 15. Jh.; Muttergottes, hl. Vincentius, um 1500; Friedhofskreuz, Nischentyp, 18. Jh.; zwei Grabkreuze, bez. 1719, 1721</text:p>
          </table:table-cell>
          <table:table-cell/>
        </table:table-row>
        <table:table-row table:style-name="ro3">
          <table:table-cell office:value-type="string" calcext:value-type="string">
            <text:p>Dreisbachstraße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sog. Schwedenkreuz, Fragment, bez. 1672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Wegekapelle, kleiner Saalbau</text:p>
          </table:table-cell>
          <table:table-cell/>
        </table:table-row>
        <table:table-row table:style-name="ro3">
          <table:table-cell office:value-type="string" calcext:value-type="string">
            <text:p>Hauptstraße 58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Fachwerkhaus, spätes 19. Jh.</text:p>
          </table:table-cell>
          <table:table-cell/>
        </table:table-row>
        <table:table-row table:style-name="ro3">
          <table:table-cell office:value-type="string" calcext:value-type="string">
            <text:p>Nordstraße, Friedhof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Friedhofskreuz, neugotisch, um 1900; drei Grabmäler, Mitte bis 2. Hälfte 19. Jh.; neugotisches Grabmal, 19. Jh.</text:p>
          </table:table-cell>
          <table:table-cell/>
        </table:table-row>
        <table:table-row table:style-name="ro3">
          <table:table-cell office:value-type="string" calcext:value-type="string">
            <text:p>Nordstraße 19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ehem. Forsthaus, eingeschossiger Bruchsteinbau, Fachwerkgiebel, 20. Jh.</text:p>
          </table:table-cell>
          <table:table-cell/>
        </table:table-row>
        <table:table-row table:style-name="ro3">
          <table:table-cell office:value-type="string" calcext:value-type="string">
            <text:p>Nordstraße/ Ecke Bergstraße</text:p>
          </table:table-cell>
          <table:table-cell office:value-type="string" calcext:value-type="string">
            <text:p>Wershofen</text:p>
          </table:table-cell>
          <table:table-cell office:value-type="string" calcext:value-type="string">
            <text:p>Wegekapelle, wohl 19. Jh.; Kopie des kreuztragenden Christus (Original in der Kirche St. Vincentius); Relief, 17./18. Jh.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Wiesemscheid</text:p>
          </table:table-cell>
          <table:table-cell office:value-type="string" calcext:value-type="string">
            <text:p>kath. St. Barbara-Kapelle, Saalbau, evtl. 17. Jh.; Kriegerdenkmal, Engel und Soldat</text:p>
          </table:table-cell>
          <table:table-cell/>
        </table:table-row>
        <table:table-row table:style-name="ro3">
          <table:table-cell office:value-type="string" calcext:value-type="string">
            <text:p>Wegekreuz, an der B 258 Richtung Barweiler</text:p>
          </table:table-cell>
          <table:table-cell office:value-type="string" calcext:value-type="string">
            <text:p>Wiesemscheid</text:p>
          </table:table-cell>
          <table:table-cell office:value-type="string" calcext:value-type="string">
            <text:p>bez. 1788</text:p>
          </table:table-cell>
          <table:table-cell/>
        </table:table-row>
        <table:table-row table:style-name="ro3">
          <table:table-cell office:value-type="string" calcext:value-type="string">
            <text:p>Kath. St. Josefs- und Hubertus-Kirche, Hauptstraße 52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neubarocker Bruchsteinsaalbau, 1923-26</text:p>
          </table:table-cell>
          <table:table-cell/>
        </table:table-row>
        <table:table-row table:style-name="ro3">
          <table:table-cell office:value-type="string" calcext:value-type="string">
            <text:p>Auf dem Tempel/ Ecke Hauptstraße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Wegekreuz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Pfefferschöffskapelle, Saalbau, bez. 1810</text:p>
          </table:table-cell>
          <table:table-cell/>
        </table:table-row>
        <table:table-row table:style-name="ro3">
          <table:table-cell office:value-type="string" calcext:value-type="string">
            <text:p>Hauptstraße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Kreuz, reliefiert, 18. Jh.</text:p>
          </table:table-cell>
          <table:table-cell/>
        </table:table-row>
        <table:table-row table:style-name="ro3">
          <table:table-cell office:value-type="string" calcext:value-type="string">
            <text:p>(neben) Hauptstraße 48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Grabkreuz, bez. 16?9</text:p>
          </table:table-cell>
          <table:table-cell/>
        </table:table-row>
        <table:table-row table:style-name="ro3">
          <table:table-cell office:value-type="string" calcext:value-type="string">
            <text:p>Hauptstraße 54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ehem. Schule, Putzbau, bez. 1826, Architekt Ferdinand Nebel, Erweiterung, Bruchstein, 1908-10</text:p>
          </table:table-cell>
          <table:table-cell/>
        </table:table-row>
        <table:table-row table:style-name="ro3">
          <table:table-cell office:value-type="string" calcext:value-type="string">
            <text:p>Hauptstraße 65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Fachwerk-Streckhof, verputzt, 19. Jh.</text:p>
          </table:table-cell>
          <table:table-cell/>
        </table:table-row>
        <table:table-row table:style-name="ro3">
          <table:table-cell office:value-type="string" calcext:value-type="string">
            <text:p>Hauptstraße 67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Putzbau, bez. 1863</text:p>
          </table:table-cell>
          <table:table-cell/>
        </table:table-row>
        <table:table-row table:style-name="ro3">
          <table:table-cell office:value-type="string" calcext:value-type="string">
            <text:p>(neben) Hauptstraße 68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Wegekreuz</text:p>
          </table:table-cell>
          <table:table-cell/>
        </table:table-row>
        <table:table-row table:style-name="ro3">
          <table:table-cell office:value-type="string" calcext:value-type="string">
            <text:p>Hauptstraße/ Ecke An der Acht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Grabkreuz, bez. 1717</text:p>
          </table:table-cell>
          <table:table-cell/>
        </table:table-row>
        <table:table-row table:style-name="ro3">
          <table:table-cell office:value-type="string" calcext:value-type="string">
            <text:p>Wegekreuz, innerhalb der Rennstrecke Nürburging</text:p>
          </table:table-cell>
          <table:table-cell office:value-type="string" calcext:value-type="string">
            <text:p>Wimbach</text:p>
          </table:table-cell>
          <table:table-cell office:value-type="string" calcext:value-type="string">
            <text:p>sog. Schwedenkreuz, bez. 1638</text:p>
          </table:table-cell>
          <table:table-cell/>
        </table:table-row>
        <table:table-row table:style-name="ro3">
          <table:table-cell office:value-type="string" calcext:value-type="string">
            <text:p>(gegenüber) Kapellenstraße 2</text:p>
          </table:table-cell>
          <table:table-cell office:value-type="string" calcext:value-type="string">
            <text:p>Winnerath</text:p>
          </table:table-cell>
          <table:table-cell office:value-type="string" calcext:value-type="string">
            <text:p>kath. Filialkapelle St. Appollinaris, Saalbau, 1666</text:p>
          </table:table-cell>
          <table:table-cell/>
        </table:table-row>
        <table:table-row table:style-name="ro3">
          <table:table-cell office:value-type="string" calcext:value-type="string">
            <text:p>Grabkreuz, L 10 Richtung Kirmutscheid</text:p>
          </table:table-cell>
          <table:table-cell office:value-type="string" calcext:value-type="string">
            <text:p>Wirft</text:p>
          </table:table-cell>
          <table:table-cell office:value-type="string" calcext:value-type="string">
            <text:p>bez. 1677</text:p>
          </table:table-cell>
          <table:table-cell/>
        </table:table-row>
        <table:table-row table:style-name="ro3">
          <table:table-cell office:value-type="string" calcext:value-type="string">
            <text:p>Kath. Pfarrkirche St. Wendelinus, Kirchweg 5</text:p>
          </table:table-cell>
          <table:table-cell office:value-type="string" calcext:value-type="string">
            <text:p>Wirft - Kirmutscheid</text:p>
          </table:table-cell>
          <table:table-cell office:value-type="string" calcext:value-type="string">
            <text:p>spätgotischer Saalbau, um 1500, unter Verwendung älterer Teile, Vorhalle um 1700; Friedhof: 6 Grabkreuze, 17.-19. Jh.; 2 Grabplatten, 17. Jh.; Wegekreuz, Nischentyp, um 1700; Gesamtanlage</text:p>
          </table:table-cell>
          <table:table-cell/>
        </table:table-row>
        <table:table-row table:style-name="ro3">
          <table:table-cell office:value-type="string" calcext:value-type="string">
            <text:p>Kirchweg 2</text:p>
          </table:table-cell>
          <table:table-cell office:value-type="string" calcext:value-type="string">
            <text:p>Wirft - Kirmutscheid</text:p>
          </table:table-cell>
          <table:table-cell office:value-type="string" calcext:value-type="string">
            <text:p>ehem. Pfarrhaus, Krüppelwalmdachbau, 1709, zwei Fachwerkscheunen; Gesamtanlage</text:p>
          </table:table-cell>
          <table:table-cell/>
        </table:table-row>
        <table:table-row table:style-name="ro3">
          <table:table-cell office:value-type="string" calcext:value-type="string">
            <text:p>Kirchweg 6</text:p>
          </table:table-cell>
          <table:table-cell office:value-type="string" calcext:value-type="string">
            <text:p>Wirft - Kirmutscheid</text:p>
          </table:table-cell>
          <table:table-cell office:value-type="string" calcext:value-type="string">
            <text:p>ehem. Schule, Fachwerkhaus, tlw. massiv bzw. verschiefert, bez. 1829</text:p>
          </table:table-cell>
          <table:table-cell/>
        </table:table-row>
        <table:table-row table:style-name="ro3">
          <table:table-cell office:value-type="string" calcext:value-type="string">
            <text:p>Kirchweg 2, 5, 6, "Kirche, Pfarrhaus, Schule" (Denkmalzone)</text:p>
          </table:table-cell>
          <table:table-cell office:value-type="string" calcext:value-type="string">
            <text:p>Wirft - Kirmutscheid</text:p>
          </table:table-cell>
          <table:table-cell office:value-type="string" calcext:value-type="string">
            <text:p>bauliche Gesamtanlage: Kirche mit Friedhof, Pfarrhaus und alte Schule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.00.0000</text:date>, <text:time style:data-style-name="N2" text:time-value="10:13:32.85292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Mandik-Doll</meta:initial-creator>
    <meta:creation-date>2014-05-26T16:07:51</meta:creation-date>
    <dc:date>2014-06-18T10:20:10.638515596</dc:date>
    <meta:editing-duration>PT10H43M48S</meta:editing-duration>
    <meta:editing-cycles>142</meta:editing-cycles>
    <meta:generator>LibreOffice/4.2.3.3$Linux_X86_64 LibreOffice_project/420m0$Build-3</meta:generator>
    <meta:document-statistic meta:table-count="3" meta:cell-count="3428" meta:object-count="0"/>
  </office:meta>
</office:document-meta>
</file>